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70A00003B8900001B6348F2C480.svm"/>
  <manifest:file-entry manifest:media-type="" manifest:full-path="Pictures/2000078A00003B8900001B63D62F5701.svm"/>
  <manifest:file-entry manifest:media-type="" manifest:full-path="Pictures/2000078C00003B8900001B6335B64A62.svm"/>
  <manifest:file-entry manifest:media-type="" manifest:full-path="Pictures/2000080F00003B8900001C11F644B9C0.svm"/>
  <manifest:file-entry manifest:media-type="" manifest:full-path="Pictures/200006B600003B8900001B634F0DB52A.svm"/>
  <manifest:file-entry manifest:media-type="" manifest:full-path="Pictures/2000078A00003BA600001B4A674CD3EE.svm"/>
  <manifest:file-entry manifest:media-type="" manifest:full-path="Pictures/200007B800003B8900001B6391898EFC.svm"/>
  <manifest:file-entry manifest:media-type="" manifest:full-path="Pictures/200002C000003B8900001B635559CBE3.svm"/>
  <manifest:file-entry manifest:media-type="" manifest:full-path="Pictures/2000049800003B8900001B633A839055.svm"/>
  <manifest:file-entry manifest:media-type="" manifest:full-path="Pictures/2000057200003B8900001B631A16ABAB.svm"/>
  <manifest:file-entry manifest:media-type="" manifest:full-path="Pictures/200008B000003BC300001B63F2E90B63.svm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solid" svg:stroke-color="#b3b3b3" draw:textarea-horizontal-align="center" draw:textarea-vertical-align="middle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062cm" fo:min-width="1.204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062cm" fo:min-width="1.36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062cm" fo:min-width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062cm" fo:min-width="0.125cm"/>
    </style:style>
    <style:style style:name="gr11" style:family="graphic" style:parent-style-name="standard">
      <style:graphic-properties draw:stroke="none" svg:stroke-color="#b3b3b3" draw:fill="solid" draw:fill-color="#004586" draw:textarea-horizontal-align="center" draw:textarea-vertical-align="middle"/>
    </style:style>
    <style:style style:name="gr12" style:family="graphic" style:parent-style-name="standard">
      <style:graphic-properties draw:stroke="solid" svg:stroke-color="#00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solid" draw:fill-color="#004586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solid" draw:fill-color="#ff420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solid" draw:fill-color="#ffd32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solid" draw:fill-color="#579d1c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solid" draw:fill-color="#7e0021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062cm" fo:min-width="1.44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062cm" fo:min-width="2.473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062cm" fo:min-width="0.376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062cm" fo:min-width="2.128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062cm" fo:min-width="0.156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062cm" fo:min-width="1.549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062cm" fo:min-width="2.207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102cm" fo:min-width="4.985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061cm" fo:min-width="0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061cm" fo:min-width="0.125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061cm" fo:min-width="0.861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061cm" fo:min-width="1.786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061cm" fo:min-width="0.986cm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103cm" fo:min-width="1.809cm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113cm" fo:min-width="1.977cm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0.103cm" fo:min-width="0.313cm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0.061cm" fo:min-width="0.046cm"/>
    </style:style>
    <style:style style:name="gr35" style:family="graphic" style:parent-style-name="standard">
      <style:graphic-properties draw:stroke="none" svg:stroke-color="#b3b3b3" draw:fill="solid" draw:fill-color="#ff420e" draw:textarea-horizontal-align="center" draw:textarea-vertical-align="middle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103cm" fo:min-width="2.444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113cm" fo:min-width="2.897cm"/>
    </style:style>
    <style:style style:name="gr38" style:family="graphic" style:parent-style-name="standard">
      <style:graphic-properties draw:stroke="none" svg:stroke-color="#b3b3b3" draw:fill="solid" draw:fill-color="#ffd320" draw:textarea-horizontal-align="center" draw:textarea-vertical-align="middle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061cm" fo:min-width="1.769cm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061cm" fo:min-width="2.036cm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0.061cm" fo:min-width="0.266cm"/>
    </style:style>
    <style:style style:name="gr42" style:family="graphic" style:parent-style-name="standard">
      <style:graphic-properties draw:stroke="none" draw:fill="none" draw:fill-color="#ffffff" draw:textarea-horizontal-align="left" draw:auto-grow-width="true" fo:min-height="0.061cm" fo:min-width="0.077cm"/>
    </style:style>
    <style:style style:name="gr43" style:family="graphic" style:parent-style-name="standard">
      <style:graphic-properties draw:stroke="none" draw:fill="none" draw:fill-color="#ffffff" draw:textarea-horizontal-align="left" draw:auto-grow-width="true" fo:min-height="0.103cm" fo:min-width="1.817cm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061cm" fo:min-width="0.517cm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061cm" fo:min-width="0.361cm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061cm" fo:min-width="0.203cm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061cm" fo:min-width="0.469cm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103cm" fo:min-width="0.683cm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103cm" fo:min-width="2.047cm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061cm" fo:min-width="1.627cm"/>
    </style:style>
    <style:style style:name="gr51" style:family="graphic" style:parent-style-name="standard">
      <style:graphic-properties draw:stroke="none" draw:fill="none" draw:fill-color="#ffffff" draw:textarea-horizontal-align="left" draw:auto-grow-width="true" fo:min-height="0.061cm" fo:min-width="2.16cm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061cm" fo:min-width="1.378cm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0.061cm" fo:min-width="1.439cm"/>
    </style:style>
    <style:style style:name="gr54" style:family="graphic" style:parent-style-name="standard">
      <style:graphic-properties draw:stroke="none" draw:fill="none" draw:fill-color="#ffffff" draw:textarea-horizontal-align="left" draw:auto-grow-width="true" fo:min-height="0.061cm" fo:min-width="1.972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8pt" style:font-family-complex="Arial" style:font-family-generic-complex="swiss" style:font-pitch-complex="variable" style:font-size-complex="8pt" style:text-scale="100%"/>
    </style:style>
    <style:style style:name="P3" style:family="paragraph">
      <style:text-properties style:use-window-font-color="true" style:text-outline="false" style:text-line-through-style="none" fo:font-family="Arial" style:font-family-generic="swiss" style:font-pitch="variable" fo:font-size="9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9pt" style:font-family-complex="Arial" style:font-family-generic-complex="swiss" style:font-pitch-complex="variable" style:font-size-complex="9pt" style:text-scale="100%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8pt" style:font-family-complex="Arial" style:font-family-generic-complex="swiss" style:font-pitch-complex="variable" style:font-size-complex="8pt" style:text-scale="100%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9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9pt" style:font-family-complex="Arial" style:font-family-generic-complex="swiss" style:font-pitch-complex="variable" style:font-size-complex="9pt" style:text-scale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15.24cm" svg:height="7.01cm" svg:x="6.384cm" svg:y="5.39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15.208cm" svg:height="6.978cm" svg:x="4.794cm" svg:y="2.222cm">
          <draw:image xlink:href="Pictures/200007B800003B8900001B6391898EFC.svm" xlink:type="simple" xlink:show="embed" xlink:actuate="onLoad">
            <text:p/>
          </draw:image>
        </draw:frame>
        <draw:frame draw:style-name="gr3" draw:text-style-name="P1" draw:layer="layout" svg:width="15.208cm" svg:height="6.978cm" svg:x="2.889cm" svg:y="11.43cm">
          <draw:image xlink:href="Pictures/2000070A00003B8900001B6348F2C48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1" draw:layer="layout" svg:width="15.208cm" svg:height="6.978cm" svg:x="5.429cm" svg:y="6.674cm">
          <draw:image xlink:href="Pictures/200006B600003B8900001B634F0DB52A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layer="layout" svg:width="15.24cm" svg:height="7.01cm" svg:x="6.384cm" svg:y="5.39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layer="layout" svg:width="15.24cm" svg:height="7.01cm" svg:x="6.384cm" svg:y="3.81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layer="layout" svg:width="15.24cm" svg:height="7.01cm" svg:x="4.762cm" svg:y="6.3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layer="layout" svg:width="15.24cm" svg:height="7.01cm" svg:x="6.357cm" svg:y="7.7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layer="layout" svg:width="15.24cm" svg:height="7.01cm" svg:x="6.357cm" svg:y="7.7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polygon draw:style-name="gr5" draw:text-style-name="P1" draw:layer="layout" svg:width="15.207cm" svg:height="6.977cm" svg:x="2.857cm" svg:y="5.404cm" svg:viewBox="0 0 15208 6978" draw:points="0,0 15208,0 15208,6978 0,6978">
          <text:p/>
        </draw:polygon>
        <draw:polyline draw:style-name="gr6" draw:text-style-name="P1" draw:layer="layout" svg:width="8.166cm" svg:height="5.408cm" svg:x="5.286cm" svg:y="5.543cm" svg:viewBox="0 0 8167 5409" draw:points="4083,5409 0,5409 0,0 8167,0 8167,5409 4083,5409">
          <text:p/>
        </draw:polyline>
        <draw:line draw:style-name="gr6" draw:text-style-name="P1" draw:layer="layout" svg:x1="5.286cm" svg:y1="5.541cm" svg:x2="5.286cm" svg:y2="10.951cm">
          <text:p/>
        </draw:line>
        <draw:line draw:style-name="gr6" draw:text-style-name="P1" draw:layer="layout" svg:x1="6.193cm" svg:y1="5.541cm" svg:x2="6.193cm" svg:y2="10.951cm">
          <text:p/>
        </draw:line>
        <draw:line draw:style-name="gr6" draw:text-style-name="P1" draw:layer="layout" svg:x1="7.1cm" svg:y1="5.541cm" svg:x2="7.1cm" svg:y2="10.951cm">
          <text:p/>
        </draw:line>
        <draw:line draw:style-name="gr6" draw:text-style-name="P1" draw:layer="layout" svg:x1="8.008cm" svg:y1="5.541cm" svg:x2="8.008cm" svg:y2="10.951cm">
          <text:p/>
        </draw:line>
        <draw:line draw:style-name="gr6" draw:text-style-name="P1" draw:layer="layout" svg:x1="8.915cm" svg:y1="5.541cm" svg:x2="8.915cm" svg:y2="10.951cm">
          <text:p/>
        </draw:line>
        <draw:line draw:style-name="gr6" draw:text-style-name="P1" draw:layer="layout" svg:x1="9.823cm" svg:y1="5.541cm" svg:x2="9.823cm" svg:y2="10.951cm">
          <text:p/>
        </draw:line>
        <draw:line draw:style-name="gr6" draw:text-style-name="P1" draw:layer="layout" svg:x1="10.73cm" svg:y1="5.541cm" svg:x2="10.73cm" svg:y2="10.951cm">
          <text:p/>
        </draw:line>
        <draw:line draw:style-name="gr6" draw:text-style-name="P1" draw:layer="layout" svg:x1="11.638cm" svg:y1="5.541cm" svg:x2="11.638cm" svg:y2="10.951cm">
          <text:p/>
        </draw:line>
        <draw:line draw:style-name="gr6" draw:text-style-name="P1" draw:layer="layout" svg:x1="12.545cm" svg:y1="5.541cm" svg:x2="12.545cm" svg:y2="10.951cm">
          <text:p/>
        </draw:line>
        <draw:line draw:style-name="gr6" draw:text-style-name="P1" draw:layer="layout" svg:x1="13.453cm" svg:y1="5.541cm" svg:x2="13.453cm" svg:y2="10.951cm">
          <text:p/>
        </draw:line>
        <draw:frame draw:style-name="gr7" draw:text-style-name="P2" draw:layer="layout" svg:width="2.208cm" svg:height="0.569cm" svg:x="3.33cm" svg:y="6.309cm">
          <draw:text-box>
            <text:p><text:span text:style-name="T1">Max pop. 256</text:span></text:p>
          </draw:text-box>
        </draw:frame>
        <draw:frame draw:style-name="gr7" draw:text-style-name="P2" draw:layer="layout" svg:width="2.208cm" svg:height="0.569cm" svg:x="3.33cm" svg:y="8.099cm">
          <draw:text-box>
            <text:p><text:span text:style-name="T1">Max pop. 512</text:span></text:p>
          </draw:text-box>
        </draw:frame>
        <draw:frame draw:style-name="gr8" draw:text-style-name="P2" draw:layer="layout" svg:width="2.365cm" svg:height="0.569cm" svg:x="3.162cm" svg:y="9.89cm">
          <draw:text-box>
            <text:p><text:span text:style-name="T1">Max pop. 1024</text:span></text:p>
          </draw:text-box>
        </draw:frame>
        <draw:line draw:style-name="gr6" draw:text-style-name="P1" draw:layer="layout" svg:x1="5.136cm" svg:y1="5.542cm" svg:x2="5.286cm" svg:y2="5.542cm">
          <text:p/>
        </draw:line>
        <draw:line draw:style-name="gr6" draw:text-style-name="P1" draw:layer="layout" svg:x1="5.136cm" svg:y1="7.345cm" svg:x2="5.286cm" svg:y2="7.345cm">
          <text:p/>
        </draw:line>
        <draw:line draw:style-name="gr6" draw:text-style-name="P1" draw:layer="layout" svg:x1="5.136cm" svg:y1="9.147cm" svg:x2="5.286cm" svg:y2="9.147cm">
          <text:p/>
        </draw:line>
        <draw:polyline draw:style-name="gr6" draw:text-style-name="P1" draw:layer="layout" svg:width="0.149cm" svg:height="5.409cm" svg:x="5.136cm" svg:y="5.541cm" svg:viewBox="0 0 150 5410" draw:points="0,5410 150,5410 150,0">
          <text:p/>
        </draw:polyline>
        <draw:frame draw:style-name="gr9" draw:text-style-name="P2" draw:layer="layout" svg:width="0.659cm" svg:height="0.569cm" svg:x="5.22cm" svg:y="11.233cm">
          <draw:text-box>
            <text:p><text:span text:style-name="T1">0</text:span></text:p>
          </draw:text-box>
        </draw:frame>
        <draw:frame draw:style-name="gr9" draw:text-style-name="P2" draw:layer="layout" svg:width="0.972cm" svg:height="0.569cm" svg:x="5.943cm" svg:y="11.233cm">
          <draw:text-box>
            <text:p><text:span text:style-name="T1">500</text:span></text:p>
          </draw:text-box>
        </draw:frame>
        <draw:frame draw:style-name="gr10" draw:text-style-name="P2" draw:layer="layout" svg:width="1.129cm" svg:height="0.569cm" svg:x="6.778cm" svg:y="11.233cm">
          <draw:text-box>
            <text:p><text:span text:style-name="T1">1000</text:span></text:p>
          </draw:text-box>
        </draw:frame>
        <draw:frame draw:style-name="gr10" draw:text-style-name="P2" draw:layer="layout" svg:width="1.129cm" svg:height="0.569cm" svg:x="7.695cm" svg:y="11.233cm">
          <draw:text-box>
            <text:p><text:span text:style-name="T1">1500</text:span></text:p>
          </draw:text-box>
        </draw:frame>
        <draw:frame draw:style-name="gr10" draw:text-style-name="P2" draw:layer="layout" svg:width="1.129cm" svg:height="0.569cm" svg:x="8.613cm" svg:y="11.233cm">
          <draw:text-box>
            <text:p><text:span text:style-name="T1">2000</text:span></text:p>
          </draw:text-box>
        </draw:frame>
        <draw:frame draw:style-name="gr10" draw:text-style-name="P2" draw:layer="layout" svg:width="1.129cm" svg:height="0.569cm" svg:x="9.502cm" svg:y="11.233cm">
          <draw:text-box>
            <text:p><text:span text:style-name="T1">2500</text:span></text:p>
          </draw:text-box>
        </draw:frame>
        <draw:frame draw:style-name="gr10" draw:text-style-name="P2" draw:layer="layout" svg:width="1.129cm" svg:height="0.569cm" svg:x="10.42cm" svg:y="11.233cm">
          <draw:text-box>
            <text:p><text:span text:style-name="T1">3000</text:span></text:p>
          </draw:text-box>
        </draw:frame>
        <draw:frame draw:style-name="gr10" draw:text-style-name="P2" draw:layer="layout" svg:width="1.129cm" svg:height="0.569cm" svg:x="11.309cm" svg:y="11.233cm">
          <draw:text-box>
            <text:p><text:span text:style-name="T1">3500</text:span></text:p>
          </draw:text-box>
        </draw:frame>
        <draw:frame draw:style-name="gr10" draw:text-style-name="P2" draw:layer="layout" svg:width="1.129cm" svg:height="0.569cm" svg:x="12.227cm" svg:y="11.233cm">
          <draw:text-box>
            <text:p><text:span text:style-name="T1">4000</text:span></text:p>
          </draw:text-box>
        </draw:frame>
        <draw:frame draw:style-name="gr10" draw:text-style-name="P2" draw:layer="layout" svg:width="1.129cm" svg:height="0.569cm" svg:x="13.144cm" svg:y="11.233cm">
          <draw:text-box>
            <text:p><text:span text:style-name="T1">4500</text:span></text:p>
          </draw:text-box>
        </draw:frame>
        <draw:line draw:style-name="gr6" draw:text-style-name="P1" draw:layer="layout" svg:x1="5.286cm" svg:y1="11.1cm" svg:x2="5.286cm" svg:y2="10.951cm">
          <text:p/>
        </draw:line>
        <draw:line draw:style-name="gr6" draw:text-style-name="P1" draw:layer="layout" svg:x1="6.193cm" svg:y1="11.1cm" svg:x2="6.193cm" svg:y2="10.951cm">
          <text:p/>
        </draw:line>
        <draw:line draw:style-name="gr6" draw:text-style-name="P1" draw:layer="layout" svg:x1="7.1cm" svg:y1="11.1cm" svg:x2="7.1cm" svg:y2="10.951cm">
          <text:p/>
        </draw:line>
        <draw:line draw:style-name="gr6" draw:text-style-name="P1" draw:layer="layout" svg:x1="8.008cm" svg:y1="11.1cm" svg:x2="8.008cm" svg:y2="10.951cm">
          <text:p/>
        </draw:line>
        <draw:line draw:style-name="gr6" draw:text-style-name="P1" draw:layer="layout" svg:x1="8.915cm" svg:y1="11.1cm" svg:x2="8.915cm" svg:y2="10.951cm">
          <text:p/>
        </draw:line>
        <draw:line draw:style-name="gr6" draw:text-style-name="P1" draw:layer="layout" svg:x1="9.823cm" svg:y1="11.1cm" svg:x2="9.823cm" svg:y2="10.951cm">
          <text:p/>
        </draw:line>
        <draw:line draw:style-name="gr6" draw:text-style-name="P1" draw:layer="layout" svg:x1="10.73cm" svg:y1="11.1cm" svg:x2="10.73cm" svg:y2="10.951cm">
          <text:p/>
        </draw:line>
        <draw:line draw:style-name="gr6" draw:text-style-name="P1" draw:layer="layout" svg:x1="11.638cm" svg:y1="11.1cm" svg:x2="11.638cm" svg:y2="10.951cm">
          <text:p/>
        </draw:line>
        <draw:line draw:style-name="gr6" draw:text-style-name="P1" draw:layer="layout" svg:x1="12.545cm" svg:y1="11.1cm" svg:x2="12.545cm" svg:y2="10.951cm">
          <text:p/>
        </draw:line>
        <draw:polyline draw:style-name="gr6" draw:text-style-name="P1" draw:layer="layout" svg:width="0.148cm" svg:height="8.167cm" draw:transform="rotate (1.5707963267946) translate (5.28574091534183cm 11.1001848644601cm)" svg:viewBox="0 0 149 8168" draw:points="0,18739 149,18739 149,10571">
          <text:p/>
        </draw:polyline>
        <draw:polygon draw:style-name="gr11" draw:text-style-name="P1" draw:layer="layout" svg:width="1.067cm" svg:height="0.3cm" svg:x="5.286cm" svg:y="9.298cm" svg:viewBox="0 0 1068 301" draw:points="0,0 0,301 1068,301 1068,0">
          <text:p/>
        </draw:polygon>
        <draw:polyline draw:style-name="gr12" draw:text-style-name="P1" draw:layer="layout" svg:width="1.067cm" svg:height="0.3cm" svg:x="5.286cm" svg:y="9.298cm" svg:viewBox="0 0 1068 301" draw:points="0,0 0,301 1068,301 1068,0 0,0">
          <text:p/>
        </draw:polyline>
        <draw:polygon draw:style-name="gr13" draw:text-style-name="P1" draw:layer="layout" svg:width="2.101cm" svg:height="0.3cm" svg:x="5.286cm" svg:y="7.495cm" svg:viewBox="0 0 2102 301" draw:points="0,0 0,301 2102,301 2102,0">
          <text:p/>
        </draw:polygon>
        <draw:polyline draw:style-name="gr12" draw:text-style-name="P1" draw:layer="layout" svg:width="2.101cm" svg:height="0.3cm" svg:x="5.286cm" svg:y="7.495cm" svg:viewBox="0 0 2102 301" draw:points="0,0 0,301 2102,301 2102,0 0,0">
          <text:p/>
        </draw:polyline>
        <draw:polygon draw:style-name="gr13" draw:text-style-name="P1" draw:layer="layout" svg:width="5.506cm" svg:height="0.3cm" svg:x="5.286cm" svg:y="5.692cm" svg:viewBox="0 0 5507 301" draw:points="0,0 0,301 5507,301 5507,0">
          <text:p/>
        </draw:polygon>
        <draw:polyline draw:style-name="gr12" draw:text-style-name="P1" draw:layer="layout" svg:width="5.506cm" svg:height="0.3cm" svg:x="5.286cm" svg:y="5.692cm" svg:viewBox="0 0 5507 301" draw:points="0,0 0,301 5507,301 5507,0 0,0">
          <text:p/>
        </draw:polyline>
        <draw:polygon draw:style-name="gr14" draw:text-style-name="P1" draw:layer="layout" svg:width="1.321cm" svg:height="0.3cm" svg:x="5.286cm" svg:y="9.598cm" svg:viewBox="0 0 1322 301" draw:points="0,0 0,301 1322,301 1322,0">
          <text:p/>
        </draw:polygon>
        <draw:polyline draw:style-name="gr12" draw:text-style-name="P1" draw:layer="layout" svg:width="1.321cm" svg:height="0.3cm" svg:x="5.286cm" svg:y="9.598cm" svg:viewBox="0 0 1322 301" draw:points="0,0 0,301 1322,301 1322,0 0,0">
          <text:p/>
        </draw:polyline>
        <draw:polygon draw:style-name="gr14" draw:text-style-name="P1" draw:layer="layout" svg:width="2.475cm" svg:height="0.3cm" svg:x="5.286cm" svg:y="7.796cm" svg:viewBox="0 0 2476 301" draw:points="0,0 0,301 2476,301 2476,0">
          <text:p/>
        </draw:polygon>
        <draw:polyline draw:style-name="gr12" draw:text-style-name="P1" draw:layer="layout" svg:width="2.475cm" svg:height="0.3cm" svg:x="5.286cm" svg:y="7.796cm" svg:viewBox="0 0 2476 301" draw:points="0,0 0,301 2476,301 2476,0 0,0">
          <text:p/>
        </draw:polyline>
        <draw:polygon draw:style-name="gr14" draw:text-style-name="P1" draw:layer="layout" svg:width="5.78cm" svg:height="0.3cm" svg:x="5.286cm" svg:y="5.992cm" svg:viewBox="0 0 5781 301" draw:points="0,0 0,301 5781,301 5781,0">
          <text:p/>
        </draw:polygon>
        <draw:polyline draw:style-name="gr12" draw:text-style-name="P1" draw:layer="layout" svg:width="5.78cm" svg:height="0.3cm" svg:x="5.286cm" svg:y="5.992cm" svg:viewBox="0 0 5781 301" draw:points="0,0 0,301 5781,301 5781,0 0,0">
          <text:p/>
        </draw:polyline>
        <draw:polygon draw:style-name="gr15" draw:text-style-name="P1" draw:layer="layout" svg:width="1.773cm" svg:height="0.3cm" svg:x="5.286cm" svg:y="9.899cm" svg:viewBox="0 0 1774 301" draw:points="0,0 0,301 1774,301 1774,0">
          <text:p/>
        </draw:polygon>
        <draw:polyline draw:style-name="gr12" draw:text-style-name="P1" draw:layer="layout" svg:width="1.773cm" svg:height="0.3cm" svg:x="5.286cm" svg:y="9.899cm" svg:viewBox="0 0 1774 301" draw:points="0,0 0,301 1774,301 1774,0 0,0">
          <text:p/>
        </draw:polyline>
        <draw:polygon draw:style-name="gr15" draw:text-style-name="P1" draw:layer="layout" svg:width="3.549cm" svg:height="0.299cm" svg:x="5.286cm" svg:y="8.096cm" svg:viewBox="0 0 3550 300" draw:points="0,0 0,300 3550,300 3550,0">
          <text:p/>
        </draw:polygon>
        <draw:polyline draw:style-name="gr12" draw:text-style-name="P1" draw:layer="layout" svg:width="3.549cm" svg:height="0.299cm" svg:x="5.286cm" svg:y="8.096cm" svg:viewBox="0 0 3550 300" draw:points="0,0 0,300 3550,300 3550,0 0,0">
          <text:p/>
        </draw:polyline>
        <draw:polygon draw:style-name="gr15" draw:text-style-name="P1" draw:layer="layout" svg:width="7.197cm" svg:height="0.3cm" svg:x="5.286cm" svg:y="6.293cm" svg:viewBox="0 0 7198 301" draw:points="0,0 0,301 7198,301 7198,0">
          <text:p/>
        </draw:polygon>
        <draw:polyline draw:style-name="gr12" draw:text-style-name="P1" draw:layer="layout" svg:width="7.197cm" svg:height="0.3cm" svg:x="5.286cm" svg:y="6.293cm" svg:viewBox="0 0 7198 301" draw:points="0,0 0,301 7198,301 7198,0 0,0">
          <text:p/>
        </draw:polyline>
        <draw:polygon draw:style-name="gr16" draw:text-style-name="P1" draw:layer="layout" svg:width="0.304cm" svg:height="0.3cm" svg:x="5.286cm" svg:y="10.199cm" svg:viewBox="0 0 305 301" draw:points="0,0 0,301 305,301 305,0">
          <text:p/>
        </draw:polygon>
        <draw:polyline draw:style-name="gr12" draw:text-style-name="P1" draw:layer="layout" svg:width="0.304cm" svg:height="0.3cm" svg:x="5.286cm" svg:y="10.199cm" svg:viewBox="0 0 305 301" draw:points="0,0 0,301 305,301 305,0 0,0">
          <text:p/>
        </draw:polyline>
        <draw:polygon draw:style-name="gr16" draw:text-style-name="P1" draw:layer="layout" svg:width="0.484cm" svg:height="0.3cm" svg:x="5.286cm" svg:y="8.396cm" svg:viewBox="0 0 485 301" draw:points="0,0 0,301 485,301 485,0">
          <text:p/>
        </draw:polygon>
        <draw:polyline draw:style-name="gr12" draw:text-style-name="P1" draw:layer="layout" svg:width="0.484cm" svg:height="0.3cm" svg:x="5.286cm" svg:y="8.396cm" svg:viewBox="0 0 485 301" draw:points="0,0 0,301 485,301 485,0 0,0">
          <text:p/>
        </draw:polyline>
        <draw:polygon draw:style-name="gr16" draw:text-style-name="P1" draw:layer="layout" svg:width="1.232cm" svg:height="0.3cm" svg:x="5.286cm" svg:y="6.593cm" svg:viewBox="0 0 1233 301" draw:points="0,0 0,301 1233,301 1233,0">
          <text:p/>
        </draw:polygon>
        <draw:polyline draw:style-name="gr12" draw:text-style-name="P1" draw:layer="layout" svg:width="1.232cm" svg:height="0.3cm" svg:x="5.286cm" svg:y="6.593cm" svg:viewBox="0 0 1233 301" draw:points="0,0 0,301 1233,301 1233,0 0,0">
          <text:p/>
        </draw:polyline>
        <draw:polygon draw:style-name="gr17" draw:text-style-name="P1" draw:layer="layout" svg:width="0.511cm" svg:height="0.3cm" svg:x="5.286cm" svg:y="10.5cm" svg:viewBox="0 0 512 301" draw:points="0,0 0,301 512,301 512,0">
          <text:p/>
        </draw:polygon>
        <draw:polyline draw:style-name="gr12" draw:text-style-name="P1" draw:layer="layout" svg:width="0.511cm" svg:height="0.3cm" svg:x="5.286cm" svg:y="10.5cm" svg:viewBox="0 0 512 301" draw:points="0,0 0,301 512,301 512,0 0,0">
          <text:p/>
        </draw:polyline>
        <draw:polygon draw:style-name="gr17" draw:text-style-name="P1" draw:layer="layout" svg:width="0.848cm" svg:height="0.3cm" svg:x="5.286cm" svg:y="8.697cm" svg:viewBox="0 0 849 301" draw:points="0,0 0,301 849,301 849,0">
          <text:p/>
        </draw:polygon>
        <draw:polyline draw:style-name="gr12" draw:text-style-name="P1" draw:layer="layout" svg:width="0.848cm" svg:height="0.3cm" svg:x="5.286cm" svg:y="8.697cm" svg:viewBox="0 0 849 301" draw:points="0,0 0,301 849,301 849,0 0,0">
          <text:p/>
        </draw:polyline>
        <draw:polygon draw:style-name="gr17" draw:text-style-name="P1" draw:layer="layout" svg:width="1.585cm" svg:height="0.3cm" svg:x="5.286cm" svg:y="6.894cm" svg:viewBox="0 0 1586 301" draw:points="0,0 0,301 1586,301 1586,0">
          <text:p/>
        </draw:polygon>
        <draw:polyline draw:style-name="gr12" draw:text-style-name="P1" draw:layer="layout" svg:width="1.585cm" svg:height="0.3cm" svg:x="5.286cm" svg:y="6.894cm" svg:viewBox="0 0 1586 301" draw:points="0,0 0,301 1586,301 1586,0 0,0">
          <text:p/>
        </draw:polyline>
        <draw:polygon draw:style-name="gr13" draw:text-style-name="P1" draw:layer="layout" svg:width="0.21cm" svg:height="0.209cm" svg:x="14.235cm" svg:y="7.496cm" svg:viewBox="0 0 211 210" draw:points="0,0 211,0 211,210 0,210">
          <text:p/>
        </draw:polygon>
        <draw:polyline draw:style-name="gr12" draw:text-style-name="P1" draw:layer="layout" svg:width="0.21cm" svg:height="0.209cm" svg:x="14.235cm" svg:y="7.496cm" svg:viewBox="0 0 211 210" draw:points="105,210 0,210 0,0 211,0 211,210 105,210">
          <text:p/>
        </draw:polyline>
        <draw:polygon draw:style-name="gr14" draw:text-style-name="P1" draw:layer="layout" svg:width="0.21cm" svg:height="0.209cm" svg:x="14.235cm" svg:y="7.921cm" svg:viewBox="0 0 211 210" draw:points="0,0 211,0 211,210 0,210">
          <text:p/>
        </draw:polygon>
        <draw:polyline draw:style-name="gr12" draw:text-style-name="P1" draw:layer="layout" svg:width="0.21cm" svg:height="0.209cm" svg:x="14.235cm" svg:y="7.921cm" svg:viewBox="0 0 211 210" draw:points="105,210 0,210 0,0 211,0 211,210 105,210">
          <text:p/>
        </draw:polyline>
        <draw:polygon draw:style-name="gr15" draw:text-style-name="P1" draw:layer="layout" svg:width="0.21cm" svg:height="0.209cm" svg:x="14.235cm" svg:y="8.714cm" svg:viewBox="0 0 211 210" draw:points="0,0 211,0 211,210 0,210">
          <text:p/>
        </draw:polygon>
        <draw:polyline draw:style-name="gr12" draw:text-style-name="P1" draw:layer="layout" svg:width="0.21cm" svg:height="0.209cm" svg:x="14.235cm" svg:y="8.714cm" svg:viewBox="0 0 211 210" draw:points="105,210 0,210 0,0 211,0 211,210 105,210">
          <text:p/>
        </draw:polyline>
        <draw:polygon draw:style-name="gr16" draw:text-style-name="P1" draw:layer="layout" svg:width="0.21cm" svg:height="0.209cm" svg:x="14.235cm" svg:y="9.508cm" svg:viewBox="0 0 211 210" draw:points="0,0 211,0 211,210 0,210">
          <text:p/>
        </draw:polygon>
        <draw:polyline draw:style-name="gr12" draw:text-style-name="P1" draw:layer="layout" svg:width="0.21cm" svg:height="0.209cm" svg:x="14.235cm" svg:y="9.508cm" svg:viewBox="0 0 211 210" draw:points="105,210 0,210 0,0 211,0 211,210 105,210">
          <text:p/>
        </draw:polyline>
        <draw:polygon draw:style-name="gr17" draw:text-style-name="P1" draw:layer="layout" svg:width="0.21cm" svg:height="0.209cm" svg:x="14.235cm" svg:y="9.933cm" svg:viewBox="0 0 211 210" draw:points="0,0 211,0 211,210 0,210">
          <text:p/>
        </draw:polygon>
        <draw:polyline draw:style-name="gr12" draw:text-style-name="P1" draw:layer="layout" svg:width="0.21cm" svg:height="0.209cm" svg:x="14.235cm" svg:y="9.933cm" svg:viewBox="0 0 211 210" draw:points="105,210 0,210 0,0 211,0 211,210 105,210">
          <text:p/>
        </draw:polyline>
        <draw:frame draw:style-name="gr18" draw:text-style-name="P2" draw:layer="layout" svg:width="2.449cm" svg:height="0.569cm" svg:x="14.562cm" svg:y="7.494cm">
          <draw:text-box>
            <text:p><text:span text:style-name="T1">Säulenszenario</text:span></text:p>
          </draw:text-box>
        </draw:frame>
        <draw:frame draw:style-name="gr19" draw:text-style-name="P2" draw:layer="layout" svg:width="2.973cm" svg:height="0.569cm" svg:x="14.562cm" svg:y="7.915cm">
          <draw:text-box>
            <text:p><text:span text:style-name="T1">Säulenszenario</text:span></text:p>
          </draw:text-box>
        </draw:frame>
        <draw:frame draw:style-name="gr20" draw:text-style-name="P2" draw:layer="layout" svg:width="2.344cm" svg:height="0.569cm" svg:x="14.562cm" svg:y="8.283cm">
          <draw:text-box>
            <text:p><text:span text:style-name="T1">(Initialisierung)</text:span></text:p>
          </draw:text-box>
        </draw:frame>
        <draw:frame draw:style-name="gr21" draw:text-style-name="P2" draw:layer="layout" svg:width="2.628cm" svg:height="0.569cm" svg:x="14.562cm" svg:y="8.705cm">
          <draw:text-box>
            <text:p><text:span text:style-name="T1">Szenario mit</text:span></text:p>
          </draw:text-box>
        </draw:frame>
        <draw:frame draw:style-name="gr22" draw:text-style-name="P2" draw:layer="layout" svg:width="2.153cm" svg:height="0.569cm" svg:x="14.562cm" svg:y="9.074cm">
          <draw:text-box>
            <text:p><text:span text:style-name="T1">Hindernissen</text:span></text:p>
          </draw:text-box>
        </draw:frame>
        <draw:frame draw:style-name="gr23" draw:text-style-name="P2" draw:layer="layout" svg:width="2.559cm" svg:height="0.569cm" svg:x="14.562cm" svg:y="9.521cm">
          <draw:text-box>
            <text:p><text:span text:style-name="T1">Leeres Szenario</text:span></text:p>
          </draw:text-box>
        </draw:frame>
        <draw:frame draw:style-name="gr24" draw:text-style-name="P2" draw:layer="layout" svg:width="3.22cm" svg:height="0.569cm" svg:x="14.562cm" svg:y="9.942cm">
          <draw:text-box>
            <text:p><text:span text:style-name="T1">Schwieriges Szenario</text:span></text:p>
          </draw:text-box>
        </draw:frame>
        <draw:frame draw:style-name="gr25" draw:text-style-name="P3" draw:layer="layout" svg:width="6.035cm" svg:height="0.603cm" svg:x="5.609cm" svg:y="11.728cm">
          <draw:text-box>
            <text:p><text:span text:style-name="T2">Insgesamt erstellte classifier (cove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1" draw:layer="layout" svg:width="15.208cm" svg:height="7.152cm" svg:x="5.397cm" svg:y="6.5cm">
          <draw:image xlink:href="Pictures/2000080F00003B8900001C11F644B9C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1" draw:layer="layout" svg:width="15.208cm" svg:height="6.978cm" svg:x="4.762cm" svg:y="5.404cm">
          <draw:image xlink:href="Pictures/200002C000003B8900001B635559CBE3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polygon draw:style-name="gr5" draw:text-style-name="P1" draw:layer="layout" svg:width="15.207cm" svg:height="6.977cm" svg:x="6.382cm" svg:y="3.81cm" svg:viewBox="0 0 15208 6978" draw:points="0,0 15208,0 15208,6978 0,6978">
          <text:p/>
        </draw:polygon>
        <draw:polyline draw:style-name="gr6" draw:text-style-name="P1" draw:layer="layout" svg:width="9.185cm" svg:height="5.221cm" svg:x="7.954cm" svg:y="4.134cm" svg:viewBox="0 0 9186 5222" draw:points="4593,5222 0,5222 0,0 9186,0 9186,5222 4593,5222">
          <text:p/>
        </draw:polyline>
        <draw:line draw:style-name="gr6" draw:text-style-name="P1" draw:layer="layout" svg:x1="17.14cm" svg:y1="9.356cm" svg:x2="7.954cm" svg:y2="9.356cm">
          <text:p/>
        </draw:line>
        <draw:line draw:style-name="gr6" draw:text-style-name="P1" draw:layer="layout" svg:x1="17.14cm" svg:y1="8.311cm" svg:x2="7.954cm" svg:y2="8.311cm">
          <text:p/>
        </draw:line>
        <draw:line draw:style-name="gr6" draw:text-style-name="P1" draw:layer="layout" svg:x1="17.14cm" svg:y1="7.267cm" svg:x2="7.954cm" svg:y2="7.267cm">
          <text:p/>
        </draw:line>
        <draw:line draw:style-name="gr6" draw:text-style-name="P1" draw:layer="layout" svg:x1="17.14cm" svg:y1="6.222cm" svg:x2="7.954cm" svg:y2="6.222cm">
          <text:p/>
        </draw:line>
        <draw:line draw:style-name="gr6" draw:text-style-name="P1" draw:layer="layout" svg:x1="17.14cm" svg:y1="5.178cm" svg:x2="7.954cm" svg:y2="5.178cm">
          <text:p/>
        </draw:line>
        <draw:line draw:style-name="gr6" draw:text-style-name="P1" draw:layer="layout" svg:x1="17.14cm" svg:y1="4.132cm" svg:x2="7.954cm" svg:y2="4.132cm">
          <text:p/>
        </draw:line>
        <draw:frame draw:style-name="gr26" draw:text-style-name="P2" draw:layer="layout" svg:width="0.659cm" svg:height="0.569cm" svg:x="7.879cm" svg:y="9.651cm">
          <draw:text-box>
            <text:p><text:span text:style-name="T1">2</text:span></text:p>
          </draw:text-box>
        </draw:frame>
        <draw:frame draw:style-name="gr26" draw:text-style-name="P2" draw:layer="layout" svg:width="0.659cm" svg:height="0.569cm" svg:x="8.905cm" svg:y="9.651cm">
          <draw:text-box>
            <text:p><text:span text:style-name="T1">4</text:span></text:p>
          </draw:text-box>
        </draw:frame>
        <draw:frame draw:style-name="gr26" draw:text-style-name="P2" draw:layer="layout" svg:width="0.659cm" svg:height="0.569cm" svg:x="9.902cm" svg:y="9.651cm">
          <draw:text-box>
            <text:p><text:span text:style-name="T1">8</text:span></text:p>
          </draw:text-box>
        </draw:frame>
        <draw:frame draw:style-name="gr26" draw:text-style-name="P2" draw:layer="layout" svg:width="0.815cm" svg:height="0.569cm" svg:x="10.844cm" svg:y="9.651cm">
          <draw:text-box>
            <text:p><text:span text:style-name="T1">16</text:span></text:p>
          </draw:text-box>
        </draw:frame>
        <draw:frame draw:style-name="gr26" draw:text-style-name="P2" draw:layer="layout" svg:width="0.815cm" svg:height="0.569cm" svg:x="11.87cm" svg:y="9.651cm">
          <draw:text-box>
            <text:p><text:span text:style-name="T1">32</text:span></text:p>
          </draw:text-box>
        </draw:frame>
        <draw:frame draw:style-name="gr26" draw:text-style-name="P2" draw:layer="layout" svg:width="0.815cm" svg:height="0.569cm" svg:x="12.896cm" svg:y="9.651cm">
          <draw:text-box>
            <text:p><text:span text:style-name="T1">64</text:span></text:p>
          </draw:text-box>
        </draw:frame>
        <draw:frame draw:style-name="gr26" draw:text-style-name="P2" draw:layer="layout" svg:width="0.972cm" svg:height="0.569cm" svg:x="13.838cm" svg:y="9.651cm">
          <draw:text-box>
            <text:p><text:span text:style-name="T1">128</text:span></text:p>
          </draw:text-box>
        </draw:frame>
        <draw:frame draw:style-name="gr26" draw:text-style-name="P2" draw:layer="layout" svg:width="0.972cm" svg:height="0.569cm" svg:x="14.864cm" svg:y="9.651cm">
          <draw:text-box>
            <text:p><text:span text:style-name="T1">256</text:span></text:p>
          </draw:text-box>
        </draw:frame>
        <draw:frame draw:style-name="gr26" draw:text-style-name="P2" draw:layer="layout" svg:width="0.972cm" svg:height="0.569cm" svg:x="15.889cm" svg:y="9.651cm">
          <draw:text-box>
            <text:p><text:span text:style-name="T1">512</text:span></text:p>
          </draw:text-box>
        </draw:frame>
        <draw:frame draw:style-name="gr27" draw:text-style-name="P2" draw:layer="layout" svg:width="1.129cm" svg:height="0.569cm" svg:x="16.831cm" svg:y="9.651cm">
          <draw:text-box>
            <text:p><text:span text:style-name="T1">1024</text:span></text:p>
          </draw:text-box>
        </draw:frame>
        <draw:line draw:style-name="gr6" draw:text-style-name="P1" draw:layer="layout" svg:x1="7.954cm" svg:y1="9.505cm" svg:x2="7.954cm" svg:y2="9.356cm">
          <text:p/>
        </draw:line>
        <draw:line draw:style-name="gr6" draw:text-style-name="P1" draw:layer="layout" svg:x1="8.973cm" svg:y1="9.505cm" svg:x2="8.973cm" svg:y2="9.356cm">
          <text:p/>
        </draw:line>
        <draw:line draw:style-name="gr6" draw:text-style-name="P1" draw:layer="layout" svg:x1="9.994cm" svg:y1="9.505cm" svg:x2="9.994cm" svg:y2="9.356cm">
          <text:p/>
        </draw:line>
        <draw:line draw:style-name="gr6" draw:text-style-name="P1" draw:layer="layout" svg:x1="11.015cm" svg:y1="9.505cm" svg:x2="11.015cm" svg:y2="9.356cm">
          <text:p/>
        </draw:line>
        <draw:line draw:style-name="gr6" draw:text-style-name="P1" draw:layer="layout" svg:x1="12.036cm" svg:y1="9.505cm" svg:x2="12.036cm" svg:y2="9.356cm">
          <text:p/>
        </draw:line>
        <draw:line draw:style-name="gr6" draw:text-style-name="P1" draw:layer="layout" svg:x1="13.057cm" svg:y1="9.505cm" svg:x2="13.057cm" svg:y2="9.356cm">
          <text:p/>
        </draw:line>
        <draw:line draw:style-name="gr6" draw:text-style-name="P1" draw:layer="layout" svg:x1="14.077cm" svg:y1="9.505cm" svg:x2="14.077cm" svg:y2="9.356cm">
          <text:p/>
        </draw:line>
        <draw:line draw:style-name="gr6" draw:text-style-name="P1" draw:layer="layout" svg:x1="15.098cm" svg:y1="9.505cm" svg:x2="15.098cm" svg:y2="9.356cm">
          <text:p/>
        </draw:line>
        <draw:line draw:style-name="gr6" draw:text-style-name="P1" draw:layer="layout" svg:x1="16.119cm" svg:y1="9.505cm" svg:x2="16.119cm" svg:y2="9.356cm">
          <text:p/>
        </draw:line>
        <draw:polyline draw:style-name="gr6" draw:text-style-name="P1" draw:layer="layout" svg:width="0.148cm" svg:height="9.185cm" draw:transform="rotate (1.5707963267946) translate (7.95359693576986cm 9.50518954995948cm)" svg:viewBox="0 0 149 9186" draw:points="0,25093 149,25093 149,15907">
          <text:p/>
        </draw:polyline>
        <draw:frame draw:style-name="gr26" draw:text-style-name="P2" draw:layer="layout" svg:width="0.659cm" svg:height="0.569cm" svg:x="7.546cm" svg:y="9.203cm">
          <draw:text-box>
            <text:p><text:span text:style-name="T1">0</text:span></text:p>
          </draw:text-box>
        </draw:frame>
        <draw:frame draw:style-name="gr26" draw:text-style-name="P2" draw:layer="layout" svg:width="0.659cm" svg:height="0.569cm" svg:x="7.546cm" svg:y="8.173cm">
          <draw:text-box>
            <text:p><text:span text:style-name="T1">5</text:span></text:p>
          </draw:text-box>
        </draw:frame>
        <draw:frame draw:style-name="gr26" draw:text-style-name="P2" draw:layer="layout" svg:width="0.815cm" svg:height="0.569cm" svg:x="7.38cm" svg:y="7.118cm">
          <draw:text-box>
            <text:p><text:span text:style-name="T1">10</text:span></text:p>
          </draw:text-box>
        </draw:frame>
        <draw:frame draw:style-name="gr26" draw:text-style-name="P2" draw:layer="layout" svg:width="0.815cm" svg:height="0.569cm" svg:x="7.38cm" svg:y="6.062cm">
          <draw:text-box>
            <text:p><text:span text:style-name="T1">15</text:span></text:p>
          </draw:text-box>
        </draw:frame>
        <draw:frame draw:style-name="gr26" draw:text-style-name="P2" draw:layer="layout" svg:width="0.815cm" svg:height="0.569cm" svg:x="7.38cm" svg:y="5.033cm">
          <draw:text-box>
            <text:p><text:span text:style-name="T1">20</text:span></text:p>
          </draw:text-box>
        </draw:frame>
        <draw:frame draw:style-name="gr26" draw:text-style-name="P2" draw:layer="layout" svg:width="0.815cm" svg:height="0.569cm" svg:x="7.38cm" svg:y="3.978cm">
          <draw:text-box>
            <text:p><text:span text:style-name="T1">25</text:span></text:p>
          </draw:text-box>
        </draw:frame>
        <draw:line draw:style-name="gr6" draw:text-style-name="P1" draw:layer="layout" svg:x1="7.804cm" svg:y1="9.356cm" svg:x2="7.954cm" svg:y2="9.356cm">
          <text:p/>
        </draw:line>
        <draw:line draw:style-name="gr6" draw:text-style-name="P1" draw:layer="layout" svg:x1="7.804cm" svg:y1="8.311cm" svg:x2="7.954cm" svg:y2="8.311cm">
          <text:p/>
        </draw:line>
        <draw:line draw:style-name="gr6" draw:text-style-name="P1" draw:layer="layout" svg:x1="7.804cm" svg:y1="7.267cm" svg:x2="7.954cm" svg:y2="7.267cm">
          <text:p/>
        </draw:line>
        <draw:line draw:style-name="gr6" draw:text-style-name="P1" draw:layer="layout" svg:x1="7.804cm" svg:y1="6.222cm" svg:x2="7.954cm" svg:y2="6.222cm">
          <text:p/>
        </draw:line>
        <draw:line draw:style-name="gr6" draw:text-style-name="P1" draw:layer="layout" svg:x1="7.804cm" svg:y1="5.178cm" svg:x2="7.954cm" svg:y2="5.178cm">
          <text:p/>
        </draw:line>
        <draw:polyline draw:style-name="gr6" draw:text-style-name="P1" draw:layer="layout" svg:width="0.149cm" svg:height="5.222cm" svg:x="7.804cm" svg:y="4.132cm" svg:viewBox="0 0 150 5223" draw:points="0,0 150,0 150,5223">
          <text:p/>
        </draw:polyline>
        <draw:polygon draw:style-name="gr11" draw:text-style-name="P1" draw:layer="layout" svg:width="1.067cm" svg:height="0.733cm" svg:x="7.93cm" svg:y="5.951cm" svg:viewBox="0 0 1068 734" draw:points="0,660 1020,0 1044,37 1068,74 48,734 24,697">
          <text:p/>
        </draw:polygon>
        <draw:polygon draw:style-name="gr11" draw:text-style-name="P1" draw:layer="layout" svg:width="0.023cm" svg:height="0.036cm" svg:x="8.949cm" svg:y="5.951cm" svg:viewBox="0 0 24 37" draw:points="24,37 0,0 1,0">
          <text:p/>
        </draw:polygon>
        <draw:polygon draw:style-name="gr11" draw:text-style-name="P1" draw:layer="layout" svg:width="1.066cm" svg:height="0.716cm" svg:x="8.95cm" svg:y="5.308cm" svg:viewBox="0 0 1067 717" draw:points="0,643 1021,0 1044,37 1067,74 46,717 23,680">
          <text:p/>
        </draw:polygon>
        <draw:polygon draw:style-name="gr11" draw:text-style-name="P1" draw:layer="layout" svg:width="0.039cm" svg:height="0.043cm" svg:x="9.971cm" svg:y="5.301cm" svg:viewBox="0 0 40 44" draw:points="23,44 0,7 6,3 14,1 21,0 29,0 36,2 40,4">
          <text:p/>
        </draw:polygon>
        <draw:polygon draw:style-name="gr11" draw:text-style-name="P1" draw:layer="layout" svg:width="1.054cm" svg:height="0.515cm" svg:x="9.977cm" svg:y="5.305cm" svg:viewBox="0 0 1055 516" draw:points="34,0 1055,436 1038,476 1021,516 0,80 17,40">
          <text:p/>
        </draw:polygon>
        <draw:polygon draw:style-name="gr11" draw:text-style-name="P1" draw:layer="layout" svg:width="0.017cm" svg:height="0.039cm" svg:x="11.015cm" svg:y="5.741cm" svg:viewBox="0 0 18 40" draw:points="0,40 17,0 18,0">
          <text:p/>
        </draw:polygon>
        <draw:polygon draw:style-name="gr11" draw:text-style-name="P1" draw:layer="layout" svg:width="1.056cm" svg:height="0.53cm" svg:x="10.997cm" svg:y="5.741cm" svg:viewBox="0 0 1057 531" draw:points="36,0 1057,452 1039,492 1021,531 0,80 18,40">
          <text:p/>
        </draw:polygon>
        <draw:polygon draw:style-name="gr11" draw:text-style-name="P1" draw:layer="layout" svg:width="0.017cm" svg:height="0.043cm" svg:x="12.018cm" svg:y="6.233cm" svg:viewBox="0 0 18 44" draw:points="18,0 12,44 4,42 0,40">
          <text:p/>
        </draw:polygon>
        <draw:polygon draw:style-name="gr11" draw:text-style-name="P1" draw:layer="layout" svg:width="1.032cm" svg:height="0.237cm" svg:x="12.03cm" svg:y="6.189cm" svg:viewBox="0 0 1033 238" draw:points="12,0 1033,150 1027,194 1021,238 0,88 6,44">
          <text:p/>
        </draw:polygon>
        <draw:polygon draw:style-name="gr11" draw:text-style-name="P1" draw:layer="layout" svg:width="0.011cm" svg:height="0.043cm" svg:x="13.051cm" svg:y="6.383cm" svg:viewBox="0 0 12 44" draw:points="6,0 12,44 5,44 0,44">
          <text:p/>
        </draw:polygon>
        <draw:polygon draw:style-name="gr11" draw:text-style-name="P1" draw:layer="layout" svg:width="1.032cm" svg:height="0.237cm" svg:x="13.051cm" svg:y="6.189cm" svg:viewBox="0 0 1033 238" draw:points="0,150 1021,0 1027,44 1033,88 12,238 6,194">
          <text:p/>
        </draw:polygon>
        <draw:polygon draw:style-name="gr11" draw:text-style-name="P1" draw:layer="layout" svg:width="0.009cm" svg:height="0.043cm" svg:x="14.077cm" svg:y="6.233cm" svg:viewBox="0 0 10 44" draw:points="0,0 10,43 6,44">
          <text:p/>
        </draw:polygon>
        <draw:polygon draw:style-name="gr11" draw:text-style-name="P1" draw:layer="layout" svg:width="1.04cm" svg:height="0.318cm" svg:x="14.067cm" svg:y="5.956cm" svg:viewBox="0 0 1041 319" draw:points="0,234 1021,0 1031,43 1041,86 20,319 10,277">
          <text:p/>
        </draw:polygon>
        <draw:polygon draw:style-name="gr11" draw:text-style-name="P1" draw:layer="layout" svg:width="0.025cm" svg:height="0.043cm" svg:x="15.088cm" svg:y="5.955cm" svg:viewBox="0 0 26 44" draw:points="10,44 0,1 8,0 15,0 23,2 26,3">
          <text:p/>
        </draw:polygon>
        <draw:polygon draw:style-name="gr11" draw:text-style-name="P1" draw:layer="layout" svg:width="1.052cm" svg:height="0.49cm" svg:x="15.082cm" svg:y="5.958cm" svg:viewBox="0 0 1053 491" draw:points="32,0 1053,409 1037,450 1021,491 0,82 16,41">
          <text:p/>
        </draw:polygon>
        <draw:polygon draw:style-name="gr11" draw:text-style-name="P1" draw:layer="layout" svg:width="0.015cm" svg:height="0.042cm" svg:x="16.103cm" svg:y="6.408cm" svg:viewBox="0 0 16 43" draw:points="16,0 7,43 0,41">
          <text:p/>
        </draw:polygon>
        <draw:polygon draw:style-name="gr11" draw:text-style-name="P1" draw:layer="layout" svg:width="1.038cm" svg:height="0.309cm" svg:x="16.11cm" svg:y="6.365cm" svg:viewBox="0 0 1039 310" draw:points="18,0 1039,224 1030,267 1021,310 0,86 9,43">
          <text:p/>
        </draw:polygon>
        <draw:polygon draw:style-name="gr11" draw:text-style-name="P1" draw:layer="layout" svg:width="0.248cm" svg:height="0.248cm" svg:x="7.829cm" svg:y="6.523cm" svg:viewBox="0 0 249 249" draw:points="0,0 0,249 249,249 249,0">
          <text:p/>
        </draw:polygon>
        <draw:polyline draw:style-name="gr12" draw:text-style-name="P1" draw:layer="layout" svg:width="0.248cm" svg:height="0.248cm" svg:x="7.829cm" svg:y="6.523cm" svg:viewBox="0 0 249 249" draw:points="0,0 0,249 249,249 249,0 0,0">
          <text:p/>
        </draw:polyline>
        <draw:polygon draw:style-name="gr13" draw:text-style-name="P1" draw:layer="layout" svg:width="0.248cm" svg:height="0.248cm" svg:x="8.849cm" svg:y="5.863cm" svg:viewBox="0 0 249 249" draw:points="0,0 0,249 249,249 249,0">
          <text:p/>
        </draw:polygon>
        <draw:polyline draw:style-name="gr12" draw:text-style-name="P1" draw:layer="layout" svg:width="0.248cm" svg:height="0.248cm" svg:x="8.849cm" svg:y="5.863cm" svg:viewBox="0 0 249 249" draw:points="0,0 0,249 249,249 249,0 0,0">
          <text:p/>
        </draw:polyline>
        <draw:polygon draw:style-name="gr13" draw:text-style-name="P1" draw:layer="layout" svg:width="0.248cm" svg:height="0.248cm" svg:x="9.869cm" svg:y="5.22cm" svg:viewBox="0 0 249 249" draw:points="0,0 0,249 249,249 249,0">
          <text:p/>
        </draw:polygon>
        <draw:polyline draw:style-name="gr12" draw:text-style-name="P1" draw:layer="layout" svg:width="0.248cm" svg:height="0.248cm" svg:x="9.869cm" svg:y="5.22cm" svg:viewBox="0 0 249 249" draw:points="0,0 0,249 249,249 249,0 0,0">
          <text:p/>
        </draw:polyline>
        <draw:polygon draw:style-name="gr13" draw:text-style-name="P1" draw:layer="layout" svg:width="0.248cm" svg:height="0.248cm" svg:x="10.89cm" svg:y="5.656cm" svg:viewBox="0 0 249 249" draw:points="0,0 0,249 249,249 249,0">
          <text:p/>
        </draw:polygon>
        <draw:polyline draw:style-name="gr12" draw:text-style-name="P1" draw:layer="layout" svg:width="0.248cm" svg:height="0.248cm" svg:x="10.89cm" svg:y="5.656cm" svg:viewBox="0 0 249 249" draw:points="0,0 0,249 249,249 249,0 0,0">
          <text:p/>
        </draw:polyline>
        <draw:polygon draw:style-name="gr13" draw:text-style-name="P1" draw:layer="layout" svg:width="0.248cm" svg:height="0.248cm" svg:x="11.911cm" svg:y="6.108cm" svg:viewBox="0 0 249 249" draw:points="0,0 0,249 249,249 249,0">
          <text:p/>
        </draw:polygon>
        <draw:polyline draw:style-name="gr12" draw:text-style-name="P1" draw:layer="layout" svg:width="0.248cm" svg:height="0.248cm" svg:x="11.911cm" svg:y="6.108cm" svg:viewBox="0 0 249 249" draw:points="0,0 0,249 249,249 249,0 0,0">
          <text:p/>
        </draw:polyline>
        <draw:polygon draw:style-name="gr13" draw:text-style-name="P1" draw:layer="layout" svg:width="0.248cm" svg:height="0.248cm" svg:x="12.932cm" svg:y="6.258cm" svg:viewBox="0 0 249 249" draw:points="0,0 0,249 249,249 249,0">
          <text:p/>
        </draw:polygon>
        <draw:polyline draw:style-name="gr12" draw:text-style-name="P1" draw:layer="layout" svg:width="0.248cm" svg:height="0.248cm" svg:x="12.932cm" svg:y="6.258cm" svg:viewBox="0 0 249 249" draw:points="0,0 0,249 249,249 249,0 0,0">
          <text:p/>
        </draw:polyline>
        <draw:polygon draw:style-name="gr13" draw:text-style-name="P1" draw:layer="layout" svg:width="0.248cm" svg:height="0.248cm" svg:x="13.953cm" svg:y="6.108cm" svg:viewBox="0 0 249 249" draw:points="0,0 0,249 249,249 249,0">
          <text:p/>
        </draw:polygon>
        <draw:polyline draw:style-name="gr12" draw:text-style-name="P1" draw:layer="layout" svg:width="0.248cm" svg:height="0.248cm" svg:x="13.953cm" svg:y="6.108cm" svg:viewBox="0 0 249 249" draw:points="0,0 0,249 249,249 249,0 0,0">
          <text:p/>
        </draw:polyline>
        <draw:polygon draw:style-name="gr13" draw:text-style-name="P1" draw:layer="layout" svg:width="0.248cm" svg:height="0.248cm" svg:x="14.973cm" svg:y="5.874cm" svg:viewBox="0 0 249 249" draw:points="0,0 0,249 249,249 249,0">
          <text:p/>
        </draw:polygon>
        <draw:polyline draw:style-name="gr12" draw:text-style-name="P1" draw:layer="layout" svg:width="0.248cm" svg:height="0.248cm" svg:x="14.973cm" svg:y="5.874cm" svg:viewBox="0 0 249 249" draw:points="0,0 0,249 249,249 249,0 0,0">
          <text:p/>
        </draw:polyline>
        <draw:polygon draw:style-name="gr13" draw:text-style-name="P1" draw:layer="layout" svg:width="0.248cm" svg:height="0.248cm" svg:x="15.994cm" svg:y="6.283cm" svg:viewBox="0 0 249 249" draw:points="0,0 0,249 249,249 249,0">
          <text:p/>
        </draw:polygon>
        <draw:polyline draw:style-name="gr12" draw:text-style-name="P1" draw:layer="layout" svg:width="0.248cm" svg:height="0.248cm" svg:x="15.994cm" svg:y="6.283cm" svg:viewBox="0 0 249 249" draw:points="0,0 0,249 249,249 249,0 0,0">
          <text:p/>
        </draw:polyline>
        <draw:polygon draw:style-name="gr13" draw:text-style-name="P1" draw:layer="layout" svg:width="0.248cm" svg:height="0.248cm" svg:x="17.015cm" svg:y="6.507cm" svg:viewBox="0 0 249 249" draw:points="0,0 0,249 249,249 249,0">
          <text:p/>
        </draw:polygon>
        <draw:polyline draw:style-name="gr12" draw:text-style-name="P1" draw:layer="layout" svg:width="0.248cm" svg:height="0.248cm" svg:x="17.015cm" svg:y="6.507cm" svg:viewBox="0 0 249 249" draw:points="0,0 0,249 249,249 249,0 0,0">
          <text:p/>
        </draw:polyline>
        <draw:polygon draw:style-name="gr15" draw:text-style-name="P1" draw:layer="layout" svg:width="1.075cm" svg:height="0.89cm" svg:x="7.926cm" svg:y="6.021cm" svg:viewBox="0 0 1076 891" draw:points="0,823 1020,0 1048,34 1076,68 56,891 28,857">
          <text:p/>
        </draw:polygon>
        <draw:polygon draw:style-name="gr15" draw:text-style-name="P1" draw:layer="layout" svg:width="0.027cm" svg:height="0.043cm" svg:x="8.945cm" svg:y="6.011cm" svg:viewBox="0 0 28 44" draw:points="28,44 0,10 7,6 14,2 21,1 22,0">
          <text:p/>
        </draw:polygon>
        <draw:polygon draw:style-name="gr15" draw:text-style-name="P1" draw:layer="layout" svg:width="1.032cm" svg:height="0.226cm" svg:x="8.967cm" svg:y="5.871cm" svg:viewBox="0 0 1033 227" draw:points="0,139 1021,0 1027,44 1033,88 12,227 6,183">
          <text:p/>
        </draw:polygon>
        <draw:polygon draw:style-name="gr15" draw:text-style-name="P1" draw:layer="layout" svg:width="0.016cm" svg:height="0.043cm" svg:x="9.988cm" svg:y="5.871cm" svg:viewBox="0 0 17 44" draw:points="6,44 0,0 8,0 15,1 17,2">
          <text:p/>
        </draw:polygon>
        <draw:polygon draw:style-name="gr15" draw:text-style-name="P1" draw:layer="layout" svg:width="1.042cm" svg:height="0.358cm" svg:x="9.983cm" svg:y="5.873cm" svg:viewBox="0 0 1043 359" draw:points="22,0 1043,276 1032,318 1021,359 0,84 11,42">
          <text:p/>
        </draw:polygon>
        <draw:polygon draw:style-name="gr15" draw:text-style-name="P1" draw:layer="layout" svg:width="0.022cm" svg:height="0.041cm" svg:x="11.015cm" svg:y="6.149cm" svg:viewBox="0 0 23 42" draw:points="0,42 11,0 19,2 23,4">
          <text:p/>
        </draw:polygon>
        <draw:polygon draw:style-name="gr15" draw:text-style-name="P1" draw:layer="layout" svg:width="1.066cm" svg:height="0.699cm" svg:x="10.992cm" svg:y="6.153cm" svg:viewBox="0 0 1067 700" draw:points="46,0 1067,624 1044,662 1021,700 0,76 23,38">
          <text:p/>
        </draw:polygon>
        <draw:polygon draw:style-name="gr15" draw:text-style-name="P1" draw:layer="layout" svg:width="0.022cm" svg:height="0.043cm" svg:x="12.013cm" svg:y="6.815cm" svg:viewBox="0 0 23 44" draw:points="23,0 18,44 11,42 4,39 0,38">
          <text:p/>
        </draw:polygon>
        <draw:polygon draw:style-name="gr15" draw:text-style-name="P1" draw:layer="layout" svg:width="1.03cm" svg:height="0.198cm" svg:x="12.031cm" svg:y="6.771cm" svg:viewBox="0 0 1031 199" draw:points="10,0 1031,111 1026,155 1021,199 0,88 5,44">
          <text:p/>
        </draw:polygon>
        <draw:polygon draw:style-name="gr15" draw:text-style-name="P1" draw:layer="layout" svg:width="0.004cm" svg:height="0.043cm" svg:x="13.052cm" svg:y="6.926cm" svg:viewBox="0 0 5 44" draw:points="5,0 1,44 0,44">
          <text:p/>
        </draw:polygon>
        <draw:polygon draw:style-name="gr15" draw:text-style-name="P1" draw:layer="layout" svg:width="1.028cm" svg:height="0.17cm" svg:x="13.053cm" svg:y="6.883cm" svg:viewBox="0 0 1029 171" draw:points="8,0 1029,84 1025,127 1021,171 0,88 4,44">
          <text:p/>
        </draw:polygon>
        <draw:polygon draw:style-name="gr15" draw:text-style-name="P1" draw:layer="layout" svg:width="0.003cm" svg:height="0.043cm" svg:x="14.073cm" svg:y="7.01cm" svg:viewBox="0 0 4 44" draw:points="4,0 4,44 0,44">
          <text:p/>
        </draw:polygon>
        <draw:polygon draw:style-name="gr15" draw:text-style-name="P1" draw:layer="layout" svg:width="1.02cm" svg:height="0.087cm" svg:x="14.077cm" svg:y="6.966cm" svg:viewBox="0 0 1021 88" draw:points="0,0 1021,0 1021,44 1021,88 0,88 0,44">
          <text:p/>
        </draw:polygon>
        <draw:polygon draw:style-name="gr15" draw:text-style-name="P1" draw:layer="layout" svg:width="0cm" svg:height="0.043cm" svg:x="15.098cm" svg:y="7.01cm" svg:viewBox="0 0 1 44" draw:points="0,0 1,44 0,44">
          <text:p/>
        </draw:polygon>
        <draw:polygon draw:style-name="gr15" draw:text-style-name="P1" draw:layer="layout" svg:width="1.022cm" svg:height="0.107cm" svg:x="15.097cm" svg:y="6.945cm" svg:viewBox="0 0 1023 108" draw:points="0,21 1021,0 1022,44 1023,88 2,108 1,65">
          <text:p/>
        </draw:polygon>
        <draw:polygon draw:style-name="gr15" draw:text-style-name="P1" draw:layer="layout" svg:width="0.011cm" svg:height="0.043cm" svg:x="16.118cm" svg:y="6.945cm" svg:viewBox="0 0 12 44" draw:points="1,44 0,0 8,1 12,1">
          <text:p/>
        </draw:polygon>
        <draw:polygon draw:style-name="gr15" draw:text-style-name="P1" draw:layer="layout" svg:width="1.042cm" svg:height="0.337cm" svg:x="16.108cm" svg:y="6.946cm" svg:viewBox="0 0 1043 338" draw:points="22,0 1043,253 1032,296 1021,338 0,86 11,43">
          <text:p/>
        </draw:polygon>
        <draw:polygon draw:style-name="gr15" draw:text-style-name="P1" draw:layer="layout" svg:width="0.248cm" svg:height="0.248cm" svg:x="7.829cm" svg:y="6.753cm" svg:viewBox="0 0 249 249" draw:points="0,0 125,249 249,0">
          <text:p/>
        </draw:polygon>
        <draw:polyline draw:style-name="gr12" draw:text-style-name="P1" draw:layer="layout" svg:width="0.248cm" svg:height="0.248cm" svg:x="7.829cm" svg:y="6.753cm" svg:viewBox="0 0 249 249" draw:points="0,0 125,249 249,0 0,0">
          <text:p/>
        </draw:polyline>
        <draw:polygon draw:style-name="gr15" draw:text-style-name="P1" draw:layer="layout" svg:width="0.248cm" svg:height="0.248cm" svg:x="8.849cm" svg:y="5.93cm" svg:viewBox="0 0 249 249" draw:points="0,0 125,249 249,0">
          <text:p/>
        </draw:polygon>
        <draw:polyline draw:style-name="gr12" draw:text-style-name="P1" draw:layer="layout" svg:width="0.248cm" svg:height="0.248cm" svg:x="8.849cm" svg:y="5.93cm" svg:viewBox="0 0 249 249" draw:points="0,0 125,249 249,0 0,0">
          <text:p/>
        </draw:polyline>
        <draw:polygon draw:style-name="gr15" draw:text-style-name="P1" draw:layer="layout" svg:width="0.248cm" svg:height="0.248cm" svg:x="9.869cm" svg:y="5.791cm" svg:viewBox="0 0 249 249" draw:points="0,0 125,249 249,0">
          <text:p/>
        </draw:polygon>
        <draw:polyline draw:style-name="gr12" draw:text-style-name="P1" draw:layer="layout" svg:width="0.248cm" svg:height="0.248cm" svg:x="9.869cm" svg:y="5.791cm" svg:viewBox="0 0 249 249" draw:points="0,0 125,249 249,0 0,0">
          <text:p/>
        </draw:polyline>
        <draw:polygon draw:style-name="gr15" draw:text-style-name="P1" draw:layer="layout" svg:width="0.248cm" svg:height="0.248cm" svg:x="10.89cm" svg:y="6.066cm" svg:viewBox="0 0 249 249" draw:points="0,0 125,249 249,0">
          <text:p/>
        </draw:polygon>
        <draw:polyline draw:style-name="gr12" draw:text-style-name="P1" draw:layer="layout" svg:width="0.248cm" svg:height="0.248cm" svg:x="10.89cm" svg:y="6.066cm" svg:viewBox="0 0 249 249" draw:points="0,0 125,249 249,0 0,0">
          <text:p/>
        </draw:polyline>
        <draw:polygon draw:style-name="gr15" draw:text-style-name="P1" draw:layer="layout" svg:width="0.248cm" svg:height="0.248cm" svg:x="11.911cm" svg:y="6.69cm" svg:viewBox="0 0 249 249" draw:points="0,0 125,249 249,0">
          <text:p/>
        </draw:polygon>
        <draw:polyline draw:style-name="gr12" draw:text-style-name="P1" draw:layer="layout" svg:width="0.248cm" svg:height="0.248cm" svg:x="11.911cm" svg:y="6.69cm" svg:viewBox="0 0 249 249" draw:points="0,0 125,249 249,0 0,0">
          <text:p/>
        </draw:polyline>
        <draw:polygon draw:style-name="gr15" draw:text-style-name="P1" draw:layer="layout" svg:width="0.248cm" svg:height="0.248cm" svg:x="12.932cm" svg:y="6.802cm" svg:viewBox="0 0 249 249" draw:points="0,0 125,249 249,0">
          <text:p/>
        </draw:polygon>
        <draw:polyline draw:style-name="gr12" draw:text-style-name="P1" draw:layer="layout" svg:width="0.248cm" svg:height="0.248cm" svg:x="12.932cm" svg:y="6.802cm" svg:viewBox="0 0 249 249" draw:points="0,0 125,249 249,0 0,0">
          <text:p/>
        </draw:polyline>
        <draw:polygon draw:style-name="gr15" draw:text-style-name="P1" draw:layer="layout" svg:width="0.248cm" svg:height="0.248cm" svg:x="13.953cm" svg:y="6.886cm" svg:viewBox="0 0 249 249" draw:points="0,0 125,249 249,0">
          <text:p/>
        </draw:polygon>
        <draw:polyline draw:style-name="gr12" draw:text-style-name="P1" draw:layer="layout" svg:width="0.248cm" svg:height="0.248cm" svg:x="13.953cm" svg:y="6.886cm" svg:viewBox="0 0 249 249" draw:points="0,0 125,249 249,0 0,0">
          <text:p/>
        </draw:polyline>
        <draw:polygon draw:style-name="gr15" draw:text-style-name="P1" draw:layer="layout" svg:width="0.248cm" svg:height="0.248cm" svg:x="14.973cm" svg:y="6.886cm" svg:viewBox="0 0 249 249" draw:points="0,0 125,249 249,0">
          <text:p/>
        </draw:polygon>
        <draw:polyline draw:style-name="gr12" draw:text-style-name="P1" draw:layer="layout" svg:width="0.248cm" svg:height="0.248cm" svg:x="14.973cm" svg:y="6.886cm" svg:viewBox="0 0 249 249" draw:points="0,0 125,249 249,0 0,0">
          <text:p/>
        </draw:polyline>
        <draw:polygon draw:style-name="gr15" draw:text-style-name="P1" draw:layer="layout" svg:width="0.248cm" svg:height="0.248cm" svg:x="15.994cm" svg:y="6.865cm" svg:viewBox="0 0 249 249" draw:points="0,0 125,249 249,0">
          <text:p/>
        </draw:polygon>
        <draw:polyline draw:style-name="gr12" draw:text-style-name="P1" draw:layer="layout" svg:width="0.248cm" svg:height="0.248cm" svg:x="15.994cm" svg:y="6.865cm" svg:viewBox="0 0 249 249" draw:points="0,0 125,249 249,0 0,0">
          <text:p/>
        </draw:polyline>
        <draw:polygon draw:style-name="gr15" draw:text-style-name="P1" draw:layer="layout" svg:width="0.248cm" svg:height="0.248cm" svg:x="17.015cm" svg:y="7.117cm" svg:viewBox="0 0 249 249" draw:points="0,0 125,249 249,0">
          <text:p/>
        </draw:polygon>
        <draw:polyline draw:style-name="gr12" draw:text-style-name="P1" draw:layer="layout" svg:width="0.248cm" svg:height="0.248cm" svg:x="17.015cm" svg:y="7.117cm" svg:viewBox="0 0 249 249" draw:points="0,0 125,249 249,0 0,0">
          <text:p/>
        </draw:polyline>
        <draw:polygon draw:style-name="gr14" draw:text-style-name="P1" draw:layer="layout" svg:width="1.041cm" svg:height="0.335cm" svg:x="7.943cm" svg:y="7.958cm" svg:viewBox="0 0 1042 336" draw:points="0,251 1020,0 1031,43 1042,86 22,336 11,294">
          <text:p/>
        </draw:polygon>
        <draw:polygon draw:style-name="gr14" draw:text-style-name="P1" draw:layer="layout" svg:width="0.01cm" svg:height="0.043cm" svg:x="8.962cm" svg:y="7.957cm" svg:viewBox="0 0 11 44" draw:points="11,44 0,1 8,0 9,0">
          <text:p/>
        </draw:polygon>
        <draw:polygon draw:style-name="gr14" draw:text-style-name="P1" draw:layer="layout" svg:width="1.024cm" svg:height="0.132cm" svg:x="8.971cm" svg:y="7.912cm" svg:viewBox="0 0 1025 133" draw:points="0,46 1021,0 1023,44 1025,88 4,133 2,90">
          <text:p/>
        </draw:polygon>
        <draw:polygon draw:style-name="gr14" draw:text-style-name="P1" draw:layer="layout" svg:width="0.008cm" svg:height="0.043cm" svg:x="9.992cm" svg:y="7.912cm" svg:viewBox="0 0 9 44" draw:points="2,44 0,0 8,0 9,1">
          <text:p/>
        </draw:polygon>
        <draw:polygon draw:style-name="gr14" draw:text-style-name="P1" draw:layer="layout" svg:width="1.034cm" svg:height="0.24cm" svg:x="9.987cm" svg:y="7.913cm" svg:viewBox="0 0 1035 241" draw:points="14,0 1035,155 1028,198 1021,241 0,86 7,43">
          <text:p/>
        </draw:polygon>
        <draw:polygon draw:style-name="gr14" draw:text-style-name="P1" draw:layer="layout" svg:width="0.007cm" svg:height="0.043cm" svg:x="11.008cm" svg:y="8.111cm" svg:viewBox="0 0 8 44" draw:points="7,0 8,44 1,44 0,43">
          <text:p/>
        </draw:polygon>
        <draw:polygon draw:style-name="gr14" draw:text-style-name="P1" draw:layer="layout" svg:width="1.022cm" svg:height="0.116cm" svg:x="11.014cm" svg:y="8.037cm" svg:viewBox="0 0 1023 117" draw:points="0,30 1021,0 1022,44 1023,88 2,117 1,74">
          <text:p/>
        </draw:polygon>
        <draw:polygon draw:style-name="gr14" draw:text-style-name="P1" draw:layer="layout" svg:width="0.006cm" svg:height="0.043cm" svg:x="12.035cm" svg:y="8.037cm" svg:viewBox="0 0 7 44" draw:points="1,44 0,0 7,0">
          <text:p/>
        </draw:polygon>
        <draw:polygon draw:style-name="gr14" draw:text-style-name="P1" draw:layer="layout" svg:width="1.032cm" svg:height="0.229cm" svg:x="12.03cm" svg:y="8.037cm" svg:viewBox="0 0 1033 230" draw:points="12,0 1033,142 1027,186 1021,230 0,88 6,44">
          <text:p/>
        </draw:polygon>
        <draw:polygon draw:style-name="gr14" draw:text-style-name="P1" draw:layer="layout" svg:width="0.007cm" svg:height="0.043cm" svg:x="13.051cm" svg:y="8.223cm" svg:viewBox="0 0 8 44" draw:points="6,0 8,44 0,44 0,44">
          <text:p/>
        </draw:polygon>
        <draw:polygon draw:style-name="gr14" draw:text-style-name="P1" draw:layer="layout" svg:width="1.024cm" svg:height="0.134cm" svg:x="13.055cm" svg:y="8.132cm" svg:viewBox="0 0 1025 135" draw:points="0,48 1021,0 1023,44 1025,88 4,135 2,92">
          <text:p/>
        </draw:polygon>
        <draw:polygon draw:style-name="gr14" draw:text-style-name="P1" draw:layer="layout" svg:width="0.001cm" svg:height="0.043cm" svg:x="14.077cm" svg:y="8.175cm" svg:viewBox="0 0 2 44" draw:points="0,0 2,44 2,44">
          <text:p/>
        </draw:polygon>
        <draw:polygon draw:style-name="gr14" draw:text-style-name="P1" draw:layer="layout" svg:width="1.024cm" svg:height="0.141cm" svg:x="14.075cm" svg:y="8.077cm" svg:viewBox="0 0 1025 142" draw:points="0,55 1021,0 1023,44 1025,88 4,142 2,99">
          <text:p/>
        </draw:polygon>
        <draw:polygon draw:style-name="gr14" draw:text-style-name="P1" draw:layer="layout" svg:width="0.01cm" svg:height="0.043cm" svg:x="15.096cm" svg:y="8.077cm" svg:viewBox="0 0 11 44" draw:points="2,44 0,0 7,0 11,1">
          <text:p/>
        </draw:polygon>
        <draw:polygon draw:style-name="gr14" draw:text-style-name="P1" draw:layer="layout" svg:width="1.038cm" svg:height="0.29cm" svg:x="15.089cm" svg:y="8.078cm" svg:viewBox="0 0 1039 291" draw:points="18,0 1039,205 1030,248 1021,291 0,86 9,43">
          <text:p/>
        </draw:polygon>
        <draw:polygon draw:style-name="gr14" draw:text-style-name="P1" draw:layer="layout" svg:width="0.008cm" svg:height="0.043cm" svg:x="16.11cm" svg:y="8.326cm" svg:viewBox="0 0 9 44" draw:points="9,0 6,44 0,43">
          <text:p/>
        </draw:polygon>
        <draw:polygon draw:style-name="gr14" draw:text-style-name="P1" draw:layer="layout" svg:width="1.026cm" svg:height="0.149cm" svg:x="16.116cm" svg:y="8.282cm" svg:viewBox="0 0 1027 150" draw:points="6,0 1027,63 1024,106 1021,150 0,88 3,44">
          <text:p/>
        </draw:polygon>
        <draw:polygon draw:style-name="gr14" draw:text-style-name="P1" draw:layer="layout" svg:width="0.248cm" svg:height="0.248cm" svg:x="7.829cm" svg:y="8.128cm" svg:viewBox="0 0 249 249" draw:points="0,124 125,249 249,124 125,0">
          <text:p/>
        </draw:polygon>
        <draw:polyline draw:style-name="gr12" draw:text-style-name="P1" draw:layer="layout" svg:width="0.248cm" svg:height="0.248cm" svg:x="7.829cm" svg:y="8.128cm" svg:viewBox="0 0 249 249" draw:points="0,124 125,249 249,124 125,0 0,124">
          <text:p/>
        </draw:polyline>
        <draw:polygon draw:style-name="gr14" draw:text-style-name="P1" draw:layer="layout" svg:width="0.248cm" svg:height="0.248cm" svg:x="8.849cm" svg:y="7.877cm" svg:viewBox="0 0 249 249" draw:points="0,124 125,249 249,124 125,0">
          <text:p/>
        </draw:polygon>
        <draw:polyline draw:style-name="gr12" draw:text-style-name="P1" draw:layer="layout" svg:width="0.248cm" svg:height="0.248cm" svg:x="8.849cm" svg:y="7.877cm" svg:viewBox="0 0 249 249" draw:points="0,124 125,249 249,124 125,0 0,124">
          <text:p/>
        </draw:polyline>
        <draw:polygon draw:style-name="gr14" draw:text-style-name="P1" draw:layer="layout" svg:width="0.248cm" svg:height="0.248cm" svg:x="9.869cm" svg:y="7.831cm" svg:viewBox="0 0 249 249" draw:points="0,124 125,249 249,124 125,0">
          <text:p/>
        </draw:polygon>
        <draw:polyline draw:style-name="gr12" draw:text-style-name="P1" draw:layer="layout" svg:width="0.248cm" svg:height="0.248cm" svg:x="9.869cm" svg:y="7.831cm" svg:viewBox="0 0 249 249" draw:points="0,124 125,249 249,124 125,0 0,124">
          <text:p/>
        </draw:polyline>
        <draw:polygon draw:style-name="gr14" draw:text-style-name="P1" draw:layer="layout" svg:width="0.248cm" svg:height="0.248cm" svg:x="10.89cm" svg:y="7.986cm" svg:viewBox="0 0 249 249" draw:points="0,124 125,249 249,124 125,0">
          <text:p/>
        </draw:polygon>
        <draw:polyline draw:style-name="gr12" draw:text-style-name="P1" draw:layer="layout" svg:width="0.248cm" svg:height="0.248cm" svg:x="10.89cm" svg:y="7.986cm" svg:viewBox="0 0 249 249" draw:points="0,124 125,249 249,124 125,0 0,124">
          <text:p/>
        </draw:polyline>
        <draw:polygon draw:style-name="gr14" draw:text-style-name="P1" draw:layer="layout" svg:width="0.248cm" svg:height="0.248cm" svg:x="11.911cm" svg:y="7.956cm" svg:viewBox="0 0 249 249" draw:points="0,124 125,249 249,124 125,0">
          <text:p/>
        </draw:polygon>
        <draw:polyline draw:style-name="gr12" draw:text-style-name="P1" draw:layer="layout" svg:width="0.248cm" svg:height="0.248cm" svg:x="11.911cm" svg:y="7.956cm" svg:viewBox="0 0 249 249" draw:points="0,124 125,249 249,124 125,0 0,124">
          <text:p/>
        </draw:polyline>
        <draw:polygon draw:style-name="gr14" draw:text-style-name="P1" draw:layer="layout" svg:width="0.248cm" svg:height="0.248cm" svg:x="12.932cm" svg:y="8.099cm" svg:viewBox="0 0 249 249" draw:points="0,124 125,249 249,124 125,0">
          <text:p/>
        </draw:polygon>
        <draw:polyline draw:style-name="gr12" draw:text-style-name="P1" draw:layer="layout" svg:width="0.248cm" svg:height="0.248cm" svg:x="12.932cm" svg:y="8.099cm" svg:viewBox="0 0 249 249" draw:points="0,124 125,249 249,124 125,0 0,124">
          <text:p/>
        </draw:polyline>
        <draw:polygon draw:style-name="gr14" draw:text-style-name="P1" draw:layer="layout" svg:width="0.248cm" svg:height="0.248cm" svg:x="13.953cm" svg:y="8.051cm" svg:viewBox="0 0 249 249" draw:points="0,124 125,249 249,124 125,0">
          <text:p/>
        </draw:polygon>
        <draw:polyline draw:style-name="gr12" draw:text-style-name="P1" draw:layer="layout" svg:width="0.248cm" svg:height="0.248cm" svg:x="13.953cm" svg:y="8.051cm" svg:viewBox="0 0 249 249" draw:points="0,124 125,249 249,124 125,0 0,124">
          <text:p/>
        </draw:polyline>
        <draw:polygon draw:style-name="gr14" draw:text-style-name="P1" draw:layer="layout" svg:width="0.248cm" svg:height="0.248cm" svg:x="14.973cm" svg:y="7.996cm" svg:viewBox="0 0 249 249" draw:points="0,124 125,249 249,124 125,0">
          <text:p/>
        </draw:polygon>
        <draw:polyline draw:style-name="gr12" draw:text-style-name="P1" draw:layer="layout" svg:width="0.248cm" svg:height="0.248cm" svg:x="14.973cm" svg:y="7.996cm" svg:viewBox="0 0 249 249" draw:points="0,124 125,249 249,124 125,0 0,124">
          <text:p/>
        </draw:polyline>
        <draw:polygon draw:style-name="gr14" draw:text-style-name="P1" draw:layer="layout" svg:width="0.248cm" svg:height="0.248cm" svg:x="15.994cm" svg:y="8.201cm" svg:viewBox="0 0 249 249" draw:points="0,124 125,249 249,124 125,0">
          <text:p/>
        </draw:polygon>
        <draw:polyline draw:style-name="gr12" draw:text-style-name="P1" draw:layer="layout" svg:width="0.248cm" svg:height="0.248cm" svg:x="15.994cm" svg:y="8.201cm" svg:viewBox="0 0 249 249" draw:points="0,124 125,249 249,124 125,0 0,124">
          <text:p/>
        </draw:polyline>
        <draw:polygon draw:style-name="gr14" draw:text-style-name="P1" draw:layer="layout" svg:width="0.248cm" svg:height="0.248cm" svg:x="17.015cm" svg:y="8.264cm" svg:viewBox="0 0 249 249" draw:points="0,124 125,249 249,124 125,0">
          <text:p/>
        </draw:polygon>
        <draw:polyline draw:style-name="gr12" draw:text-style-name="P1" draw:layer="layout" svg:width="0.248cm" svg:height="0.248cm" svg:x="17.015cm" svg:y="8.264cm" svg:viewBox="0 0 249 249" draw:points="0,124 125,249 249,124 125,0 0,124">
          <text:p/>
        </draw:polyline>
        <draw:polygon draw:style-name="gr16" draw:text-style-name="P1" draw:layer="layout" svg:width="1.045cm" svg:height="0.408cm" svg:x="7.941cm" svg:y="7.795cm" svg:viewBox="0 0 1046 409" draw:points="0,325 1020,0 1033,42 1046,84 26,409 13,367">
          <text:p/>
        </draw:polygon>
        <draw:polygon draw:style-name="gr16" draw:text-style-name="P1" draw:layer="layout" svg:width="0.02cm" svg:height="0.043cm" svg:x="8.96cm" svg:y="7.793cm" svg:viewBox="0 0 21 44" draw:points="13,44 0,2 7,0 15,0 21,1">
          <text:p/>
        </draw:polygon>
        <draw:polygon draw:style-name="gr16" draw:text-style-name="P1" draw:layer="layout" svg:width="1.036cm" svg:height="0.273cm" svg:x="8.965cm" svg:y="7.794cm" svg:viewBox="0 0 1037 274" draw:points="16,0 1037,188 1029,231 1021,274 0,86 8,43">
          <text:p/>
        </draw:polygon>
        <draw:polygon draw:style-name="gr16" draw:text-style-name="P1" draw:layer="layout" svg:width="0.01cm" svg:height="0.042cm" svg:x="9.994cm" svg:y="7.982cm" svg:viewBox="0 0 11 43" draw:points="0,43 8,0 11,0">
          <text:p/>
        </draw:polygon>
        <draw:polygon draw:style-name="gr16" draw:text-style-name="P1" draw:layer="layout" svg:width="1.042cm" svg:height="0.351cm" svg:x="9.983cm" svg:y="7.982cm" svg:viewBox="0 0 1043 352" draw:points="22,0 1043,267 1032,310 1021,352 0,86 11,43">
          <text:p/>
        </draw:polygon>
        <draw:polygon draw:style-name="gr16" draw:text-style-name="P1" draw:layer="layout" svg:width="0.01cm" svg:height="0.043cm" svg:x="11.004cm" svg:y="8.292cm" svg:viewBox="0 0 11 44" draw:points="11,0 6,44 0,43">
          <text:p/>
        </draw:polygon>
        <draw:polygon draw:style-name="gr16" draw:text-style-name="P1" draw:layer="layout" svg:width="1.03cm" svg:height="0.202cm" svg:x="11.01cm" svg:y="8.248cm" svg:viewBox="0 0 1031 203" draw:points="10,0 1031,115 1026,159 1021,203 0,88 5,44">
          <text:p/>
        </draw:polygon>
        <draw:polygon draw:style-name="gr16" draw:text-style-name="P1" draw:layer="layout" svg:width="0.004cm" svg:height="0.043cm" svg:x="12.031cm" svg:y="8.407cm" svg:viewBox="0 0 5 44" draw:points="5,0 5,44 0,44">
          <text:p/>
        </draw:polygon>
        <draw:polygon draw:style-name="gr16" draw:text-style-name="P1" draw:layer="layout" svg:width="1.02cm" svg:height="0.093cm" svg:x="12.036cm" svg:y="8.364cm" svg:viewBox="0 0 1021 94" draw:points="0,0 1021,6 1021,50 1021,94 0,88 0,44">
          <text:p/>
        </draw:polygon>
        <draw:polygon draw:style-name="gr16" draw:text-style-name="P1" draw:layer="layout" svg:width="0.003cm" svg:height="0.043cm" svg:x="13.057cm" svg:y="8.413cm" svg:viewBox="0 0 4 44" draw:points="0,0 4,44 0,44">
          <text:p/>
        </draw:polygon>
        <draw:polygon draw:style-name="gr16" draw:text-style-name="P1" draw:layer="layout" svg:width="1.028cm" svg:height="0.168cm" svg:x="13.053cm" svg:y="8.288cm" svg:viewBox="0 0 1029 169" draw:points="0,82 1021,0 1025,44 1029,88 8,169 4,125">
          <text:p/>
        </draw:polygon>
        <draw:polygon draw:style-name="gr16" draw:text-style-name="P1" draw:layer="layout" svg:width="0.008cm" svg:height="0.043cm" svg:x="14.073cm" svg:y="8.288cm" svg:viewBox="0 0 9 44" draw:points="4,44 0,0 8,0 9,0">
          <text:p/>
        </draw:polygon>
        <draw:polygon draw:style-name="gr16" draw:text-style-name="P1" draw:layer="layout" svg:width="1.03cm" svg:height="0.206cm" svg:x="14.072cm" svg:y="8.288cm" svg:viewBox="0 0 1031 207" draw:points="10,0 1031,119 1026,163 1021,207 0,88 5,44">
          <text:p/>
        </draw:polygon>
        <draw:polygon draw:style-name="gr16" draw:text-style-name="P1" draw:layer="layout" svg:width="0.004cm" svg:height="0.043cm" svg:x="15.093cm" svg:y="8.451cm" svg:viewBox="0 0 5 44" draw:points="5,0 2,44 0,44">
          <text:p/>
        </draw:polygon>
        <draw:polygon draw:style-name="gr16" draw:text-style-name="P1" draw:layer="layout" svg:width="1.026cm" svg:height="0.163cm" svg:x="15.095cm" svg:y="8.407cm" svg:viewBox="0 0 1027 164" draw:points="6,0 1027,77 1024,120 1021,164 0,88 3,44">
          <text:p/>
        </draw:polygon>
        <draw:polygon draw:style-name="gr16" draw:text-style-name="P1" draw:layer="layout" svg:width="0.002cm" svg:height="0.043cm" svg:x="16.116cm" svg:y="8.528cm" svg:viewBox="0 0 3 44" draw:points="3,0 1,44 0,44">
          <text:p/>
        </draw:polygon>
        <draw:polygon draw:style-name="gr16" draw:text-style-name="P1" draw:layer="layout" svg:width="1.024cm" svg:height="0.122cm" svg:x="16.117cm" svg:y="8.484cm" svg:viewBox="0 0 1025 123" draw:points="4,0 1025,36 1023,80 1021,123 0,88 2,44">
          <text:p/>
        </draw:polygon>
        <draw:polygon draw:style-name="gr16" draw:text-style-name="P1" draw:layer="layout" svg:width="0.248cm" svg:height="0.248cm" svg:x="7.829cm" svg:y="8.038cm" svg:viewBox="0 0 249 249" draw:points="0,249 249,249 125,0">
          <text:p/>
        </draw:polygon>
        <draw:polyline draw:style-name="gr12" draw:text-style-name="P1" draw:layer="layout" svg:width="0.248cm" svg:height="0.248cm" svg:x="7.829cm" svg:y="8.038cm" svg:viewBox="0 0 249 249" draw:points="0,249 249,249 125,0 0,249">
          <text:p/>
        </draw:polyline>
        <draw:polygon draw:style-name="gr16" draw:text-style-name="P1" draw:layer="layout" svg:width="0.248cm" svg:height="0.248cm" svg:x="8.849cm" svg:y="7.713cm" svg:viewBox="0 0 249 249" draw:points="0,249 249,249 125,0">
          <text:p/>
        </draw:polygon>
        <draw:polyline draw:style-name="gr12" draw:text-style-name="P1" draw:layer="layout" svg:width="0.248cm" svg:height="0.248cm" svg:x="8.849cm" svg:y="7.713cm" svg:viewBox="0 0 249 249" draw:points="0,249 249,249 125,0 0,249">
          <text:p/>
        </draw:polyline>
        <draw:polygon draw:style-name="gr16" draw:text-style-name="P1" draw:layer="layout" svg:width="0.248cm" svg:height="0.248cm" svg:x="9.869cm" svg:y="7.901cm" svg:viewBox="0 0 249 249" draw:points="0,249 249,249 125,0">
          <text:p/>
        </draw:polygon>
        <draw:polyline draw:style-name="gr12" draw:text-style-name="P1" draw:layer="layout" svg:width="0.248cm" svg:height="0.248cm" svg:x="9.869cm" svg:y="7.901cm" svg:viewBox="0 0 249 249" draw:points="0,249 249,249 125,0 0,249">
          <text:p/>
        </draw:polyline>
        <draw:polygon draw:style-name="gr16" draw:text-style-name="P1" draw:layer="layout" svg:width="0.248cm" svg:height="0.248cm" svg:x="10.89cm" svg:y="8.167cm" svg:viewBox="0 0 249 249" draw:points="0,249 249,249 125,0">
          <text:p/>
        </draw:polygon>
        <draw:polyline draw:style-name="gr12" draw:text-style-name="P1" draw:layer="layout" svg:width="0.248cm" svg:height="0.248cm" svg:x="10.89cm" svg:y="8.167cm" svg:viewBox="0 0 249 249" draw:points="0,249 249,249 125,0 0,249">
          <text:p/>
        </draw:polyline>
        <draw:polygon draw:style-name="gr16" draw:text-style-name="P1" draw:layer="layout" svg:width="0.248cm" svg:height="0.248cm" svg:x="11.911cm" svg:y="8.283cm" svg:viewBox="0 0 249 249" draw:points="0,249 249,249 125,0">
          <text:p/>
        </draw:polygon>
        <draw:polyline draw:style-name="gr12" draw:text-style-name="P1" draw:layer="layout" svg:width="0.248cm" svg:height="0.248cm" svg:x="11.911cm" svg:y="8.283cm" svg:viewBox="0 0 249 249" draw:points="0,249 249,249 125,0 0,249">
          <text:p/>
        </draw:polyline>
        <draw:polygon draw:style-name="gr16" draw:text-style-name="P1" draw:layer="layout" svg:width="0.248cm" svg:height="0.248cm" svg:x="12.932cm" svg:y="8.289cm" svg:viewBox="0 0 249 249" draw:points="0,249 249,249 125,0">
          <text:p/>
        </draw:polygon>
        <draw:polyline draw:style-name="gr12" draw:text-style-name="P1" draw:layer="layout" svg:width="0.248cm" svg:height="0.248cm" svg:x="12.932cm" svg:y="8.289cm" svg:viewBox="0 0 249 249" draw:points="0,249 249,249 125,0 0,249">
          <text:p/>
        </draw:polyline>
        <draw:polygon draw:style-name="gr16" draw:text-style-name="P1" draw:layer="layout" svg:width="0.248cm" svg:height="0.248cm" svg:x="13.953cm" svg:y="8.207cm" svg:viewBox="0 0 249 249" draw:points="0,249 249,249 125,0">
          <text:p/>
        </draw:polygon>
        <draw:polyline draw:style-name="gr12" draw:text-style-name="P1" draw:layer="layout" svg:width="0.248cm" svg:height="0.248cm" svg:x="13.953cm" svg:y="8.207cm" svg:viewBox="0 0 249 249" draw:points="0,249 249,249 125,0 0,249">
          <text:p/>
        </draw:polyline>
        <draw:polygon draw:style-name="gr16" draw:text-style-name="P1" draw:layer="layout" svg:width="0.248cm" svg:height="0.248cm" svg:x="14.973cm" svg:y="8.327cm" svg:viewBox="0 0 249 249" draw:points="0,249 249,249 125,0">
          <text:p/>
        </draw:polygon>
        <draw:polyline draw:style-name="gr12" draw:text-style-name="P1" draw:layer="layout" svg:width="0.248cm" svg:height="0.248cm" svg:x="14.973cm" svg:y="8.327cm" svg:viewBox="0 0 249 249" draw:points="0,249 249,249 125,0 0,249">
          <text:p/>
        </draw:polyline>
        <draw:polygon draw:style-name="gr16" draw:text-style-name="P1" draw:layer="layout" svg:width="0.248cm" svg:height="0.248cm" svg:x="15.994cm" svg:y="8.403cm" svg:viewBox="0 0 249 249" draw:points="0,249 249,249 125,0">
          <text:p/>
        </draw:polygon>
        <draw:polyline draw:style-name="gr12" draw:text-style-name="P1" draw:layer="layout" svg:width="0.248cm" svg:height="0.248cm" svg:x="15.994cm" svg:y="8.403cm" svg:viewBox="0 0 249 249" draw:points="0,249 249,249 125,0 0,249">
          <text:p/>
        </draw:polyline>
        <draw:polygon draw:style-name="gr16" draw:text-style-name="P1" draw:layer="layout" svg:width="0.248cm" svg:height="0.248cm" svg:x="17.015cm" svg:y="8.439cm" svg:viewBox="0 0 249 249" draw:points="0,249 249,249 125,0">
          <text:p/>
        </draw:polygon>
        <draw:polyline draw:style-name="gr12" draw:text-style-name="P1" draw:layer="layout" svg:width="0.248cm" svg:height="0.248cm" svg:x="17.015cm" svg:y="8.439cm" svg:viewBox="0 0 249 249" draw:points="0,249 249,249 125,0 0,249">
          <text:p/>
        </draw:polyline>
        <draw:polygon draw:style-name="gr13" draw:text-style-name="P1" draw:layer="layout" svg:width="0.315cm" svg:height="0.087cm" svg:x="17.869cm" svg:y="5.44cm" svg:viewBox="0 0 316 88" draw:points="0,0 316,0 316,88 0,88">
          <text:p/>
        </draw:polygon>
        <draw:polygon draw:style-name="gr13" draw:text-style-name="P1" draw:layer="layout" svg:width="0.158cm" svg:height="0.157cm" svg:x="17.948cm" svg:y="5.404cm" svg:viewBox="0 0 159 158" draw:points="0,0 0,158 159,158 159,0">
          <text:p/>
        </draw:polygon>
        <draw:polyline draw:style-name="gr12" draw:text-style-name="P1" draw:layer="layout" svg:width="0.158cm" svg:height="0.157cm" svg:x="17.948cm" svg:y="5.404cm" svg:viewBox="0 0 159 158" draw:points="0,0 0,158 159,158 159,0 0,0">
          <text:p/>
        </draw:polyline>
        <draw:polygon draw:style-name="gr15" draw:text-style-name="P1" draw:layer="layout" svg:width="0.315cm" svg:height="0.087cm" svg:x="17.869cm" svg:y="6.234cm" svg:viewBox="0 0 316 88" draw:points="0,0 316,0 316,88 0,88">
          <text:p/>
        </draw:polygon>
        <draw:polygon draw:style-name="gr15" draw:text-style-name="P1" draw:layer="layout" svg:width="0.158cm" svg:height="0.157cm" svg:x="17.948cm" svg:y="6.198cm" svg:viewBox="0 0 159 158" draw:points="0,0 80,158 159,0">
          <text:p/>
        </draw:polygon>
        <draw:polyline draw:style-name="gr12" draw:text-style-name="P1" draw:layer="layout" svg:width="0.158cm" svg:height="0.157cm" svg:x="17.948cm" svg:y="6.198cm" svg:viewBox="0 0 159 158" draw:points="0,0 80,158 159,0 0,0">
          <text:p/>
        </draw:polyline>
        <draw:polygon draw:style-name="gr14" draw:text-style-name="P1" draw:layer="layout" svg:width="0.315cm" svg:height="0.087cm" svg:x="17.869cm" svg:y="7.395cm" svg:viewBox="0 0 316 88" draw:points="0,0 316,0 316,88 0,88">
          <text:p/>
        </draw:polygon>
        <draw:polygon draw:style-name="gr14" draw:text-style-name="P1" draw:layer="layout" svg:width="0.158cm" svg:height="0.157cm" svg:x="17.948cm" svg:y="7.359cm" svg:viewBox="0 0 159 158" draw:points="0,80 80,158 159,80 80,0">
          <text:p/>
        </draw:polygon>
        <draw:polyline draw:style-name="gr12" draw:text-style-name="P1" draw:layer="layout" svg:width="0.158cm" svg:height="0.157cm" svg:x="17.948cm" svg:y="7.359cm" svg:viewBox="0 0 159 158" draw:points="0,80 80,158 159,80 80,0 0,80">
          <text:p/>
        </draw:polyline>
        <draw:polygon draw:style-name="gr16" draw:text-style-name="P1" draw:layer="layout" svg:width="0.315cm" svg:height="0.087cm" svg:x="17.869cm" svg:y="8.188cm" svg:viewBox="0 0 316 88" draw:points="0,0 316,0 316,88 0,88">
          <text:p/>
        </draw:polygon>
        <draw:polygon draw:style-name="gr16" draw:text-style-name="P1" draw:layer="layout" svg:width="0.158cm" svg:height="0.157cm" svg:x="17.948cm" svg:y="8.153cm" svg:viewBox="0 0 159 158" draw:points="0,158 159,158 80,0">
          <text:p/>
        </draw:polygon>
        <draw:polyline draw:style-name="gr12" draw:text-style-name="P1" draw:layer="layout" svg:width="0.158cm" svg:height="0.157cm" svg:x="17.948cm" svg:y="8.153cm" svg:viewBox="0 0 159 158" draw:points="0,158 159,158 80,0 0,158">
          <text:p/>
        </draw:polyline>
        <draw:frame draw:style-name="gr28" draw:text-style-name="P2" draw:layer="layout" svg:width="1.878cm" svg:height="0.569cm" svg:x="18.245cm" svg:y="5.376cm">
          <draw:text-box>
            <text:p><text:span text:style-name="T1">Intelligent, </text:span></text:p>
          </draw:text-box>
        </draw:frame>
        <draw:frame draw:style-name="gr29" draw:text-style-name="P2" draw:layer="layout" svg:width="2.801cm" svg:height="0.569cm" svg:x="18.245cm" svg:y="5.745cm">
          <draw:text-box>
            <text:p><text:span text:style-name="T1">Geschwindigkeit 1</text:span></text:p>
          </draw:text-box>
        </draw:frame>
        <draw:frame draw:style-name="gr29" draw:text-style-name="P2" draw:layer="layout" svg:width="2.286cm" svg:height="0.569cm" svg:x="18.245cm" svg:y="6.168cm">
          <draw:text-box>
            <text:p><text:span text:style-name="T1">Einfache</text:span></text:p>
          </draw:text-box>
        </draw:frame>
        <draw:frame draw:style-name="gr30" draw:text-style-name="P2" draw:layer="layout" svg:width="3.114cm" svg:height="0.569cm" svg:x="18.245cm" svg:y="6.536cm">
          <draw:text-box>
            <text:p><text:span text:style-name="T1">Richtungsänderung, </text:span></text:p>
          </draw:text-box>
        </draw:frame>
        <draw:frame draw:style-name="gr29" draw:text-style-name="P2" draw:layer="layout" svg:width="2.801cm" svg:height="0.569cm" svg:x="18.245cm" svg:y="6.904cm">
          <draw:text-box>
            <text:p><text:span text:style-name="T1">Geschwindigkeit 1</text:span></text:p>
          </draw:text-box>
        </draw:frame>
        <draw:frame draw:style-name="gr28" draw:text-style-name="P2" draw:layer="layout" svg:width="1.878cm" svg:height="0.569cm" svg:x="18.245cm" svg:y="7.329cm">
          <draw:text-box>
            <text:p><text:span text:style-name="T1">Intelligent, </text:span></text:p>
          </draw:text-box>
        </draw:frame>
        <draw:frame draw:style-name="gr29" draw:text-style-name="P2" draw:layer="layout" svg:width="2.801cm" svg:height="0.569cm" svg:x="18.245cm" svg:y="7.698cm">
          <draw:text-box>
            <text:p><text:span text:style-name="T1">Geschwindigkeit 2</text:span></text:p>
          </draw:text-box>
        </draw:frame>
        <draw:frame draw:style-name="gr29" draw:text-style-name="P2" draw:layer="layout" svg:width="2.286cm" svg:height="0.569cm" svg:x="18.245cm" svg:y="8.121cm">
          <draw:text-box>
            <text:p><text:span text:style-name="T1">Einfache </text:span></text:p>
          </draw:text-box>
        </draw:frame>
        <draw:frame draw:style-name="gr30" draw:text-style-name="P2" draw:layer="layout" svg:width="3.114cm" svg:height="0.569cm" svg:x="18.245cm" svg:y="8.489cm">
          <draw:text-box>
            <text:p><text:span text:style-name="T1">Richtungsänderung, </text:span></text:p>
          </draw:text-box>
        </draw:frame>
        <draw:frame draw:style-name="gr29" draw:text-style-name="P2" draw:layer="layout" svg:width="2.801cm" svg:height="0.569cm" svg:x="18.245cm" svg:y="8.857cm">
          <draw:text-box>
            <text:p><text:span text:style-name="T1">Geschwindigkeit 2</text:span></text:p>
          </draw:text-box>
        </draw:frame>
        <draw:frame draw:style-name="gr31" draw:text-style-name="P3" draw:layer="layout" svg:width="2.809cm" svg:height="0.603cm" svg:x="11.288cm" svg:y="10.146cm">
          <draw:text-box>
            <text:p><text:span text:style-name="T2">,,maxStackSize"</text:span></text:p>
          </draw:text-box>
        </draw:frame>
        <draw:frame draw:style-name="gr32" draw:text-style-name="P3" draw:layer="layout" svg:width="3.906cm" svg:height="0.603cm" draw:transform="rotate (1.5707963267946) translate (7.005cm 7.918cm)">
          <draw:text-box>
            <text:p><text:span text:style-name="T2">Qualitätsdifferenz (in %)</text:span></text:p>
          </draw:text-box>
        </draw:frame>
        <draw:polygon draw:style-name="gr5" draw:text-style-name="P1" draw:layer="layout" svg:width="15.207cm" svg:height="6.977cm" svg:x="6.35cm" svg:y="12.7cm" svg:viewBox="0 0 15208 6978" draw:points="0,0 15208,0 15208,6978 0,6978">
          <text:p/>
        </draw:polygon>
        <draw:polyline draw:style-name="gr6" draw:text-style-name="P1" draw:layer="layout" svg:width="9.185cm" svg:height="5.221cm" svg:x="7.922cm" svg:y="13.024cm" svg:viewBox="0 0 9186 5222" draw:points="4593,5222 0,5222 0,0 9186,0 9186,5222 4593,5222">
          <text:p/>
        </draw:polyline>
        <draw:line draw:style-name="gr6" draw:text-style-name="P1" draw:layer="layout" svg:x1="17.108cm" svg:y1="18.246cm" svg:x2="7.922cm" svg:y2="18.246cm">
          <text:p/>
        </draw:line>
        <draw:line draw:style-name="gr6" draw:text-style-name="P1" draw:layer="layout" svg:x1="17.108cm" svg:y1="17.201cm" svg:x2="7.922cm" svg:y2="17.201cm">
          <text:p/>
        </draw:line>
        <draw:line draw:style-name="gr6" draw:text-style-name="P1" draw:layer="layout" svg:x1="17.108cm" svg:y1="16.157cm" svg:x2="7.922cm" svg:y2="16.157cm">
          <text:p/>
        </draw:line>
        <draw:line draw:style-name="gr6" draw:text-style-name="P1" draw:layer="layout" svg:x1="17.108cm" svg:y1="15.112cm" svg:x2="7.922cm" svg:y2="15.112cm">
          <text:p/>
        </draw:line>
        <draw:line draw:style-name="gr6" draw:text-style-name="P1" draw:layer="layout" svg:x1="17.108cm" svg:y1="14.068cm" svg:x2="7.922cm" svg:y2="14.068cm">
          <text:p/>
        </draw:line>
        <draw:line draw:style-name="gr6" draw:text-style-name="P1" draw:layer="layout" svg:x1="17.108cm" svg:y1="13.022cm" svg:x2="7.922cm" svg:y2="13.022cm">
          <text:p/>
        </draw:line>
        <draw:frame draw:style-name="gr26" draw:text-style-name="P2" draw:layer="layout" svg:width="0.815cm" svg:height="0.569cm" svg:x="7.764cm" svg:y="18.541cm">
          <draw:text-box>
            <text:p><text:span text:style-name="T1">10</text:span></text:p>
          </draw:text-box>
        </draw:frame>
        <draw:frame draw:style-name="gr26" draw:text-style-name="P2" draw:layer="layout" svg:width="0.815cm" svg:height="0.569cm" svg:x="9.066cm" svg:y="18.541cm">
          <draw:text-box>
            <text:p><text:span text:style-name="T1">25</text:span></text:p>
          </draw:text-box>
        </draw:frame>
        <draw:frame draw:style-name="gr26" draw:text-style-name="P2" draw:layer="layout" svg:width="0.815cm" svg:height="0.569cm" svg:x="10.397cm" svg:y="18.541cm">
          <draw:text-box>
            <text:p><text:span text:style-name="T1">50</text:span></text:p>
          </draw:text-box>
        </draw:frame>
        <draw:frame draw:style-name="gr26" draw:text-style-name="P2" draw:layer="layout" svg:width="0.972cm" svg:height="0.569cm" svg:x="11.617cm" svg:y="18.541cm">
          <draw:text-box>
            <text:p><text:span text:style-name="T1">100</text:span></text:p>
          </draw:text-box>
        </draw:frame>
        <draw:frame draw:style-name="gr26" draw:text-style-name="P2" draw:layer="layout" svg:width="0.972cm" svg:height="0.569cm" svg:x="12.947cm" svg:y="18.541cm">
          <draw:text-box>
            <text:p><text:span text:style-name="T1">200</text:span></text:p>
          </draw:text-box>
        </draw:frame>
        <draw:frame draw:style-name="gr26" draw:text-style-name="P2" draw:layer="layout" svg:width="0.972cm" svg:height="0.569cm" svg:x="14.25cm" svg:y="18.541cm">
          <draw:text-box>
            <text:p><text:span text:style-name="T1">500</text:span></text:p>
          </draw:text-box>
        </draw:frame>
        <draw:frame draw:style-name="gr27" draw:text-style-name="P2" draw:layer="layout" svg:width="1.129cm" svg:height="0.569cm" svg:x="15.469cm" svg:y="18.541cm">
          <draw:text-box>
            <text:p><text:span text:style-name="T1">1000</text:span></text:p>
          </draw:text-box>
        </draw:frame>
        <draw:frame draw:style-name="gr27" draw:text-style-name="P2" draw:layer="layout" svg:width="1.129cm" svg:height="0.569cm" svg:x="16.799cm" svg:y="18.541cm">
          <draw:text-box>
            <text:p><text:span text:style-name="T1">2000</text:span></text:p>
          </draw:text-box>
        </draw:frame>
        <draw:line draw:style-name="gr6" draw:text-style-name="P1" draw:layer="layout" svg:x1="7.922cm" svg:y1="18.395cm" svg:x2="7.922cm" svg:y2="18.246cm">
          <text:p/>
        </draw:line>
        <draw:line draw:style-name="gr6" draw:text-style-name="P1" draw:layer="layout" svg:x1="9.234cm" svg:y1="18.395cm" svg:x2="9.234cm" svg:y2="18.246cm">
          <text:p/>
        </draw:line>
        <draw:line draw:style-name="gr6" draw:text-style-name="P1" draw:layer="layout" svg:x1="10.546cm" svg:y1="18.395cm" svg:x2="10.546cm" svg:y2="18.246cm">
          <text:p/>
        </draw:line>
        <draw:line draw:style-name="gr6" draw:text-style-name="P1" draw:layer="layout" svg:x1="11.858cm" svg:y1="18.395cm" svg:x2="11.858cm" svg:y2="18.246cm">
          <text:p/>
        </draw:line>
        <draw:line draw:style-name="gr6" draw:text-style-name="P1" draw:layer="layout" svg:x1="13.17cm" svg:y1="18.395cm" svg:x2="13.17cm" svg:y2="18.246cm">
          <text:p/>
        </draw:line>
        <draw:line draw:style-name="gr6" draw:text-style-name="P1" draw:layer="layout" svg:x1="14.482cm" svg:y1="18.395cm" svg:x2="14.482cm" svg:y2="18.246cm">
          <text:p/>
        </draw:line>
        <draw:line draw:style-name="gr6" draw:text-style-name="P1" draw:layer="layout" svg:x1="15.795cm" svg:y1="18.395cm" svg:x2="15.795cm" svg:y2="18.246cm">
          <text:p/>
        </draw:line>
        <draw:polyline draw:style-name="gr6" draw:text-style-name="P1" draw:layer="layout" svg:width="0.148cm" svg:height="9.185cm" draw:transform="rotate (1.5707963267946) translate (7.92159693576986cm 18.3951895499595cm)" svg:viewBox="0 0 149 9186" draw:points="0,25029 149,25029 149,15843">
          <text:p/>
        </draw:polyline>
        <draw:frame draw:style-name="gr26" draw:text-style-name="P2" draw:layer="layout" svg:width="0.659cm" svg:height="0.569cm" svg:x="7.514cm" svg:y="18.093cm">
          <draw:text-box>
            <text:p><text:span text:style-name="T1">0</text:span></text:p>
          </draw:text-box>
        </draw:frame>
        <draw:frame draw:style-name="gr26" draw:text-style-name="P2" draw:layer="layout" svg:width="0.659cm" svg:height="0.569cm" svg:x="7.514cm" svg:y="17.063cm">
          <draw:text-box>
            <text:p><text:span text:style-name="T1">5</text:span></text:p>
          </draw:text-box>
        </draw:frame>
        <draw:frame draw:style-name="gr26" draw:text-style-name="P2" draw:layer="layout" svg:width="0.815cm" svg:height="0.569cm" svg:x="7.348cm" svg:y="16.008cm">
          <draw:text-box>
            <text:p><text:span text:style-name="T1">10</text:span></text:p>
          </draw:text-box>
        </draw:frame>
        <draw:frame draw:style-name="gr26" draw:text-style-name="P2" draw:layer="layout" svg:width="0.815cm" svg:height="0.569cm" svg:x="7.348cm" svg:y="14.952cm">
          <draw:text-box>
            <text:p><text:span text:style-name="T1">15</text:span></text:p>
          </draw:text-box>
        </draw:frame>
        <draw:frame draw:style-name="gr26" draw:text-style-name="P2" draw:layer="layout" svg:width="0.815cm" svg:height="0.569cm" svg:x="7.348cm" svg:y="13.923cm">
          <draw:text-box>
            <text:p><text:span text:style-name="T1">20</text:span></text:p>
          </draw:text-box>
        </draw:frame>
        <draw:frame draw:style-name="gr26" draw:text-style-name="P2" draw:layer="layout" svg:width="0.815cm" svg:height="0.569cm" svg:x="7.348cm" svg:y="12.868cm">
          <draw:text-box>
            <text:p><text:span text:style-name="T1">25</text:span></text:p>
          </draw:text-box>
        </draw:frame>
        <draw:line draw:style-name="gr6" draw:text-style-name="P1" draw:layer="layout" svg:x1="7.772cm" svg:y1="18.246cm" svg:x2="7.922cm" svg:y2="18.246cm">
          <text:p/>
        </draw:line>
        <draw:line draw:style-name="gr6" draw:text-style-name="P1" draw:layer="layout" svg:x1="7.772cm" svg:y1="17.201cm" svg:x2="7.922cm" svg:y2="17.201cm">
          <text:p/>
        </draw:line>
        <draw:line draw:style-name="gr6" draw:text-style-name="P1" draw:layer="layout" svg:x1="7.772cm" svg:y1="16.157cm" svg:x2="7.922cm" svg:y2="16.157cm">
          <text:p/>
        </draw:line>
        <draw:line draw:style-name="gr6" draw:text-style-name="P1" draw:layer="layout" svg:x1="7.772cm" svg:y1="15.112cm" svg:x2="7.922cm" svg:y2="15.112cm">
          <text:p/>
        </draw:line>
        <draw:line draw:style-name="gr6" draw:text-style-name="P1" draw:layer="layout" svg:x1="7.772cm" svg:y1="14.068cm" svg:x2="7.922cm" svg:y2="14.068cm">
          <text:p/>
        </draw:line>
        <draw:polyline draw:style-name="gr6" draw:text-style-name="P1" draw:layer="layout" svg:width="0.149cm" svg:height="5.222cm" svg:x="7.772cm" svg:y="13.022cm" svg:viewBox="0 0 150 5223" draw:points="0,0 150,0 150,5223">
          <text:p/>
        </draw:polyline>
        <draw:polygon draw:style-name="gr11" draw:text-style-name="P1" draw:layer="layout" svg:width="1.335cm" svg:height="0.44cm" svg:x="7.91cm" svg:y="13.727cm" svg:viewBox="0 0 1336 441" draw:points="24,0 1336,357 1324,399 1312,441 0,84 12,42">
          <text:p/>
        </draw:polygon>
        <draw:polygon draw:style-name="gr11" draw:text-style-name="P1" draw:layer="layout" svg:width="0.011cm" svg:height="0.043cm" svg:x="9.222cm" svg:y="14.126cm" svg:viewBox="0 0 12 44" draw:points="12,0 8,44 1,43 0,42">
          <text:p/>
        </draw:polygon>
        <draw:polygon draw:style-name="gr11" draw:text-style-name="P1" draw:layer="layout" svg:width="1.319cm" svg:height="0.195cm" svg:x="9.23cm" svg:y="14.082cm" svg:viewBox="0 0 1320 196" draw:points="8,0 1320,108 1316,152 1312,196 0,88 4,44">
          <text:p/>
        </draw:polygon>
        <draw:polygon draw:style-name="gr11" draw:text-style-name="P1" draw:layer="layout" svg:width="0.025cm" svg:height="0.043cm" svg:x="10.546cm" svg:y="14.191cm" svg:viewBox="0 0 26 44" draw:points="0,44 4,0 11,1 18,4 25,8 26,8">
          <text:p/>
        </draw:polygon>
        <draw:polygon draw:style-name="gr11" draw:text-style-name="P1" draw:layer="layout" svg:width="1.363cm" svg:height="1.019cm" svg:x="10.52cm" svg:y="14.199cm" svg:viewBox="0 0 1364 1020" draw:points="52,0 1364,949 1338,984 1312,1020 0,72 26,36">
          <text:p/>
        </draw:polygon>
        <draw:polygon draw:style-name="gr11" draw:text-style-name="P1" draw:layer="layout" svg:width="0.025cm" svg:height="0.043cm" svg:x="11.832cm" svg:y="15.183cm" svg:viewBox="0 0 26 44" draw:points="26,0 24,44 16,43 9,41 2,37 0,36">
          <text:p/>
        </draw:polygon>
        <draw:polygon draw:style-name="gr11" draw:text-style-name="P1" draw:layer="layout" svg:width="1.315cm" svg:height="0.147cm" svg:x="11.856cm" svg:y="15.14cm" svg:viewBox="0 0 1316 148" draw:points="4,0 1316,61 1314,105 1312,148 0,88 2,44">
          <text:p/>
        </draw:polygon>
        <draw:polygon draw:style-name="gr11" draw:text-style-name="P1" draw:layer="layout" svg:width="0.02cm" svg:height="0.043cm" svg:x="13.17cm" svg:y="15.2cm" svg:viewBox="0 0 21 44" draw:points="0,44 2,0 10,1 17,3 21,6">
          <text:p/>
        </draw:polygon>
        <draw:polygon draw:style-name="gr11" draw:text-style-name="P1" draw:layer="layout" svg:width="1.353cm" svg:height="0.805cm" svg:x="13.149cm" svg:y="15.206cm" svg:viewBox="0 0 1354 806" draw:points="42,0 1354,731 1333,768 1312,806 0,76 21,38">
          <text:p/>
        </draw:polygon>
        <draw:polygon draw:style-name="gr11" draw:text-style-name="P1" draw:layer="layout" svg:width="0.02cm" svg:height="0.04cm" svg:x="14.461cm" svg:y="15.975cm" svg:viewBox="0 0 21 41" draw:points="21,0 6,41 0,38">
          <text:p/>
        </draw:polygon>
        <draw:polygon draw:style-name="gr11" draw:text-style-name="P1" draw:layer="layout" svg:width="1.341cm" svg:height="0.563cm" svg:x="14.467cm" svg:y="15.934cm" svg:viewBox="0 0 1342 564" draw:points="30,0 1342,483 1327,524 1312,564 0,82 15,41">
          <text:p/>
        </draw:polygon>
        <draw:polygon draw:style-name="gr11" draw:text-style-name="P1" draw:layer="layout" svg:width="0.014cm" svg:height="0.043cm" svg:x="15.78cm" svg:y="16.457cm" svg:viewBox="0 0 15 44" draw:points="15,0 12,44 4,43 0,41">
          <text:p/>
        </draw:polygon>
        <draw:polygon draw:style-name="gr11" draw:text-style-name="P1" draw:layer="layout" svg:width="1.318cm" svg:height="0.178cm" svg:x="15.792cm" svg:y="16.414cm" svg:viewBox="0 0 1319 179" draw:points="6,0 1319,92 1316,135 1313,179 0,88 3,44">
          <text:p/>
        </draw:polygon>
        <draw:polygon draw:style-name="gr11" draw:text-style-name="P1" draw:layer="layout" svg:width="0.248cm" svg:height="0.248cm" svg:x="7.797cm" svg:y="13.645cm" svg:viewBox="0 0 249 249" draw:points="0,0 0,249 249,249 249,0">
          <text:p/>
        </draw:polygon>
        <draw:polyline draw:style-name="gr12" draw:text-style-name="P1" draw:layer="layout" svg:width="0.248cm" svg:height="0.248cm" svg:x="7.797cm" svg:y="13.645cm" svg:viewBox="0 0 249 249" draw:points="0,0 0,249 249,249 249,0 0,0">
          <text:p/>
        </draw:polyline>
        <draw:polygon draw:style-name="gr13" draw:text-style-name="P1" draw:layer="layout" svg:width="0.248cm" svg:height="0.248cm" svg:x="9.109cm" svg:y="14.002cm" svg:viewBox="0 0 249 249" draw:points="0,0 0,249 249,249 249,0">
          <text:p/>
        </draw:polygon>
        <draw:polyline draw:style-name="gr12" draw:text-style-name="P1" draw:layer="layout" svg:width="0.248cm" svg:height="0.248cm" svg:x="9.109cm" svg:y="14.002cm" svg:viewBox="0 0 249 249" draw:points="0,0 0,249 249,249 249,0 0,0">
          <text:p/>
        </draw:polyline>
        <draw:polygon draw:style-name="gr13" draw:text-style-name="P1" draw:layer="layout" svg:width="0.248cm" svg:height="0.248cm" svg:x="10.421cm" svg:y="14.11cm" svg:viewBox="0 0 249 249" draw:points="0,0 0,249 249,249 249,0">
          <text:p/>
        </draw:polygon>
        <draw:polyline draw:style-name="gr12" draw:text-style-name="P1" draw:layer="layout" svg:width="0.248cm" svg:height="0.248cm" svg:x="10.421cm" svg:y="14.11cm" svg:viewBox="0 0 249 249" draw:points="0,0 0,249 249,249 249,0 0,0">
          <text:p/>
        </draw:polyline>
        <draw:polygon draw:style-name="gr13" draw:text-style-name="P1" draw:layer="layout" svg:width="0.248cm" svg:height="0.248cm" svg:x="11.733cm" svg:y="15.059cm" svg:viewBox="0 0 249 249" draw:points="0,0 0,249 249,249 249,0">
          <text:p/>
        </draw:polygon>
        <draw:polyline draw:style-name="gr12" draw:text-style-name="P1" draw:layer="layout" svg:width="0.248cm" svg:height="0.248cm" svg:x="11.733cm" svg:y="15.059cm" svg:viewBox="0 0 249 249" draw:points="0,0 0,249 249,249 249,0 0,0">
          <text:p/>
        </draw:polyline>
        <draw:polygon draw:style-name="gr13" draw:text-style-name="P1" draw:layer="layout" svg:width="0.248cm" svg:height="0.248cm" svg:x="13.046cm" svg:y="15.12cm" svg:viewBox="0 0 249 249" draw:points="0,0 0,249 249,249 249,0">
          <text:p/>
        </draw:polygon>
        <draw:polyline draw:style-name="gr12" draw:text-style-name="P1" draw:layer="layout" svg:width="0.248cm" svg:height="0.248cm" svg:x="13.046cm" svg:y="15.12cm" svg:viewBox="0 0 249 249" draw:points="0,0 0,249 249,249 249,0 0,0">
          <text:p/>
        </draw:polyline>
        <draw:polygon draw:style-name="gr13" draw:text-style-name="P1" draw:layer="layout" svg:width="0.248cm" svg:height="0.248cm" svg:x="14.358cm" svg:y="15.85cm" svg:viewBox="0 0 249 249" draw:points="0,0 0,249 249,249 249,0">
          <text:p/>
        </draw:polygon>
        <draw:polyline draw:style-name="gr12" draw:text-style-name="P1" draw:layer="layout" svg:width="0.248cm" svg:height="0.248cm" svg:x="14.358cm" svg:y="15.85cm" svg:viewBox="0 0 249 249" draw:points="0,0 0,249 249,249 249,0 0,0">
          <text:p/>
        </draw:polyline>
        <draw:polygon draw:style-name="gr13" draw:text-style-name="P1" draw:layer="layout" svg:width="0.248cm" svg:height="0.248cm" svg:x="15.67cm" svg:y="16.333cm" svg:viewBox="0 0 249 249" draw:points="0,0 0,249 249,249 249,0">
          <text:p/>
        </draw:polygon>
        <draw:polyline draw:style-name="gr12" draw:text-style-name="P1" draw:layer="layout" svg:width="0.248cm" svg:height="0.248cm" svg:x="15.67cm" svg:y="16.333cm" svg:viewBox="0 0 249 249" draw:points="0,0 0,249 249,249 249,0 0,0">
          <text:p/>
        </draw:polyline>
        <draw:polygon draw:style-name="gr13" draw:text-style-name="P1" draw:layer="layout" svg:width="0.248cm" svg:height="0.248cm" svg:x="16.983cm" svg:y="16.424cm" svg:viewBox="0 0 249 249" draw:points="0,0 0,249 249,249 249,0">
          <text:p/>
        </draw:polygon>
        <draw:polyline draw:style-name="gr12" draw:text-style-name="P1" draw:layer="layout" svg:width="0.248cm" svg:height="0.248cm" svg:x="16.983cm" svg:y="16.424cm" svg:viewBox="0 0 249 249" draw:points="0,0 0,249 249,249 249,0 0,0">
          <text:p/>
        </draw:polyline>
        <draw:polygon draw:style-name="gr14" draw:text-style-name="P1" draw:layer="layout" svg:width="1.329cm" svg:height="0.366cm" svg:x="7.913cm" svg:y="14.272cm" svg:viewBox="0 0 1330 367" draw:points="18,0 1330,282 1321,324 1312,367 0,86 9,43">
          <text:p/>
        </draw:polygon>
        <draw:polygon draw:style-name="gr14" draw:text-style-name="P1" draw:layer="layout" svg:width="0.008cm" svg:height="0.042cm" svg:x="9.225cm" svg:y="14.596cm" svg:viewBox="0 0 9 43" draw:points="9,0 2,43 0,43">
          <text:p/>
        </draw:polygon>
        <draw:polygon draw:style-name="gr14" draw:text-style-name="P1" draw:layer="layout" svg:width="1.325cm" svg:height="0.294cm" svg:x="9.227cm" svg:y="14.553cm" svg:viewBox="0 0 1326 295" draw:points="14,0 1326,209 1319,252 1312,295 0,86 7,43">
          <text:p/>
        </draw:polygon>
        <draw:polygon draw:style-name="gr14" draw:text-style-name="P1" draw:layer="layout" svg:width="0.012cm" svg:height="0.042cm" svg:x="10.546cm" svg:y="14.762cm" svg:viewBox="0 0 13 43" draw:points="0,43 7,0 13,1">
          <text:p/>
        </draw:polygon>
        <draw:polygon draw:style-name="gr14" draw:text-style-name="P1" draw:layer="layout" svg:width="1.337cm" svg:height="0.48cm" svg:x="10.533cm" svg:y="14.763cm" svg:viewBox="0 0 1338 481" draw:points="26,0 1338,397 1325,439 1312,481 0,84 13,42">
          <text:p/>
        </draw:polygon>
        <draw:polygon draw:style-name="gr14" draw:text-style-name="P1" draw:layer="layout" svg:width="0.014cm" svg:height="0.041cm" svg:x="11.858cm" svg:y="15.16cm" svg:viewBox="0 0 15 42" draw:points="0,42 13,0 15,0">
          <text:p/>
        </draw:polygon>
        <draw:polygon draw:style-name="gr14" draw:text-style-name="P1" draw:layer="layout" svg:width="1.341cm" svg:height="0.539cm" svg:x="11.843cm" svg:y="15.16cm" svg:viewBox="0 0 1342 540" draw:points="30,0 1342,457 1327,499 1312,540 0,84 15,42">
          <text:p/>
        </draw:polygon>
        <draw:polygon draw:style-name="gr14" draw:text-style-name="P1" draw:layer="layout" svg:width="0.019cm" svg:height="0.041cm" svg:x="13.17cm" svg:y="15.617cm" svg:viewBox="0 0 20 42" draw:points="0,42 15,0 20,3">
          <text:p/>
        </draw:polygon>
        <draw:polygon draw:style-name="gr14" draw:text-style-name="P1" draw:layer="layout" svg:width="1.351cm" svg:height="0.737cm" svg:x="13.15cm" svg:y="15.62cm" svg:viewBox="0 0 1352 738" draw:points="40,0 1352,660 1332,699 1312,738 0,78 20,39">
          <text:p/>
        </draw:polygon>
        <draw:polygon draw:style-name="gr14" draw:text-style-name="P1" draw:layer="layout" svg:width="0.019cm" svg:height="0.04cm" svg:x="14.462cm" svg:y="16.319cm" svg:viewBox="0 0 20 41" draw:points="20,0 3,41 0,39">
          <text:p/>
        </draw:polygon>
        <draw:polygon draw:style-name="gr14" draw:text-style-name="P1" draw:layer="layout" svg:width="1.345cm" svg:height="0.618cm" svg:x="14.465cm" svg:y="16.278cm" svg:viewBox="0 0 1346 619" draw:points="34,0 1346,537 1329,578 1312,619 0,82 17,41">
          <text:p/>
        </draw:polygon>
        <draw:polygon draw:style-name="gr14" draw:text-style-name="P1" draw:layer="layout" svg:width="0.016cm" svg:height="0.043cm" svg:x="15.778cm" svg:y="16.856cm" svg:viewBox="0 0 17 44" draw:points="17,0 11,44 3,42 0,41">
          <text:p/>
        </draw:polygon>
        <draw:polygon draw:style-name="gr14" draw:text-style-name="P1" draw:layer="layout" svg:width="1.324cm" svg:height="0.275cm" svg:x="15.789cm" svg:y="16.813cm" svg:viewBox="0 0 1325 276" draw:points="12,0 1325,188 1319,232 1313,276 0,88 6,44">
          <text:p/>
        </draw:polygon>
        <draw:polygon draw:style-name="gr14" draw:text-style-name="P1" draw:layer="layout" svg:width="0.248cm" svg:height="0.248cm" svg:x="7.797cm" svg:y="14.19cm" svg:viewBox="0 0 249 249" draw:points="0,124 125,249 249,124 125,0">
          <text:p/>
        </draw:polygon>
        <draw:polyline draw:style-name="gr12" draw:text-style-name="P1" draw:layer="layout" svg:width="0.248cm" svg:height="0.248cm" svg:x="7.797cm" svg:y="14.19cm" svg:viewBox="0 0 249 249" draw:points="0,124 125,249 249,124 125,0 0,124">
          <text:p/>
        </draw:polyline>
        <draw:polygon draw:style-name="gr14" draw:text-style-name="P1" draw:layer="layout" svg:width="0.248cm" svg:height="0.248cm" svg:x="9.109cm" svg:y="14.472cm" svg:viewBox="0 0 249 249" draw:points="0,124 125,249 249,124 125,0">
          <text:p/>
        </draw:polygon>
        <draw:polyline draw:style-name="gr12" draw:text-style-name="P1" draw:layer="layout" svg:width="0.248cm" svg:height="0.248cm" svg:x="9.109cm" svg:y="14.472cm" svg:viewBox="0 0 249 249" draw:points="0,124 125,249 249,124 125,0 0,124">
          <text:p/>
        </draw:polyline>
        <draw:polygon draw:style-name="gr14" draw:text-style-name="P1" draw:layer="layout" svg:width="0.248cm" svg:height="0.248cm" svg:x="10.421cm" svg:y="14.681cm" svg:viewBox="0 0 249 249" draw:points="0,124 125,249 249,124 125,0">
          <text:p/>
        </draw:polygon>
        <draw:polyline draw:style-name="gr12" draw:text-style-name="P1" draw:layer="layout" svg:width="0.248cm" svg:height="0.248cm" svg:x="10.421cm" svg:y="14.681cm" svg:viewBox="0 0 249 249" draw:points="0,124 125,249 249,124 125,0 0,124">
          <text:p/>
        </draw:polyline>
        <draw:polygon draw:style-name="gr14" draw:text-style-name="P1" draw:layer="layout" svg:width="0.248cm" svg:height="0.248cm" svg:x="11.733cm" svg:y="15.078cm" svg:viewBox="0 0 249 249" draw:points="0,124 125,249 249,124 125,0">
          <text:p/>
        </draw:polygon>
        <draw:polyline draw:style-name="gr12" draw:text-style-name="P1" draw:layer="layout" svg:width="0.248cm" svg:height="0.248cm" svg:x="11.733cm" svg:y="15.078cm" svg:viewBox="0 0 249 249" draw:points="0,124 125,249 249,124 125,0 0,124">
          <text:p/>
        </draw:polyline>
        <draw:polygon draw:style-name="gr14" draw:text-style-name="P1" draw:layer="layout" svg:width="0.248cm" svg:height="0.248cm" svg:x="13.046cm" svg:y="15.535cm" svg:viewBox="0 0 249 249" draw:points="0,124 125,249 249,124 125,0">
          <text:p/>
        </draw:polygon>
        <draw:polyline draw:style-name="gr12" draw:text-style-name="P1" draw:layer="layout" svg:width="0.248cm" svg:height="0.248cm" svg:x="13.046cm" svg:y="15.535cm" svg:viewBox="0 0 249 249" draw:points="0,124 125,249 249,124 125,0 0,124">
          <text:p/>
        </draw:polyline>
        <draw:polygon draw:style-name="gr14" draw:text-style-name="P1" draw:layer="layout" svg:width="0.248cm" svg:height="0.248cm" svg:x="14.358cm" svg:y="16.195cm" svg:viewBox="0 0 249 249" draw:points="0,124 125,249 249,124 125,0">
          <text:p/>
        </draw:polygon>
        <draw:polyline draw:style-name="gr12" draw:text-style-name="P1" draw:layer="layout" svg:width="0.248cm" svg:height="0.248cm" svg:x="14.358cm" svg:y="16.195cm" svg:viewBox="0 0 249 249" draw:points="0,124 125,249 249,124 125,0 0,124">
          <text:p/>
        </draw:polyline>
        <draw:polygon draw:style-name="gr14" draw:text-style-name="P1" draw:layer="layout" svg:width="0.248cm" svg:height="0.248cm" svg:x="15.67cm" svg:y="16.732cm" svg:viewBox="0 0 249 249" draw:points="0,124 125,249 249,124 125,0">
          <text:p/>
        </draw:polygon>
        <draw:polyline draw:style-name="gr12" draw:text-style-name="P1" draw:layer="layout" svg:width="0.248cm" svg:height="0.248cm" svg:x="15.67cm" svg:y="16.732cm" svg:viewBox="0 0 249 249" draw:points="0,124 125,249 249,124 125,0 0,124">
          <text:p/>
        </draw:polyline>
        <draw:polygon draw:style-name="gr14" draw:text-style-name="P1" draw:layer="layout" svg:width="0.248cm" svg:height="0.248cm" svg:x="16.983cm" svg:y="16.92cm" svg:viewBox="0 0 249 249" draw:points="0,124 125,249 249,124 125,0">
          <text:p/>
        </draw:polygon>
        <draw:polyline draw:style-name="gr12" draw:text-style-name="P1" draw:layer="layout" svg:width="0.248cm" svg:height="0.248cm" svg:x="16.983cm" svg:y="16.92cm" svg:viewBox="0 0 249 249" draw:points="0,124 125,249 249,124 125,0 0,124">
          <text:p/>
        </draw:polyline>
        <draw:polygon draw:style-name="gr15" draw:text-style-name="P1" draw:layer="layout" svg:width="1.319cm" svg:height="0.207cm" svg:x="7.918cm" svg:y="16.596cm" svg:viewBox="0 0 1320 208" draw:points="8,0 1320,120 1316,164 1312,208 0,88 4,44">
          <text:p/>
        </draw:polygon>
        <draw:polygon draw:style-name="gr15" draw:text-style-name="P1" draw:layer="layout" svg:width="0.003cm" svg:height="0.043cm" svg:x="9.23cm" svg:y="16.76cm" svg:viewBox="0 0 4 44" draw:points="4,0 1,44 0,44">
          <text:p/>
        </draw:polygon>
        <draw:polygon draw:style-name="gr15" draw:text-style-name="P1" draw:layer="layout" svg:width="1.317cm" svg:height="0.172cm" svg:x="9.231cm" svg:y="16.716cm" svg:viewBox="0 0 1318 173" draw:points="6,0 1318,86 1315,129 1312,173 0,88 3,44">
          <text:p/>
        </draw:polygon>
        <draw:polygon draw:style-name="gr15" draw:text-style-name="P1" draw:layer="layout" svg:width="0.004cm" svg:height="0.043cm" svg:x="10.546cm" svg:y="16.802cm" svg:viewBox="0 0 5 44" draw:points="0,44 3,0 5,0">
          <text:p/>
        </draw:polygon>
        <draw:polygon draw:style-name="gr15" draw:text-style-name="P1" draw:layer="layout" svg:width="1.321cm" svg:height="0.229cm" svg:x="10.541cm" svg:y="16.802cm" svg:viewBox="0 0 1322 230" draw:points="10,0 1322,142 1317,186 1312,230 0,88 5,44">
          <text:p/>
        </draw:polygon>
        <draw:polygon draw:style-name="gr15" draw:text-style-name="P1" draw:layer="layout" svg:width="0.005cm" svg:height="0.043cm" svg:x="11.858cm" svg:y="16.944cm" svg:viewBox="0 0 6 44" draw:points="0,44 5,0 6,0">
          <text:p/>
        </draw:polygon>
        <draw:polygon draw:style-name="gr15" draw:text-style-name="P1" draw:layer="layout" svg:width="1.323cm" svg:height="0.275cm" svg:x="11.852cm" svg:y="16.944cm" svg:viewBox="0 0 1324 276" draw:points="12,0 1324,188 1318,232 1312,276 0,88 6,44">
          <text:p/>
        </draw:polygon>
        <draw:polygon draw:style-name="gr15" draw:text-style-name="P1" draw:layer="layout" svg:width="0.007cm" svg:height="0.043cm" svg:x="13.17cm" svg:y="17.132cm" svg:viewBox="0 0 8 44" draw:points="0,44 6,0 8,1">
          <text:p/>
        </draw:polygon>
        <draw:polygon draw:style-name="gr15" draw:text-style-name="P1" draw:layer="layout" svg:width="1.327cm" svg:height="0.328cm" svg:x="13.162cm" svg:y="17.133cm" svg:viewBox="0 0 1328 329" draw:points="16,0 1328,244 1320,287 1312,329 0,86 8,43">
          <text:p/>
        </draw:polygon>
        <draw:polygon draw:style-name="gr15" draw:text-style-name="P1" draw:layer="layout" svg:width="0.007cm" svg:height="0.043cm" svg:x="14.474cm" svg:y="17.42cm" svg:viewBox="0 0 8 44" draw:points="8,0 4,44 0,43">
          <text:p/>
        </draw:polygon>
        <draw:polygon draw:style-name="gr15" draw:text-style-name="P1" draw:layer="layout" svg:width="1.319cm" svg:height="0.202cm" svg:x="14.478cm" svg:y="17.376cm" svg:viewBox="0 0 1320 203" draw:points="8,0 1320,115 1316,159 1312,203 0,88 4,44">
          <text:p/>
        </draw:polygon>
        <draw:polygon draw:style-name="gr15" draw:text-style-name="P1" draw:layer="layout" svg:width="0.003cm" svg:height="0.043cm" svg:x="15.791cm" svg:y="17.535cm" svg:viewBox="0 0 4 44" draw:points="4,0 1,44 0,44">
          <text:p/>
        </draw:polygon>
        <draw:polygon draw:style-name="gr15" draw:text-style-name="P1" draw:layer="layout" svg:width="1.318cm" svg:height="0.18cm" svg:x="15.792cm" svg:y="17.491cm" svg:viewBox="0 0 1319 181" draw:points="6,0 1319,94 1316,137 1313,181 0,88 3,44">
          <text:p/>
        </draw:polygon>
        <draw:polygon draw:style-name="gr15" draw:text-style-name="P1" draw:layer="layout" svg:width="0.248cm" svg:height="0.248cm" svg:x="7.797cm" svg:y="16.515cm" svg:viewBox="0 0 249 249" draw:points="0,0 125,249 249,0">
          <text:p/>
        </draw:polygon>
        <draw:polyline draw:style-name="gr12" draw:text-style-name="P1" draw:layer="layout" svg:width="0.248cm" svg:height="0.248cm" svg:x="7.797cm" svg:y="16.515cm" svg:viewBox="0 0 249 249" draw:points="0,0 125,249 249,0 0,0">
          <text:p/>
        </draw:polyline>
        <draw:polygon draw:style-name="gr15" draw:text-style-name="P1" draw:layer="layout" svg:width="0.248cm" svg:height="0.248cm" svg:x="9.109cm" svg:y="16.635cm" svg:viewBox="0 0 249 249" draw:points="0,0 125,249 249,0">
          <text:p/>
        </draw:polygon>
        <draw:polyline draw:style-name="gr12" draw:text-style-name="P1" draw:layer="layout" svg:width="0.248cm" svg:height="0.248cm" svg:x="9.109cm" svg:y="16.635cm" svg:viewBox="0 0 249 249" draw:points="0,0 125,249 249,0 0,0">
          <text:p/>
        </draw:polyline>
        <draw:polygon draw:style-name="gr15" draw:text-style-name="P1" draw:layer="layout" svg:width="0.248cm" svg:height="0.248cm" svg:x="10.421cm" svg:y="16.721cm" svg:viewBox="0 0 249 249" draw:points="0,0 125,249 249,0">
          <text:p/>
        </draw:polygon>
        <draw:polyline draw:style-name="gr12" draw:text-style-name="P1" draw:layer="layout" svg:width="0.248cm" svg:height="0.248cm" svg:x="10.421cm" svg:y="16.721cm" svg:viewBox="0 0 249 249" draw:points="0,0 125,249 249,0 0,0">
          <text:p/>
        </draw:polyline>
        <draw:polygon draw:style-name="gr15" draw:text-style-name="P1" draw:layer="layout" svg:width="0.248cm" svg:height="0.248cm" svg:x="11.733cm" svg:y="16.863cm" svg:viewBox="0 0 249 249" draw:points="0,0 125,249 249,0">
          <text:p/>
        </draw:polygon>
        <draw:polyline draw:style-name="gr12" draw:text-style-name="P1" draw:layer="layout" svg:width="0.248cm" svg:height="0.248cm" svg:x="11.733cm" svg:y="16.863cm" svg:viewBox="0 0 249 249" draw:points="0,0 125,249 249,0 0,0">
          <text:p/>
        </draw:polyline>
        <draw:polygon draw:style-name="gr15" draw:text-style-name="P1" draw:layer="layout" svg:width="0.248cm" svg:height="0.248cm" svg:x="13.046cm" svg:y="17.052cm" svg:viewBox="0 0 249 249" draw:points="0,0 125,249 249,0">
          <text:p/>
        </draw:polygon>
        <draw:polyline draw:style-name="gr12" draw:text-style-name="P1" draw:layer="layout" svg:width="0.248cm" svg:height="0.248cm" svg:x="13.046cm" svg:y="17.052cm" svg:viewBox="0 0 249 249" draw:points="0,0 125,249 249,0 0,0">
          <text:p/>
        </draw:polyline>
        <draw:polygon draw:style-name="gr15" draw:text-style-name="P1" draw:layer="layout" svg:width="0.248cm" svg:height="0.248cm" svg:x="14.358cm" svg:y="17.295cm" svg:viewBox="0 0 249 249" draw:points="0,0 125,249 249,0">
          <text:p/>
        </draw:polygon>
        <draw:polyline draw:style-name="gr12" draw:text-style-name="P1" draw:layer="layout" svg:width="0.248cm" svg:height="0.248cm" svg:x="14.358cm" svg:y="17.295cm" svg:viewBox="0 0 249 249" draw:points="0,0 125,249 249,0 0,0">
          <text:p/>
        </draw:polyline>
        <draw:polygon draw:style-name="gr15" draw:text-style-name="P1" draw:layer="layout" svg:width="0.248cm" svg:height="0.248cm" svg:x="15.67cm" svg:y="17.411cm" svg:viewBox="0 0 249 249" draw:points="0,0 125,249 249,0">
          <text:p/>
        </draw:polygon>
        <draw:polyline draw:style-name="gr12" draw:text-style-name="P1" draw:layer="layout" svg:width="0.248cm" svg:height="0.248cm" svg:x="15.67cm" svg:y="17.411cm" svg:viewBox="0 0 249 249" draw:points="0,0 125,249 249,0 0,0">
          <text:p/>
        </draw:polyline>
        <draw:polygon draw:style-name="gr15" draw:text-style-name="P1" draw:layer="layout" svg:width="0.248cm" svg:height="0.248cm" svg:x="16.983cm" svg:y="17.504cm" svg:viewBox="0 0 249 249" draw:points="0,0 125,249 249,0">
          <text:p/>
        </draw:polygon>
        <draw:polyline draw:style-name="gr12" draw:text-style-name="P1" draw:layer="layout" svg:width="0.248cm" svg:height="0.248cm" svg:x="16.983cm" svg:y="17.504cm" svg:viewBox="0 0 249 249" draw:points="0,0 125,249 249,0 0,0">
          <text:p/>
        </draw:polyline>
        <draw:polygon draw:style-name="gr16" draw:text-style-name="P1" draw:layer="layout" svg:width="1.317cm" svg:height="0.182cm" svg:x="7.919cm" svg:y="16.662cm" svg:viewBox="0 0 1318 183" draw:points="6,0 1318,96 1315,139 1312,183 0,88 3,44">
          <text:p/>
        </draw:polygon>
        <draw:polygon draw:style-name="gr16" draw:text-style-name="P1" draw:layer="layout" svg:width="0.003cm" svg:height="0.043cm" svg:x="9.234cm" svg:y="16.758cm" svg:viewBox="0 0 4 44" draw:points="0,44 3,0 4,0">
          <text:p/>
        </draw:polygon>
        <draw:polygon draw:style-name="gr16" draw:text-style-name="P1" draw:layer="layout" svg:width="1.319cm" svg:height="0.2cm" svg:x="9.23cm" svg:y="16.758cm" svg:viewBox="0 0 1320 201" draw:points="8,0 1320,113 1316,157 1312,201 0,88 4,44">
          <text:p/>
        </draw:polygon>
        <draw:polygon draw:style-name="gr16" draw:text-style-name="P1" draw:layer="layout" svg:width="0.005cm" svg:height="0.043cm" svg:x="10.546cm" svg:y="16.871cm" svg:viewBox="0 0 6 44" draw:points="0,44 4,0 6,0">
          <text:p/>
        </draw:polygon>
        <draw:polygon draw:style-name="gr16" draw:text-style-name="P1" draw:layer="layout" svg:width="1.323cm" svg:height="0.266cm" svg:x="10.54cm" svg:y="16.871cm" svg:viewBox="0 0 1324 267" draw:points="12,0 1324,179 1318,223 1312,267 0,88 6,44">
          <text:p/>
        </draw:polygon>
        <draw:polygon draw:style-name="gr16" draw:text-style-name="P1" draw:layer="layout" svg:width="0.005cm" svg:height="0.043cm" svg:x="11.852cm" svg:y="17.094cm" svg:viewBox="0 0 6 44" draw:points="6,0 5,44 0,44">
          <text:p/>
        </draw:polygon>
        <draw:polygon draw:style-name="gr16" draw:text-style-name="P1" draw:layer="layout" svg:width="1.313cm" svg:height="0.128cm" svg:x="11.857cm" svg:y="17.051cm" svg:viewBox="0 0 1314 129" draw:points="2,0 1314,42 1313,86 1312,129 0,88 1,44">
          <text:p/>
        </draw:polygon>
        <draw:polygon draw:style-name="gr16" draw:text-style-name="P1" draw:layer="layout" svg:width="0.009cm" svg:height="0.043cm" svg:x="13.17cm" svg:y="17.092cm" svg:viewBox="0 0 10 44" draw:points="0,44 1,0 9,1 10,1">
          <text:p/>
        </draw:polygon>
        <draw:polygon draw:style-name="gr16" draw:text-style-name="P1" draw:layer="layout" svg:width="1.331cm" svg:height="0.404cm" svg:x="13.16cm" svg:y="17.093cm" svg:viewBox="0 0 1332 405" draw:points="20,0 1332,319 1322,362 1312,405 0,86 10,43">
          <text:p/>
        </draw:polygon>
        <draw:polygon draw:style-name="gr16" draw:text-style-name="P1" draw:layer="layout" svg:width="0.009cm" svg:height="0.043cm" svg:x="14.472cm" svg:y="17.456cm" svg:viewBox="0 0 10 44" draw:points="10,0 4,44 0,43">
          <text:p/>
        </draw:polygon>
        <draw:polygon draw:style-name="gr16" draw:text-style-name="P1" draw:layer="layout" svg:width="1.323cm" svg:height="0.279cm" svg:x="14.476cm" svg:y="17.412cm" svg:viewBox="0 0 1324 280" draw:points="12,0 1324,192 1318,236 1312,280 0,88 6,44">
          <text:p/>
        </draw:polygon>
        <draw:polygon draw:style-name="gr16" draw:text-style-name="P1" draw:layer="layout" svg:width="0.005cm" svg:height="0.043cm" svg:x="15.789cm" svg:y="17.648cm" svg:viewBox="0 0 6 44" draw:points="6,0 0,44 0,44">
          <text:p/>
        </draw:polygon>
        <draw:polygon draw:style-name="gr16" draw:text-style-name="P1" draw:layer="layout" svg:width="1.324cm" svg:height="0.254cm" svg:x="15.789cm" svg:y="17.604cm" svg:viewBox="0 0 1325 255" draw:points="12,0 1325,167 1319,211 1313,255 0,88 6,44">
          <text:p/>
        </draw:polygon>
        <draw:polygon draw:style-name="gr16" draw:text-style-name="P1" draw:layer="layout" svg:width="0.248cm" svg:height="0.248cm" svg:x="7.797cm" svg:y="16.582cm" svg:viewBox="0 0 249 249" draw:points="0,249 249,249 125,0">
          <text:p/>
        </draw:polygon>
        <draw:polyline draw:style-name="gr12" draw:text-style-name="P1" draw:layer="layout" svg:width="0.248cm" svg:height="0.248cm" svg:x="7.797cm" svg:y="16.582cm" svg:viewBox="0 0 249 249" draw:points="0,249 249,249 125,0 0,249">
          <text:p/>
        </draw:polyline>
        <draw:polygon draw:style-name="gr16" draw:text-style-name="P1" draw:layer="layout" svg:width="0.248cm" svg:height="0.248cm" svg:x="9.109cm" svg:y="16.677cm" svg:viewBox="0 0 249 249" draw:points="0,249 249,249 125,0">
          <text:p/>
        </draw:polygon>
        <draw:polyline draw:style-name="gr12" draw:text-style-name="P1" draw:layer="layout" svg:width="0.248cm" svg:height="0.248cm" svg:x="9.109cm" svg:y="16.677cm" svg:viewBox="0 0 249 249" draw:points="0,249 249,249 125,0 0,249">
          <text:p/>
        </draw:polyline>
        <draw:polygon draw:style-name="gr16" draw:text-style-name="P1" draw:layer="layout" svg:width="0.248cm" svg:height="0.248cm" svg:x="10.421cm" svg:y="16.791cm" svg:viewBox="0 0 249 249" draw:points="0,249 249,249 125,0">
          <text:p/>
        </draw:polygon>
        <draw:polyline draw:style-name="gr12" draw:text-style-name="P1" draw:layer="layout" svg:width="0.248cm" svg:height="0.248cm" svg:x="10.421cm" svg:y="16.791cm" svg:viewBox="0 0 249 249" draw:points="0,249 249,249 125,0 0,249">
          <text:p/>
        </draw:polyline>
        <draw:polygon draw:style-name="gr16" draw:text-style-name="P1" draw:layer="layout" svg:width="0.248cm" svg:height="0.248cm" svg:x="11.733cm" svg:y="16.97cm" svg:viewBox="0 0 249 249" draw:points="0,249 249,249 125,0">
          <text:p/>
        </draw:polygon>
        <draw:polyline draw:style-name="gr12" draw:text-style-name="P1" draw:layer="layout" svg:width="0.248cm" svg:height="0.248cm" svg:x="11.733cm" svg:y="16.97cm" svg:viewBox="0 0 249 249" draw:points="0,249 249,249 125,0 0,249">
          <text:p/>
        </draw:polyline>
        <draw:polygon draw:style-name="gr16" draw:text-style-name="P1" draw:layer="layout" svg:width="0.248cm" svg:height="0.248cm" svg:x="13.046cm" svg:y="17.012cm" svg:viewBox="0 0 249 249" draw:points="0,249 249,249 125,0">
          <text:p/>
        </draw:polygon>
        <draw:polyline draw:style-name="gr12" draw:text-style-name="P1" draw:layer="layout" svg:width="0.248cm" svg:height="0.248cm" svg:x="13.046cm" svg:y="17.012cm" svg:viewBox="0 0 249 249" draw:points="0,249 249,249 125,0 0,249">
          <text:p/>
        </draw:polyline>
        <draw:polygon draw:style-name="gr16" draw:text-style-name="P1" draw:layer="layout" svg:width="0.248cm" svg:height="0.248cm" svg:x="14.358cm" svg:y="17.331cm" svg:viewBox="0 0 249 249" draw:points="0,249 249,249 125,0">
          <text:p/>
        </draw:polygon>
        <draw:polyline draw:style-name="gr12" draw:text-style-name="P1" draw:layer="layout" svg:width="0.248cm" svg:height="0.248cm" svg:x="14.358cm" svg:y="17.331cm" svg:viewBox="0 0 249 249" draw:points="0,249 249,249 125,0 0,249">
          <text:p/>
        </draw:polyline>
        <draw:polygon draw:style-name="gr16" draw:text-style-name="P1" draw:layer="layout" svg:width="0.248cm" svg:height="0.248cm" svg:x="15.67cm" svg:y="17.523cm" svg:viewBox="0 0 249 249" draw:points="0,249 249,249 125,0">
          <text:p/>
        </draw:polygon>
        <draw:polyline draw:style-name="gr12" draw:text-style-name="P1" draw:layer="layout" svg:width="0.248cm" svg:height="0.248cm" svg:x="15.67cm" svg:y="17.523cm" svg:viewBox="0 0 249 249" draw:points="0,249 249,249 125,0 0,249">
          <text:p/>
        </draw:polyline>
        <draw:polygon draw:style-name="gr16" draw:text-style-name="P1" draw:layer="layout" svg:width="0.248cm" svg:height="0.248cm" svg:x="16.983cm" svg:y="17.691cm" svg:viewBox="0 0 249 249" draw:points="0,249 249,249 125,0">
          <text:p/>
        </draw:polygon>
        <draw:polyline draw:style-name="gr12" draw:text-style-name="P1" draw:layer="layout" svg:width="0.248cm" svg:height="0.248cm" svg:x="16.983cm" svg:y="17.691cm" svg:viewBox="0 0 249 249" draw:points="0,249 249,249 125,0 0,249">
          <text:p/>
        </draw:polyline>
        <draw:polygon draw:style-name="gr13" draw:text-style-name="P1" draw:layer="layout" svg:width="0.315cm" svg:height="0.087cm" svg:x="17.837cm" svg:y="14.33cm" svg:viewBox="0 0 316 88" draw:points="0,0 316,0 316,88 0,88">
          <text:p/>
        </draw:polygon>
        <draw:polygon draw:style-name="gr13" draw:text-style-name="P1" draw:layer="layout" svg:width="0.158cm" svg:height="0.157cm" svg:x="17.916cm" svg:y="14.294cm" svg:viewBox="0 0 159 158" draw:points="0,0 0,158 159,158 159,0">
          <text:p/>
        </draw:polygon>
        <draw:polyline draw:style-name="gr12" draw:text-style-name="P1" draw:layer="layout" svg:width="0.158cm" svg:height="0.157cm" svg:x="17.916cm" svg:y="14.294cm" svg:viewBox="0 0 159 158" draw:points="0,0 0,158 159,158 159,0 0,0">
          <text:p/>
        </draw:polyline>
        <draw:polygon draw:style-name="gr14" draw:text-style-name="P1" draw:layer="layout" svg:width="0.315cm" svg:height="0.087cm" svg:x="17.837cm" svg:y="15.124cm" svg:viewBox="0 0 316 88" draw:points="0,0 316,0 316,88 0,88">
          <text:p/>
        </draw:polygon>
        <draw:polygon draw:style-name="gr14" draw:text-style-name="P1" draw:layer="layout" svg:width="0.158cm" svg:height="0.157cm" svg:x="17.916cm" svg:y="15.088cm" svg:viewBox="0 0 159 158" draw:points="0,80 80,158 159,80 80,0">
          <text:p/>
        </draw:polygon>
        <draw:polyline draw:style-name="gr12" draw:text-style-name="P1" draw:layer="layout" svg:width="0.158cm" svg:height="0.157cm" svg:x="17.916cm" svg:y="15.088cm" svg:viewBox="0 0 159 158" draw:points="0,80 80,158 159,80 80,0 0,80">
          <text:p/>
        </draw:polyline>
        <draw:polygon draw:style-name="gr15" draw:text-style-name="P1" draw:layer="layout" svg:width="0.315cm" svg:height="0.087cm" svg:x="17.837cm" svg:y="16.285cm" svg:viewBox="0 0 316 88" draw:points="0,0 316,0 316,88 0,88">
          <text:p/>
        </draw:polygon>
        <draw:polygon draw:style-name="gr15" draw:text-style-name="P1" draw:layer="layout" svg:width="0.158cm" svg:height="0.157cm" svg:x="17.916cm" svg:y="16.249cm" svg:viewBox="0 0 159 158" draw:points="0,0 80,158 159,0">
          <text:p/>
        </draw:polygon>
        <draw:polyline draw:style-name="gr12" draw:text-style-name="P1" draw:layer="layout" svg:width="0.158cm" svg:height="0.157cm" svg:x="17.916cm" svg:y="16.249cm" svg:viewBox="0 0 159 158" draw:points="0,0 80,158 159,0 0,0">
          <text:p/>
        </draw:polyline>
        <draw:polygon draw:style-name="gr16" draw:text-style-name="P1" draw:layer="layout" svg:width="0.315cm" svg:height="0.087cm" svg:x="17.837cm" svg:y="17.078cm" svg:viewBox="0 0 316 88" draw:points="0,0 316,0 316,88 0,88">
          <text:p/>
        </draw:polygon>
        <draw:polygon draw:style-name="gr16" draw:text-style-name="P1" draw:layer="layout" svg:width="0.158cm" svg:height="0.157cm" svg:x="17.916cm" svg:y="17.043cm" svg:viewBox="0 0 159 158" draw:points="0,158 159,158 80,0">
          <text:p/>
        </draw:polygon>
        <draw:polyline draw:style-name="gr12" draw:text-style-name="P1" draw:layer="layout" svg:width="0.158cm" svg:height="0.157cm" svg:x="17.916cm" svg:y="17.043cm" svg:viewBox="0 0 159 158" draw:points="0,158 159,158 80,0 0,158">
          <text:p/>
        </draw:polyline>
        <draw:frame draw:style-name="gr28" draw:text-style-name="P2" draw:layer="layout" svg:width="1.878cm" svg:height="0.569cm" svg:x="18.213cm" svg:y="14.266cm">
          <draw:text-box>
            <text:p><text:span text:style-name="T1">Intelligent, </text:span></text:p>
          </draw:text-box>
        </draw:frame>
        <draw:frame draw:style-name="gr29" draw:text-style-name="P2" draw:layer="layout" svg:width="2.801cm" svg:height="0.569cm" svg:x="18.213cm" svg:y="14.635cm">
          <draw:text-box>
            <text:p><text:span text:style-name="T1">Geschwindigkeit 1</text:span></text:p>
          </draw:text-box>
        </draw:frame>
        <draw:frame draw:style-name="gr29" draw:text-style-name="P2" draw:layer="layout" svg:width="2.286cm" svg:height="0.569cm" svg:x="18.213cm" svg:y="15.058cm">
          <draw:text-box>
            <text:p><text:span text:style-name="T1">Einfache</text:span></text:p>
          </draw:text-box>
        </draw:frame>
        <draw:frame draw:style-name="gr30" draw:text-style-name="P2" draw:layer="layout" svg:width="3.114cm" svg:height="0.569cm" svg:x="18.213cm" svg:y="15.426cm">
          <draw:text-box>
            <text:p><text:span text:style-name="T1">Richtungsänderung, </text:span></text:p>
          </draw:text-box>
        </draw:frame>
        <draw:frame draw:style-name="gr29" draw:text-style-name="P2" draw:layer="layout" svg:width="2.801cm" svg:height="0.569cm" svg:x="18.213cm" svg:y="15.794cm">
          <draw:text-box>
            <text:p><text:span text:style-name="T1">Geschwindigkeit 1</text:span></text:p>
          </draw:text-box>
        </draw:frame>
        <draw:frame draw:style-name="gr28" draw:text-style-name="P2" draw:layer="layout" svg:width="1.878cm" svg:height="0.569cm" svg:x="18.213cm" svg:y="16.219cm">
          <draw:text-box>
            <text:p><text:span text:style-name="T1">Intelligent, </text:span></text:p>
          </draw:text-box>
        </draw:frame>
        <draw:frame draw:style-name="gr29" draw:text-style-name="P2" draw:layer="layout" svg:width="2.801cm" svg:height="0.569cm" svg:x="18.213cm" svg:y="16.588cm">
          <draw:text-box>
            <text:p><text:span text:style-name="T1">Geschwindigkeit 2</text:span></text:p>
          </draw:text-box>
        </draw:frame>
        <draw:frame draw:style-name="gr29" draw:text-style-name="P2" draw:layer="layout" svg:width="2.286cm" svg:height="0.569cm" svg:x="18.213cm" svg:y="17.011cm">
          <draw:text-box>
            <text:p><text:span text:style-name="T1">Einfache</text:span></text:p>
          </draw:text-box>
        </draw:frame>
        <draw:frame draw:style-name="gr30" draw:text-style-name="P2" draw:layer="layout" svg:width="3.114cm" svg:height="0.569cm" svg:x="18.213cm" svg:y="17.379cm">
          <draw:text-box>
            <text:p><text:span text:style-name="T1">Richtungsänderung, </text:span></text:p>
          </draw:text-box>
        </draw:frame>
        <draw:frame draw:style-name="gr29" draw:text-style-name="P2" draw:layer="layout" svg:width="2.801cm" svg:height="0.569cm" svg:x="18.213cm" svg:y="17.747cm">
          <draw:text-box>
            <text:p><text:span text:style-name="T1">Geschwindigkeit 2</text:span></text:p>
          </draw:text-box>
        </draw:frame>
        <draw:frame draw:style-name="gr33" draw:text-style-name="P3" draw:layer="layout" svg:width="1.315cm" svg:height="0.603cm" svg:x="11.977cm" svg:y="19.036cm">
          <draw:text-box>
            <text:p><text:span text:style-name="T2">Theta</text:span></text:p>
          </draw:text-box>
        </draw:frame>
        <draw:frame draw:style-name="gr32" draw:text-style-name="P3" draw:layer="layout" svg:width="3.906cm" svg:height="0.603cm" draw:transform="rotate (1.5707963267946) translate (6.973cm 16.808cm)">
          <draw:text-box>
            <text:p><text:span text:style-name="T2">Qualitätsdifferenz (in %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polygon draw:style-name="gr5" draw:text-style-name="P1" draw:layer="layout" svg:width="15.207cm" svg:height="6.977cm" svg:x="5.747cm" svg:y="3.175cm" svg:viewBox="0 0 15208 6978" draw:points="0,0 15208,0 15208,6978 0,6978">
          <text:p/>
        </draw:polygon>
        <draw:polyline draw:style-name="gr6" draw:text-style-name="P1" draw:layer="layout" svg:width="9.581cm" svg:height="5.221cm" svg:x="7.16cm" svg:y="3.499cm" svg:viewBox="0 0 9582 5222" draw:points="4791,5222 0,5222 0,0 9582,0 9582,5222 4791,5222">
          <text:p/>
        </draw:polyline>
        <draw:line draw:style-name="gr6" draw:text-style-name="P1" draw:layer="layout" svg:x1="16.742cm" svg:y1="8.721cm" svg:x2="7.16cm" svg:y2="8.721cm">
          <text:p/>
        </draw:line>
        <draw:line draw:style-name="gr6" draw:text-style-name="P1" draw:layer="layout" svg:x1="16.742cm" svg:y1="7.974cm" svg:x2="7.16cm" svg:y2="7.974cm">
          <text:p/>
        </draw:line>
        <draw:line draw:style-name="gr6" draw:text-style-name="P1" draw:layer="layout" svg:x1="16.742cm" svg:y1="7.228cm" svg:x2="7.16cm" svg:y2="7.228cm">
          <text:p/>
        </draw:line>
        <draw:line draw:style-name="gr6" draw:text-style-name="P1" draw:layer="layout" svg:x1="16.742cm" svg:y1="6.482cm" svg:x2="7.16cm" svg:y2="6.482cm">
          <text:p/>
        </draw:line>
        <draw:line draw:style-name="gr6" draw:text-style-name="P1" draw:layer="layout" svg:x1="16.742cm" svg:y1="5.736cm" svg:x2="7.16cm" svg:y2="5.736cm">
          <text:p/>
        </draw:line>
        <draw:line draw:style-name="gr6" draw:text-style-name="P1" draw:layer="layout" svg:x1="16.742cm" svg:y1="4.99cm" svg:x2="7.16cm" svg:y2="4.99cm">
          <text:p/>
        </draw:line>
        <draw:line draw:style-name="gr6" draw:text-style-name="P1" draw:layer="layout" svg:x1="16.742cm" svg:y1="4.244cm" svg:x2="7.16cm" svg:y2="4.244cm">
          <text:p/>
        </draw:line>
        <draw:line draw:style-name="gr6" draw:text-style-name="P1" draw:layer="layout" svg:x1="16.742cm" svg:y1="3.497cm" svg:x2="7.16cm" svg:y2="3.497cm">
          <text:p/>
        </draw:line>
        <draw:frame draw:style-name="gr26" draw:text-style-name="P2" draw:layer="layout" svg:width="0.896cm" svg:height="0.569cm" svg:x="6.966cm" svg:y="9.016cm">
          <draw:text-box>
            <text:p><text:span text:style-name="T1">0.1</text:span></text:p>
          </draw:text-box>
        </draw:frame>
        <draw:frame draw:style-name="gr26" draw:text-style-name="P2" draw:layer="layout" svg:width="0.896cm" svg:height="0.569cm" svg:x="7.604cm" svg:y="9.016cm">
          <draw:text-box>
            <text:p><text:span text:style-name="T1">0.2</text:span></text:p>
          </draw:text-box>
        </draw:frame>
        <draw:frame draw:style-name="gr26" draw:text-style-name="P2" draw:layer="layout" svg:width="0.896cm" svg:height="0.569cm" svg:x="8.242cm" svg:y="9.016cm">
          <draw:text-box>
            <text:p><text:span text:style-name="T1">0.3</text:span></text:p>
          </draw:text-box>
        </draw:frame>
        <draw:frame draw:style-name="gr26" draw:text-style-name="P2" draw:layer="layout" svg:width="0.896cm" svg:height="0.569cm" svg:x="8.879cm" svg:y="9.016cm">
          <draw:text-box>
            <text:p><text:span text:style-name="T1">0.4</text:span></text:p>
          </draw:text-box>
        </draw:frame>
        <draw:frame draw:style-name="gr26" draw:text-style-name="P2" draw:layer="layout" svg:width="0.896cm" svg:height="0.569cm" svg:x="9.517cm" svg:y="9.016cm">
          <draw:text-box>
            <text:p><text:span text:style-name="T1">0.5</text:span></text:p>
          </draw:text-box>
        </draw:frame>
        <draw:frame draw:style-name="gr26" draw:text-style-name="P2" draw:layer="layout" svg:width="0.896cm" svg:height="0.569cm" svg:x="10.154cm" svg:y="9.016cm">
          <draw:text-box>
            <text:p><text:span text:style-name="T1">0.6</text:span></text:p>
          </draw:text-box>
        </draw:frame>
        <draw:frame draw:style-name="gr34" draw:text-style-name="P2" draw:layer="layout" svg:width="1.052cm" svg:height="0.569cm" svg:x="10.708cm" svg:y="9.016cm">
          <draw:text-box>
            <text:p><text:span text:style-name="T1">0.65</text:span></text:p>
          </draw:text-box>
        </draw:frame>
        <draw:frame draw:style-name="gr26" draw:text-style-name="P2" draw:layer="layout" svg:width="0.896cm" svg:height="0.569cm" svg:x="11.429cm" svg:y="9.016cm">
          <draw:text-box>
            <text:p><text:span text:style-name="T1">0.7</text:span></text:p>
          </draw:text-box>
        </draw:frame>
        <draw:frame draw:style-name="gr34" draw:text-style-name="P2" draw:layer="layout" svg:width="1.052cm" svg:height="0.569cm" svg:x="11.983cm" svg:y="9.016cm">
          <draw:text-box>
            <text:p><text:span text:style-name="T1">0.71</text:span></text:p>
          </draw:text-box>
        </draw:frame>
        <draw:frame draw:style-name="gr34" draw:text-style-name="P2" draw:layer="layout" svg:width="1.052cm" svg:height="0.569cm" svg:x="12.621cm" svg:y="9.016cm">
          <draw:text-box>
            <text:p><text:span text:style-name="T1">0.72</text:span></text:p>
          </draw:text-box>
        </draw:frame>
        <draw:frame draw:style-name="gr34" draw:text-style-name="P2" draw:layer="layout" svg:width="1.052cm" svg:height="0.569cm" svg:x="13.259cm" svg:y="9.016cm">
          <draw:text-box>
            <text:p><text:span text:style-name="T1">0.75</text:span></text:p>
          </draw:text-box>
        </draw:frame>
        <draw:frame draw:style-name="gr26" draw:text-style-name="P2" draw:layer="layout" svg:width="0.896cm" svg:height="0.569cm" svg:x="13.979cm" svg:y="9.016cm">
          <draw:text-box>
            <text:p><text:span text:style-name="T1">0.8</text:span></text:p>
          </draw:text-box>
        </draw:frame>
        <draw:frame draw:style-name="gr34" draw:text-style-name="P2" draw:layer="layout" svg:width="1.052cm" svg:height="0.569cm" svg:x="14.561cm" svg:y="9.016cm">
          <draw:text-box>
            <text:p><text:span text:style-name="T1">0.85</text:span></text:p>
          </draw:text-box>
        </draw:frame>
        <draw:frame draw:style-name="gr26" draw:text-style-name="P2" draw:layer="layout" svg:width="0.896cm" svg:height="0.569cm" svg:x="15.254cm" svg:y="9.016cm">
          <draw:text-box>
            <text:p><text:span text:style-name="T1">0.9</text:span></text:p>
          </draw:text-box>
        </draw:frame>
        <draw:frame draw:style-name="gr34" draw:text-style-name="P2" draw:layer="layout" svg:width="1.052cm" svg:height="0.569cm" svg:x="15.836cm" svg:y="9.016cm">
          <draw:text-box>
            <text:p><text:span text:style-name="T1">0.95</text:span></text:p>
          </draw:text-box>
        </draw:frame>
        <draw:frame draw:style-name="gr26" draw:text-style-name="P2" draw:layer="layout" svg:width="0.659cm" svg:height="0.569cm" svg:x="16.667cm" svg:y="9.016cm">
          <draw:text-box>
            <text:p><text:span text:style-name="T1">1</text:span></text:p>
          </draw:text-box>
        </draw:frame>
        <draw:line draw:style-name="gr6" draw:text-style-name="P1" draw:layer="layout" svg:x1="7.16cm" svg:y1="8.87cm" svg:x2="7.16cm" svg:y2="8.721cm">
          <text:p/>
        </draw:line>
        <draw:line draw:style-name="gr6" draw:text-style-name="P1" draw:layer="layout" svg:x1="7.799cm" svg:y1="8.87cm" svg:x2="7.799cm" svg:y2="8.721cm">
          <text:p/>
        </draw:line>
        <draw:line draw:style-name="gr6" draw:text-style-name="P1" draw:layer="layout" svg:x1="8.437cm" svg:y1="8.87cm" svg:x2="8.437cm" svg:y2="8.721cm">
          <text:p/>
        </draw:line>
        <draw:line draw:style-name="gr6" draw:text-style-name="P1" draw:layer="layout" svg:x1="9.076cm" svg:y1="8.87cm" svg:x2="9.076cm" svg:y2="8.721cm">
          <text:p/>
        </draw:line>
        <draw:line draw:style-name="gr6" draw:text-style-name="P1" draw:layer="layout" svg:x1="9.714cm" svg:y1="8.87cm" svg:x2="9.714cm" svg:y2="8.721cm">
          <text:p/>
        </draw:line>
        <draw:line draw:style-name="gr6" draw:text-style-name="P1" draw:layer="layout" svg:x1="10.354cm" svg:y1="8.87cm" svg:x2="10.354cm" svg:y2="8.721cm">
          <text:p/>
        </draw:line>
        <draw:line draw:style-name="gr6" draw:text-style-name="P1" draw:layer="layout" svg:x1="10.993cm" svg:y1="8.87cm" svg:x2="10.993cm" svg:y2="8.721cm">
          <text:p/>
        </draw:line>
        <draw:line draw:style-name="gr6" draw:text-style-name="P1" draw:layer="layout" svg:x1="11.631cm" svg:y1="8.87cm" svg:x2="11.631cm" svg:y2="8.721cm">
          <text:p/>
        </draw:line>
        <draw:line draw:style-name="gr6" draw:text-style-name="P1" draw:layer="layout" svg:x1="12.27cm" svg:y1="8.87cm" svg:x2="12.27cm" svg:y2="8.721cm">
          <text:p/>
        </draw:line>
        <draw:line draw:style-name="gr6" draw:text-style-name="P1" draw:layer="layout" svg:x1="12.908cm" svg:y1="8.87cm" svg:x2="12.908cm" svg:y2="8.721cm">
          <text:p/>
        </draw:line>
        <draw:line draw:style-name="gr6" draw:text-style-name="P1" draw:layer="layout" svg:x1="13.548cm" svg:y1="8.87cm" svg:x2="13.548cm" svg:y2="8.721cm">
          <text:p/>
        </draw:line>
        <draw:line draw:style-name="gr6" draw:text-style-name="P1" draw:layer="layout" svg:x1="14.187cm" svg:y1="8.87cm" svg:x2="14.187cm" svg:y2="8.721cm">
          <text:p/>
        </draw:line>
        <draw:line draw:style-name="gr6" draw:text-style-name="P1" draw:layer="layout" svg:x1="14.825cm" svg:y1="8.87cm" svg:x2="14.825cm" svg:y2="8.721cm">
          <text:p/>
        </draw:line>
        <draw:line draw:style-name="gr6" draw:text-style-name="P1" draw:layer="layout" svg:x1="15.464cm" svg:y1="8.87cm" svg:x2="15.464cm" svg:y2="8.721cm">
          <text:p/>
        </draw:line>
        <draw:line draw:style-name="gr6" draw:text-style-name="P1" draw:layer="layout" svg:x1="16.103cm" svg:y1="8.87cm" svg:x2="16.103cm" svg:y2="8.721cm">
          <text:p/>
        </draw:line>
        <draw:polyline draw:style-name="gr6" draw:text-style-name="P1" draw:layer="layout" svg:width="0.148cm" svg:height="9.581cm" draw:transform="rotate (1.5707963267946) translate (7.15994048320651cm 8.87018954996172cm)" svg:viewBox="0 0 149 9582" draw:points="0,23902 149,23902 149,14320">
          <text:p/>
        </draw:polyline>
        <draw:frame draw:style-name="gr26" draw:text-style-name="P2" draw:layer="layout" svg:width="0.659cm" svg:height="0.569cm" svg:x="6.745cm" svg:y="8.568cm">
          <draw:text-box>
            <text:p><text:span text:style-name="T1">0</text:span></text:p>
          </draw:text-box>
        </draw:frame>
        <draw:frame draw:style-name="gr26" draw:text-style-name="P2" draw:layer="layout" svg:width="0.659cm" svg:height="0.569cm" svg:x="6.745cm" svg:y="7.829cm">
          <draw:text-box>
            <text:p><text:span text:style-name="T1">1</text:span></text:p>
          </draw:text-box>
        </draw:frame>
        <draw:frame draw:style-name="gr26" draw:text-style-name="P2" draw:layer="layout" svg:width="0.659cm" svg:height="0.569cm" svg:x="6.745cm" svg:y="7.09cm">
          <draw:text-box>
            <text:p><text:span text:style-name="T1">2</text:span></text:p>
          </draw:text-box>
        </draw:frame>
        <draw:frame draw:style-name="gr26" draw:text-style-name="P2" draw:layer="layout" svg:width="0.659cm" svg:height="0.569cm" svg:x="6.745cm" svg:y="6.325cm">
          <draw:text-box>
            <text:p><text:span text:style-name="T1">3</text:span></text:p>
          </draw:text-box>
        </draw:frame>
        <draw:frame draw:style-name="gr26" draw:text-style-name="P2" draw:layer="layout" svg:width="0.659cm" svg:height="0.569cm" svg:x="6.745cm" svg:y="5.585cm">
          <draw:text-box>
            <text:p><text:span text:style-name="T1">4</text:span></text:p>
          </draw:text-box>
        </draw:frame>
        <draw:frame draw:style-name="gr26" draw:text-style-name="P2" draw:layer="layout" svg:width="0.659cm" svg:height="0.569cm" svg:x="6.745cm" svg:y="4.847cm">
          <draw:text-box>
            <text:p><text:span text:style-name="T1">5</text:span></text:p>
          </draw:text-box>
        </draw:frame>
        <draw:frame draw:style-name="gr26" draw:text-style-name="P2" draw:layer="layout" svg:width="0.659cm" svg:height="0.569cm" svg:x="6.745cm" svg:y="4.108cm">
          <draw:text-box>
            <text:p><text:span text:style-name="T1">6</text:span></text:p>
          </draw:text-box>
        </draw:frame>
        <draw:frame draw:style-name="gr26" draw:text-style-name="P2" draw:layer="layout" svg:width="0.659cm" svg:height="0.569cm" svg:x="6.745cm" svg:y="3.343cm">
          <draw:text-box>
            <text:p><text:span text:style-name="T1">7</text:span></text:p>
          </draw:text-box>
        </draw:frame>
        <draw:line draw:style-name="gr6" draw:text-style-name="P1" draw:layer="layout" svg:x1="7.01cm" svg:y1="8.721cm" svg:x2="7.16cm" svg:y2="8.721cm">
          <text:p/>
        </draw:line>
        <draw:line draw:style-name="gr6" draw:text-style-name="P1" draw:layer="layout" svg:x1="7.01cm" svg:y1="7.974cm" svg:x2="7.16cm" svg:y2="7.974cm">
          <text:p/>
        </draw:line>
        <draw:line draw:style-name="gr6" draw:text-style-name="P1" draw:layer="layout" svg:x1="7.01cm" svg:y1="7.228cm" svg:x2="7.16cm" svg:y2="7.228cm">
          <text:p/>
        </draw:line>
        <draw:line draw:style-name="gr6" draw:text-style-name="P1" draw:layer="layout" svg:x1="7.01cm" svg:y1="6.482cm" svg:x2="7.16cm" svg:y2="6.482cm">
          <text:p/>
        </draw:line>
        <draw:line draw:style-name="gr6" draw:text-style-name="P1" draw:layer="layout" svg:x1="7.01cm" svg:y1="5.736cm" svg:x2="7.16cm" svg:y2="5.736cm">
          <text:p/>
        </draw:line>
        <draw:line draw:style-name="gr6" draw:text-style-name="P1" draw:layer="layout" svg:x1="7.01cm" svg:y1="4.99cm" svg:x2="7.16cm" svg:y2="4.99cm">
          <text:p/>
        </draw:line>
        <draw:line draw:style-name="gr6" draw:text-style-name="P1" draw:layer="layout" svg:x1="7.01cm" svg:y1="4.244cm" svg:x2="7.16cm" svg:y2="4.244cm">
          <text:p/>
        </draw:line>
        <draw:polyline draw:style-name="gr6" draw:text-style-name="P1" draw:layer="layout" svg:width="0.149cm" svg:height="5.222cm" svg:x="7.01cm" svg:y="3.497cm" svg:viewBox="0 0 150 5223" draw:points="0,0 150,0 150,5223">
          <text:p/>
        </draw:polyline>
        <draw:polygon draw:style-name="gr35" draw:text-style-name="P1" draw:layer="layout" svg:width="0.701cm" svg:height="0.718cm" svg:x="7.128cm" svg:y="5.735cm" svg:viewBox="0 0 702 719" draw:points="64,0 702,657 671,688 639,719 0,62 32,31">
          <text:p/>
        </draw:polygon>
        <draw:polygon draw:style-name="gr35" draw:text-style-name="P1" draw:layer="layout" svg:width="0.042cm" svg:height="0.043cm" svg:x="7.767cm" svg:y="6.423cm" svg:viewBox="0 0 43 44" draw:points="32,0 43,42 36,44 28,44 21,43 13,40 7,36 1,31 0,31">
          <text:p/>
        </draw:polygon>
        <draw:polygon draw:style-name="gr35" draw:text-style-name="P1" draw:layer="layout" svg:width="0.66cm" svg:height="0.255cm" svg:x="7.788cm" svg:y="6.209cm" svg:viewBox="0 0 661 256" draw:points="0,172 639,0 650,42 661,84 22,256 11,214">
          <text:p/>
        </draw:polygon>
        <draw:polygon draw:style-name="gr35" draw:text-style-name="P1" draw:layer="layout" svg:width="0.023cm" svg:height="0.043cm" svg:x="8.426cm" svg:y="6.207cm" svg:viewBox="0 0 24 44" draw:points="11,44 0,2 7,0 15,0 22,1 24,2">
          <text:p/>
        </draw:polygon>
        <draw:polygon draw:style-name="gr35" draw:text-style-name="P1" draw:layer="layout" svg:width="0.664cm" svg:height="0.285cm" svg:x="8.424cm" svg:y="6.209cm" svg:viewBox="0 0 665 286" draw:points="26,0 665,202 652,244 639,286 0,84 13,42">
          <text:p/>
        </draw:polygon>
        <draw:polygon draw:style-name="gr35" draw:text-style-name="P1" draw:layer="layout" svg:width="0.036cm" svg:height="0.043cm" svg:x="9.063cm" svg:y="6.453cm" svg:viewBox="0 0 37 44" draw:points="13,0 37,37 31,40 23,43 16,44 8,44 1,42 0,42">
          <text:p/>
        </draw:polygon>
        <draw:polygon draw:style-name="gr35" draw:text-style-name="P1" draw:layer="layout" svg:width="0.686cm" svg:height="0.498cm" svg:x="9.052cm" svg:y="5.991cm" svg:viewBox="0 0 687 499" draw:points="0,425 639,0 663,37 687,74 48,499 24,462">
          <text:p/>
        </draw:polygon>
        <draw:polygon draw:style-name="gr35" draw:text-style-name="P1" draw:layer="layout" svg:width="0.023cm" svg:height="0.039cm" svg:x="9.69cm" svg:y="5.988cm" svg:viewBox="0 0 24 40" draw:points="24,40 0,3 6,0">
          <text:p/>
        </draw:polygon>
        <draw:polygon draw:style-name="gr35" draw:text-style-name="P1" draw:layer="layout" svg:width="0.675cm" svg:height="0.37cm" svg:x="9.696cm" svg:y="5.696cm" svg:viewBox="0 0 676 371" draw:points="0,292 640,0 658,40 676,80 36,371 18,331">
          <text:p/>
        </draw:polygon>
        <draw:polygon draw:style-name="gr35" draw:text-style-name="P1" draw:layer="layout" svg:width="0.017cm" svg:height="0.043cm" svg:x="10.336cm" svg:y="5.692cm" svg:viewBox="0 0 18 44" draw:points="18,44 0,4 7,1 12,0">
          <text:p/>
        </draw:polygon>
        <draw:polygon draw:style-name="gr35" draw:text-style-name="P1" draw:layer="layout" svg:width="0.65cm" svg:height="0.168cm" svg:x="10.348cm" svg:y="5.611cm" svg:viewBox="0 0 651 169" draw:points="0,82 639,0 645,44 651,88 12,169 6,125">
          <text:p/>
        </draw:polygon>
        <draw:polygon draw:style-name="gr35" draw:text-style-name="P1" draw:layer="layout" svg:width="0.005cm" svg:height="0.043cm" svg:x="10.987cm" svg:y="5.611cm" svg:viewBox="0 0 6 44" draw:points="6,44 0,0 5,0">
          <text:p/>
        </draw:polygon>
        <draw:polygon draw:style-name="gr35" draw:text-style-name="P1" draw:layer="layout" svg:width="0.64cm" svg:height="0.102cm" svg:x="10.992cm" svg:y="5.596cm" svg:viewBox="0 0 641 103" draw:points="0,15 639,0 640,44 641,88 2,103 1,59">
          <text:p/>
        </draw:polygon>
        <draw:polygon draw:style-name="gr35" draw:text-style-name="P1" draw:layer="layout" svg:width="0.032cm" svg:height="0.043cm" svg:x="11.631cm" svg:y="5.639cm" svg:viewBox="0 0 33 44" draw:points="0,0 33,29 27,34 21,39 14,42 7,44 1,44">
          <text:p/>
        </draw:polygon>
        <draw:polygon draw:style-name="gr35" draw:text-style-name="P1" draw:layer="layout" svg:width="0.703cm" svg:height="0.78cm" svg:x="11.598cm" svg:y="4.887cm" svg:viewBox="0 0 704 781" draw:points="0,724 639,0 672,29 704,58 66,781 33,752">
          <text:p/>
        </draw:polygon>
        <draw:polygon draw:style-name="gr35" draw:text-style-name="P1" draw:layer="layout" svg:width="0.055cm" svg:height="0.043cm" svg:x="12.237cm" svg:y="4.872cm" svg:viewBox="0 0 56 44" draw:points="33,44 0,15 6,10 12,5 19,2 26,0 34,0 42,1 49,3 56,6">
          <text:p/>
        </draw:polygon>
        <draw:polygon draw:style-name="gr35" draw:text-style-name="P1" draw:layer="layout" svg:width="0.684cm" svg:height="0.455cm" svg:x="12.247cm" svg:y="4.878cm" svg:viewBox="0 0 685 456" draw:points="46,0 685,380 662,418 639,456 0,76 23,38">
          <text:p/>
        </draw:polygon>
        <draw:polygon draw:style-name="gr35" draw:text-style-name="P1" draw:layer="layout" svg:width="0.022cm" svg:height="0.043cm" svg:x="12.886cm" svg:y="5.296cm" svg:viewBox="0 0 23 44" draw:points="23,0 22,44 14,43 7,41 0,38">
          <text:p/>
        </draw:polygon>
        <draw:polygon draw:style-name="gr35" draw:text-style-name="P1" draw:layer="layout" svg:width="0.641cm" svg:height="0.102cm" svg:x="12.907cm" svg:y="5.252cm" svg:viewBox="0 0 642 103" draw:points="2,0 642,15 641,59 640,103 0,88 1,44">
          <text:p/>
        </draw:polygon>
        <draw:polygon draw:style-name="gr35" draw:text-style-name="P1" draw:layer="layout" svg:width="0.024cm" svg:height="0.043cm" svg:x="13.547cm" svg:y="5.311cm" svg:viewBox="0 0 25 44" draw:points="1,0 25,37 18,40 11,43 4,44 0,44">
          <text:p/>
        </draw:polygon>
        <draw:polygon draw:style-name="gr35" draw:text-style-name="P1" draw:layer="layout" svg:width="0.686cm" svg:height="0.491cm" svg:x="13.524cm" svg:y="4.856cm" svg:viewBox="0 0 687 492" draw:points="0,418 639,0 663,37 687,74 48,492 24,455">
          <text:p/>
        </draw:polygon>
        <draw:polygon draw:style-name="gr35" draw:text-style-name="P1" draw:layer="layout" svg:width="0.031cm" svg:height="0.043cm" svg:x="14.163cm" svg:y="4.849cm" svg:viewBox="0 0 32 44" draw:points="24,44 0,7 7,4 14,1 21,0 29,0 32,1">
          <text:p/>
        </draw:polygon>
        <draw:polygon draw:style-name="gr35" draw:text-style-name="P1" draw:layer="layout" svg:width="0.654cm" svg:height="0.204cm" svg:x="14.179cm" svg:y="4.85cm" svg:viewBox="0 0 655 205" draw:points="16,0 655,119 647,162 639,205 0,86 8,43">
          <text:p/>
        </draw:polygon>
        <draw:polygon draw:style-name="gr35" draw:text-style-name="P1" draw:layer="layout" svg:width="0.007cm" svg:height="0.043cm" svg:x="14.817cm" svg:y="5.012cm" svg:viewBox="0 0 8 44" draw:points="8,0 2,44 0,43">
          <text:p/>
        </draw:polygon>
        <draw:polygon draw:style-name="gr35" draw:text-style-name="P1" draw:layer="layout" svg:width="0.65cm" svg:height="0.169cm" svg:x="14.819cm" svg:y="4.969cm" svg:viewBox="0 0 651 170" draw:points="12,0 651,83 645,126 639,170 0,88 6,44">
          <text:p/>
        </draw:polygon>
        <draw:polygon draw:style-name="gr35" draw:text-style-name="P1" draw:layer="layout" svg:width="0.032cm" svg:height="0.043cm" svg:x="15.464cm" svg:y="5.051cm" svg:viewBox="0 0 33 44" draw:points="0,44 6,0 13,2 20,5 27,9 32,14 33,15">
          <text:p/>
        </draw:polygon>
        <draw:polygon draw:style-name="gr35" draw:text-style-name="P1" draw:layer="layout" svg:width="0.703cm" svg:height="0.787cm" svg:x="15.431cm" svg:y="5.066cm" svg:viewBox="0 0 704 788" draw:points="66,0 704,731 672,759 639,788 0,58 33,29">
          <text:p/>
        </draw:polygon>
        <draw:polygon draw:style-name="gr35" draw:text-style-name="P1" draw:layer="layout" svg:width="0.074cm" svg:height="0.043cm" svg:x="16.07cm" svg:y="5.826cm" svg:viewBox="0 0 75 44" draw:points="33,0 75,13 72,20 68,27 63,33 57,37 50,41 42,43 35,44 27,44 20,42 13,39 6,35 0,30 0,29">
          <text:p/>
        </draw:polygon>
        <draw:polygon draw:style-name="gr35" draw:text-style-name="P1" draw:layer="layout" svg:width="0.722cm" svg:height="2.031cm" svg:x="16.061cm" svg:y="3.806cm" svg:viewBox="0 0 723 2032" draw:points="0,2007 640,0 682,13 723,26 84,2032 42,2019">
          <text:p/>
        </draw:polygon>
        <draw:polygon draw:style-name="gr35" draw:text-style-name="P1" draw:layer="layout" svg:width="0.248cm" svg:height="0.248cm" svg:x="7.035cm" svg:y="5.641cm" svg:viewBox="0 0 249 249" draw:points="0,124 125,249 249,124 125,0">
          <text:p/>
        </draw:polygon>
        <draw:polyline draw:style-name="gr12" draw:text-style-name="P1" draw:layer="layout" svg:width="0.248cm" svg:height="0.248cm" svg:x="7.035cm" svg:y="5.641cm" svg:viewBox="0 0 249 249" draw:points="0,124 125,249 249,124 125,0 0,124">
          <text:p/>
        </draw:polyline>
        <draw:polygon draw:style-name="gr14" draw:text-style-name="P1" draw:layer="layout" svg:width="0.248cm" svg:height="0.248cm" svg:x="7.674cm" svg:y="6.298cm" svg:viewBox="0 0 249 249" draw:points="0,124 125,249 249,124 125,0">
          <text:p/>
        </draw:polygon>
        <draw:polyline draw:style-name="gr12" draw:text-style-name="P1" draw:layer="layout" svg:width="0.248cm" svg:height="0.248cm" svg:x="7.674cm" svg:y="6.298cm" svg:viewBox="0 0 249 249" draw:points="0,124 125,249 249,124 125,0 0,124">
          <text:p/>
        </draw:polyline>
        <draw:polygon draw:style-name="gr14" draw:text-style-name="P1" draw:layer="layout" svg:width="0.248cm" svg:height="0.248cm" svg:x="8.312cm" svg:y="6.126cm" svg:viewBox="0 0 249 249" draw:points="0,124 125,249 249,124 125,0">
          <text:p/>
        </draw:polygon>
        <draw:polyline draw:style-name="gr12" draw:text-style-name="P1" draw:layer="layout" svg:width="0.248cm" svg:height="0.248cm" svg:x="8.312cm" svg:y="6.126cm" svg:viewBox="0 0 249 249" draw:points="0,124 125,249 249,124 125,0 0,124">
          <text:p/>
        </draw:polyline>
        <draw:polygon draw:style-name="gr14" draw:text-style-name="P1" draw:layer="layout" svg:width="0.248cm" svg:height="0.248cm" svg:x="8.951cm" svg:y="6.328cm" svg:viewBox="0 0 249 249" draw:points="0,124 125,249 249,124 125,0">
          <text:p/>
        </draw:polygon>
        <draw:polyline draw:style-name="gr12" draw:text-style-name="P1" draw:layer="layout" svg:width="0.248cm" svg:height="0.248cm" svg:x="8.951cm" svg:y="6.328cm" svg:viewBox="0 0 249 249" draw:points="0,124 125,249 249,124 125,0 0,124">
          <text:p/>
        </draw:polyline>
        <draw:polygon draw:style-name="gr14" draw:text-style-name="P1" draw:layer="layout" svg:width="0.248cm" svg:height="0.248cm" svg:x="9.59cm" svg:y="5.903cm" svg:viewBox="0 0 249 249" draw:points="0,124 125,249 249,124 125,0">
          <text:p/>
        </draw:polygon>
        <draw:polyline draw:style-name="gr12" draw:text-style-name="P1" draw:layer="layout" svg:width="0.248cm" svg:height="0.248cm" svg:x="9.59cm" svg:y="5.903cm" svg:viewBox="0 0 249 249" draw:points="0,124 125,249 249,124 125,0 0,124">
          <text:p/>
        </draw:polyline>
        <draw:polygon draw:style-name="gr14" draw:text-style-name="P1" draw:layer="layout" svg:width="0.248cm" svg:height="0.248cm" svg:x="10.229cm" svg:y="5.612cm" svg:viewBox="0 0 249 249" draw:points="0,124 125,249 249,124 125,0">
          <text:p/>
        </draw:polygon>
        <draw:polyline draw:style-name="gr12" draw:text-style-name="P1" draw:layer="layout" svg:width="0.248cm" svg:height="0.248cm" svg:x="10.229cm" svg:y="5.612cm" svg:viewBox="0 0 249 249" draw:points="0,124 125,249 249,124 125,0 0,124">
          <text:p/>
        </draw:polyline>
        <draw:polygon draw:style-name="gr14" draw:text-style-name="P1" draw:layer="layout" svg:width="0.248cm" svg:height="0.248cm" svg:x="10.868cm" svg:y="5.53cm" svg:viewBox="0 0 249 249" draw:points="0,124 125,249 249,124 125,0">
          <text:p/>
        </draw:polygon>
        <draw:polyline draw:style-name="gr12" draw:text-style-name="P1" draw:layer="layout" svg:width="0.248cm" svg:height="0.248cm" svg:x="10.868cm" svg:y="5.53cm" svg:viewBox="0 0 249 249" draw:points="0,124 125,249 249,124 125,0 0,124">
          <text:p/>
        </draw:polyline>
        <draw:polygon draw:style-name="gr14" draw:text-style-name="P1" draw:layer="layout" svg:width="0.248cm" svg:height="0.248cm" svg:x="11.507cm" svg:y="5.515cm" svg:viewBox="0 0 249 249" draw:points="0,124 125,249 249,124 125,0">
          <text:p/>
        </draw:polygon>
        <draw:polyline draw:style-name="gr12" draw:text-style-name="P1" draw:layer="layout" svg:width="0.248cm" svg:height="0.248cm" svg:x="11.507cm" svg:y="5.515cm" svg:viewBox="0 0 249 249" draw:points="0,124 125,249 249,124 125,0 0,124">
          <text:p/>
        </draw:polyline>
        <draw:polygon draw:style-name="gr14" draw:text-style-name="P1" draw:layer="layout" svg:width="0.248cm" svg:height="0.248cm" svg:x="12.145cm" svg:y="4.791cm" svg:viewBox="0 0 249 249" draw:points="0,124 125,249 249,124 125,0">
          <text:p/>
        </draw:polygon>
        <draw:polyline draw:style-name="gr12" draw:text-style-name="P1" draw:layer="layout" svg:width="0.248cm" svg:height="0.248cm" svg:x="12.145cm" svg:y="4.791cm" svg:viewBox="0 0 249 249" draw:points="0,124 125,249 249,124 125,0 0,124">
          <text:p/>
        </draw:polyline>
        <draw:polygon draw:style-name="gr14" draw:text-style-name="P1" draw:layer="layout" svg:width="0.248cm" svg:height="0.248cm" svg:x="12.784cm" svg:y="5.172cm" svg:viewBox="0 0 249 249" draw:points="0,124 125,249 249,124 125,0">
          <text:p/>
        </draw:polygon>
        <draw:polyline draw:style-name="gr12" draw:text-style-name="P1" draw:layer="layout" svg:width="0.248cm" svg:height="0.248cm" svg:x="12.784cm" svg:y="5.172cm" svg:viewBox="0 0 249 249" draw:points="0,124 125,249 249,124 125,0 0,124">
          <text:p/>
        </draw:polyline>
        <draw:polygon draw:style-name="gr14" draw:text-style-name="P1" draw:layer="layout" svg:width="0.248cm" svg:height="0.248cm" svg:x="13.423cm" svg:y="5.187cm" svg:viewBox="0 0 249 249" draw:points="0,124 125,249 249,124 125,0">
          <text:p/>
        </draw:polygon>
        <draw:polyline draw:style-name="gr12" draw:text-style-name="P1" draw:layer="layout" svg:width="0.248cm" svg:height="0.248cm" svg:x="13.423cm" svg:y="5.187cm" svg:viewBox="0 0 249 249" draw:points="0,124 125,249 249,124 125,0 0,124">
          <text:p/>
        </draw:polyline>
        <draw:polygon draw:style-name="gr14" draw:text-style-name="P1" draw:layer="layout" svg:width="0.248cm" svg:height="0.248cm" svg:x="14.062cm" svg:y="4.768cm" svg:viewBox="0 0 249 249" draw:points="0,124 125,249 249,124 125,0">
          <text:p/>
        </draw:polygon>
        <draw:polyline draw:style-name="gr12" draw:text-style-name="P1" draw:layer="layout" svg:width="0.248cm" svg:height="0.248cm" svg:x="14.062cm" svg:y="4.768cm" svg:viewBox="0 0 249 249" draw:points="0,124 125,249 249,124 125,0 0,124">
          <text:p/>
        </draw:polyline>
        <draw:polygon draw:style-name="gr14" draw:text-style-name="P1" draw:layer="layout" svg:width="0.248cm" svg:height="0.248cm" svg:x="14.701cm" svg:y="4.888cm" svg:viewBox="0 0 249 249" draw:points="0,124 125,249 249,124 125,0">
          <text:p/>
        </draw:polygon>
        <draw:polyline draw:style-name="gr12" draw:text-style-name="P1" draw:layer="layout" svg:width="0.248cm" svg:height="0.248cm" svg:x="14.701cm" svg:y="4.888cm" svg:viewBox="0 0 249 249" draw:points="0,124 125,249 249,124 125,0 0,124">
          <text:p/>
        </draw:polyline>
        <draw:polygon draw:style-name="gr14" draw:text-style-name="P1" draw:layer="layout" svg:width="0.248cm" svg:height="0.248cm" svg:x="15.339cm" svg:y="4.971cm" svg:viewBox="0 0 249 249" draw:points="0,124 125,249 249,124 125,0">
          <text:p/>
        </draw:polygon>
        <draw:polyline draw:style-name="gr12" draw:text-style-name="P1" draw:layer="layout" svg:width="0.248cm" svg:height="0.248cm" svg:x="15.339cm" svg:y="4.971cm" svg:viewBox="0 0 249 249" draw:points="0,124 125,249 249,124 125,0 0,124">
          <text:p/>
        </draw:polyline>
        <draw:polygon draw:style-name="gr14" draw:text-style-name="P1" draw:layer="layout" svg:width="0.248cm" svg:height="0.248cm" svg:x="15.978cm" svg:y="5.701cm" svg:viewBox="0 0 249 249" draw:points="0,124 125,249 249,124 125,0">
          <text:p/>
        </draw:polygon>
        <draw:polyline draw:style-name="gr12" draw:text-style-name="P1" draw:layer="layout" svg:width="0.248cm" svg:height="0.248cm" svg:x="15.978cm" svg:y="5.701cm" svg:viewBox="0 0 249 249" draw:points="0,124 125,249 249,124 125,0 0,124">
          <text:p/>
        </draw:polyline>
        <draw:polygon draw:style-name="gr14" draw:text-style-name="P1" draw:layer="layout" svg:width="0.248cm" svg:height="0.248cm" svg:x="16.617cm" svg:y="3.695cm" svg:viewBox="0 0 249 249" draw:points="0,124 125,249 249,124 125,0">
          <text:p/>
        </draw:polygon>
        <draw:polyline draw:style-name="gr12" draw:text-style-name="P1" draw:layer="layout" svg:width="0.248cm" svg:height="0.248cm" svg:x="16.617cm" svg:y="3.695cm" svg:viewBox="0 0 249 249" draw:points="0,124 125,249 249,124 125,0 0,124">
          <text:p/>
        </draw:polyline>
        <draw:polygon draw:style-name="gr13" draw:text-style-name="P1" draw:layer="layout" svg:width="0.715cm" svg:height="1.227cm" svg:x="7.121cm" svg:y="7.14cm" svg:viewBox="0 0 716 1228" draw:points="0,1186 639,0 678,21 716,42 78,1228 39,1207">
          <text:p/>
        </draw:polygon>
        <draw:polygon draw:style-name="gr13" draw:text-style-name="P1" draw:layer="layout" svg:width="0.078cm" svg:height="0.043cm" svg:x="7.76cm" svg:y="7.117cm" svg:viewBox="0 0 79 44" draw:points="39,44 0,23 4,17 10,11 16,7 23,3 30,1 38,0 45,0 53,2 60,5 66,9 72,15 76,21 79,27">
          <text:p/>
        </draw:polygon>
        <draw:polygon draw:style-name="gr13" draw:text-style-name="P1" draw:layer="layout" svg:width="0.717cm" svg:height="1.525cm" svg:x="7.759cm" svg:y="7.144cm" svg:viewBox="0 0 718 1526" draw:points="80,0 718,1492 679,1509 639,1526 0,34 40,17">
          <text:p/>
        </draw:polygon>
        <draw:polygon draw:style-name="gr13" draw:text-style-name="P1" draw:layer="layout" svg:width="0.08cm" svg:height="0.043cm" svg:x="8.397cm" svg:y="8.653cm" svg:viewBox="0 0 81 44" draw:points="40,0 81,16 78,23 73,29 68,34 61,38 54,42 47,43 39,44 32,43 24,41 17,38 11,33 6,28 2,21 0,17">
          <text:p/>
        </draw:polygon>
        <draw:polygon draw:style-name="gr13" draw:text-style-name="P1" draw:layer="layout" svg:width="0.719cm" svg:height="1.702cm" svg:x="8.396cm" svg:y="6.966cm" svg:viewBox="0 0 720 1703" draw:points="0,1671 639,0 680,16 720,32 82,1703 41,1687">
          <text:p/>
        </draw:polygon>
        <draw:polygon draw:style-name="gr13" draw:text-style-name="P1" draw:layer="layout" svg:width="0.081cm" svg:height="0.043cm" svg:x="9.035cm" svg:y="6.938cm" svg:viewBox="0 0 82 44" draw:points="41,44 0,28 3,21 8,15 13,10 20,6 27,2 34,1 42,0 49,1 57,3 64,6 70,11 75,16 79,23 82,28">
          <text:p/>
        </draw:polygon>
        <draw:polygon draw:style-name="gr13" draw:text-style-name="P1" draw:layer="layout" svg:width="0.719cm" svg:height="1.695cm" svg:x="9.035cm" svg:y="6.966cm" svg:viewBox="0 0 720 1696" draw:points="82,0 720,1664 680,1680 639,1696 0,32 41,16">
          <text:p/>
        </draw:polygon>
        <draw:polygon draw:style-name="gr13" draw:text-style-name="P1" draw:layer="layout" svg:width="0.076cm" svg:height="0.043cm" svg:x="9.673cm" svg:y="8.646cm" svg:viewBox="0 0 77 44" draw:points="41,0 77,25 72,31 66,36 60,40 53,42 45,44 37,44 30,43 23,40 16,36 10,31 5,25 1,19 0,16">
          <text:p/>
        </draw:polygon>
        <draw:polygon draw:style-name="gr13" draw:text-style-name="P1" draw:layer="layout" svg:width="0.71cm" svg:height="0.966cm" svg:x="9.678cm" svg:y="7.704cm" svg:viewBox="0 0 711 967" draw:points="0,918 640,0 676,25 711,50 72,967 36,943">
          <text:p/>
        </draw:polygon>
        <draw:polygon draw:style-name="gr13" draw:text-style-name="P1" draw:layer="layout" svg:width="0.035cm" svg:height="0.043cm" svg:x="10.318cm" svg:y="7.685cm" svg:viewBox="0 0 36 44" draw:points="36,44 0,19 5,13 11,8 17,4 24,2 32,0 33,0">
          <text:p/>
        </draw:polygon>
        <draw:polygon draw:style-name="gr13" draw:text-style-name="P1" draw:layer="layout" svg:width="0.644cm" svg:height="0.131cm" svg:x="10.351cm" svg:y="7.64cm" svg:viewBox="0 0 645 132" draw:points="0,45 639,0 642,44 645,88 6,132 3,89">
          <text:p/>
        </draw:polygon>
        <draw:polygon draw:style-name="gr13" draw:text-style-name="P1" draw:layer="layout" svg:width="0.005cm" svg:height="0.043cm" svg:x="10.993cm" svg:y="7.684cm" svg:viewBox="0 0 6 44" draw:points="0,0 6,44 3,44">
          <text:p/>
        </draw:polygon>
        <draw:polygon draw:style-name="gr13" draw:text-style-name="P1" draw:layer="layout" svg:width="0.65cm" svg:height="0.169cm" svg:x="10.987cm" svg:y="7.557cm" svg:viewBox="0 0 651 170" draw:points="0,83 639,0 645,44 651,88 12,170 6,126">
          <text:p/>
        </draw:polygon>
        <draw:polygon draw:style-name="gr13" draw:text-style-name="P1" draw:layer="layout" svg:width="0.028cm" svg:height="0.043cm" svg:x="11.625cm" svg:y="7.557cm" svg:viewBox="0 0 29 44" draw:points="6,44 0,0 8,0 16,1 23,3 29,6">
          <text:p/>
        </draw:polygon>
        <draw:polygon draw:style-name="gr13" draw:text-style-name="P1" draw:layer="layout" svg:width="0.684cm" svg:height="0.455cm" svg:x="11.608cm" svg:y="7.563cm" svg:viewBox="0 0 685 456" draw:points="46,0 685,380 662,418 639,456 0,76 23,38">
          <text:p/>
        </draw:polygon>
        <draw:polygon draw:style-name="gr13" draw:text-style-name="P1" draw:layer="layout" svg:width="0.032cm" svg:height="0.043cm" svg:x="12.247cm" svg:y="7.981cm" svg:viewBox="0 0 33 44" draw:points="23,0 33,43 25,44 18,44 10,42 3,39 0,38">
          <text:p/>
        </draw:polygon>
        <draw:polygon draw:style-name="gr13" draw:text-style-name="P1" draw:layer="layout" svg:width="0.658cm" svg:height="0.233cm" svg:x="12.26cm" svg:y="7.79cm" svg:viewBox="0 0 659 234" draw:points="0,148 639,0 649,43 659,86 20,234 10,191">
          <text:p/>
        </draw:polygon>
        <draw:polygon draw:style-name="gr13" draw:text-style-name="P1" draw:layer="layout" svg:width="0.02cm" svg:height="0.042cm" svg:x="12.908cm" svg:y="7.833cm" svg:viewBox="0 0 21 43" draw:points="0,0 21,39 14,42 10,43">
          <text:p/>
        </draw:polygon>
        <draw:polygon draw:style-name="gr13" draw:text-style-name="P1" draw:layer="layout" svg:width="0.681cm" svg:height="0.42cm" svg:x="12.888cm" svg:y="7.451cm" svg:viewBox="0 0 682 421" draw:points="0,343 640,0 661,39 682,78 42,421 21,382">
          <text:p/>
        </draw:polygon>
        <draw:polygon draw:style-name="gr13" draw:text-style-name="P1" draw:layer="layout" svg:width="0.025cm" svg:height="0.038cm" svg:x="13.548cm" svg:y="7.49cm" svg:viewBox="0 0 26 39" draw:points="0,0 26,35 21,39">
          <text:p/>
        </draw:polygon>
        <draw:polygon draw:style-name="gr13" draw:text-style-name="P1" draw:layer="layout" svg:width="0.69cm" svg:height="0.539cm" svg:x="13.522cm" svg:y="6.984cm" svg:viewBox="0 0 691 540" draw:points="0,471 639,0 665,35 691,70 52,540 26,506">
          <text:p/>
        </draw:polygon>
        <draw:polygon draw:style-name="gr13" draw:text-style-name="P1" draw:layer="layout" svg:width="0.025cm" svg:height="0.042cm" svg:x="14.161cm" svg:y="6.976cm" svg:viewBox="0 0 26 43" draw:points="26,43 0,8 6,4 14,1 16,0">
          <text:p/>
        </draw:polygon>
        <draw:polygon draw:style-name="gr13" draw:text-style-name="P1" draw:layer="layout" svg:width="0.658cm" svg:height="0.233cm" svg:x="14.177cm" svg:y="6.828cm" svg:viewBox="0 0 659 234" draw:points="0,148 639,0 649,43 659,86 20,234 10,191">
          <text:p/>
        </draw:polygon>
        <draw:polygon draw:style-name="gr13" draw:text-style-name="P1" draw:layer="layout" svg:width="0.032cm" svg:height="0.043cm" svg:x="14.815cm" svg:y="6.827cm" svg:viewBox="0 0 33 44" draw:points="10,44 0,1 8,0 15,0 23,2 30,5 33,6">
          <text:p/>
        </draw:polygon>
        <draw:polygon draw:style-name="gr13" draw:text-style-name="P1" draw:layer="layout" svg:width="0.684cm" svg:height="0.462cm" svg:x="14.802cm" svg:y="6.833cm" svg:viewBox="0 0 685 463" draw:points="46,0 685,387 662,425 639,463 0,76 23,38">
          <text:p/>
        </draw:polygon>
        <draw:polygon draw:style-name="gr13" draw:text-style-name="P1" draw:layer="layout" svg:width="0.03cm" svg:height="0.043cm" svg:x="15.441cm" svg:y="7.258cm" svg:viewBox="0 0 31 44" draw:points="23,0 31,43 23,44 16,43 8,42 1,38 0,38">
          <text:p/>
        </draw:polygon>
        <draw:polygon draw:style-name="gr13" draw:text-style-name="P1" draw:layer="layout" svg:width="0.654cm" svg:height="0.204cm" svg:x="15.456cm" svg:y="7.096cm" svg:viewBox="0 0 655 205" draw:points="0,119 639,0 647,43 655,86 16,205 8,162">
          <text:p/>
        </draw:polygon>
        <draw:polygon draw:style-name="gr13" draw:text-style-name="P1" draw:layer="layout" svg:width="0.007cm" svg:height="0.043cm" svg:x="16.095cm" svg:y="7.095cm" svg:viewBox="0 0 8 44" draw:points="8,44 0,1 2,0">
          <text:p/>
        </draw:polygon>
        <draw:polygon draw:style-name="gr13" draw:text-style-name="P1" draw:layer="layout" svg:width="0.651cm" svg:height="0.176cm" svg:x="16.097cm" svg:y="7.005cm" svg:viewBox="0 0 652 177" draw:points="0,90 640,0 646,44 652,88 12,177 6,133">
          <text:p/>
        </draw:polygon>
        <draw:polygon draw:style-name="gr13" draw:text-style-name="P1" draw:layer="layout" svg:width="0.248cm" svg:height="0.248cm" svg:x="7.035cm" svg:y="8.223cm" svg:viewBox="0 0 249 249" draw:points="0,0 0,249 249,249 249,0">
          <text:p/>
        </draw:polygon>
        <draw:polyline draw:style-name="gr12" draw:text-style-name="P1" draw:layer="layout" svg:width="0.248cm" svg:height="0.248cm" svg:x="7.035cm" svg:y="8.223cm" svg:viewBox="0 0 249 249" draw:points="0,0 0,249 249,249 249,0 0,0">
          <text:p/>
        </draw:polyline>
        <draw:polygon draw:style-name="gr13" draw:text-style-name="P1" draw:layer="layout" svg:width="0.248cm" svg:height="0.248cm" svg:x="7.674cm" svg:y="7.037cm" svg:viewBox="0 0 249 249" draw:points="0,0 0,249 249,249 249,0">
          <text:p/>
        </draw:polygon>
        <draw:polyline draw:style-name="gr12" draw:text-style-name="P1" draw:layer="layout" svg:width="0.248cm" svg:height="0.248cm" svg:x="7.674cm" svg:y="7.037cm" svg:viewBox="0 0 249 249" draw:points="0,0 0,249 249,249 249,0 0,0">
          <text:p/>
        </draw:polyline>
        <draw:polygon draw:style-name="gr13" draw:text-style-name="P1" draw:layer="layout" svg:width="0.248cm" svg:height="0.248cm" svg:x="8.312cm" svg:y="8.529cm" svg:viewBox="0 0 249 249" draw:points="0,0 0,249 249,249 249,0">
          <text:p/>
        </draw:polygon>
        <draw:polyline draw:style-name="gr12" draw:text-style-name="P1" draw:layer="layout" svg:width="0.248cm" svg:height="0.248cm" svg:x="8.312cm" svg:y="8.529cm" svg:viewBox="0 0 249 249" draw:points="0,0 0,249 249,249 249,0 0,0">
          <text:p/>
        </draw:polyline>
        <draw:polygon draw:style-name="gr13" draw:text-style-name="P1" draw:layer="layout" svg:width="0.248cm" svg:height="0.248cm" svg:x="8.951cm" svg:y="6.858cm" svg:viewBox="0 0 249 249" draw:points="0,0 0,249 249,249 249,0">
          <text:p/>
        </draw:polygon>
        <draw:polyline draw:style-name="gr12" draw:text-style-name="P1" draw:layer="layout" svg:width="0.248cm" svg:height="0.248cm" svg:x="8.951cm" svg:y="6.858cm" svg:viewBox="0 0 249 249" draw:points="0,0 0,249 249,249 249,0 0,0">
          <text:p/>
        </draw:polyline>
        <draw:polygon draw:style-name="gr13" draw:text-style-name="P1" draw:layer="layout" svg:width="0.248cm" svg:height="0.248cm" svg:x="9.59cm" svg:y="8.522cm" svg:viewBox="0 0 249 249" draw:points="0,0 0,249 249,249 249,0">
          <text:p/>
        </draw:polygon>
        <draw:polyline draw:style-name="gr12" draw:text-style-name="P1" draw:layer="layout" svg:width="0.248cm" svg:height="0.248cm" svg:x="9.59cm" svg:y="8.522cm" svg:viewBox="0 0 249 249" draw:points="0,0 0,249 249,249 249,0 0,0">
          <text:p/>
        </draw:polyline>
        <draw:polygon draw:style-name="gr13" draw:text-style-name="P1" draw:layer="layout" svg:width="0.248cm" svg:height="0.248cm" svg:x="10.229cm" svg:y="7.604cm" svg:viewBox="0 0 249 249" draw:points="0,0 0,249 249,249 249,0">
          <text:p/>
        </draw:polygon>
        <draw:polyline draw:style-name="gr12" draw:text-style-name="P1" draw:layer="layout" svg:width="0.248cm" svg:height="0.248cm" svg:x="10.229cm" svg:y="7.604cm" svg:viewBox="0 0 249 249" draw:points="0,0 0,249 249,249 249,0 0,0">
          <text:p/>
        </draw:polyline>
        <draw:polygon draw:style-name="gr13" draw:text-style-name="P1" draw:layer="layout" svg:width="0.248cm" svg:height="0.248cm" svg:x="10.868cm" svg:y="7.559cm" svg:viewBox="0 0 249 249" draw:points="0,0 0,249 249,249 249,0">
          <text:p/>
        </draw:polygon>
        <draw:polyline draw:style-name="gr12" draw:text-style-name="P1" draw:layer="layout" svg:width="0.248cm" svg:height="0.248cm" svg:x="10.868cm" svg:y="7.559cm" svg:viewBox="0 0 249 249" draw:points="0,0 0,249 249,249 249,0 0,0">
          <text:p/>
        </draw:polyline>
        <draw:polygon draw:style-name="gr13" draw:text-style-name="P1" draw:layer="layout" svg:width="0.248cm" svg:height="0.248cm" svg:x="11.507cm" svg:y="7.477cm" svg:viewBox="0 0 249 249" draw:points="0,0 0,249 249,249 249,0">
          <text:p/>
        </draw:polygon>
        <draw:polyline draw:style-name="gr12" draw:text-style-name="P1" draw:layer="layout" svg:width="0.248cm" svg:height="0.248cm" svg:x="11.507cm" svg:y="7.477cm" svg:viewBox="0 0 249 249" draw:points="0,0 0,249 249,249 249,0 0,0">
          <text:p/>
        </draw:polyline>
        <draw:polygon draw:style-name="gr13" draw:text-style-name="P1" draw:layer="layout" svg:width="0.248cm" svg:height="0.248cm" svg:x="12.145cm" svg:y="7.857cm" svg:viewBox="0 0 249 249" draw:points="0,0 0,249 249,249 249,0">
          <text:p/>
        </draw:polygon>
        <draw:polyline draw:style-name="gr12" draw:text-style-name="P1" draw:layer="layout" svg:width="0.248cm" svg:height="0.248cm" svg:x="12.145cm" svg:y="7.857cm" svg:viewBox="0 0 249 249" draw:points="0,0 0,249 249,249 249,0 0,0">
          <text:p/>
        </draw:polyline>
        <draw:polygon draw:style-name="gr13" draw:text-style-name="P1" draw:layer="layout" svg:width="0.248cm" svg:height="0.248cm" svg:x="12.784cm" svg:y="7.709cm" svg:viewBox="0 0 249 249" draw:points="0,0 0,249 249,249 249,0">
          <text:p/>
        </draw:polygon>
        <draw:polyline draw:style-name="gr12" draw:text-style-name="P1" draw:layer="layout" svg:width="0.248cm" svg:height="0.248cm" svg:x="12.784cm" svg:y="7.709cm" svg:viewBox="0 0 249 249" draw:points="0,0 0,249 249,249 249,0 0,0">
          <text:p/>
        </draw:polyline>
        <draw:polygon draw:style-name="gr13" draw:text-style-name="P1" draw:layer="layout" svg:width="0.248cm" svg:height="0.248cm" svg:x="13.423cm" svg:y="7.365cm" svg:viewBox="0 0 249 249" draw:points="0,0 0,249 249,249 249,0">
          <text:p/>
        </draw:polygon>
        <draw:polyline draw:style-name="gr12" draw:text-style-name="P1" draw:layer="layout" svg:width="0.248cm" svg:height="0.248cm" svg:x="13.423cm" svg:y="7.365cm" svg:viewBox="0 0 249 249" draw:points="0,0 0,249 249,249 249,0 0,0">
          <text:p/>
        </draw:polyline>
        <draw:polygon draw:style-name="gr13" draw:text-style-name="P1" draw:layer="layout" svg:width="0.248cm" svg:height="0.248cm" svg:x="14.062cm" svg:y="6.894cm" svg:viewBox="0 0 249 249" draw:points="0,0 0,249 249,249 249,0">
          <text:p/>
        </draw:polygon>
        <draw:polyline draw:style-name="gr12" draw:text-style-name="P1" draw:layer="layout" svg:width="0.248cm" svg:height="0.248cm" svg:x="14.062cm" svg:y="6.894cm" svg:viewBox="0 0 249 249" draw:points="0,0 0,249 249,249 249,0 0,0">
          <text:p/>
        </draw:polyline>
        <draw:polygon draw:style-name="gr13" draw:text-style-name="P1" draw:layer="layout" svg:width="0.248cm" svg:height="0.248cm" svg:x="14.701cm" svg:y="6.746cm" svg:viewBox="0 0 249 249" draw:points="0,0 0,249 249,249 249,0">
          <text:p/>
        </draw:polygon>
        <draw:polyline draw:style-name="gr12" draw:text-style-name="P1" draw:layer="layout" svg:width="0.248cm" svg:height="0.248cm" svg:x="14.701cm" svg:y="6.746cm" svg:viewBox="0 0 249 249" draw:points="0,0 0,249 249,249 249,0 0,0">
          <text:p/>
        </draw:polyline>
        <draw:polygon draw:style-name="gr13" draw:text-style-name="P1" draw:layer="layout" svg:width="0.248cm" svg:height="0.248cm" svg:x="15.339cm" svg:y="7.133cm" svg:viewBox="0 0 249 249" draw:points="0,0 0,249 249,249 249,0">
          <text:p/>
        </draw:polygon>
        <draw:polyline draw:style-name="gr12" draw:text-style-name="P1" draw:layer="layout" svg:width="0.248cm" svg:height="0.248cm" svg:x="15.339cm" svg:y="7.133cm" svg:viewBox="0 0 249 249" draw:points="0,0 0,249 249,249 249,0 0,0">
          <text:p/>
        </draw:polyline>
        <draw:polygon draw:style-name="gr13" draw:text-style-name="P1" draw:layer="layout" svg:width="0.248cm" svg:height="0.248cm" svg:x="15.978cm" svg:y="7.014cm" svg:viewBox="0 0 249 249" draw:points="0,0 0,249 249,249 249,0">
          <text:p/>
        </draw:polygon>
        <draw:polyline draw:style-name="gr12" draw:text-style-name="P1" draw:layer="layout" svg:width="0.248cm" svg:height="0.248cm" svg:x="15.978cm" svg:y="7.014cm" svg:viewBox="0 0 249 249" draw:points="0,0 0,249 249,249 249,0 0,0">
          <text:p/>
        </draw:polyline>
        <draw:polygon draw:style-name="gr13" draw:text-style-name="P1" draw:layer="layout" svg:width="0.248cm" svg:height="0.248cm" svg:x="16.617cm" svg:y="6.924cm" svg:viewBox="0 0 249 249" draw:points="0,0 0,249 249,249 249,0">
          <text:p/>
        </draw:polygon>
        <draw:polyline draw:style-name="gr12" draw:text-style-name="P1" draw:layer="layout" svg:width="0.248cm" svg:height="0.248cm" svg:x="16.617cm" svg:y="6.924cm" svg:viewBox="0 0 249 249" draw:points="0,0 0,249 249,249 249,0 0,0">
          <text:p/>
        </draw:polyline>
        <draw:polygon draw:style-name="gr14" draw:text-style-name="P1" draw:layer="layout" svg:width="0.315cm" svg:height="0.087cm" svg:x="17.234cm" svg:y="5.783cm" svg:viewBox="0 0 316 88" draw:points="0,0 316,0 316,88 0,88">
          <text:p/>
        </draw:polygon>
        <draw:polygon draw:style-name="gr14" draw:text-style-name="P1" draw:layer="layout" svg:width="0.158cm" svg:height="0.157cm" svg:x="17.313cm" svg:y="5.747cm" svg:viewBox="0 0 159 158" draw:points="0,80 80,158 159,80 80,0">
          <text:p/>
        </draw:polygon>
        <draw:polyline draw:style-name="gr12" draw:text-style-name="P1" draw:layer="layout" svg:width="0.158cm" svg:height="0.157cm" svg:x="17.313cm" svg:y="5.747cm" svg:viewBox="0 0 159 158" draw:points="0,80 80,158 159,80 80,0 0,80">
          <text:p/>
        </draw:polyline>
        <draw:polygon draw:style-name="gr13" draw:text-style-name="P1" draw:layer="layout" svg:width="0.315cm" svg:height="0.087cm" svg:x="17.234cm" svg:y="6.576cm" svg:viewBox="0 0 316 88" draw:points="0,0 316,0 316,88 0,88">
          <text:p/>
        </draw:polygon>
        <draw:polygon draw:style-name="gr13" draw:text-style-name="P1" draw:layer="layout" svg:width="0.158cm" svg:height="0.157cm" svg:x="17.313cm" svg:y="6.54cm" svg:viewBox="0 0 159 158" draw:points="0,0 0,158 159,158 159,0">
          <text:p/>
        </draw:polygon>
        <draw:polyline draw:style-name="gr12" draw:text-style-name="P1" draw:layer="layout" svg:width="0.158cm" svg:height="0.157cm" svg:x="17.313cm" svg:y="6.54cm" svg:viewBox="0 0 159 158" draw:points="0,0 0,158 159,158 159,0 0,0">
          <text:p/>
        </draw:polyline>
        <draw:frame draw:style-name="gr28" draw:text-style-name="P2" draw:layer="layout" svg:width="1.878cm" svg:height="0.569cm" svg:x="17.61cm" svg:y="5.718cm">
          <draw:text-box>
            <text:p><text:span text:style-name="T1">Intelligent, </text:span></text:p>
          </draw:text-box>
        </draw:frame>
        <draw:frame draw:style-name="gr29" draw:text-style-name="P2" draw:layer="layout" svg:width="2.801cm" svg:height="0.569cm" svg:x="17.61cm" svg:y="6.086cm">
          <draw:text-box>
            <text:p><text:span text:style-name="T1">Geschwindigkeit 1</text:span></text:p>
          </draw:text-box>
        </draw:frame>
        <draw:frame draw:style-name="gr29" draw:text-style-name="P2" draw:layer="layout" svg:width="2.286cm" svg:height="0.569cm" svg:x="17.61cm" svg:y="6.509cm">
          <draw:text-box>
            <text:p><text:span text:style-name="T1">Einfache</text:span></text:p>
          </draw:text-box>
        </draw:frame>
        <draw:frame draw:style-name="gr30" draw:text-style-name="P2" draw:layer="layout" svg:width="3.114cm" svg:height="0.569cm" svg:x="17.61cm" svg:y="6.877cm">
          <draw:text-box>
            <text:p><text:span text:style-name="T1">Richtungsänderung, </text:span></text:p>
          </draw:text-box>
        </draw:frame>
        <draw:frame draw:style-name="gr29" draw:text-style-name="P2" draw:layer="layout" svg:width="2.801cm" svg:height="0.569cm" svg:x="17.61cm" svg:y="7.246cm">
          <draw:text-box>
            <text:p><text:span text:style-name="T1">Geschwindigkeit 1</text:span></text:p>
          </draw:text-box>
        </draw:frame>
        <draw:frame draw:style-name="gr36" draw:text-style-name="P3" draw:layer="layout" svg:width="3.465cm" svg:height="0.603cm" svg:x="10.293cm" svg:y="9.511cm">
          <draw:text-box>
            <text:p><text:span text:style-name="T2">,,prediction discount"</text:span></text:p>
          </draw:text-box>
        </draw:frame>
        <draw:frame draw:style-name="gr37" draw:text-style-name="P3" draw:layer="layout" svg:width="3.906cm" svg:height="0.603cm" draw:transform="rotate (1.5707963267946) translate (6.37cm 7.744cm)">
          <draw:text-box>
            <text:p><text:span text:style-name="T2">Qualitätsdifferenz (in %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3" draw:text-style-name="P1" draw:layer="layout" svg:width="15.208cm" svg:height="6.978cm" svg:x="5.715cm" svg:y="4.127cm">
          <draw:image xlink:href="Pictures/2000049800003B8900001B633A83905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polygon draw:style-name="gr5" draw:text-style-name="P1" draw:layer="layout" svg:width="15.207cm" svg:height="6.977cm" svg:x="4.087cm" svg:y="6.357cm" svg:viewBox="0 0 15208 6978" draw:points="0,0 15208,0 15208,6978 0,6978">
          <text:p/>
        </draw:polygon>
        <draw:polyline draw:style-name="gr6" draw:text-style-name="P1" draw:layer="layout" svg:width="9.819cm" svg:height="5.221cm" svg:x="5.659cm" svg:y="6.681cm" svg:viewBox="0 0 9820 5222" draw:points="4909,5222 0,5222 0,0 9820,0 9820,5222 4909,5222">
          <text:p/>
        </draw:polyline>
        <draw:line draw:style-name="gr6" draw:text-style-name="P1" draw:layer="layout" svg:x1="15.479cm" svg:y1="11.903cm" svg:x2="5.659cm" svg:y2="11.903cm">
          <text:p/>
        </draw:line>
        <draw:line draw:style-name="gr6" draw:text-style-name="P1" draw:layer="layout" svg:x1="15.479cm" svg:y1="11.25cm" svg:x2="5.659cm" svg:y2="11.25cm">
          <text:p/>
        </draw:line>
        <draw:line draw:style-name="gr6" draw:text-style-name="P1" draw:layer="layout" svg:x1="15.479cm" svg:y1="10.597cm" svg:x2="5.659cm" svg:y2="10.597cm">
          <text:p/>
        </draw:line>
        <draw:line draw:style-name="gr6" draw:text-style-name="P1" draw:layer="layout" svg:x1="15.479cm" svg:y1="9.944cm" svg:x2="5.659cm" svg:y2="9.944cm">
          <text:p/>
        </draw:line>
        <draw:line draw:style-name="gr6" draw:text-style-name="P1" draw:layer="layout" svg:x1="15.479cm" svg:y1="9.291cm" svg:x2="5.659cm" svg:y2="9.291cm">
          <text:p/>
        </draw:line>
        <draw:line draw:style-name="gr6" draw:text-style-name="P1" draw:layer="layout" svg:x1="15.479cm" svg:y1="8.638cm" svg:x2="5.659cm" svg:y2="8.638cm">
          <text:p/>
        </draw:line>
        <draw:line draw:style-name="gr6" draw:text-style-name="P1" draw:layer="layout" svg:x1="15.479cm" svg:y1="7.985cm" svg:x2="5.659cm" svg:y2="7.985cm">
          <text:p/>
        </draw:line>
        <draw:line draw:style-name="gr6" draw:text-style-name="P1" draw:layer="layout" svg:x1="15.479cm" svg:y1="7.332cm" svg:x2="5.659cm" svg:y2="7.332cm">
          <text:p/>
        </draw:line>
        <draw:line draw:style-name="gr6" draw:text-style-name="P1" draw:layer="layout" svg:x1="15.479cm" svg:y1="6.68cm" svg:x2="5.659cm" svg:y2="6.68cm">
          <text:p/>
        </draw:line>
        <draw:frame draw:style-name="gr26" draw:text-style-name="P2" draw:layer="layout" svg:width="0.659cm" svg:height="0.569cm" svg:x="5.584cm" svg:y="12.198cm">
          <draw:text-box>
            <text:p><text:span text:style-name="T1">0</text:span></text:p>
          </draw:text-box>
        </draw:frame>
        <draw:frame draw:style-name="gr26" draw:text-style-name="P2" draw:layer="layout" svg:width="0.896cm" svg:height="0.569cm" svg:x="5.944cm" svg:y="12.198cm">
          <draw:text-box>
            <text:p><text:span text:style-name="T1">0.1</text:span></text:p>
          </draw:text-box>
        </draw:frame>
        <draw:frame draw:style-name="gr26" draw:text-style-name="P2" draw:layer="layout" svg:width="0.896cm" svg:height="0.569cm" svg:x="6.443cm" svg:y="12.198cm">
          <draw:text-box>
            <text:p><text:span text:style-name="T1">0.2</text:span></text:p>
          </draw:text-box>
        </draw:frame>
        <draw:frame draw:style-name="gr26" draw:text-style-name="P2" draw:layer="layout" svg:width="0.896cm" svg:height="0.569cm" svg:x="6.942cm" svg:y="12.198cm">
          <draw:text-box>
            <text:p><text:span text:style-name="T1">0.3</text:span></text:p>
          </draw:text-box>
        </draw:frame>
        <draw:frame draw:style-name="gr26" draw:text-style-name="P2" draw:layer="layout" svg:width="0.896cm" svg:height="0.569cm" svg:x="7.413cm" svg:y="12.198cm">
          <draw:text-box>
            <text:p><text:span text:style-name="T1">0.4</text:span></text:p>
          </draw:text-box>
        </draw:frame>
        <draw:frame draw:style-name="gr26" draw:text-style-name="P2" draw:layer="layout" svg:width="0.896cm" svg:height="0.569cm" svg:x="7.912cm" svg:y="12.198cm">
          <draw:text-box>
            <text:p><text:span text:style-name="T1">0.5</text:span></text:p>
          </draw:text-box>
        </draw:frame>
        <draw:frame draw:style-name="gr26" draw:text-style-name="P2" draw:layer="layout" svg:width="0.896cm" svg:height="0.569cm" svg:x="8.411cm" svg:y="12.198cm">
          <draw:text-box>
            <text:p><text:span text:style-name="T1">0.6</text:span></text:p>
          </draw:text-box>
        </draw:frame>
        <draw:frame draw:style-name="gr26" draw:text-style-name="P2" draw:layer="layout" svg:width="0.896cm" svg:height="0.569cm" svg:x="8.91cm" svg:y="12.198cm">
          <draw:text-box>
            <text:p><text:span text:style-name="T1">0.7</text:span></text:p>
          </draw:text-box>
        </draw:frame>
        <draw:frame draw:style-name="gr26" draw:text-style-name="P2" draw:layer="layout" svg:width="0.896cm" svg:height="0.569cm" svg:x="9.382cm" svg:y="12.198cm">
          <draw:text-box>
            <text:p><text:span text:style-name="T1">0.8</text:span></text:p>
          </draw:text-box>
        </draw:frame>
        <draw:frame draw:style-name="gr26" draw:text-style-name="P2" draw:layer="layout" svg:width="0.896cm" svg:height="0.569cm" svg:x="9.88cm" svg:y="12.198cm">
          <draw:text-box>
            <text:p><text:span text:style-name="T1">0.9</text:span></text:p>
          </draw:text-box>
        </draw:frame>
        <draw:frame draw:style-name="gr26" draw:text-style-name="P2" draw:layer="layout" svg:width="0.659cm" svg:height="0.569cm" svg:x="10.49cm" svg:y="12.198cm">
          <draw:text-box>
            <text:p><text:span text:style-name="T1">1</text:span></text:p>
          </draw:text-box>
        </draw:frame>
        <draw:frame draw:style-name="gr26" draw:text-style-name="P2" draw:layer="layout" svg:width="0.896cm" svg:height="0.569cm" svg:x="10.85cm" svg:y="12.198cm">
          <draw:text-box>
            <text:p><text:span text:style-name="T1">1.1</text:span></text:p>
          </draw:text-box>
        </draw:frame>
        <draw:frame draw:style-name="gr26" draw:text-style-name="P2" draw:layer="layout" svg:width="0.896cm" svg:height="0.569cm" svg:x="11.349cm" svg:y="12.198cm">
          <draw:text-box>
            <text:p><text:span text:style-name="T1">1.2</text:span></text:p>
          </draw:text-box>
        </draw:frame>
        <draw:frame draw:style-name="gr26" draw:text-style-name="P2" draw:layer="layout" svg:width="0.896cm" svg:height="0.569cm" svg:x="11.848cm" svg:y="12.198cm">
          <draw:text-box>
            <text:p><text:span text:style-name="T1">1.3</text:span></text:p>
          </draw:text-box>
        </draw:frame>
        <draw:frame draw:style-name="gr26" draw:text-style-name="P2" draw:layer="layout" svg:width="0.896cm" svg:height="0.569cm" svg:x="12.347cm" svg:y="12.198cm">
          <draw:text-box>
            <text:p><text:span text:style-name="T1">1.4</text:span></text:p>
          </draw:text-box>
        </draw:frame>
        <draw:frame draw:style-name="gr26" draw:text-style-name="P2" draw:layer="layout" svg:width="0.896cm" svg:height="0.569cm" svg:x="12.818cm" svg:y="12.198cm">
          <draw:text-box>
            <text:p><text:span text:style-name="T1">1.5</text:span></text:p>
          </draw:text-box>
        </draw:frame>
        <draw:frame draw:style-name="gr26" draw:text-style-name="P2" draw:layer="layout" svg:width="0.896cm" svg:height="0.569cm" svg:x="13.317cm" svg:y="12.198cm">
          <draw:text-box>
            <text:p><text:span text:style-name="T1">1.6</text:span></text:p>
          </draw:text-box>
        </draw:frame>
        <draw:frame draw:style-name="gr26" draw:text-style-name="P2" draw:layer="layout" svg:width="0.896cm" svg:height="0.569cm" svg:x="13.816cm" svg:y="12.198cm">
          <draw:text-box>
            <text:p><text:span text:style-name="T1">1.7</text:span></text:p>
          </draw:text-box>
        </draw:frame>
        <draw:frame draw:style-name="gr26" draw:text-style-name="P2" draw:layer="layout" svg:width="0.896cm" svg:height="0.569cm" svg:x="14.287cm" svg:y="12.198cm">
          <draw:text-box>
            <text:p><text:span text:style-name="T1">1.8</text:span></text:p>
          </draw:text-box>
        </draw:frame>
        <draw:frame draw:style-name="gr26" draw:text-style-name="P2" draw:layer="layout" svg:width="0.896cm" svg:height="0.569cm" svg:x="14.786cm" svg:y="12.198cm">
          <draw:text-box>
            <text:p><text:span text:style-name="T1">1.9</text:span></text:p>
          </draw:text-box>
        </draw:frame>
        <draw:frame draw:style-name="gr26" draw:text-style-name="P2" draw:layer="layout" svg:width="0.659cm" svg:height="0.569cm" svg:x="15.396cm" svg:y="12.198cm">
          <draw:text-box>
            <text:p><text:span text:style-name="T1">2</text:span></text:p>
          </draw:text-box>
        </draw:frame>
        <draw:line draw:style-name="gr6" draw:text-style-name="P1" draw:layer="layout" svg:x1="5.659cm" svg:y1="12.052cm" svg:x2="5.659cm" svg:y2="11.903cm">
          <text:p/>
        </draw:line>
        <draw:line draw:style-name="gr6" draw:text-style-name="P1" draw:layer="layout" svg:x1="6.15cm" svg:y1="12.052cm" svg:x2="6.15cm" svg:y2="11.903cm">
          <text:p/>
        </draw:line>
        <draw:line draw:style-name="gr6" draw:text-style-name="P1" draw:layer="layout" svg:x1="6.64cm" svg:y1="12.052cm" svg:x2="6.64cm" svg:y2="11.903cm">
          <text:p/>
        </draw:line>
        <draw:line draw:style-name="gr6" draw:text-style-name="P1" draw:layer="layout" svg:x1="7.131cm" svg:y1="12.052cm" svg:x2="7.131cm" svg:y2="11.903cm">
          <text:p/>
        </draw:line>
        <draw:line draw:style-name="gr6" draw:text-style-name="P1" draw:layer="layout" svg:x1="7.622cm" svg:y1="12.052cm" svg:x2="7.622cm" svg:y2="11.903cm">
          <text:p/>
        </draw:line>
        <draw:line draw:style-name="gr6" draw:text-style-name="P1" draw:layer="layout" svg:x1="8.113cm" svg:y1="12.052cm" svg:x2="8.113cm" svg:y2="11.903cm">
          <text:p/>
        </draw:line>
        <draw:line draw:style-name="gr6" draw:text-style-name="P1" draw:layer="layout" svg:x1="8.604cm" svg:y1="12.052cm" svg:x2="8.604cm" svg:y2="11.903cm">
          <text:p/>
        </draw:line>
        <draw:line draw:style-name="gr6" draw:text-style-name="P1" draw:layer="layout" svg:x1="9.095cm" svg:y1="12.052cm" svg:x2="9.095cm" svg:y2="11.903cm">
          <text:p/>
        </draw:line>
        <draw:line draw:style-name="gr6" draw:text-style-name="P1" draw:layer="layout" svg:x1="9.586cm" svg:y1="12.052cm" svg:x2="9.586cm" svg:y2="11.903cm">
          <text:p/>
        </draw:line>
        <draw:line draw:style-name="gr6" draw:text-style-name="P1" draw:layer="layout" svg:x1="10.077cm" svg:y1="12.052cm" svg:x2="10.077cm" svg:y2="11.903cm">
          <text:p/>
        </draw:line>
        <draw:line draw:style-name="gr6" draw:text-style-name="P1" draw:layer="layout" svg:x1="10.568cm" svg:y1="12.052cm" svg:x2="10.568cm" svg:y2="11.903cm">
          <text:p/>
        </draw:line>
        <draw:line draw:style-name="gr6" draw:text-style-name="P1" draw:layer="layout" svg:x1="11.059cm" svg:y1="12.052cm" svg:x2="11.059cm" svg:y2="11.903cm">
          <text:p/>
        </draw:line>
        <draw:line draw:style-name="gr6" draw:text-style-name="P1" draw:layer="layout" svg:x1="11.55cm" svg:y1="12.052cm" svg:x2="11.55cm" svg:y2="11.903cm">
          <text:p/>
        </draw:line>
        <draw:line draw:style-name="gr6" draw:text-style-name="P1" draw:layer="layout" svg:x1="12.041cm" svg:y1="12.052cm" svg:x2="12.041cm" svg:y2="11.903cm">
          <text:p/>
        </draw:line>
        <draw:line draw:style-name="gr6" draw:text-style-name="P1" draw:layer="layout" svg:x1="12.532cm" svg:y1="12.052cm" svg:x2="12.532cm" svg:y2="11.903cm">
          <text:p/>
        </draw:line>
        <draw:line draw:style-name="gr6" draw:text-style-name="P1" draw:layer="layout" svg:x1="13.023cm" svg:y1="12.052cm" svg:x2="13.023cm" svg:y2="11.903cm">
          <text:p/>
        </draw:line>
        <draw:line draw:style-name="gr6" draw:text-style-name="P1" draw:layer="layout" svg:x1="13.514cm" svg:y1="12.052cm" svg:x2="13.514cm" svg:y2="11.903cm">
          <text:p/>
        </draw:line>
        <draw:line draw:style-name="gr6" draw:text-style-name="P1" draw:layer="layout" svg:x1="14.005cm" svg:y1="12.052cm" svg:x2="14.005cm" svg:y2="11.903cm">
          <text:p/>
        </draw:line>
        <draw:line draw:style-name="gr6" draw:text-style-name="P1" draw:layer="layout" svg:x1="14.495cm" svg:y1="12.052cm" svg:x2="14.495cm" svg:y2="11.903cm">
          <text:p/>
        </draw:line>
        <draw:line draw:style-name="gr6" draw:text-style-name="P1" draw:layer="layout" svg:x1="14.986cm" svg:y1="12.052cm" svg:x2="14.986cm" svg:y2="11.903cm">
          <text:p/>
        </draw:line>
        <draw:polyline draw:style-name="gr6" draw:text-style-name="P1" draw:layer="layout" svg:width="0.148cm" svg:height="9.819cm" draw:transform="rotate (1.5707963267946) translate (5.6585969357695cm 12.0521895499399cm)" svg:viewBox="0 0 149 9820" draw:points="0,21137 149,21137 149,11317">
          <text:p/>
        </draw:polyline>
        <draw:frame draw:style-name="gr26" draw:text-style-name="P2" draw:layer="layout" svg:width="0.659cm" svg:height="0.569cm" svg:x="5.251cm" svg:y="11.75cm">
          <draw:text-box>
            <text:p><text:span text:style-name="T1">0</text:span></text:p>
          </draw:text-box>
        </draw:frame>
        <draw:frame draw:style-name="gr26" draw:text-style-name="P2" draw:layer="layout" svg:width="0.815cm" svg:height="0.569cm" svg:x="5.085cm" svg:y="11.091cm">
          <draw:text-box>
            <text:p><text:span text:style-name="T1">10</text:span></text:p>
          </draw:text-box>
        </draw:frame>
        <draw:frame draw:style-name="gr26" draw:text-style-name="P2" draw:layer="layout" svg:width="0.815cm" svg:height="0.569cm" svg:x="5.085cm" svg:y="10.457cm">
          <draw:text-box>
            <text:p><text:span text:style-name="T1">20</text:span></text:p>
          </draw:text-box>
        </draw:frame>
        <draw:frame draw:style-name="gr26" draw:text-style-name="P2" draw:layer="layout" svg:width="0.815cm" svg:height="0.569cm" svg:x="5.085cm" svg:y="9.797cm">
          <draw:text-box>
            <text:p><text:span text:style-name="T1">30</text:span></text:p>
          </draw:text-box>
        </draw:frame>
        <draw:frame draw:style-name="gr26" draw:text-style-name="P2" draw:layer="layout" svg:width="0.815cm" svg:height="0.569cm" svg:x="5.085cm" svg:y="9.138cm">
          <draw:text-box>
            <text:p><text:span text:style-name="T1">40</text:span></text:p>
          </draw:text-box>
        </draw:frame>
        <draw:frame draw:style-name="gr26" draw:text-style-name="P2" draw:layer="layout" svg:width="0.815cm" svg:height="0.569cm" svg:x="5.085cm" svg:y="8.504cm">
          <draw:text-box>
            <text:p><text:span text:style-name="T1">50</text:span></text:p>
          </draw:text-box>
        </draw:frame>
        <draw:frame draw:style-name="gr26" draw:text-style-name="P2" draw:layer="layout" svg:width="0.815cm" svg:height="0.569cm" svg:x="5.085cm" svg:y="7.844cm">
          <draw:text-box>
            <text:p><text:span text:style-name="T1">60</text:span></text:p>
          </draw:text-box>
        </draw:frame>
        <draw:frame draw:style-name="gr26" draw:text-style-name="P2" draw:layer="layout" svg:width="0.815cm" svg:height="0.569cm" svg:x="5.085cm" svg:y="7.184cm">
          <draw:text-box>
            <text:p><text:span text:style-name="T1">70</text:span></text:p>
          </draw:text-box>
        </draw:frame>
        <draw:frame draw:style-name="gr26" draw:text-style-name="P2" draw:layer="layout" svg:width="0.815cm" svg:height="0.569cm" svg:x="5.085cm" svg:y="6.525cm">
          <draw:text-box>
            <text:p><text:span text:style-name="T1">80</text:span></text:p>
          </draw:text-box>
        </draw:frame>
        <draw:line draw:style-name="gr6" draw:text-style-name="P1" draw:layer="layout" svg:x1="5.509cm" svg:y1="11.903cm" svg:x2="5.659cm" svg:y2="11.903cm">
          <text:p/>
        </draw:line>
        <draw:line draw:style-name="gr6" draw:text-style-name="P1" draw:layer="layout" svg:x1="5.509cm" svg:y1="11.25cm" svg:x2="5.659cm" svg:y2="11.25cm">
          <text:p/>
        </draw:line>
        <draw:line draw:style-name="gr6" draw:text-style-name="P1" draw:layer="layout" svg:x1="5.509cm" svg:y1="10.597cm" svg:x2="5.659cm" svg:y2="10.597cm">
          <text:p/>
        </draw:line>
        <draw:line draw:style-name="gr6" draw:text-style-name="P1" draw:layer="layout" svg:x1="5.509cm" svg:y1="9.944cm" svg:x2="5.659cm" svg:y2="9.944cm">
          <text:p/>
        </draw:line>
        <draw:line draw:style-name="gr6" draw:text-style-name="P1" draw:layer="layout" svg:x1="5.509cm" svg:y1="9.291cm" svg:x2="5.659cm" svg:y2="9.291cm">
          <text:p/>
        </draw:line>
        <draw:line draw:style-name="gr6" draw:text-style-name="P1" draw:layer="layout" svg:x1="5.509cm" svg:y1="8.638cm" svg:x2="5.659cm" svg:y2="8.638cm">
          <text:p/>
        </draw:line>
        <draw:line draw:style-name="gr6" draw:text-style-name="P1" draw:layer="layout" svg:x1="5.509cm" svg:y1="7.985cm" svg:x2="5.659cm" svg:y2="7.985cm">
          <text:p/>
        </draw:line>
        <draw:line draw:style-name="gr6" draw:text-style-name="P1" draw:layer="layout" svg:x1="5.509cm" svg:y1="7.332cm" svg:x2="5.659cm" svg:y2="7.332cm">
          <text:p/>
        </draw:line>
        <draw:polyline draw:style-name="gr6" draw:text-style-name="P1" draw:layer="layout" svg:width="0.149cm" svg:height="5.221cm" svg:x="5.509cm" svg:y="6.68cm" svg:viewBox="0 0 150 5222" draw:points="0,0 150,0 150,5222">
          <text:p/>
        </draw:polyline>
        <draw:polygon draw:style-name="gr38" draw:text-style-name="P1" draw:layer="layout" svg:width="0.532cm" svg:height="0.34cm" svg:x="5.638cm" svg:y="7.26cm" svg:viewBox="0 0 533 341" draw:points="0,264 491,0 512,39 533,78 42,341 21,303">
          <text:p/>
        </draw:polygon>
        <draw:polygon draw:style-name="gr38" draw:text-style-name="P1" draw:layer="layout" svg:width="0.02cm" svg:height="0.041cm" svg:x="6.129cm" svg:y="7.257cm" svg:viewBox="0 0 21 42" draw:points="21,42 0,3 7,0 9,0">
          <text:p/>
        </draw:polygon>
        <draw:polygon draw:style-name="gr38" draw:text-style-name="P1" draw:layer="layout" svg:width="0.514cm" svg:height="0.22cm" svg:x="6.138cm" svg:y="7.119cm" svg:viewBox="0 0 515 221" draw:points="0,137 491,0 503,42 515,84 24,221 12,179">
          <text:p/>
        </draw:polygon>
        <draw:polygon draw:style-name="gr38" draw:text-style-name="P1" draw:layer="layout" svg:width="0.011cm" svg:height="0.043cm" svg:x="6.628cm" svg:y="7.117cm" svg:viewBox="0 0 12 44" draw:points="12,44 0,2 8,0 9,0">
          <text:p/>
        </draw:polygon>
        <draw:polygon draw:style-name="gr38" draw:text-style-name="P1" draw:layer="layout" svg:width="0.496cm" svg:height="0.117cm" svg:x="6.637cm" svg:y="7.087cm" svg:viewBox="0 0 497 118" draw:points="0,31 491,0 494,44 497,88 6,118 3,75">
          <text:p/>
        </draw:polygon>
        <draw:polygon draw:style-name="gr38" draw:text-style-name="P1" draw:layer="layout" svg:width="0.004cm" svg:height="0.043cm" svg:x="7.128cm" svg:y="7.087cm" svg:viewBox="0 0 5 44" draw:points="3,44 0,0 5,0">
          <text:p/>
        </draw:polygon>
        <draw:polygon draw:style-name="gr38" draw:text-style-name="P1" draw:layer="layout" svg:width="0.494cm" svg:height="0.11cm" svg:x="7.129cm" svg:y="7.087cm" svg:viewBox="0 0 495 111" draw:points="4,0 495,24 493,68 491,111 0,88 2,44">
          <text:p/>
        </draw:polygon>
        <draw:polygon draw:style-name="gr38" draw:text-style-name="P1" draw:layer="layout" svg:width="0.012cm" svg:height="0.043cm" svg:x="7.622cm" svg:y="7.11cm" svg:viewBox="0 0 13 44" draw:points="0,44 2,0 10,1 13,2">
          <text:p/>
        </draw:polygon>
        <draw:polygon draw:style-name="gr38" draw:text-style-name="P1" draw:layer="layout" svg:width="0.516cm" svg:height="0.231cm" svg:x="7.609cm" svg:y="7.112cm" svg:viewBox="0 0 517 232" draw:points="26,0 517,148 504,190 491,232 0,84 13,42">
          <text:p/>
        </draw:polygon>
        <draw:polygon draw:style-name="gr38" draw:text-style-name="P1" draw:layer="layout" svg:width="0.013cm" svg:height="0.041cm" svg:x="8.113cm" svg:y="7.261cm" svg:viewBox="0 0 14 42" draw:points="0,42 13,0 14,0">
          <text:p/>
        </draw:polygon>
        <draw:polygon draw:style-name="gr38" draw:text-style-name="P1" draw:layer="layout" svg:width="0.518cm" svg:height="0.251cm" svg:x="8.099cm" svg:y="7.261cm" svg:viewBox="0 0 519 252" draw:points="28,0 519,168 505,210 491,252 0,84 14,42">
          <text:p/>
        </draw:polygon>
        <draw:polygon draw:style-name="gr38" draw:text-style-name="P1" draw:layer="layout" svg:width="0.014cm" svg:height="0.041cm" svg:x="8.604cm" svg:y="7.429cm" svg:viewBox="0 0 15 42" draw:points="0,42 14,0 15,0">
          <text:p/>
        </draw:polygon>
        <draw:polygon draw:style-name="gr38" draw:text-style-name="P1" draw:layer="layout" svg:width="0.52cm" svg:height="0.254cm" svg:x="8.589cm" svg:y="7.429cm" svg:viewBox="0 0 521 255" draw:points="30,0 521,171 506,213 491,255 0,84 15,42">
          <text:p/>
        </draw:polygon>
        <draw:polygon draw:style-name="gr38" draw:text-style-name="P1" draw:layer="layout" svg:width="0.014cm" svg:height="0.041cm" svg:x="9.08cm" svg:y="7.642cm" svg:viewBox="0 0 15 42" draw:points="15,0 1,42 0,42">
          <text:p/>
        </draw:polygon>
        <draw:polygon draw:style-name="gr38" draw:text-style-name="P1" draw:layer="layout" svg:width="0.518cm" svg:height="0.248cm" svg:x="9.081cm" svg:y="7.6cm" svg:viewBox="0 0 519 249" draw:points="28,0 519,165 505,207 491,249 0,84 14,42">
          <text:p/>
        </draw:polygon>
        <draw:polygon draw:style-name="gr38" draw:text-style-name="P1" draw:layer="layout" svg:width="0.021cm" svg:height="0.041cm" svg:x="9.586cm" svg:y="7.765cm" svg:viewBox="0 0 22 42" draw:points="0,42 14,0 21,3 22,4">
          <text:p/>
        </draw:polygon>
        <draw:polygon draw:style-name="gr38" draw:text-style-name="P1" draw:layer="layout" svg:width="0.534cm" svg:height="0.351cm" svg:x="9.564cm" svg:y="7.769cm" svg:viewBox="0 0 535 352" draw:points="44,0 535,277 513,315 491,352 0,76 22,38">
          <text:p/>
        </draw:polygon>
        <draw:polygon draw:style-name="gr38" draw:text-style-name="P1" draw:layer="layout" svg:width="0.021cm" svg:height="0.04cm" svg:x="10.055cm" svg:y="8.084cm" svg:viewBox="0 0 22 41" draw:points="22,0 5,41 0,38">
          <text:p/>
        </draw:polygon>
        <draw:polygon draw:style-name="gr38" draw:text-style-name="P1" draw:layer="layout" svg:width="0.524cm" svg:height="0.28cm" svg:x="10.06cm" svg:y="8.043cm" svg:viewBox="0 0 525 281" draw:points="34,0 525,199 508,240 491,281 0,82 17,41">
          <text:p/>
        </draw:polygon>
        <draw:polygon draw:style-name="gr38" draw:text-style-name="P1" draw:layer="layout" svg:width="0.025cm" svg:height="0.04cm" svg:x="10.568cm" svg:y="8.242cm" svg:viewBox="0 0 26 41" draw:points="0,41 17,0 23,4 26,6">
          <text:p/>
        </draw:polygon>
        <draw:polygon draw:style-name="gr38" draw:text-style-name="P1" draw:layer="layout" svg:width="0.542cm" svg:height="0.437cm" svg:x="10.542cm" svg:y="8.248cm" svg:viewBox="0 0 543 438" draw:points="52,0 543,368 517,403 491,438 0,70 26,35">
          <text:p/>
        </draw:polygon>
        <draw:polygon draw:style-name="gr38" draw:text-style-name="P1" draw:layer="layout" svg:width="0.025cm" svg:height="0.036cm" svg:x="11.033cm" svg:y="8.651cm" svg:viewBox="0 0 26 37" draw:points="26,0 3,37 0,35">
          <text:p/>
        </draw:polygon>
        <draw:polygon draw:style-name="gr38" draw:text-style-name="P1" draw:layer="layout" svg:width="0.536cm" svg:height="0.378cm" svg:x="11.036cm" svg:y="8.614cm" svg:viewBox="0 0 537 379" draw:points="46,0 537,306 514,342 491,379 0,74 23,37">
          <text:p/>
        </draw:polygon>
        <draw:polygon draw:style-name="gr38" draw:text-style-name="P1" draw:layer="layout" svg:width="0.022cm" svg:height="0.04cm" svg:x="11.527cm" svg:y="8.957cm" svg:viewBox="0 0 23 41" draw:points="23,0 6,41 0,37">
          <text:p/>
        </draw:polygon>
        <draw:polygon draw:style-name="gr38" draw:text-style-name="P1" draw:layer="layout" svg:width="0.524cm" svg:height="0.283cm" svg:x="11.533cm" svg:y="8.916cm" svg:viewBox="0 0 525 284" draw:points="34,0 525,202 508,243 491,284 0,82 17,41">
          <text:p/>
        </draw:polygon>
        <draw:polygon draw:style-name="gr38" draw:text-style-name="P1" draw:layer="layout" svg:width="0.016cm" svg:height="0.04cm" svg:x="12.041cm" svg:y="9.118cm" svg:viewBox="0 0 17 41" draw:points="0,41 17,0 17,1">
          <text:p/>
        </draw:polygon>
        <draw:polygon draw:style-name="gr38" draw:text-style-name="P1" draw:layer="layout" svg:width="0.524cm" svg:height="0.287cm" svg:x="12.024cm" svg:y="9.119cm" svg:viewBox="0 0 525 288" draw:points="34,0 525,208 508,248 491,288 0,80 17,40">
          <text:p/>
        </draw:polygon>
        <draw:polygon draw:style-name="gr38" draw:text-style-name="P1" draw:layer="layout" svg:width="0.017cm" svg:height="0.039cm" svg:x="12.532cm" svg:y="9.327cm" svg:viewBox="0 0 18 40" draw:points="0,40 17,0 18,0">
          <text:p/>
        </draw:polygon>
        <draw:polygon draw:style-name="gr38" draw:text-style-name="P1" draw:layer="layout" svg:width="0.526cm" svg:height="0.302cm" svg:x="12.514cm" svg:y="9.327cm" svg:viewBox="0 0 527 303" draw:points="36,0 527,223 509,263 491,303 0,80 18,40">
          <text:p/>
        </draw:polygon>
        <draw:polygon draw:style-name="gr38" draw:text-style-name="P1" draw:layer="layout" svg:width="0.017cm" svg:height="0.041cm" svg:x="13.005cm" svg:y="9.59cm" svg:viewBox="0 0 18 42" draw:points="18,0 6,42 0,40">
          <text:p/>
        </draw:polygon>
        <draw:polygon draw:style-name="gr38" draw:text-style-name="P1" draw:layer="layout" svg:width="0.514cm" svg:height="0.227cm" svg:x="13.011cm" svg:y="9.548cm" svg:viewBox="0 0 515 228" draw:points="24,0 515,144 503,186 491,228 0,84 12,42">
          <text:p/>
        </draw:polygon>
        <draw:polygon draw:style-name="gr38" draw:text-style-name="P1" draw:layer="layout" svg:width="0.011cm" svg:height="0.041cm" svg:x="13.502cm" svg:y="9.734cm" svg:viewBox="0 0 12 42" draw:points="12,0 0,42 0,42">
          <text:p/>
        </draw:polygon>
        <draw:polygon draw:style-name="gr38" draw:text-style-name="P1" draw:layer="layout" svg:width="0.514cm" svg:height="0.225cm" svg:x="13.502cm" svg:y="9.692cm" svg:viewBox="0 0 515 226" draw:points="24,0 515,142 503,184 491,226 0,84 12,42">
          <text:p/>
        </draw:polygon>
        <draw:polygon draw:style-name="gr38" draw:text-style-name="P1" draw:layer="layout" svg:width="0.011cm" svg:height="0.041cm" svg:x="14.005cm" svg:y="9.835cm" svg:viewBox="0 0 12 42" draw:points="0,42 12,0 12,0">
          <text:p/>
        </draw:polygon>
        <draw:polygon draw:style-name="gr38" draw:text-style-name="P1" draw:layer="layout" svg:width="0.514cm" svg:height="0.226cm" svg:x="13.993cm" svg:y="9.835cm" svg:viewBox="0 0 515 227" draw:points="24,0 515,143 503,185 491,227 0,84 12,42">
          <text:p/>
        </draw:polygon>
        <draw:polygon draw:style-name="gr38" draw:text-style-name="P1" draw:layer="layout" svg:width="0.013cm" svg:height="0.041cm" svg:x="14.495cm" svg:y="9.978cm" svg:viewBox="0 0 14 42" draw:points="0,42 12,0 14,0">
          <text:p/>
        </draw:polygon>
        <draw:polygon draw:style-name="gr38" draw:text-style-name="P1" draw:layer="layout" svg:width="0.518cm" svg:height="0.246cm" svg:x="14.481cm" svg:y="9.978cm" svg:viewBox="0 0 519 247" draw:points="28,0 519,163 505,205 491,247 0,84 14,42">
          <text:p/>
        </draw:polygon>
        <draw:polygon draw:style-name="gr38" draw:text-style-name="P1" draw:layer="layout" svg:width="0.013cm" svg:height="0.042cm" svg:x="14.972cm" svg:y="10.183cm" svg:viewBox="0 0 14 43" draw:points="14,0 5,43 0,42">
          <text:p/>
        </draw:polygon>
        <draw:polygon draw:style-name="gr38" draw:text-style-name="P1" draw:layer="layout" svg:width="0.509cm" svg:height="0.193cm" svg:x="14.977cm" svg:y="10.14cm" svg:viewBox="0 0 510 194" draw:points="18,0 510,108 501,151 492,194 0,86 9,43">
          <text:p/>
        </draw:polygon>
        <draw:polygon draw:style-name="gr38" draw:text-style-name="P1" draw:layer="layout" svg:width="0.248cm" svg:height="0.248cm" svg:x="5.534cm" svg:y="7.438cm" svg:viewBox="0 0 249 249" draw:points="0,0 125,249 249,0">
          <text:p/>
        </draw:polygon>
        <draw:polyline draw:style-name="gr12" draw:text-style-name="P1" draw:layer="layout" svg:width="0.248cm" svg:height="0.248cm" svg:x="5.534cm" svg:y="7.438cm" svg:viewBox="0 0 249 249" draw:points="0,0 125,249 249,0 0,0">
          <text:p/>
        </draw:polyline>
        <draw:polygon draw:style-name="gr15" draw:text-style-name="P1" draw:layer="layout" svg:width="0.248cm" svg:height="0.248cm" svg:x="6.025cm" svg:y="7.174cm" svg:viewBox="0 0 249 249" draw:points="0,0 125,249 249,0">
          <text:p/>
        </draw:polygon>
        <draw:polyline draw:style-name="gr12" draw:text-style-name="P1" draw:layer="layout" svg:width="0.248cm" svg:height="0.248cm" svg:x="6.025cm" svg:y="7.174cm" svg:viewBox="0 0 249 249" draw:points="0,0 125,249 249,0 0,0">
          <text:p/>
        </draw:polyline>
        <draw:polygon draw:style-name="gr15" draw:text-style-name="P1" draw:layer="layout" svg:width="0.248cm" svg:height="0.248cm" svg:x="6.516cm" svg:y="7.037cm" svg:viewBox="0 0 249 249" draw:points="0,0 125,249 249,0">
          <text:p/>
        </draw:polygon>
        <draw:polyline draw:style-name="gr12" draw:text-style-name="P1" draw:layer="layout" svg:width="0.248cm" svg:height="0.248cm" svg:x="6.516cm" svg:y="7.037cm" svg:viewBox="0 0 249 249" draw:points="0,0 125,249 249,0 0,0">
          <text:p/>
        </draw:polyline>
        <draw:polygon draw:style-name="gr15" draw:text-style-name="P1" draw:layer="layout" svg:width="0.248cm" svg:height="0.248cm" svg:x="7.007cm" svg:y="7.006cm" svg:viewBox="0 0 249 249" draw:points="0,0 125,249 249,0">
          <text:p/>
        </draw:polygon>
        <draw:polyline draw:style-name="gr12" draw:text-style-name="P1" draw:layer="layout" svg:width="0.248cm" svg:height="0.248cm" svg:x="7.007cm" svg:y="7.006cm" svg:viewBox="0 0 249 249" draw:points="0,0 125,249 249,0 0,0">
          <text:p/>
        </draw:polyline>
        <draw:polygon draw:style-name="gr15" draw:text-style-name="P1" draw:layer="layout" svg:width="0.248cm" svg:height="0.248cm" svg:x="7.498cm" svg:y="7.03cm" svg:viewBox="0 0 249 249" draw:points="0,0 125,249 249,0">
          <text:p/>
        </draw:polygon>
        <draw:polyline draw:style-name="gr12" draw:text-style-name="P1" draw:layer="layout" svg:width="0.248cm" svg:height="0.248cm" svg:x="7.498cm" svg:y="7.03cm" svg:viewBox="0 0 249 249" draw:points="0,0 125,249 249,0 0,0">
          <text:p/>
        </draw:polyline>
        <draw:polygon draw:style-name="gr15" draw:text-style-name="P1" draw:layer="layout" svg:width="0.248cm" svg:height="0.248cm" svg:x="7.989cm" svg:y="7.178cm" svg:viewBox="0 0 249 249" draw:points="0,0 125,249 249,0">
          <text:p/>
        </draw:polygon>
        <draw:polyline draw:style-name="gr12" draw:text-style-name="P1" draw:layer="layout" svg:width="0.248cm" svg:height="0.248cm" svg:x="7.989cm" svg:y="7.178cm" svg:viewBox="0 0 249 249" draw:points="0,0 125,249 249,0 0,0">
          <text:p/>
        </draw:polyline>
        <draw:polygon draw:style-name="gr15" draw:text-style-name="P1" draw:layer="layout" svg:width="0.248cm" svg:height="0.248cm" svg:x="8.479cm" svg:y="7.346cm" svg:viewBox="0 0 249 249" draw:points="0,0 125,249 249,0">
          <text:p/>
        </draw:polygon>
        <draw:polyline draw:style-name="gr12" draw:text-style-name="P1" draw:layer="layout" svg:width="0.248cm" svg:height="0.248cm" svg:x="8.479cm" svg:y="7.346cm" svg:viewBox="0 0 249 249" draw:points="0,0 125,249 249,0 0,0">
          <text:p/>
        </draw:polyline>
        <draw:polygon draw:style-name="gr15" draw:text-style-name="P1" draw:layer="layout" svg:width="0.248cm" svg:height="0.248cm" svg:x="8.97cm" svg:y="7.518cm" svg:viewBox="0 0 249 249" draw:points="0,0 125,249 249,0">
          <text:p/>
        </draw:polygon>
        <draw:polyline draw:style-name="gr12" draw:text-style-name="P1" draw:layer="layout" svg:width="0.248cm" svg:height="0.248cm" svg:x="8.97cm" svg:y="7.518cm" svg:viewBox="0 0 249 249" draw:points="0,0 125,249 249,0 0,0">
          <text:p/>
        </draw:polyline>
        <draw:polygon draw:style-name="gr15" draw:text-style-name="P1" draw:layer="layout" svg:width="0.248cm" svg:height="0.248cm" svg:x="9.461cm" svg:y="7.683cm" svg:viewBox="0 0 249 249" draw:points="0,0 125,249 249,0">
          <text:p/>
        </draw:polygon>
        <draw:polyline draw:style-name="gr12" draw:text-style-name="P1" draw:layer="layout" svg:width="0.248cm" svg:height="0.248cm" svg:x="9.461cm" svg:y="7.683cm" svg:viewBox="0 0 249 249" draw:points="0,0 125,249 249,0 0,0">
          <text:p/>
        </draw:polyline>
        <draw:polygon draw:style-name="gr15" draw:text-style-name="P1" draw:layer="layout" svg:width="0.248cm" svg:height="0.248cm" svg:x="9.952cm" svg:y="7.959cm" svg:viewBox="0 0 249 249" draw:points="0,0 125,249 249,0">
          <text:p/>
        </draw:polygon>
        <draw:polyline draw:style-name="gr12" draw:text-style-name="P1" draw:layer="layout" svg:width="0.248cm" svg:height="0.248cm" svg:x="9.952cm" svg:y="7.959cm" svg:viewBox="0 0 249 249" draw:points="0,0 125,249 249,0 0,0">
          <text:p/>
        </draw:polyline>
        <draw:polygon draw:style-name="gr15" draw:text-style-name="P1" draw:layer="layout" svg:width="0.248cm" svg:height="0.248cm" svg:x="10.443cm" svg:y="8.159cm" svg:viewBox="0 0 249 249" draw:points="0,0 125,249 249,0">
          <text:p/>
        </draw:polygon>
        <draw:polyline draw:style-name="gr12" draw:text-style-name="P1" draw:layer="layout" svg:width="0.248cm" svg:height="0.248cm" svg:x="10.443cm" svg:y="8.159cm" svg:viewBox="0 0 249 249" draw:points="0,0 125,249 249,0 0,0">
          <text:p/>
        </draw:polyline>
        <draw:polygon draw:style-name="gr15" draw:text-style-name="P1" draw:layer="layout" svg:width="0.248cm" svg:height="0.248cm" svg:x="10.934cm" svg:y="8.527cm" svg:viewBox="0 0 249 249" draw:points="0,0 125,249 249,0">
          <text:p/>
        </draw:polygon>
        <draw:polyline draw:style-name="gr12" draw:text-style-name="P1" draw:layer="layout" svg:width="0.248cm" svg:height="0.248cm" svg:x="10.934cm" svg:y="8.527cm" svg:viewBox="0 0 249 249" draw:points="0,0 125,249 249,0 0,0">
          <text:p/>
        </draw:polyline>
        <draw:polygon draw:style-name="gr15" draw:text-style-name="P1" draw:layer="layout" svg:width="0.248cm" svg:height="0.248cm" svg:x="11.425cm" svg:y="8.832cm" svg:viewBox="0 0 249 249" draw:points="0,0 125,249 249,0">
          <text:p/>
        </draw:polygon>
        <draw:polyline draw:style-name="gr12" draw:text-style-name="P1" draw:layer="layout" svg:width="0.248cm" svg:height="0.248cm" svg:x="11.425cm" svg:y="8.832cm" svg:viewBox="0 0 249 249" draw:points="0,0 125,249 249,0 0,0">
          <text:p/>
        </draw:polyline>
        <draw:polygon draw:style-name="gr15" draw:text-style-name="P1" draw:layer="layout" svg:width="0.248cm" svg:height="0.248cm" svg:x="11.916cm" svg:y="9.034cm" svg:viewBox="0 0 249 249" draw:points="0,0 125,249 249,0">
          <text:p/>
        </draw:polygon>
        <draw:polyline draw:style-name="gr12" draw:text-style-name="P1" draw:layer="layout" svg:width="0.248cm" svg:height="0.248cm" svg:x="11.916cm" svg:y="9.034cm" svg:viewBox="0 0 249 249" draw:points="0,0 125,249 249,0 0,0">
          <text:p/>
        </draw:polyline>
        <draw:polygon draw:style-name="gr15" draw:text-style-name="P1" draw:layer="layout" svg:width="0.248cm" svg:height="0.248cm" svg:x="12.407cm" svg:y="9.242cm" svg:viewBox="0 0 249 249" draw:points="0,0 125,249 249,0">
          <text:p/>
        </draw:polygon>
        <draw:polyline draw:style-name="gr12" draw:text-style-name="P1" draw:layer="layout" svg:width="0.248cm" svg:height="0.248cm" svg:x="12.407cm" svg:y="9.242cm" svg:viewBox="0 0 249 249" draw:points="0,0 125,249 249,0 0,0">
          <text:p/>
        </draw:polyline>
        <draw:polygon draw:style-name="gr15" draw:text-style-name="P1" draw:layer="layout" svg:width="0.248cm" svg:height="0.248cm" svg:x="12.898cm" svg:y="9.465cm" svg:viewBox="0 0 249 249" draw:points="0,0 125,249 249,0">
          <text:p/>
        </draw:polygon>
        <draw:polyline draw:style-name="gr12" draw:text-style-name="P1" draw:layer="layout" svg:width="0.248cm" svg:height="0.248cm" svg:x="12.898cm" svg:y="9.465cm" svg:viewBox="0 0 249 249" draw:points="0,0 125,249 249,0 0,0">
          <text:p/>
        </draw:polyline>
        <draw:polygon draw:style-name="gr15" draw:text-style-name="P1" draw:layer="layout" svg:width="0.248cm" svg:height="0.248cm" svg:x="13.389cm" svg:y="9.61cm" svg:viewBox="0 0 249 249" draw:points="0,0 125,249 249,0">
          <text:p/>
        </draw:polygon>
        <draw:polyline draw:style-name="gr12" draw:text-style-name="P1" draw:layer="layout" svg:width="0.248cm" svg:height="0.248cm" svg:x="13.389cm" svg:y="9.61cm" svg:viewBox="0 0 249 249" draw:points="0,0 125,249 249,0 0,0">
          <text:p/>
        </draw:polyline>
        <draw:polygon draw:style-name="gr15" draw:text-style-name="P1" draw:layer="layout" svg:width="0.248cm" svg:height="0.248cm" svg:x="13.88cm" svg:y="9.752cm" svg:viewBox="0 0 249 249" draw:points="0,0 125,249 249,0">
          <text:p/>
        </draw:polygon>
        <draw:polyline draw:style-name="gr12" draw:text-style-name="P1" draw:layer="layout" svg:width="0.248cm" svg:height="0.248cm" svg:x="13.88cm" svg:y="9.752cm" svg:viewBox="0 0 249 249" draw:points="0,0 125,249 249,0 0,0">
          <text:p/>
        </draw:polyline>
        <draw:polygon draw:style-name="gr15" draw:text-style-name="P1" draw:layer="layout" svg:width="0.248cm" svg:height="0.248cm" svg:x="14.371cm" svg:y="9.895cm" svg:viewBox="0 0 249 249" draw:points="0,0 125,249 249,0">
          <text:p/>
        </draw:polygon>
        <draw:polyline draw:style-name="gr12" draw:text-style-name="P1" draw:layer="layout" svg:width="0.248cm" svg:height="0.248cm" svg:x="14.371cm" svg:y="9.895cm" svg:viewBox="0 0 249 249" draw:points="0,0 125,249 249,0 0,0">
          <text:p/>
        </draw:polyline>
        <draw:polygon draw:style-name="gr15" draw:text-style-name="P1" draw:layer="layout" svg:width="0.248cm" svg:height="0.248cm" svg:x="14.862cm" svg:y="10.059cm" svg:viewBox="0 0 249 249" draw:points="0,0 125,249 249,0">
          <text:p/>
        </draw:polygon>
        <draw:polyline draw:style-name="gr12" draw:text-style-name="P1" draw:layer="layout" svg:width="0.248cm" svg:height="0.248cm" svg:x="14.862cm" svg:y="10.059cm" svg:viewBox="0 0 249 249" draw:points="0,0 125,249 249,0 0,0">
          <text:p/>
        </draw:polyline>
        <draw:polygon draw:style-name="gr15" draw:text-style-name="P1" draw:layer="layout" svg:width="0.248cm" svg:height="0.248cm" svg:x="15.354cm" svg:y="10.167cm" svg:viewBox="0 0 249 249" draw:points="0,0 125,249 249,0">
          <text:p/>
        </draw:polygon>
        <draw:polyline draw:style-name="gr12" draw:text-style-name="P1" draw:layer="layout" svg:width="0.248cm" svg:height="0.248cm" svg:x="15.354cm" svg:y="10.167cm" svg:viewBox="0 0 249 249" draw:points="0,0 125,249 249,0 0,0">
          <text:p/>
        </draw:polyline>
        <draw:polygon draw:style-name="gr16" draw:text-style-name="P1" draw:layer="layout" svg:width="0.532cm" svg:height="0.342cm" svg:x="5.638cm" svg:y="7.239cm" svg:viewBox="0 0 533 343" draw:points="0,266 491,0 512,39 533,78 42,343 21,305">
          <text:p/>
        </draw:polygon>
        <draw:polygon draw:style-name="gr16" draw:text-style-name="P1" draw:layer="layout" svg:width="0.02cm" svg:height="0.042cm" svg:x="6.129cm" svg:y="7.235cm" svg:viewBox="0 0 21 43" draw:points="21,43 0,4 7,1 10,0">
          <text:p/>
        </draw:polygon>
        <draw:polygon draw:style-name="gr16" draw:text-style-name="P1" draw:layer="layout" svg:width="0.512cm" svg:height="0.212cm" svg:x="6.139cm" svg:y="7.107cm" svg:viewBox="0 0 513 213" draw:points="0,127 491,0 502,43 513,86 22,213 11,170">
          <text:p/>
        </draw:polygon>
        <draw:polygon draw:style-name="gr16" draw:text-style-name="P1" draw:layer="layout" svg:width="0.01cm" svg:height="0.043cm" svg:x="6.629cm" svg:y="7.106cm" svg:viewBox="0 0 11 44" draw:points="11,44 0,1 6,0">
          <text:p/>
        </draw:polygon>
        <draw:polygon draw:style-name="gr16" draw:text-style-name="P1" draw:layer="layout" svg:width="0.5cm" svg:height="0.139cm" svg:x="6.635cm" svg:y="7.054cm" svg:viewBox="0 0 501 140" draw:points="0,53 491,0 496,44 501,88 10,140 5,97">
          <text:p/>
        </draw:polygon>
        <draw:polygon draw:style-name="gr16" draw:text-style-name="P1" draw:layer="layout" svg:width="0.006cm" svg:height="0.043cm" svg:x="7.126cm" svg:y="7.054cm" svg:viewBox="0 0 7 44" draw:points="5,44 0,0 7,0">
          <text:p/>
        </draw:polygon>
        <draw:polygon draw:style-name="gr16" draw:text-style-name="P1" draw:layer="layout" svg:width="0.494cm" svg:height="0.107cm" svg:x="7.129cm" svg:y="7.054cm" svg:viewBox="0 0 495 108" draw:points="4,0 495,21 493,65 491,108 0,88 2,44">
          <text:p/>
        </draw:polygon>
        <draw:polygon draw:style-name="gr16" draw:text-style-name="P1" draw:layer="layout" svg:width="0.007cm" svg:height="0.043cm" svg:x="7.622cm" svg:y="7.075cm" svg:viewBox="0 0 8 44" draw:points="0,44 2,0 8,1">
          <text:p/>
        </draw:polygon>
        <draw:polygon draw:style-name="gr16" draw:text-style-name="P1" draw:layer="layout" svg:width="0.506cm" svg:height="0.177cm" svg:x="7.614cm" svg:y="7.076cm" svg:viewBox="0 0 507 178" draw:points="16,0 507,93 499,135 491,178 0,86 8,43">
          <text:p/>
        </draw:polygon>
        <draw:polygon draw:style-name="gr16" draw:text-style-name="P1" draw:layer="layout" svg:width="0.009cm" svg:height="0.042cm" svg:x="8.113cm" svg:y="7.168cm" svg:viewBox="0 0 10 43" draw:points="0,43 8,0 10,0">
          <text:p/>
        </draw:polygon>
        <draw:polygon draw:style-name="gr16" draw:text-style-name="P1" draw:layer="layout" svg:width="0.51cm" svg:height="0.202cm" svg:x="8.103cm" svg:y="7.168cm" svg:viewBox="0 0 511 203" draw:points="20,0 511,117 501,160 491,203 0,86 10,43">
          <text:p/>
        </draw:polygon>
        <draw:polygon draw:style-name="gr16" draw:text-style-name="P1" draw:layer="layout" svg:width="0.012cm" svg:height="0.042cm" svg:x="8.604cm" svg:y="7.286cm" svg:viewBox="0 0 13 43" draw:points="0,43 10,0 13,1">
          <text:p/>
        </draw:polygon>
        <draw:polygon draw:style-name="gr16" draw:text-style-name="P1" draw:layer="layout" svg:width="0.516cm" svg:height="0.231cm" svg:x="8.591cm" svg:y="7.287cm" svg:viewBox="0 0 517 232" draw:points="26,0 517,148 504,190 491,232 0,84 13,42">
          <text:p/>
        </draw:polygon>
        <draw:polygon draw:style-name="gr16" draw:text-style-name="P1" draw:layer="layout" svg:width="0.013cm" svg:height="0.041cm" svg:x="9.095cm" svg:y="7.435cm" svg:viewBox="0 0 14 42" draw:points="0,42 13,0 14,0">
          <text:p/>
        </draw:polygon>
        <draw:polygon draw:style-name="gr16" draw:text-style-name="P1" draw:layer="layout" svg:width="0.518cm" svg:height="0.247cm" svg:x="9.081cm" svg:y="7.435cm" svg:viewBox="0 0 519 248" draw:points="28,0 519,164 505,206 491,248 0,84 14,42">
          <text:p/>
        </draw:polygon>
        <draw:polygon draw:style-name="gr16" draw:text-style-name="P1" draw:layer="layout" svg:width="0.014cm" svg:height="0.041cm" svg:x="9.586cm" svg:y="7.599cm" svg:viewBox="0 0 15 42" draw:points="0,42 14,0 15,1">
          <text:p/>
        </draw:polygon>
        <draw:polygon draw:style-name="gr16" draw:text-style-name="P1" draw:layer="layout" svg:width="0.52cm" svg:height="0.258cm" svg:x="9.571cm" svg:y="7.6cm" svg:viewBox="0 0 521 259" draw:points="30,0 521,177 506,218 491,259 0,82 15,41">
          <text:p/>
        </draw:polygon>
        <draw:polygon draw:style-name="gr16" draw:text-style-name="P1" draw:layer="layout" svg:width="0.014cm" svg:height="0.04cm" svg:x="10.077cm" svg:y="7.777cm" svg:viewBox="0 0 15 41" draw:points="0,41 15,0 15,0">
          <text:p/>
        </draw:polygon>
        <draw:polygon draw:style-name="gr16" draw:text-style-name="P1" draw:layer="layout" svg:width="0.52cm" svg:height="0.264cm" svg:x="10.062cm" svg:y="7.777cm" svg:viewBox="0 0 521 265" draw:points="30,0 521,183 506,224 491,265 0,82 15,41">
          <text:p/>
        </draw:polygon>
        <draw:polygon draw:style-name="gr16" draw:text-style-name="P1" draw:layer="layout" svg:width="0.023cm" svg:height="0.04cm" svg:x="10.568cm" svg:y="7.96cm" svg:viewBox="0 0 24 41" draw:points="0,41 15,0 22,3 24,4">
          <text:p/>
        </draw:polygon>
        <draw:polygon draw:style-name="gr16" draw:text-style-name="P1" draw:layer="layout" svg:width="0.538cm" svg:height="0.39cm" svg:x="10.544cm" svg:y="7.964cm" svg:viewBox="0 0 539 391" draw:points="48,0 539,318 515,354 491,391 0,74 24,37">
          <text:p/>
        </draw:polygon>
        <draw:polygon draw:style-name="gr16" draw:text-style-name="P1" draw:layer="layout" svg:width="0.023cm" svg:height="0.038cm" svg:x="11.035cm" svg:y="8.319cm" svg:viewBox="0 0 24 39" draw:points="24,0 3,39 0,37">
          <text:p/>
        </draw:polygon>
        <draw:polygon draw:style-name="gr16" draw:text-style-name="P1" draw:layer="layout" svg:width="0.532cm" svg:height="0.344cm" svg:x="11.038cm" svg:y="8.28cm" svg:viewBox="0 0 533 345" draw:points="42,0 533,268 512,307 491,345 0,78 21,39">
          <text:p/>
        </draw:polygon>
        <draw:polygon draw:style-name="gr16" draw:text-style-name="P1" draw:layer="layout" svg:width="0.02cm" svg:height="0.041cm" svg:x="11.529cm" svg:y="8.587cm" svg:viewBox="0 0 21 42" draw:points="21,0 7,42 0,39">
          <text:p/>
        </draw:polygon>
        <draw:polygon draw:style-name="gr16" draw:text-style-name="P1" draw:layer="layout" svg:width="0.518cm" svg:height="0.253cm" svg:x="11.536cm" svg:y="8.545cm" svg:viewBox="0 0 519 254" draw:points="28,0 519,170 505,212 491,254 0,84 14,42">
          <text:p/>
        </draw:polygon>
        <draw:polygon draw:style-name="gr16" draw:text-style-name="P1" draw:layer="layout" svg:width="0.015cm" svg:height="0.041cm" svg:x="12.041cm" svg:y="8.715cm" svg:viewBox="0 0 16 42" draw:points="0,42 14,0 16,1">
          <text:p/>
        </draw:polygon>
        <draw:polygon draw:style-name="gr16" draw:text-style-name="P1" draw:layer="layout" svg:width="0.522cm" svg:height="0.268cm" svg:x="12.025cm" svg:y="8.716cm" svg:viewBox="0 0 523 269" draw:points="32,0 523,187 507,228 491,269 0,82 16,41">
          <text:p/>
        </draw:polygon>
        <draw:polygon draw:style-name="gr16" draw:text-style-name="P1" draw:layer="layout" svg:width="0.016cm" svg:height="0.04cm" svg:x="12.532cm" svg:y="8.903cm" svg:viewBox="0 0 17 41" draw:points="0,41 16,0 17,0">
          <text:p/>
        </draw:polygon>
        <draw:polygon draw:style-name="gr16" draw:text-style-name="P1" draw:layer="layout" svg:width="0.524cm" svg:height="0.284cm" svg:x="12.515cm" svg:y="8.903cm" svg:viewBox="0 0 525 285" draw:points="34,0 525,203 508,244 491,285 0,82 17,41">
          <text:p/>
        </draw:polygon>
        <draw:polygon draw:style-name="gr16" draw:text-style-name="P1" draw:layer="layout" svg:width="0.016cm" svg:height="0.041cm" svg:x="13.006cm" svg:y="9.147cm" svg:viewBox="0 0 17 42" draw:points="17,0 4,42 0,41">
          <text:p/>
        </draw:polygon>
        <draw:polygon draw:style-name="gr16" draw:text-style-name="P1" draw:layer="layout" svg:width="0.516cm" svg:height="0.232cm" svg:x="13.01cm" svg:y="9.105cm" svg:viewBox="0 0 517 233" draw:points="26,0 517,149 504,191 491,233 0,84 13,42">
          <text:p/>
        </draw:polygon>
        <draw:polygon draw:style-name="gr16" draw:text-style-name="P1" draw:layer="layout" svg:width="0.012cm" svg:height="0.041cm" svg:x="13.501cm" svg:y="9.296cm" svg:viewBox="0 0 13 42" draw:points="13,0 1,42 0,42">
          <text:p/>
        </draw:polygon>
        <draw:polygon draw:style-name="gr16" draw:text-style-name="P1" draw:layer="layout" svg:width="0.514cm" svg:height="0.216cm" svg:x="13.502cm" svg:y="9.254cm" svg:viewBox="0 0 515 217" draw:points="24,0 515,133 503,175 491,217 0,84 12,42">
          <text:p/>
        </draw:polygon>
        <draw:polygon draw:style-name="gr16" draw:text-style-name="P1" draw:layer="layout" svg:width="0.011cm" svg:height="0.042cm" svg:x="13.993cm" svg:y="9.43cm" svg:viewBox="0 0 12 43" draw:points="12,0 1,43 0,42">
          <text:p/>
        </draw:polygon>
        <draw:polygon draw:style-name="gr16" draw:text-style-name="P1" draw:layer="layout" svg:width="0.512cm" svg:height="0.211cm" svg:x="13.994cm" svg:y="9.387cm" svg:viewBox="0 0 513 212" draw:points="22,0 513,126 502,169 491,212 0,86 11,43">
          <text:p/>
        </draw:polygon>
        <draw:polygon draw:style-name="gr16" draw:text-style-name="P1" draw:layer="layout" svg:width="0.01cm" svg:height="0.042cm" svg:x="14.484cm" svg:y="9.556cm" svg:viewBox="0 0 11 43" draw:points="11,0 1,43 0,43">
          <text:p/>
        </draw:polygon>
        <draw:polygon draw:style-name="gr16" draw:text-style-name="P1" draw:layer="layout" svg:width="0.51cm" svg:height="0.201cm" svg:x="14.485cm" svg:y="9.513cm" svg:viewBox="0 0 511 202" draw:points="20,0 511,116 501,159 491,202 0,86 10,43">
          <text:p/>
        </draw:polygon>
        <draw:polygon draw:style-name="gr16" draw:text-style-name="P1" draw:layer="layout" svg:width="0.009cm" svg:height="0.042cm" svg:x="14.976cm" svg:y="9.672cm" svg:viewBox="0 0 10 43" draw:points="10,0 0,43 0,43">
          <text:p/>
        </draw:polygon>
        <draw:polygon draw:style-name="gr16" draw:text-style-name="P1" draw:layer="layout" svg:width="0.511cm" svg:height="0.194cm" svg:x="14.976cm" svg:y="9.63cm" svg:viewBox="0 0 512 195" draw:points="20,0 512,109 502,152 492,195 0,86 10,43">
          <text:p/>
        </draw:polygon>
        <draw:polygon draw:style-name="gr16" draw:text-style-name="P1" draw:layer="layout" svg:width="0.248cm" svg:height="0.248cm" svg:x="5.534cm" svg:y="7.419cm" svg:viewBox="0 0 249 249" draw:points="0,249 249,249 125,0">
          <text:p/>
        </draw:polygon>
        <draw:polyline draw:style-name="gr12" draw:text-style-name="P1" draw:layer="layout" svg:width="0.248cm" svg:height="0.248cm" svg:x="5.534cm" svg:y="7.419cm" svg:viewBox="0 0 249 249" draw:points="0,249 249,249 125,0 0,249">
          <text:p/>
        </draw:polyline>
        <draw:polygon draw:style-name="gr16" draw:text-style-name="P1" draw:layer="layout" svg:width="0.248cm" svg:height="0.248cm" svg:x="6.025cm" svg:y="7.153cm" svg:viewBox="0 0 249 249" draw:points="0,249 249,249 125,0">
          <text:p/>
        </draw:polygon>
        <draw:polyline draw:style-name="gr12" draw:text-style-name="P1" draw:layer="layout" svg:width="0.248cm" svg:height="0.248cm" svg:x="6.025cm" svg:y="7.153cm" svg:viewBox="0 0 249 249" draw:points="0,249 249,249 125,0 0,249">
          <text:p/>
        </draw:polyline>
        <draw:polygon draw:style-name="gr16" draw:text-style-name="P1" draw:layer="layout" svg:width="0.248cm" svg:height="0.248cm" svg:x="6.516cm" svg:y="7.026cm" svg:viewBox="0 0 249 249" draw:points="0,249 249,249 125,0">
          <text:p/>
        </draw:polygon>
        <draw:polyline draw:style-name="gr12" draw:text-style-name="P1" draw:layer="layout" svg:width="0.248cm" svg:height="0.248cm" svg:x="6.516cm" svg:y="7.026cm" svg:viewBox="0 0 249 249" draw:points="0,249 249,249 125,0 0,249">
          <text:p/>
        </draw:polyline>
        <draw:polygon draw:style-name="gr16" draw:text-style-name="P1" draw:layer="layout" svg:width="0.248cm" svg:height="0.248cm" svg:x="7.007cm" svg:y="6.973cm" svg:viewBox="0 0 249 249" draw:points="0,249 249,249 125,0">
          <text:p/>
        </draw:polygon>
        <draw:polyline draw:style-name="gr12" draw:text-style-name="P1" draw:layer="layout" svg:width="0.248cm" svg:height="0.248cm" svg:x="7.007cm" svg:y="6.973cm" svg:viewBox="0 0 249 249" draw:points="0,249 249,249 125,0 0,249">
          <text:p/>
        </draw:polyline>
        <draw:polygon draw:style-name="gr16" draw:text-style-name="P1" draw:layer="layout" svg:width="0.248cm" svg:height="0.248cm" svg:x="7.498cm" svg:y="6.994cm" svg:viewBox="0 0 249 249" draw:points="0,249 249,249 125,0">
          <text:p/>
        </draw:polygon>
        <draw:polyline draw:style-name="gr12" draw:text-style-name="P1" draw:layer="layout" svg:width="0.248cm" svg:height="0.248cm" svg:x="7.498cm" svg:y="6.994cm" svg:viewBox="0 0 249 249" draw:points="0,249 249,249 125,0 0,249">
          <text:p/>
        </draw:polyline>
        <draw:polygon draw:style-name="gr16" draw:text-style-name="P1" draw:layer="layout" svg:width="0.248cm" svg:height="0.248cm" svg:x="7.989cm" svg:y="7.087cm" svg:viewBox="0 0 249 249" draw:points="0,249 249,249 125,0">
          <text:p/>
        </draw:polygon>
        <draw:polyline draw:style-name="gr12" draw:text-style-name="P1" draw:layer="layout" svg:width="0.248cm" svg:height="0.248cm" svg:x="7.989cm" svg:y="7.087cm" svg:viewBox="0 0 249 249" draw:points="0,249 249,249 125,0 0,249">
          <text:p/>
        </draw:polyline>
        <draw:polygon draw:style-name="gr16" draw:text-style-name="P1" draw:layer="layout" svg:width="0.248cm" svg:height="0.248cm" svg:x="8.479cm" svg:y="7.204cm" svg:viewBox="0 0 249 249" draw:points="0,249 249,249 125,0">
          <text:p/>
        </draw:polygon>
        <draw:polyline draw:style-name="gr12" draw:text-style-name="P1" draw:layer="layout" svg:width="0.248cm" svg:height="0.248cm" svg:x="8.479cm" svg:y="7.204cm" svg:viewBox="0 0 249 249" draw:points="0,249 249,249 125,0 0,249">
          <text:p/>
        </draw:polyline>
        <draw:polygon draw:style-name="gr16" draw:text-style-name="P1" draw:layer="layout" svg:width="0.248cm" svg:height="0.248cm" svg:x="8.97cm" svg:y="7.352cm" svg:viewBox="0 0 249 249" draw:points="0,249 249,249 125,0">
          <text:p/>
        </draw:polygon>
        <draw:polyline draw:style-name="gr12" draw:text-style-name="P1" draw:layer="layout" svg:width="0.248cm" svg:height="0.248cm" svg:x="8.97cm" svg:y="7.352cm" svg:viewBox="0 0 249 249" draw:points="0,249 249,249 125,0 0,249">
          <text:p/>
        </draw:polyline>
        <draw:polygon draw:style-name="gr16" draw:text-style-name="P1" draw:layer="layout" svg:width="0.248cm" svg:height="0.248cm" svg:x="9.461cm" svg:y="7.517cm" svg:viewBox="0 0 249 249" draw:points="0,249 249,249 125,0">
          <text:p/>
        </draw:polygon>
        <draw:polyline draw:style-name="gr12" draw:text-style-name="P1" draw:layer="layout" svg:width="0.248cm" svg:height="0.248cm" svg:x="9.461cm" svg:y="7.517cm" svg:viewBox="0 0 249 249" draw:points="0,249 249,249 125,0 0,249">
          <text:p/>
        </draw:polyline>
        <draw:polygon draw:style-name="gr16" draw:text-style-name="P1" draw:layer="layout" svg:width="0.248cm" svg:height="0.248cm" svg:x="9.952cm" svg:y="7.694cm" svg:viewBox="0 0 249 249" draw:points="0,249 249,249 125,0">
          <text:p/>
        </draw:polygon>
        <draw:polyline draw:style-name="gr12" draw:text-style-name="P1" draw:layer="layout" svg:width="0.248cm" svg:height="0.248cm" svg:x="9.952cm" svg:y="7.694cm" svg:viewBox="0 0 249 249" draw:points="0,249 249,249 125,0 0,249">
          <text:p/>
        </draw:polyline>
        <draw:polygon draw:style-name="gr16" draw:text-style-name="P1" draw:layer="layout" svg:width="0.248cm" svg:height="0.248cm" svg:x="10.443cm" svg:y="7.877cm" svg:viewBox="0 0 249 249" draw:points="0,249 249,249 125,0">
          <text:p/>
        </draw:polygon>
        <draw:polyline draw:style-name="gr12" draw:text-style-name="P1" draw:layer="layout" svg:width="0.248cm" svg:height="0.248cm" svg:x="10.443cm" svg:y="7.877cm" svg:viewBox="0 0 249 249" draw:points="0,249 249,249 125,0 0,249">
          <text:p/>
        </draw:polyline>
        <draw:polygon draw:style-name="gr16" draw:text-style-name="P1" draw:layer="layout" svg:width="0.248cm" svg:height="0.248cm" svg:x="10.934cm" svg:y="8.194cm" svg:viewBox="0 0 249 249" draw:points="0,249 249,249 125,0">
          <text:p/>
        </draw:polygon>
        <draw:polyline draw:style-name="gr12" draw:text-style-name="P1" draw:layer="layout" svg:width="0.248cm" svg:height="0.248cm" svg:x="10.934cm" svg:y="8.194cm" svg:viewBox="0 0 249 249" draw:points="0,249 249,249 125,0 0,249">
          <text:p/>
        </draw:polyline>
        <draw:polygon draw:style-name="gr16" draw:text-style-name="P1" draw:layer="layout" svg:width="0.248cm" svg:height="0.248cm" svg:x="11.425cm" svg:y="8.462cm" svg:viewBox="0 0 249 249" draw:points="0,249 249,249 125,0">
          <text:p/>
        </draw:polygon>
        <draw:polyline draw:style-name="gr12" draw:text-style-name="P1" draw:layer="layout" svg:width="0.248cm" svg:height="0.248cm" svg:x="11.425cm" svg:y="8.462cm" svg:viewBox="0 0 249 249" draw:points="0,249 249,249 125,0 0,249">
          <text:p/>
        </draw:polyline>
        <draw:polygon draw:style-name="gr16" draw:text-style-name="P1" draw:layer="layout" svg:width="0.248cm" svg:height="0.248cm" svg:x="11.916cm" svg:y="8.632cm" svg:viewBox="0 0 249 249" draw:points="0,249 249,249 125,0">
          <text:p/>
        </draw:polygon>
        <draw:polyline draw:style-name="gr12" draw:text-style-name="P1" draw:layer="layout" svg:width="0.248cm" svg:height="0.248cm" svg:x="11.916cm" svg:y="8.632cm" svg:viewBox="0 0 249 249" draw:points="0,249 249,249 125,0 0,249">
          <text:p/>
        </draw:polyline>
        <draw:polygon draw:style-name="gr16" draw:text-style-name="P1" draw:layer="layout" svg:width="0.248cm" svg:height="0.248cm" svg:x="12.407cm" svg:y="8.819cm" svg:viewBox="0 0 249 249" draw:points="0,249 249,249 125,0">
          <text:p/>
        </draw:polygon>
        <draw:polyline draw:style-name="gr12" draw:text-style-name="P1" draw:layer="layout" svg:width="0.248cm" svg:height="0.248cm" svg:x="12.407cm" svg:y="8.819cm" svg:viewBox="0 0 249 249" draw:points="0,249 249,249 125,0 0,249">
          <text:p/>
        </draw:polyline>
        <draw:polygon draw:style-name="gr16" draw:text-style-name="P1" draw:layer="layout" svg:width="0.248cm" svg:height="0.248cm" svg:x="12.898cm" svg:y="9.022cm" svg:viewBox="0 0 249 249" draw:points="0,249 249,249 125,0">
          <text:p/>
        </draw:polygon>
        <draw:polyline draw:style-name="gr12" draw:text-style-name="P1" draw:layer="layout" svg:width="0.248cm" svg:height="0.248cm" svg:x="12.898cm" svg:y="9.022cm" svg:viewBox="0 0 249 249" draw:points="0,249 249,249 125,0 0,249">
          <text:p/>
        </draw:polyline>
        <draw:polygon draw:style-name="gr16" draw:text-style-name="P1" draw:layer="layout" svg:width="0.248cm" svg:height="0.248cm" svg:x="13.389cm" svg:y="9.172cm" svg:viewBox="0 0 249 249" draw:points="0,249 249,249 125,0">
          <text:p/>
        </draw:polygon>
        <draw:polyline draw:style-name="gr12" draw:text-style-name="P1" draw:layer="layout" svg:width="0.248cm" svg:height="0.248cm" svg:x="13.389cm" svg:y="9.172cm" svg:viewBox="0 0 249 249" draw:points="0,249 249,249 125,0 0,249">
          <text:p/>
        </draw:polyline>
        <draw:polygon draw:style-name="gr16" draw:text-style-name="P1" draw:layer="layout" svg:width="0.248cm" svg:height="0.248cm" svg:x="13.88cm" svg:y="9.305cm" svg:viewBox="0 0 249 249" draw:points="0,249 249,249 125,0">
          <text:p/>
        </draw:polygon>
        <draw:polyline draw:style-name="gr12" draw:text-style-name="P1" draw:layer="layout" svg:width="0.248cm" svg:height="0.248cm" svg:x="13.88cm" svg:y="9.305cm" svg:viewBox="0 0 249 249" draw:points="0,249 249,249 125,0 0,249">
          <text:p/>
        </draw:polyline>
        <draw:polygon draw:style-name="gr16" draw:text-style-name="P1" draw:layer="layout" svg:width="0.248cm" svg:height="0.248cm" svg:x="14.371cm" svg:y="9.432cm" svg:viewBox="0 0 249 249" draw:points="0,249 249,249 125,0">
          <text:p/>
        </draw:polygon>
        <draw:polyline draw:style-name="gr12" draw:text-style-name="P1" draw:layer="layout" svg:width="0.248cm" svg:height="0.248cm" svg:x="14.371cm" svg:y="9.432cm" svg:viewBox="0 0 249 249" draw:points="0,249 249,249 125,0 0,249">
          <text:p/>
        </draw:polyline>
        <draw:polygon draw:style-name="gr16" draw:text-style-name="P1" draw:layer="layout" svg:width="0.248cm" svg:height="0.248cm" svg:x="14.862cm" svg:y="9.548cm" svg:viewBox="0 0 249 249" draw:points="0,249 249,249 125,0">
          <text:p/>
        </draw:polygon>
        <draw:polyline draw:style-name="gr12" draw:text-style-name="P1" draw:layer="layout" svg:width="0.248cm" svg:height="0.248cm" svg:x="14.862cm" svg:y="9.548cm" svg:viewBox="0 0 249 249" draw:points="0,249 249,249 125,0 0,249">
          <text:p/>
        </draw:polyline>
        <draw:polygon draw:style-name="gr16" draw:text-style-name="P1" draw:layer="layout" svg:width="0.248cm" svg:height="0.248cm" svg:x="15.354cm" svg:y="9.657cm" svg:viewBox="0 0 249 249" draw:points="0,249 249,249 125,0">
          <text:p/>
        </draw:polygon>
        <draw:polyline draw:style-name="gr12" draw:text-style-name="P1" draw:layer="layout" svg:width="0.248cm" svg:height="0.248cm" svg:x="15.354cm" svg:y="9.657cm" svg:viewBox="0 0 249 249" draw:points="0,249 249,249 125,0 0,249">
          <text:p/>
        </draw:polyline>
        <draw:polygon draw:style-name="gr13" draw:text-style-name="P1" draw:layer="layout" svg:width="0.572cm" svg:height="1.375cm" svg:x="5.618cm" svg:y="8.51cm" svg:viewBox="0 0 573 1376" draw:points="82,0 573,1346 532,1361 491,1376 0,30 41,15">
          <text:p/>
        </draw:polygon>
        <draw:polygon draw:style-name="gr13" draw:text-style-name="P1" draw:layer="layout" svg:width="0.04cm" svg:height="0.043cm" svg:x="6.109cm" svg:y="9.87cm" svg:viewBox="0 0 41 44" draw:points="41,0 36,44 29,42 22,40 15,36 9,31 5,25 1,18 0,15">
          <text:p/>
        </draw:polygon>
        <draw:polygon draw:style-name="gr13" draw:text-style-name="P1" draw:layer="layout" svg:width="0.5cm" svg:height="0.138cm" svg:x="6.145cm" svg:y="9.827cm" svg:viewBox="0 0 501 139" draw:points="10,0 501,52 496,96 491,139 0,88 5,44">
          <text:p/>
        </draw:polygon>
        <draw:polygon draw:style-name="gr13" draw:text-style-name="P1" draw:layer="layout" svg:width="0.015cm" svg:height="0.043cm" svg:x="6.64cm" svg:y="9.878cm" svg:viewBox="0 0 16 44" draw:points="0,44 5,0 12,2 16,3">
          <text:p/>
        </draw:polygon>
        <draw:polygon draw:style-name="gr13" draw:text-style-name="P1" draw:layer="layout" svg:width="0.522cm" svg:height="0.27cm" svg:x="6.625cm" svg:y="9.881cm" svg:viewBox="0 0 523 271" draw:points="32,0 523,189 507,230 491,271 0,82 16,41">
          <text:p/>
        </draw:polygon>
        <draw:polygon draw:style-name="gr13" draw:text-style-name="P1" draw:layer="layout" svg:width="0.021cm" svg:height="0.043cm" svg:x="7.115cm" svg:y="10.111cm" svg:viewBox="0 0 22 44" draw:points="16,0 22,44 14,44 7,43 0,41">
          <text:p/>
        </draw:polygon>
        <draw:polygon draw:style-name="gr13" draw:text-style-name="P1" draw:layer="layout" svg:width="0.502cm" svg:height="0.152cm" svg:x="7.125cm" svg:y="10.002cm" svg:viewBox="0 0 503 153" draw:points="0,66 491,0 497,44 503,88 12,153 6,109">
          <text:p/>
        </draw:polygon>
        <draw:polygon draw:style-name="gr13" draw:text-style-name="P1" draw:layer="layout" svg:width="0.013cm" svg:height="0.043cm" svg:x="7.616cm" svg:y="10.002cm" svg:viewBox="0 0 14 44" draw:points="6,44 0,0 8,0 14,1">
          <text:p/>
        </draw:polygon>
        <draw:polygon draw:style-name="gr13" draw:text-style-name="P1" draw:layer="layout" svg:width="0.506cm" svg:height="0.175cm" svg:x="7.614cm" svg:y="10.003cm" svg:viewBox="0 0 507 176" draw:points="16,0 507,91 499,133 491,176 0,86 8,43">
          <text:p/>
        </draw:polygon>
        <draw:polygon draw:style-name="gr13" draw:text-style-name="P1" draw:layer="layout" svg:width="0.018cm" svg:height="0.042cm" svg:x="8.113cm" svg:y="10.093cm" svg:viewBox="0 0 19 43" draw:points="0,43 8,0 15,2 19,3">
          <text:p/>
        </draw:polygon>
        <draw:polygon draw:style-name="gr13" draw:text-style-name="P1" draw:layer="layout" svg:width="0.528cm" svg:height="0.307cm" svg:x="8.094cm" svg:y="10.096cm" svg:viewBox="0 0 529 308" draw:points="38,0 529,228 510,268 491,308 0,80 19,40">
          <text:p/>
        </draw:polygon>
        <draw:polygon draw:style-name="gr13" draw:text-style-name="P1" draw:layer="layout" svg:width="0.046cm" svg:height="0.043cm" svg:x="8.585cm" svg:y="10.364cm" svg:viewBox="0 0 47 44" draw:points="19,0 47,34 40,39 33,42 26,43 18,44 11,43 3,41 0,40">
          <text:p/>
        </draw:polygon>
        <draw:polygon draw:style-name="gr13" draw:text-style-name="P1" draw:layer="layout" svg:width="0.546cm" svg:height="0.462cm" svg:x="8.576cm" svg:y="9.935cm" svg:viewBox="0 0 547 463" draw:points="0,395 491,0 519,34 547,68 56,463 28,429">
          <text:p/>
        </draw:polygon>
        <draw:polygon draw:style-name="gr13" draw:text-style-name="P1" draw:layer="layout" svg:width="0.033cm" svg:height="0.043cm" svg:x="9.067cm" svg:y="9.925cm" svg:viewBox="0 0 34 44" draw:points="28,44 0,10 7,5 14,2 21,1 29,0 34,0">
          <text:p/>
        </draw:polygon>
        <draw:polygon draw:style-name="gr13" draw:text-style-name="P1" draw:layer="layout" svg:width="0.502cm" svg:height="0.155cm" svg:x="9.089cm" svg:y="9.925cm" svg:viewBox="0 0 503 156" draw:points="12,0 503,69 497,112 491,156 0,88 6,44">
          <text:p/>
        </draw:polygon>
        <draw:polygon draw:style-name="gr13" draw:text-style-name="P1" draw:layer="layout" svg:width="0.018cm" svg:height="0.043cm" svg:x="9.586cm" svg:y="9.994cm" svg:viewBox="0 0 19 44" draw:points="0,44 6,0 14,2 19,4">
          <text:p/>
        </draw:polygon>
        <draw:polygon draw:style-name="gr13" draw:text-style-name="P1" draw:layer="layout" svg:width="0.528cm" svg:height="0.307cm" svg:x="9.567cm" svg:y="9.998cm" svg:viewBox="0 0 529 308" draw:points="38,0 529,228 510,268 491,308 0,80 19,40">
          <text:p/>
        </draw:polygon>
        <draw:polygon draw:style-name="gr13" draw:text-style-name="P1" draw:layer="layout" svg:width="0.018cm" svg:height="0.042cm" svg:x="10.058cm" svg:y="10.266cm" svg:viewBox="0 0 19 43" draw:points="19,0 10,43 3,41 0,40">
          <text:p/>
        </draw:polygon>
        <draw:polygon draw:style-name="gr13" draw:text-style-name="P1" draw:layer="layout" svg:width="0.508cm" svg:height="0.181cm" svg:x="10.068cm" svg:y="10.223cm" svg:viewBox="0 0 509 182" draw:points="18,0 509,97 500,139 491,182 0,86 9,43">
          <text:p/>
        </draw:polygon>
        <draw:polygon draw:style-name="gr13" draw:text-style-name="P1" draw:layer="layout" svg:width="0.018cm" svg:height="0.042cm" svg:x="10.568cm" svg:y="10.319cm" svg:viewBox="0 0 19 43" draw:points="0,43 9,0 16,2 19,3">
          <text:p/>
        </draw:polygon>
        <draw:polygon draw:style-name="gr13" draw:text-style-name="P1" draw:layer="layout" svg:width="0.528cm" svg:height="0.316cm" svg:x="10.549cm" svg:y="10.322cm" svg:viewBox="0 0 529 317" draw:points="38,0 529,237 510,277 491,317 0,80 19,40">
          <text:p/>
        </draw:polygon>
        <draw:polygon draw:style-name="gr13" draw:text-style-name="P1" draw:layer="layout" svg:width="0.018cm" svg:height="0.043cm" svg:x="11.04cm" svg:y="10.599cm" svg:viewBox="0 0 19 44" draw:points="19,0 13,44 5,42 0,40">
          <text:p/>
        </draw:polygon>
        <draw:polygon draw:style-name="gr13" draw:text-style-name="P1" draw:layer="layout" svg:width="0.502cm" svg:height="0.159cm" svg:x="11.053cm" svg:y="10.555cm" svg:viewBox="0 0 503 160" draw:points="12,0 503,73 497,116 491,160 0,88 6,44">
          <text:p/>
        </draw:polygon>
        <draw:polygon draw:style-name="gr13" draw:text-style-name="P1" draw:layer="layout" svg:width="0.012cm" svg:height="0.043cm" svg:x="11.55cm" svg:y="10.628cm" svg:viewBox="0 0 13 44" draw:points="0,44 6,0 13,2">
          <text:p/>
        </draw:polygon>
        <draw:polygon draw:style-name="gr13" draw:text-style-name="P1" draw:layer="layout" svg:width="0.516cm" svg:height="0.238cm" svg:x="11.537cm" svg:y="10.63cm" svg:viewBox="0 0 517 239" draw:points="26,0 517,155 504,197 491,239 0,84 13,42">
          <text:p/>
        </draw:polygon>
        <draw:polygon draw:style-name="gr13" draw:text-style-name="P1" draw:layer="layout" svg:width="0.012cm" svg:height="0.042cm" svg:x="12.028cm" svg:y="10.827cm" svg:viewBox="0 0 13 43" draw:points="13,0 6,43 0,42">
          <text:p/>
        </draw:polygon>
        <draw:polygon draw:style-name="gr13" draw:text-style-name="P1" draw:layer="layout" svg:width="0.504cm" svg:height="0.165cm" svg:x="12.034cm" svg:y="10.784cm" svg:viewBox="0 0 505 166" draw:points="14,0 505,81 498,123 491,166 0,86 7,43">
          <text:p/>
        </draw:polygon>
        <draw:polygon draw:style-name="gr13" draw:text-style-name="P1" draw:layer="layout" svg:width="0.006cm" svg:height="0.043cm" svg:x="12.525cm" svg:y="10.908cm" svg:viewBox="0 0 7 44" draw:points="7,0 1,44 0,43">
          <text:p/>
        </draw:polygon>
        <draw:polygon draw:style-name="gr13" draw:text-style-name="P1" draw:layer="layout" svg:width="0.502cm" svg:height="0.154cm" svg:x="12.526cm" svg:y="10.864cm" svg:viewBox="0 0 503 155" draw:points="12,0 503,68 497,111 491,155 0,88 6,44">
          <text:p/>
        </draw:polygon>
        <draw:polygon draw:style-name="gr13" draw:text-style-name="P1" draw:layer="layout" svg:width="0.006cm" svg:height="0.043cm" svg:x="13.023cm" svg:y="10.931cm" svg:viewBox="0 0 7 44" draw:points="0,44 6,0 7,1">
          <text:p/>
        </draw:polygon>
        <draw:polygon draw:style-name="gr13" draw:text-style-name="P1" draw:layer="layout" svg:width="0.504cm" svg:height="0.165cm" svg:x="13.016cm" svg:y="10.932cm" svg:viewBox="0 0 505 166" draw:points="14,0 505,81 498,123 491,166 0,86 7,43">
          <text:p/>
        </draw:polygon>
        <draw:polygon draw:style-name="gr13" draw:text-style-name="P1" draw:layer="layout" svg:width="0.008cm" svg:height="0.042cm" svg:x="13.514cm" svg:y="11.013cm" svg:viewBox="0 0 9 43" draw:points="0,43 7,0 9,0">
          <text:p/>
        </draw:polygon>
        <draw:polygon draw:style-name="gr13" draw:text-style-name="P1" draw:layer="layout" svg:width="0.508cm" svg:height="0.188cm" svg:x="13.505cm" svg:y="11.013cm" svg:viewBox="0 0 509 189" draw:points="18,0 509,104 500,146 491,189 0,86 9,43">
          <text:p/>
        </draw:polygon>
        <draw:polygon draw:style-name="gr13" draw:text-style-name="P1" draw:layer="layout" svg:width="0.008cm" svg:height="0.043cm" svg:x="13.996cm" svg:y="11.159cm" svg:viewBox="0 0 9 44" draw:points="9,0 6,44 0,43">
          <text:p/>
        </draw:polygon>
        <draw:polygon draw:style-name="gr13" draw:text-style-name="P1" draw:layer="layout" svg:width="0.496cm" svg:height="0.123cm" svg:x="14.002cm" svg:y="11.116cm" svg:viewBox="0 0 497 124" draw:points="6,0 497,37 494,81 491,124 0,88 3,44">
          <text:p/>
        </draw:polygon>
        <draw:polygon draw:style-name="gr13" draw:text-style-name="P1" draw:layer="layout" svg:width="0.004cm" svg:height="0.043cm" svg:x="14.495cm" svg:y="11.152cm" svg:viewBox="0 0 5 44" draw:points="0,44 3,0 5,0">
          <text:p/>
        </draw:polygon>
        <draw:polygon draw:style-name="gr13" draw:text-style-name="P1" draw:layer="layout" svg:width="0.5cm" svg:height="0.145cm" svg:x="14.49cm" svg:y="11.152cm" svg:viewBox="0 0 501 146" draw:points="10,0 501,59 496,103 491,146 0,88 5,44">
          <text:p/>
        </draw:polygon>
        <draw:polygon draw:style-name="gr13" draw:text-style-name="P1" draw:layer="layout" svg:width="0.004cm" svg:height="0.043cm" svg:x="14.981cm" svg:y="11.255cm" svg:viewBox="0 0 5 44" draw:points="5,0 2,44 0,44">
          <text:p/>
        </draw:polygon>
        <draw:polygon draw:style-name="gr13" draw:text-style-name="P1" draw:layer="layout" svg:width="0.497cm" svg:height="0.125cm" svg:x="14.983cm" svg:y="11.211cm" svg:viewBox="0 0 498 126" draw:points="6,0 498,39 495,83 492,126 0,88 3,44">
          <text:p/>
        </draw:polygon>
        <draw:polygon draw:style-name="gr13" draw:text-style-name="P1" draw:layer="layout" svg:width="0.248cm" svg:height="0.248cm" svg:x="5.534cm" svg:y="8.4cm" svg:viewBox="0 0 249 249" draw:points="0,0 0,249 249,249 249,0">
          <text:p/>
        </draw:polygon>
        <draw:polyline draw:style-name="gr12" draw:text-style-name="P1" draw:layer="layout" svg:width="0.248cm" svg:height="0.248cm" svg:x="5.534cm" svg:y="8.4cm" svg:viewBox="0 0 249 249" draw:points="0,0 0,249 249,249 249,0 0,0">
          <text:p/>
        </draw:polyline>
        <draw:polygon draw:style-name="gr13" draw:text-style-name="P1" draw:layer="layout" svg:width="0.248cm" svg:height="0.248cm" svg:x="6.025cm" svg:y="9.746cm" svg:viewBox="0 0 249 249" draw:points="0,0 0,249 249,249 249,0">
          <text:p/>
        </draw:polygon>
        <draw:polyline draw:style-name="gr12" draw:text-style-name="P1" draw:layer="layout" svg:width="0.248cm" svg:height="0.248cm" svg:x="6.025cm" svg:y="9.746cm" svg:viewBox="0 0 249 249" draw:points="0,0 0,249 249,249 249,0 0,0">
          <text:p/>
        </draw:polyline>
        <draw:polygon draw:style-name="gr13" draw:text-style-name="P1" draw:layer="layout" svg:width="0.248cm" svg:height="0.248cm" svg:x="6.516cm" svg:y="9.798cm" svg:viewBox="0 0 249 249" draw:points="0,0 0,249 249,249 249,0">
          <text:p/>
        </draw:polygon>
        <draw:polyline draw:style-name="gr12" draw:text-style-name="P1" draw:layer="layout" svg:width="0.248cm" svg:height="0.248cm" svg:x="6.516cm" svg:y="9.798cm" svg:viewBox="0 0 249 249" draw:points="0,0 0,249 249,249 249,0 0,0">
          <text:p/>
        </draw:polyline>
        <draw:polygon draw:style-name="gr13" draw:text-style-name="P1" draw:layer="layout" svg:width="0.248cm" svg:height="0.248cm" svg:x="7.007cm" svg:y="9.987cm" svg:viewBox="0 0 249 249" draw:points="0,0 0,249 249,249 249,0">
          <text:p/>
        </draw:polygon>
        <draw:polyline draw:style-name="gr12" draw:text-style-name="P1" draw:layer="layout" svg:width="0.248cm" svg:height="0.248cm" svg:x="7.007cm" svg:y="9.987cm" svg:viewBox="0 0 249 249" draw:points="0,0 0,249 249,249 249,0 0,0">
          <text:p/>
        </draw:polyline>
        <draw:polygon draw:style-name="gr13" draw:text-style-name="P1" draw:layer="layout" svg:width="0.248cm" svg:height="0.248cm" svg:x="7.498cm" svg:y="9.921cm" svg:viewBox="0 0 249 249" draw:points="0,0 0,249 249,249 249,0">
          <text:p/>
        </draw:polygon>
        <draw:polyline draw:style-name="gr12" draw:text-style-name="P1" draw:layer="layout" svg:width="0.248cm" svg:height="0.248cm" svg:x="7.498cm" svg:y="9.921cm" svg:viewBox="0 0 249 249" draw:points="0,0 0,249 249,249 249,0 0,0">
          <text:p/>
        </draw:polyline>
        <draw:polygon draw:style-name="gr13" draw:text-style-name="P1" draw:layer="layout" svg:width="0.248cm" svg:height="0.248cm" svg:x="7.989cm" svg:y="10.012cm" svg:viewBox="0 0 249 249" draw:points="0,0 0,249 249,249 249,0">
          <text:p/>
        </draw:polygon>
        <draw:polyline draw:style-name="gr12" draw:text-style-name="P1" draw:layer="layout" svg:width="0.248cm" svg:height="0.248cm" svg:x="7.989cm" svg:y="10.012cm" svg:viewBox="0 0 249 249" draw:points="0,0 0,249 249,249 249,0 0,0">
          <text:p/>
        </draw:polyline>
        <draw:polygon draw:style-name="gr13" draw:text-style-name="P1" draw:layer="layout" svg:width="0.248cm" svg:height="0.248cm" svg:x="8.479cm" svg:y="10.24cm" svg:viewBox="0 0 249 249" draw:points="0,0 0,249 249,249 249,0">
          <text:p/>
        </draw:polygon>
        <draw:polyline draw:style-name="gr12" draw:text-style-name="P1" draw:layer="layout" svg:width="0.248cm" svg:height="0.248cm" svg:x="8.479cm" svg:y="10.24cm" svg:viewBox="0 0 249 249" draw:points="0,0 0,249 249,249 249,0 0,0">
          <text:p/>
        </draw:polyline>
        <draw:polygon draw:style-name="gr13" draw:text-style-name="P1" draw:layer="layout" svg:width="0.248cm" svg:height="0.248cm" svg:x="8.97cm" svg:y="9.845cm" svg:viewBox="0 0 249 249" draw:points="0,0 0,249 249,249 249,0">
          <text:p/>
        </draw:polygon>
        <draw:polyline draw:style-name="gr12" draw:text-style-name="P1" draw:layer="layout" svg:width="0.248cm" svg:height="0.248cm" svg:x="8.97cm" svg:y="9.845cm" svg:viewBox="0 0 249 249" draw:points="0,0 0,249 249,249 249,0 0,0">
          <text:p/>
        </draw:polyline>
        <draw:polygon draw:style-name="gr13" draw:text-style-name="P1" draw:layer="layout" svg:width="0.248cm" svg:height="0.248cm" svg:x="9.461cm" svg:y="9.913cm" svg:viewBox="0 0 249 249" draw:points="0,0 0,249 249,249 249,0">
          <text:p/>
        </draw:polygon>
        <draw:polyline draw:style-name="gr12" draw:text-style-name="P1" draw:layer="layout" svg:width="0.248cm" svg:height="0.248cm" svg:x="9.461cm" svg:y="9.913cm" svg:viewBox="0 0 249 249" draw:points="0,0 0,249 249,249 249,0 0,0">
          <text:p/>
        </draw:polyline>
        <draw:polygon draw:style-name="gr13" draw:text-style-name="P1" draw:layer="layout" svg:width="0.248cm" svg:height="0.248cm" svg:x="9.952cm" svg:y="10.141cm" svg:viewBox="0 0 249 249" draw:points="0,0 0,249 249,249 249,0">
          <text:p/>
        </draw:polygon>
        <draw:polyline draw:style-name="gr12" draw:text-style-name="P1" draw:layer="layout" svg:width="0.248cm" svg:height="0.248cm" svg:x="9.952cm" svg:y="10.141cm" svg:viewBox="0 0 249 249" draw:points="0,0 0,249 249,249 249,0 0,0">
          <text:p/>
        </draw:polyline>
        <draw:polygon draw:style-name="gr13" draw:text-style-name="P1" draw:layer="layout" svg:width="0.248cm" svg:height="0.248cm" svg:x="10.443cm" svg:y="10.238cm" svg:viewBox="0 0 249 249" draw:points="0,0 0,249 249,249 249,0">
          <text:p/>
        </draw:polygon>
        <draw:polyline draw:style-name="gr12" draw:text-style-name="P1" draw:layer="layout" svg:width="0.248cm" svg:height="0.248cm" svg:x="10.443cm" svg:y="10.238cm" svg:viewBox="0 0 249 249" draw:points="0,0 0,249 249,249 249,0 0,0">
          <text:p/>
        </draw:polyline>
        <draw:polygon draw:style-name="gr13" draw:text-style-name="P1" draw:layer="layout" svg:width="0.248cm" svg:height="0.248cm" svg:x="10.934cm" svg:y="10.475cm" svg:viewBox="0 0 249 249" draw:points="0,0 0,249 249,249 249,0">
          <text:p/>
        </draw:polygon>
        <draw:polyline draw:style-name="gr12" draw:text-style-name="P1" draw:layer="layout" svg:width="0.248cm" svg:height="0.248cm" svg:x="10.934cm" svg:y="10.475cm" svg:viewBox="0 0 249 249" draw:points="0,0 0,249 249,249 249,0 0,0">
          <text:p/>
        </draw:polyline>
        <draw:polygon draw:style-name="gr13" draw:text-style-name="P1" draw:layer="layout" svg:width="0.248cm" svg:height="0.248cm" svg:x="11.425cm" svg:y="10.547cm" svg:viewBox="0 0 249 249" draw:points="0,0 0,249 249,249 249,0">
          <text:p/>
        </draw:polygon>
        <draw:polyline draw:style-name="gr12" draw:text-style-name="P1" draw:layer="layout" svg:width="0.248cm" svg:height="0.248cm" svg:x="11.425cm" svg:y="10.547cm" svg:viewBox="0 0 249 249" draw:points="0,0 0,249 249,249 249,0 0,0">
          <text:p/>
        </draw:polyline>
        <draw:polygon draw:style-name="gr13" draw:text-style-name="P1" draw:layer="layout" svg:width="0.248cm" svg:height="0.248cm" svg:x="11.916cm" svg:y="10.703cm" svg:viewBox="0 0 249 249" draw:points="0,0 0,249 249,249 249,0">
          <text:p/>
        </draw:polygon>
        <draw:polyline draw:style-name="gr12" draw:text-style-name="P1" draw:layer="layout" svg:width="0.248cm" svg:height="0.248cm" svg:x="11.916cm" svg:y="10.703cm" svg:viewBox="0 0 249 249" draw:points="0,0 0,249 249,249 249,0 0,0">
          <text:p/>
        </draw:polyline>
        <draw:polygon draw:style-name="gr13" draw:text-style-name="P1" draw:layer="layout" svg:width="0.248cm" svg:height="0.248cm" svg:x="12.407cm" svg:y="10.783cm" svg:viewBox="0 0 249 249" draw:points="0,0 0,249 249,249 249,0">
          <text:p/>
        </draw:polygon>
        <draw:polyline draw:style-name="gr12" draw:text-style-name="P1" draw:layer="layout" svg:width="0.248cm" svg:height="0.248cm" svg:x="12.407cm" svg:y="10.783cm" svg:viewBox="0 0 249 249" draw:points="0,0 0,249 249,249 249,0 0,0">
          <text:p/>
        </draw:polyline>
        <draw:polygon draw:style-name="gr13" draw:text-style-name="P1" draw:layer="layout" svg:width="0.248cm" svg:height="0.248cm" svg:x="12.898cm" svg:y="10.851cm" svg:viewBox="0 0 249 249" draw:points="0,0 0,249 249,249 249,0">
          <text:p/>
        </draw:polygon>
        <draw:polyline draw:style-name="gr12" draw:text-style-name="P1" draw:layer="layout" svg:width="0.248cm" svg:height="0.248cm" svg:x="12.898cm" svg:y="10.851cm" svg:viewBox="0 0 249 249" draw:points="0,0 0,249 249,249 249,0 0,0">
          <text:p/>
        </draw:polyline>
        <draw:polygon draw:style-name="gr13" draw:text-style-name="P1" draw:layer="layout" svg:width="0.248cm" svg:height="0.248cm" svg:x="13.389cm" svg:y="10.931cm" svg:viewBox="0 0 249 249" draw:points="0,0 0,249 249,249 249,0">
          <text:p/>
        </draw:polygon>
        <draw:polyline draw:style-name="gr12" draw:text-style-name="P1" draw:layer="layout" svg:width="0.248cm" svg:height="0.248cm" svg:x="13.389cm" svg:y="10.931cm" svg:viewBox="0 0 249 249" draw:points="0,0 0,249 249,249 249,0 0,0">
          <text:p/>
        </draw:polyline>
        <draw:polygon draw:style-name="gr13" draw:text-style-name="P1" draw:layer="layout" svg:width="0.248cm" svg:height="0.248cm" svg:x="13.88cm" svg:y="11.035cm" svg:viewBox="0 0 249 249" draw:points="0,0 0,249 249,249 249,0">
          <text:p/>
        </draw:polygon>
        <draw:polyline draw:style-name="gr12" draw:text-style-name="P1" draw:layer="layout" svg:width="0.248cm" svg:height="0.248cm" svg:x="13.88cm" svg:y="11.035cm" svg:viewBox="0 0 249 249" draw:points="0,0 0,249 249,249 249,0 0,0">
          <text:p/>
        </draw:polyline>
        <draw:polygon draw:style-name="gr13" draw:text-style-name="P1" draw:layer="layout" svg:width="0.248cm" svg:height="0.248cm" svg:x="14.371cm" svg:y="11.072cm" svg:viewBox="0 0 249 249" draw:points="0,0 0,249 249,249 249,0">
          <text:p/>
        </draw:polygon>
        <draw:polyline draw:style-name="gr12" draw:text-style-name="P1" draw:layer="layout" svg:width="0.248cm" svg:height="0.248cm" svg:x="14.371cm" svg:y="11.072cm" svg:viewBox="0 0 249 249" draw:points="0,0 0,249 249,249 249,0 0,0">
          <text:p/>
        </draw:polyline>
        <draw:polygon draw:style-name="gr13" draw:text-style-name="P1" draw:layer="layout" svg:width="0.248cm" svg:height="0.248cm" svg:x="14.862cm" svg:y="11.131cm" svg:viewBox="0 0 249 249" draw:points="0,0 0,249 249,249 249,0">
          <text:p/>
        </draw:polygon>
        <draw:polyline draw:style-name="gr12" draw:text-style-name="P1" draw:layer="layout" svg:width="0.248cm" svg:height="0.248cm" svg:x="14.862cm" svg:y="11.131cm" svg:viewBox="0 0 249 249" draw:points="0,0 0,249 249,249 249,0 0,0">
          <text:p/>
        </draw:polyline>
        <draw:polygon draw:style-name="gr13" draw:text-style-name="P1" draw:layer="layout" svg:width="0.248cm" svg:height="0.248cm" svg:x="15.354cm" svg:y="11.169cm" svg:viewBox="0 0 249 249" draw:points="0,0 0,249 249,249 249,0">
          <text:p/>
        </draw:polygon>
        <draw:polyline draw:style-name="gr12" draw:text-style-name="P1" draw:layer="layout" svg:width="0.248cm" svg:height="0.248cm" svg:x="15.354cm" svg:y="11.169cm" svg:viewBox="0 0 249 249" draw:points="0,0 0,249 249,249 249,0 0,0">
          <text:p/>
        </draw:polyline>
        <draw:polygon draw:style-name="gr14" draw:text-style-name="P1" draw:layer="layout" svg:width="0.576cm" svg:height="2.064cm" svg:x="5.616cm" svg:y="9.005cm" svg:viewBox="0 0 577 2065" draw:points="86,0 577,2045 534,2055 491,2065 0,20 43,10">
          <text:p/>
        </draw:polygon>
        <draw:polygon draw:style-name="gr14" draw:text-style-name="P1" draw:layer="layout" svg:width="0.042cm" svg:height="0.036cm" svg:x="6.107cm" svg:y="11.06cm" svg:viewBox="0 0 43 37" draw:points="43,0 19,37 13,32 8,26 4,20 1,13 0,10">
          <text:p/>
        </draw:polygon>
        <draw:polygon draw:style-name="gr14" draw:text-style-name="P1" draw:layer="layout" svg:width="0.538cm" svg:height="0.391cm" svg:x="6.126cm" svg:y="11.023cm" svg:viewBox="0 0 539 392" draw:points="48,0 539,319 515,355 491,392 0,74 24,37">
          <text:p/>
        </draw:polygon>
        <draw:polygon draw:style-name="gr14" draw:text-style-name="P1" draw:layer="layout" svg:width="0.023cm" svg:height="0.042cm" svg:x="6.617cm" svg:y="11.378cm" svg:viewBox="0 0 24 43" draw:points="24,0 15,43 7,41 1,37 0,37">
          <text:p/>
        </draw:polygon>
        <draw:polygon draw:style-name="gr14" draw:text-style-name="P1" draw:layer="layout" svg:width="0.508cm" svg:height="0.189cm" svg:x="6.631cm" svg:y="11.336cm" svg:viewBox="0 0 509 190" draw:points="18,0 509,105 500,147 491,190 0,86 9,43">
          <text:p/>
        </draw:polygon>
        <draw:polygon draw:style-name="gr14" draw:text-style-name="P1" draw:layer="layout" svg:width="0.019cm" svg:height="0.043cm" svg:x="7.122cm" svg:y="11.483cm" svg:viewBox="0 0 20 44" draw:points="9,0 20,43 12,44 4,44 0,43">
          <text:p/>
        </draw:polygon>
        <draw:polygon draw:style-name="gr14" draw:text-style-name="P1" draw:layer="layout" svg:width="0.512cm" svg:height="0.205cm" svg:x="7.12cm" svg:y="11.32cm" svg:viewBox="0 0 513 206" draw:points="0,120 491,0 502,43 513,86 22,206 11,163">
          <text:p/>
        </draw:polygon>
        <draw:polygon draw:style-name="gr14" draw:text-style-name="P1" draw:layer="layout" svg:width="0.016cm" svg:height="0.043cm" svg:x="7.611cm" svg:y="11.319cm" svg:viewBox="0 0 17 44" draw:points="11,44 0,1 8,0 16,0 17,0">
          <text:p/>
        </draw:polygon>
        <draw:polygon draw:style-name="gr14" draw:text-style-name="P1" draw:layer="layout" svg:width="0.502cm" svg:height="0.148cm" svg:x="7.616cm" svg:y="11.319cm" svg:viewBox="0 0 503 149" draw:points="12,0 503,62 497,106 491,149 0,88 6,44">
          <text:p/>
        </draw:polygon>
        <draw:polygon draw:style-name="gr14" draw:text-style-name="P1" draw:layer="layout" svg:width="0.007cm" svg:height="0.043cm" svg:x="8.107cm" svg:y="11.424cm" svg:viewBox="0 0 8 44" draw:points="6,0 8,44 1,44 0,44">
          <text:p/>
        </draw:polygon>
        <draw:polygon draw:style-name="gr14" draw:text-style-name="P1" draw:layer="layout" svg:width="0.494cm" svg:height="0.111cm" svg:x="8.111cm" svg:y="11.355cm" svg:viewBox="0 0 495 112" draw:points="0,25 491,0 493,44 495,88 4,112 2,69">
          <text:p/>
        </draw:polygon>
        <draw:polygon draw:style-name="gr14" draw:text-style-name="P1" draw:layer="layout" svg:width="0.017cm" svg:height="0.043cm" svg:x="8.602cm" svg:y="11.355cm" svg:viewBox="0 0 18 44" draw:points="2,44 0,0 7,0 15,2 18,3">
          <text:p/>
        </draw:polygon>
        <draw:polygon draw:style-name="gr14" draw:text-style-name="P1" draw:layer="layout" svg:width="0.522cm" svg:height="0.269cm" svg:x="8.588cm" svg:y="11.358cm" svg:viewBox="0 0 523 270" draw:points="32,0 523,188 507,229 491,270 0,82 16,41">
          <text:p/>
        </draw:polygon>
        <draw:polygon draw:style-name="gr14" draw:text-style-name="P1" draw:layer="layout" svg:width="0.016cm" svg:height="0.043cm" svg:x="9.079cm" svg:y="11.587cm" svg:viewBox="0 0 17 44" draw:points="16,0 17,44 10,44 2,42 0,41">
          <text:p/>
        </draw:polygon>
        <draw:polygon draw:style-name="gr14" draw:text-style-name="P1" draw:layer="layout" svg:width="0.492cm" svg:height="0.1cm" svg:x="9.094cm" svg:y="11.531cm" svg:viewBox="0 0 493 101" draw:points="0,13 491,0 492,44 493,88 2,101 1,57">
          <text:p/>
        </draw:polygon>
        <draw:polygon draw:style-name="gr14" draw:text-style-name="P1" draw:layer="layout" svg:width="0.016cm" svg:height="0.043cm" svg:x="9.586cm" svg:y="11.574cm" svg:viewBox="0 0 17 44" draw:points="0,0 17,41 9,43 2,44 1,44">
          <text:p/>
        </draw:polygon>
        <draw:polygon draw:style-name="gr14" draw:text-style-name="P1" draw:layer="layout" svg:width="0.524cm" svg:height="0.28cm" svg:x="9.569cm" svg:y="11.335cm" svg:viewBox="0 0 525 281" draw:points="0,199 491,0 508,41 525,82 34,281 17,240">
          <text:p/>
        </draw:polygon>
        <draw:polygon draw:style-name="gr14" draw:text-style-name="P1" draw:layer="layout" svg:width="0.036cm" svg:height="0.043cm" svg:x="10.06cm" svg:y="11.332cm" svg:viewBox="0 0 37 44" draw:points="17,44 0,3 8,1 15,0 23,0 31,2 37,5">
          <text:p/>
        </draw:polygon>
        <draw:polygon draw:style-name="gr14" draw:text-style-name="P1" draw:layer="layout" svg:width="0.53cm" svg:height="0.33cm" svg:x="10.057cm" svg:y="11.337cm" svg:viewBox="0 0 531 331" draw:points="40,0 531,254 511,293 491,331 0,78 20,39">
          <text:p/>
        </draw:polygon>
        <draw:polygon draw:style-name="gr14" draw:text-style-name="P1" draw:layer="layout" svg:width="0.019cm" svg:height="0.043cm" svg:x="10.548cm" svg:y="11.629cm" svg:viewBox="0 0 20 44" draw:points="20,0 18,44 11,43 3,41 0,39">
          <text:p/>
        </draw:polygon>
        <draw:polygon draw:style-name="gr14" draw:text-style-name="P1" draw:layer="layout" svg:width="0.494cm" svg:height="0.107cm" svg:x="10.566cm" svg:y="11.585cm" svg:viewBox="0 0 495 108" draw:points="4,0 495,21 493,65 491,108 0,88 2,44">
          <text:p/>
        </draw:polygon>
        <draw:polygon draw:style-name="gr14" draw:text-style-name="P1" draw:layer="layout" svg:width="0.003cm" svg:height="0.043cm" svg:x="11.059cm" svg:y="11.606cm" svg:viewBox="0 0 4 44" draw:points="0,44 2,0 4,0">
          <text:p/>
        </draw:polygon>
        <draw:polygon draw:style-name="gr14" draw:text-style-name="P1" draw:layer="layout" svg:width="0.498cm" svg:height="0.131cm" svg:x="11.055cm" svg:y="11.606cm" svg:viewBox="0 0 499 132" draw:points="8,0 499,45 495,89 491,132 0,88 4,44">
          <text:p/>
        </draw:polygon>
        <draw:polygon draw:style-name="gr14" draw:text-style-name="P1" draw:layer="layout" svg:width="0.01cm" svg:height="0.043cm" svg:x="11.546cm" svg:y="11.695cm" svg:viewBox="0 0 11 44" draw:points="4,0 11,43 3,44 0,44">
          <text:p/>
        </draw:polygon>
        <draw:polygon draw:style-name="gr14" draw:text-style-name="P1" draw:layer="layout" svg:width="0.504cm" svg:height="0.159cm" svg:x="11.543cm" svg:y="11.577cm" svg:viewBox="0 0 505 160" draw:points="0,75 491,0 498,43 505,86 14,160 7,117">
          <text:p/>
        </draw:polygon>
        <draw:polygon draw:style-name="gr14" draw:text-style-name="P1" draw:layer="layout" svg:width="0.012cm" svg:height="0.043cm" svg:x="12.034cm" svg:y="11.576cm" svg:viewBox="0 0 13 44" draw:points="7,44 0,1 8,0 13,0">
          <text:p/>
        </draw:polygon>
        <draw:polygon draw:style-name="gr14" draw:text-style-name="P1" draw:layer="layout" svg:width="0.502cm" svg:height="0.152cm" svg:x="12.035cm" svg:y="11.576cm" svg:viewBox="0 0 503 153" draw:points="12,0 503,66 497,109 491,153 0,88 6,44">
          <text:p/>
        </draw:polygon>
        <draw:polygon draw:style-name="gr14" draw:text-style-name="P1" draw:layer="layout" svg:width="0.008cm" svg:height="0.043cm" svg:x="12.526cm" svg:y="11.686cm" svg:viewBox="0 0 9 44" draw:points="6,0 9,44 2,44 0,44">
          <text:p/>
        </draw:polygon>
        <draw:polygon draw:style-name="gr14" draw:text-style-name="P1" draw:layer="layout" svg:width="0.496cm" svg:height="0.124cm" svg:x="12.529cm" svg:y="11.604cm" svg:viewBox="0 0 497 125" draw:points="0,38 491,0 494,44 497,88 6,125 3,82">
          <text:p/>
        </draw:polygon>
        <draw:polygon draw:style-name="gr14" draw:text-style-name="P1" draw:layer="layout" svg:width="0.005cm" svg:height="0.043cm" svg:x="13.02cm" svg:y="11.604cm" svg:viewBox="0 0 6 44" draw:points="3,44 0,0 6,0">
          <text:p/>
        </draw:polygon>
        <draw:polygon draw:style-name="gr14" draw:text-style-name="P1" draw:layer="layout" svg:width="0.496cm" svg:height="0.123cm" svg:x="13.02cm" svg:y="11.604cm" svg:viewBox="0 0 497 124" draw:points="6,0 497,37 494,81 491,124 0,88 3,44">
          <text:p/>
        </draw:polygon>
        <draw:polygon draw:style-name="gr14" draw:text-style-name="P1" draw:layer="layout" svg:width="0.005cm" svg:height="0.043cm" svg:x="13.511cm" svg:y="11.685cm" svg:viewBox="0 0 6 44" draw:points="3,0 6,44 0,44">
          <text:p/>
        </draw:polygon>
        <draw:polygon draw:style-name="gr14" draw:text-style-name="P1" draw:layer="layout" svg:width="0.496cm" svg:height="0.114cm" svg:x="13.511cm" svg:y="11.613cm" svg:viewBox="0 0 497 115" draw:points="0,28 491,0 494,44 497,88 6,115 3,72">
          <text:p/>
        </draw:polygon>
        <draw:polygon draw:style-name="gr14" draw:text-style-name="P1" draw:layer="layout" svg:width="0.003cm" svg:height="0.043cm" svg:x="14.002cm" svg:y="11.613cm" svg:viewBox="0 0 4 44" draw:points="3,44 0,0 4,0">
          <text:p/>
        </draw:polygon>
        <draw:polygon draw:style-name="gr14" draw:text-style-name="P1" draw:layer="layout" svg:width="0.492cm" svg:height="0.095cm" svg:x="14.004cm" svg:y="11.613cm" svg:viewBox="0 0 493 96" draw:points="2,0 493,8 492,52 491,96 0,88 1,44">
          <text:p/>
        </draw:polygon>
        <draw:polygon draw:style-name="gr14" draw:text-style-name="P1" draw:layer="layout" svg:width="0.004cm" svg:height="0.043cm" svg:x="14.495cm" svg:y="11.621cm" svg:viewBox="0 0 5 44" draw:points="0,44 1,0 5,0">
          <text:p/>
        </draw:polygon>
        <draw:polygon draw:style-name="gr14" draw:text-style-name="P1" draw:layer="layout" svg:width="0.5cm" svg:height="0.141cm" svg:x="14.49cm" svg:y="11.621cm" svg:viewBox="0 0 501 142" draw:points="10,0 501,55 496,99 491,142 0,88 5,44">
          <text:p/>
        </draw:polygon>
        <draw:polygon draw:style-name="gr14" draw:text-style-name="P1" draw:layer="layout" svg:width="0.006cm" svg:height="0.043cm" svg:x="14.986cm" svg:y="11.676cm" svg:viewBox="0 0 7 44" draw:points="0,44 5,0 7,1">
          <text:p/>
        </draw:polygon>
        <draw:polygon draw:style-name="gr14" draw:text-style-name="P1" draw:layer="layout" svg:width="0.505cm" svg:height="0.167cm" svg:x="14.979cm" svg:y="11.677cm" svg:viewBox="0 0 506 168" draw:points="14,0 506,83 499,125 492,168 0,86 7,43">
          <text:p/>
        </draw:polygon>
        <draw:polygon draw:style-name="gr14" draw:text-style-name="P1" draw:layer="layout" svg:width="0.248cm" svg:height="0.248cm" svg:x="5.534cm" svg:y="8.89cm" svg:viewBox="0 0 249 249" draw:points="0,124 125,249 249,124 125,0">
          <text:p/>
        </draw:polygon>
        <draw:polyline draw:style-name="gr12" draw:text-style-name="P1" draw:layer="layout" svg:width="0.248cm" svg:height="0.248cm" svg:x="5.534cm" svg:y="8.89cm" svg:viewBox="0 0 249 249" draw:points="0,124 125,249 249,124 125,0 0,124">
          <text:p/>
        </draw:polyline>
        <draw:polygon draw:style-name="gr14" draw:text-style-name="P1" draw:layer="layout" svg:width="0.248cm" svg:height="0.248cm" svg:x="6.025cm" svg:y="10.935cm" svg:viewBox="0 0 249 249" draw:points="0,124 125,249 249,124 125,0">
          <text:p/>
        </draw:polygon>
        <draw:polyline draw:style-name="gr12" draw:text-style-name="P1" draw:layer="layout" svg:width="0.248cm" svg:height="0.248cm" svg:x="6.025cm" svg:y="10.935cm" svg:viewBox="0 0 249 249" draw:points="0,124 125,249 249,124 125,0 0,124">
          <text:p/>
        </draw:polyline>
        <draw:polygon draw:style-name="gr14" draw:text-style-name="P1" draw:layer="layout" svg:width="0.248cm" svg:height="0.248cm" svg:x="6.516cm" svg:y="11.254cm" svg:viewBox="0 0 249 249" draw:points="0,124 125,249 249,124 125,0">
          <text:p/>
        </draw:polygon>
        <draw:polyline draw:style-name="gr12" draw:text-style-name="P1" draw:layer="layout" svg:width="0.248cm" svg:height="0.248cm" svg:x="6.516cm" svg:y="11.254cm" svg:viewBox="0 0 249 249" draw:points="0,124 125,249 249,124 125,0 0,124">
          <text:p/>
        </draw:polyline>
        <draw:polygon draw:style-name="gr14" draw:text-style-name="P1" draw:layer="layout" svg:width="0.248cm" svg:height="0.248cm" svg:x="7.007cm" svg:y="11.358cm" svg:viewBox="0 0 249 249" draw:points="0,124 125,249 249,124 125,0">
          <text:p/>
        </draw:polygon>
        <draw:polyline draw:style-name="gr12" draw:text-style-name="P1" draw:layer="layout" svg:width="0.248cm" svg:height="0.248cm" svg:x="7.007cm" svg:y="11.358cm" svg:viewBox="0 0 249 249" draw:points="0,124 125,249 249,124 125,0 0,124">
          <text:p/>
        </draw:polyline>
        <draw:polygon draw:style-name="gr14" draw:text-style-name="P1" draw:layer="layout" svg:width="0.248cm" svg:height="0.248cm" svg:x="7.498cm" svg:y="11.238cm" svg:viewBox="0 0 249 249" draw:points="0,124 125,249 249,124 125,0">
          <text:p/>
        </draw:polygon>
        <draw:polyline draw:style-name="gr12" draw:text-style-name="P1" draw:layer="layout" svg:width="0.248cm" svg:height="0.248cm" svg:x="7.498cm" svg:y="11.238cm" svg:viewBox="0 0 249 249" draw:points="0,124 125,249 249,124 125,0 0,124">
          <text:p/>
        </draw:polyline>
        <draw:polygon draw:style-name="gr14" draw:text-style-name="P1" draw:layer="layout" svg:width="0.248cm" svg:height="0.248cm" svg:x="7.989cm" svg:y="11.3cm" svg:viewBox="0 0 249 249" draw:points="0,124 125,249 249,124 125,0">
          <text:p/>
        </draw:polygon>
        <draw:polyline draw:style-name="gr12" draw:text-style-name="P1" draw:layer="layout" svg:width="0.248cm" svg:height="0.248cm" svg:x="7.989cm" svg:y="11.3cm" svg:viewBox="0 0 249 249" draw:points="0,124 125,249 249,124 125,0 0,124">
          <text:p/>
        </draw:polyline>
        <draw:polygon draw:style-name="gr14" draw:text-style-name="P1" draw:layer="layout" svg:width="0.248cm" svg:height="0.248cm" svg:x="8.479cm" svg:y="11.275cm" svg:viewBox="0 0 249 249" draw:points="0,124 125,249 249,124 125,0">
          <text:p/>
        </draw:polygon>
        <draw:polyline draw:style-name="gr12" draw:text-style-name="P1" draw:layer="layout" svg:width="0.248cm" svg:height="0.248cm" svg:x="8.479cm" svg:y="11.275cm" svg:viewBox="0 0 249 249" draw:points="0,124 125,249 249,124 125,0 0,124">
          <text:p/>
        </draw:polyline>
        <draw:polygon draw:style-name="gr14" draw:text-style-name="P1" draw:layer="layout" svg:width="0.248cm" svg:height="0.248cm" svg:x="8.97cm" svg:y="11.463cm" svg:viewBox="0 0 249 249" draw:points="0,124 125,249 249,124 125,0">
          <text:p/>
        </draw:polygon>
        <draw:polyline draw:style-name="gr12" draw:text-style-name="P1" draw:layer="layout" svg:width="0.248cm" svg:height="0.248cm" svg:x="8.97cm" svg:y="11.463cm" svg:viewBox="0 0 249 249" draw:points="0,124 125,249 249,124 125,0 0,124">
          <text:p/>
        </draw:polyline>
        <draw:polygon draw:style-name="gr14" draw:text-style-name="P1" draw:layer="layout" svg:width="0.248cm" svg:height="0.248cm" svg:x="9.461cm" svg:y="11.45cm" svg:viewBox="0 0 249 249" draw:points="0,124 125,249 249,124 125,0">
          <text:p/>
        </draw:polygon>
        <draw:polyline draw:style-name="gr12" draw:text-style-name="P1" draw:layer="layout" svg:width="0.248cm" svg:height="0.248cm" svg:x="9.461cm" svg:y="11.45cm" svg:viewBox="0 0 249 249" draw:points="0,124 125,249 249,124 125,0 0,124">
          <text:p/>
        </draw:polyline>
        <draw:polygon draw:style-name="gr14" draw:text-style-name="P1" draw:layer="layout" svg:width="0.248cm" svg:height="0.248cm" svg:x="9.952cm" svg:y="11.251cm" svg:viewBox="0 0 249 249" draw:points="0,124 125,249 249,124 125,0">
          <text:p/>
        </draw:polygon>
        <draw:polyline draw:style-name="gr12" draw:text-style-name="P1" draw:layer="layout" svg:width="0.248cm" svg:height="0.248cm" svg:x="9.952cm" svg:y="11.251cm" svg:viewBox="0 0 249 249" draw:points="0,124 125,249 249,124 125,0 0,124">
          <text:p/>
        </draw:polyline>
        <draw:polygon draw:style-name="gr14" draw:text-style-name="P1" draw:layer="layout" svg:width="0.248cm" svg:height="0.248cm" svg:x="10.443cm" svg:y="11.505cm" svg:viewBox="0 0 249 249" draw:points="0,124 125,249 249,124 125,0">
          <text:p/>
        </draw:polygon>
        <draw:polyline draw:style-name="gr12" draw:text-style-name="P1" draw:layer="layout" svg:width="0.248cm" svg:height="0.248cm" svg:x="10.443cm" svg:y="11.505cm" svg:viewBox="0 0 249 249" draw:points="0,124 125,249 249,124 125,0 0,124">
          <text:p/>
        </draw:polyline>
        <draw:polygon draw:style-name="gr14" draw:text-style-name="P1" draw:layer="layout" svg:width="0.248cm" svg:height="0.248cm" svg:x="10.934cm" svg:y="11.526cm" svg:viewBox="0 0 249 249" draw:points="0,124 125,249 249,124 125,0">
          <text:p/>
        </draw:polygon>
        <draw:polyline draw:style-name="gr12" draw:text-style-name="P1" draw:layer="layout" svg:width="0.248cm" svg:height="0.248cm" svg:x="10.934cm" svg:y="11.526cm" svg:viewBox="0 0 249 249" draw:points="0,124 125,249 249,124 125,0 0,124">
          <text:p/>
        </draw:polyline>
        <draw:polygon draw:style-name="gr14" draw:text-style-name="P1" draw:layer="layout" svg:width="0.248cm" svg:height="0.248cm" svg:x="11.425cm" svg:y="11.57cm" svg:viewBox="0 0 249 249" draw:points="0,124 125,249 249,124 125,0">
          <text:p/>
        </draw:polygon>
        <draw:polyline draw:style-name="gr12" draw:text-style-name="P1" draw:layer="layout" svg:width="0.248cm" svg:height="0.248cm" svg:x="11.425cm" svg:y="11.57cm" svg:viewBox="0 0 249 249" draw:points="0,124 125,249 249,124 125,0 0,124">
          <text:p/>
        </draw:polyline>
        <draw:polygon draw:style-name="gr14" draw:text-style-name="P1" draw:layer="layout" svg:width="0.248cm" svg:height="0.248cm" svg:x="11.916cm" svg:y="11.496cm" svg:viewBox="0 0 249 249" draw:points="0,124 125,249 249,124 125,0">
          <text:p/>
        </draw:polygon>
        <draw:polyline draw:style-name="gr12" draw:text-style-name="P1" draw:layer="layout" svg:width="0.248cm" svg:height="0.248cm" svg:x="11.916cm" svg:y="11.496cm" svg:viewBox="0 0 249 249" draw:points="0,124 125,249 249,124 125,0 0,124">
          <text:p/>
        </draw:polyline>
        <draw:polygon draw:style-name="gr14" draw:text-style-name="P1" draw:layer="layout" svg:width="0.248cm" svg:height="0.248cm" svg:x="12.407cm" svg:y="11.561cm" svg:viewBox="0 0 249 249" draw:points="0,124 125,249 249,124 125,0">
          <text:p/>
        </draw:polygon>
        <draw:polyline draw:style-name="gr12" draw:text-style-name="P1" draw:layer="layout" svg:width="0.248cm" svg:height="0.248cm" svg:x="12.407cm" svg:y="11.561cm" svg:viewBox="0 0 249 249" draw:points="0,124 125,249 249,124 125,0 0,124">
          <text:p/>
        </draw:polyline>
        <draw:polygon draw:style-name="gr14" draw:text-style-name="P1" draw:layer="layout" svg:width="0.248cm" svg:height="0.248cm" svg:x="12.898cm" svg:y="11.524cm" svg:viewBox="0 0 249 249" draw:points="0,124 125,249 249,124 125,0">
          <text:p/>
        </draw:polygon>
        <draw:polyline draw:style-name="gr12" draw:text-style-name="P1" draw:layer="layout" svg:width="0.248cm" svg:height="0.248cm" svg:x="12.898cm" svg:y="11.524cm" svg:viewBox="0 0 249 249" draw:points="0,124 125,249 249,124 125,0 0,124">
          <text:p/>
        </draw:polyline>
        <draw:polygon draw:style-name="gr14" draw:text-style-name="P1" draw:layer="layout" svg:width="0.248cm" svg:height="0.248cm" svg:x="13.389cm" svg:y="11.561cm" svg:viewBox="0 0 249 249" draw:points="0,124 125,249 249,124 125,0">
          <text:p/>
        </draw:polygon>
        <draw:polyline draw:style-name="gr12" draw:text-style-name="P1" draw:layer="layout" svg:width="0.248cm" svg:height="0.248cm" svg:x="13.389cm" svg:y="11.561cm" svg:viewBox="0 0 249 249" draw:points="0,124 125,249 249,124 125,0 0,124">
          <text:p/>
        </draw:polyline>
        <draw:polygon draw:style-name="gr14" draw:text-style-name="P1" draw:layer="layout" svg:width="0.248cm" svg:height="0.248cm" svg:x="13.88cm" svg:y="11.533cm" svg:viewBox="0 0 249 249" draw:points="0,124 125,249 249,124 125,0">
          <text:p/>
        </draw:polygon>
        <draw:polyline draw:style-name="gr12" draw:text-style-name="P1" draw:layer="layout" svg:width="0.248cm" svg:height="0.248cm" svg:x="13.88cm" svg:y="11.533cm" svg:viewBox="0 0 249 249" draw:points="0,124 125,249 249,124 125,0 0,124">
          <text:p/>
        </draw:polyline>
        <draw:polygon draw:style-name="gr14" draw:text-style-name="P1" draw:layer="layout" svg:width="0.248cm" svg:height="0.248cm" svg:x="14.371cm" svg:y="11.541cm" svg:viewBox="0 0 249 249" draw:points="0,124 125,249 249,124 125,0">
          <text:p/>
        </draw:polygon>
        <draw:polyline draw:style-name="gr12" draw:text-style-name="P1" draw:layer="layout" svg:width="0.248cm" svg:height="0.248cm" svg:x="14.371cm" svg:y="11.541cm" svg:viewBox="0 0 249 249" draw:points="0,124 125,249 249,124 125,0 0,124">
          <text:p/>
        </draw:polyline>
        <draw:polygon draw:style-name="gr14" draw:text-style-name="P1" draw:layer="layout" svg:width="0.248cm" svg:height="0.248cm" svg:x="14.862cm" svg:y="11.595cm" svg:viewBox="0 0 249 249" draw:points="0,124 125,249 249,124 125,0">
          <text:p/>
        </draw:polygon>
        <draw:polyline draw:style-name="gr12" draw:text-style-name="P1" draw:layer="layout" svg:width="0.248cm" svg:height="0.248cm" svg:x="14.862cm" svg:y="11.595cm" svg:viewBox="0 0 249 249" draw:points="0,124 125,249 249,124 125,0 0,124">
          <text:p/>
        </draw:polyline>
        <draw:polygon draw:style-name="gr14" draw:text-style-name="P1" draw:layer="layout" svg:width="0.248cm" svg:height="0.248cm" svg:x="15.354cm" svg:y="11.678cm" svg:viewBox="0 0 249 249" draw:points="0,124 125,249 249,124 125,0">
          <text:p/>
        </draw:polygon>
        <draw:polyline draw:style-name="gr12" draw:text-style-name="P1" draw:layer="layout" svg:width="0.248cm" svg:height="0.248cm" svg:x="15.354cm" svg:y="11.678cm" svg:viewBox="0 0 249 249" draw:points="0,124 125,249 249,124 125,0 0,124">
          <text:p/>
        </draw:polyline>
        <draw:polygon draw:style-name="gr15" draw:text-style-name="P1" draw:layer="layout" svg:width="0.315cm" svg:height="0.087cm" svg:x="15.97cm" svg:y="9.092cm" svg:viewBox="0 0 316 88" draw:points="0,0 316,0 316,88 0,88">
          <text:p/>
        </draw:polygon>
        <draw:polygon draw:style-name="gr15" draw:text-style-name="P1" draw:layer="layout" svg:width="0.158cm" svg:height="0.157cm" svg:x="16.049cm" svg:y="9.056cm" svg:viewBox="0 0 159 158" draw:points="0,0 80,158 159,0">
          <text:p/>
        </draw:polygon>
        <draw:polyline draw:style-name="gr12" draw:text-style-name="P1" draw:layer="layout" svg:width="0.158cm" svg:height="0.157cm" svg:x="16.049cm" svg:y="9.056cm" svg:viewBox="0 0 159 158" draw:points="0,0 80,158 159,0 0,0">
          <text:p/>
        </draw:polyline>
        <draw:polygon draw:style-name="gr16" draw:text-style-name="P1" draw:layer="layout" svg:width="0.315cm" svg:height="0.087cm" svg:x="15.97cm" svg:y="9.517cm" svg:viewBox="0 0 316 88" draw:points="0,0 316,0 316,88 0,88">
          <text:p/>
        </draw:polygon>
        <draw:polygon draw:style-name="gr16" draw:text-style-name="P1" draw:layer="layout" svg:width="0.158cm" svg:height="0.157cm" svg:x="16.049cm" svg:y="9.481cm" svg:viewBox="0 0 159 158" draw:points="0,158 159,158 80,0">
          <text:p/>
        </draw:polygon>
        <draw:polyline draw:style-name="gr12" draw:text-style-name="P1" draw:layer="layout" svg:width="0.158cm" svg:height="0.157cm" svg:x="16.049cm" svg:y="9.481cm" svg:viewBox="0 0 159 158" draw:points="0,158 159,158 80,0 0,158">
          <text:p/>
        </draw:polyline>
        <draw:polygon draw:style-name="gr13" draw:text-style-name="P1" draw:layer="layout" svg:width="0.315cm" svg:height="0.087cm" svg:x="15.97cm" svg:y="9.942cm" svg:viewBox="0 0 316 88" draw:points="0,0 316,0 316,88 0,88">
          <text:p/>
        </draw:polygon>
        <draw:polygon draw:style-name="gr13" draw:text-style-name="P1" draw:layer="layout" svg:width="0.158cm" svg:height="0.157cm" svg:x="16.049cm" svg:y="9.906cm" svg:viewBox="0 0 159 158" draw:points="0,0 0,158 159,158 159,0">
          <text:p/>
        </draw:polygon>
        <draw:polyline draw:style-name="gr12" draw:text-style-name="P1" draw:layer="layout" svg:width="0.158cm" svg:height="0.157cm" svg:x="16.049cm" svg:y="9.906cm" svg:viewBox="0 0 159 158" draw:points="0,0 0,158 159,158 159,0 0,0">
          <text:p/>
        </draw:polyline>
        <draw:polygon draw:style-name="gr14" draw:text-style-name="P1" draw:layer="layout" svg:width="0.315cm" svg:height="0.087cm" svg:x="15.97cm" svg:y="10.367cm" svg:viewBox="0 0 316 88" draw:points="0,0 316,0 316,88 0,88">
          <text:p/>
        </draw:polygon>
        <draw:polygon draw:style-name="gr14" draw:text-style-name="P1" draw:layer="layout" svg:width="0.158cm" svg:height="0.157cm" svg:x="16.049cm" svg:y="10.331cm" svg:viewBox="0 0 159 158" draw:points="0,80 80,158 159,80 80,0">
          <text:p/>
        </draw:polygon>
        <draw:polyline draw:style-name="gr12" draw:text-style-name="P1" draw:layer="layout" svg:width="0.158cm" svg:height="0.157cm" svg:x="16.049cm" svg:y="10.331cm" svg:viewBox="0 0 159 158" draw:points="0,80 80,158 159,80 80,0 0,80">
          <text:p/>
        </draw:polyline>
        <draw:frame draw:style-name="gr39" draw:text-style-name="P2" draw:layer="layout" svg:width="2.792cm" svg:height="0.569cm" svg:x="16.338cm" svg:y="9.032cm">
          <draw:text-box>
            <text:p><text:span text:style-name="T1">Einfache Heuristik</text:span></text:p>
          </draw:text-box>
        </draw:frame>
        <draw:frame draw:style-name="gr40" draw:text-style-name="P2" draw:layer="layout" svg:width="3.059cm" svg:height="0.569cm" svg:x="16.338cm" svg:y="9.454cm">
          <draw:text-box>
            <text:p><text:span text:style-name="T1">Intelligente Heuristik</text:span></text:p>
          </draw:text-box>
        </draw:frame>
        <draw:frame draw:style-name="gr41" draw:text-style-name="P2" draw:layer="layout" svg:width="1.268cm" svg:height="0.569cm" svg:x="16.338cm" svg:y="9.876cm">
          <draw:text-box>
            <text:p><text:span text:style-name="T1">SXCS</text:span></text:p>
          </draw:text-box>
        </draw:frame>
        <draw:frame draw:style-name="gr42" draw:text-style-name="P2" draw:layer="layout" svg:width="1.078cm" svg:height="0.569cm" svg:x="16.338cm" svg:y="10.298cm">
          <draw:text-box>
            <text:p><text:span text:style-name="T1">XCS</text:span></text:p>
          </draw:text-box>
        </draw:frame>
        <draw:frame draw:style-name="gr43" draw:text-style-name="P3" draw:layer="layout" svg:width="2.826cm" svg:height="0.603cm" svg:x="9.132cm" svg:y="12.693cm">
          <draw:text-box>
            <text:p><text:span text:style-name="T2">Geschwindigkeit</text:span></text:p>
          </draw:text-box>
        </draw:frame>
        <draw:frame draw:style-name="gr37" draw:text-style-name="P3" draw:layer="layout" svg:width="3.906cm" svg:height="0.603cm" draw:transform="rotate (1.5707963267946) translate (4.71cm 10.926cm)">
          <draw:text-box>
            <text:p><text:span text:style-name="T2">Qualitätsdifferenz (in %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polygon draw:style-name="gr5" draw:text-style-name="P1" draw:layer="layout" svg:width="15.207cm" svg:height="6.977cm" svg:x="3.175cm" svg:y="4.134cm" svg:viewBox="0 0 15208 6978" draw:points="0,0 15208,0 15208,6978 0,6978">
          <text:p/>
        </draw:polygon>
        <draw:polyline draw:style-name="gr6" draw:text-style-name="P1" draw:layer="layout" svg:width="11.258cm" svg:height="4.852cm" svg:x="4.747cm" svg:y="4.458cm" svg:viewBox="0 0 11259 4853" draw:points="5629,4853 0,4853 0,0 11259,0 11259,4853 5629,4853">
          <text:p/>
        </draw:polyline>
        <draw:line draw:style-name="gr6" draw:text-style-name="P1" draw:layer="layout" svg:x1="16.006cm" svg:y1="9.311cm" svg:x2="4.747cm" svg:y2="9.311cm">
          <text:p/>
        </draw:line>
        <draw:line draw:style-name="gr6" draw:text-style-name="P1" draw:layer="layout" svg:x1="16.006cm" svg:y1="8.771cm" svg:x2="4.747cm" svg:y2="8.771cm">
          <text:p/>
        </draw:line>
        <draw:line draw:style-name="gr6" draw:text-style-name="P1" draw:layer="layout" svg:x1="16.006cm" svg:y1="8.232cm" svg:x2="4.747cm" svg:y2="8.232cm">
          <text:p/>
        </draw:line>
        <draw:line draw:style-name="gr6" draw:text-style-name="P1" draw:layer="layout" svg:x1="16.006cm" svg:y1="7.692cm" svg:x2="4.747cm" svg:y2="7.692cm">
          <text:p/>
        </draw:line>
        <draw:line draw:style-name="gr6" draw:text-style-name="P1" draw:layer="layout" svg:x1="16.006cm" svg:y1="7.153cm" svg:x2="4.747cm" svg:y2="7.153cm">
          <text:p/>
        </draw:line>
        <draw:line draw:style-name="gr6" draw:text-style-name="P1" draw:layer="layout" svg:x1="16.006cm" svg:y1="6.614cm" svg:x2="4.747cm" svg:y2="6.614cm">
          <text:p/>
        </draw:line>
        <draw:line draw:style-name="gr6" draw:text-style-name="P1" draw:layer="layout" svg:x1="16.006cm" svg:y1="6.075cm" svg:x2="4.747cm" svg:y2="6.075cm">
          <text:p/>
        </draw:line>
        <draw:line draw:style-name="gr6" draw:text-style-name="P1" draw:layer="layout" svg:x1="16.006cm" svg:y1="5.535cm" svg:x2="4.747cm" svg:y2="5.535cm">
          <text:p/>
        </draw:line>
        <draw:line draw:style-name="gr6" draw:text-style-name="P1" draw:layer="layout" svg:x1="16.006cm" svg:y1="4.996cm" svg:x2="4.747cm" svg:y2="4.996cm">
          <text:p/>
        </draw:line>
        <draw:line draw:style-name="gr6" draw:text-style-name="P1" draw:layer="layout" svg:x1="16.006cm" svg:y1="4.457cm" svg:x2="4.747cm" svg:y2="4.457cm">
          <text:p/>
        </draw:line>
        <draw:frame draw:style-name="gr44" draw:text-style-name="P2" draw:layer="layout" svg:width="1.522cm" svg:height="0.569cm" svg:x="4.229cm" svg:y="9.975cm">
          <draw:text-box>
            <text:p><text:span text:style-name="T1">0.00001</text:span></text:p>
          </draw:text-box>
        </draw:frame>
        <draw:frame draw:style-name="gr44" draw:text-style-name="P2" draw:layer="layout" svg:width="1.522cm" svg:height="0.569cm" svg:x="4.949cm" svg:y="9.606cm">
          <draw:text-box>
            <text:p><text:span text:style-name="T1">0.00005</text:span></text:p>
          </draw:text-box>
        </draw:frame>
        <draw:frame draw:style-name="gr45" draw:text-style-name="P2" draw:layer="layout" svg:width="1.366cm" svg:height="0.569cm" svg:x="5.725cm" svg:y="9.975cm">
          <draw:text-box>
            <text:p><text:span text:style-name="T1">0.0001</text:span></text:p>
          </draw:text-box>
        </draw:frame>
        <draw:frame draw:style-name="gr45" draw:text-style-name="P2" draw:layer="layout" svg:width="1.366cm" svg:height="0.569cm" svg:x="6.418cm" svg:y="9.606cm">
          <draw:text-box>
            <text:p><text:span text:style-name="T1">0.0005</text:span></text:p>
          </draw:text-box>
        </draw:frame>
        <draw:frame draw:style-name="gr46" draw:text-style-name="P2" draw:layer="layout" svg:width="1.209cm" svg:height="0.569cm" svg:x="7.194cm" svg:y="9.975cm">
          <draw:text-box>
            <text:p><text:span text:style-name="T1">0.001</text:span></text:p>
          </draw:text-box>
        </draw:frame>
        <draw:frame draw:style-name="gr46" draw:text-style-name="P2" draw:layer="layout" svg:width="1.209cm" svg:height="0.569cm" svg:x="7.915cm" svg:y="9.606cm">
          <draw:text-box>
            <text:p><text:span text:style-name="T1">0.005</text:span></text:p>
          </draw:text-box>
        </draw:frame>
        <draw:frame draw:style-name="gr34" draw:text-style-name="P2" draw:layer="layout" svg:width="1.052cm" svg:height="0.569cm" svg:x="8.691cm" svg:y="9.975cm">
          <draw:text-box>
            <text:p><text:span text:style-name="T1">0.01</text:span></text:p>
          </draw:text-box>
        </draw:frame>
        <draw:frame draw:style-name="gr34" draw:text-style-name="P2" draw:layer="layout" svg:width="1.052cm" svg:height="0.569cm" svg:x="9.384cm" svg:y="9.606cm">
          <draw:text-box>
            <text:p><text:span text:style-name="T1">0.05</text:span></text:p>
          </draw:text-box>
        </draw:frame>
        <draw:frame draw:style-name="gr26" draw:text-style-name="P2" draw:layer="layout" svg:width="0.896cm" svg:height="0.569cm" svg:x="10.188cm" svg:y="9.975cm">
          <draw:text-box>
            <text:p><text:span text:style-name="T1">0.1</text:span></text:p>
          </draw:text-box>
        </draw:frame>
        <draw:frame draw:style-name="gr26" draw:text-style-name="P2" draw:layer="layout" svg:width="0.896cm" svg:height="0.569cm" svg:x="10.88cm" svg:y="9.606cm">
          <draw:text-box>
            <text:p><text:span text:style-name="T1">0.2</text:span></text:p>
          </draw:text-box>
        </draw:frame>
        <draw:frame draw:style-name="gr26" draw:text-style-name="P2" draw:layer="layout" svg:width="0.896cm" svg:height="0.569cm" svg:x="11.574cm" svg:y="9.975cm">
          <draw:text-box>
            <text:p><text:span text:style-name="T1">0.3</text:span></text:p>
          </draw:text-box>
        </draw:frame>
        <draw:frame draw:style-name="gr26" draw:text-style-name="P2" draw:layer="layout" svg:width="0.896cm" svg:height="0.569cm" svg:x="12.294cm" svg:y="9.606cm">
          <draw:text-box>
            <text:p><text:span text:style-name="T1">0.4</text:span></text:p>
          </draw:text-box>
        </draw:frame>
        <draw:frame draw:style-name="gr26" draw:text-style-name="P2" draw:layer="layout" svg:width="0.896cm" svg:height="0.569cm" svg:x="12.987cm" svg:y="9.975cm">
          <draw:text-box>
            <text:p><text:span text:style-name="T1">0.5</text:span></text:p>
          </draw:text-box>
        </draw:frame>
        <draw:frame draw:style-name="gr26" draw:text-style-name="P2" draw:layer="layout" svg:width="0.896cm" svg:height="0.569cm" svg:x="13.708cm" svg:y="9.606cm">
          <draw:text-box>
            <text:p><text:span text:style-name="T1">0.6</text:span></text:p>
          </draw:text-box>
        </draw:frame>
        <draw:frame draw:style-name="gr26" draw:text-style-name="P2" draw:layer="layout" svg:width="0.896cm" svg:height="0.569cm" svg:x="14.401cm" svg:y="9.975cm">
          <draw:text-box>
            <text:p><text:span text:style-name="T1">0.7</text:span></text:p>
          </draw:text-box>
        </draw:frame>
        <draw:frame draw:style-name="gr26" draw:text-style-name="P2" draw:layer="layout" svg:width="0.896cm" svg:height="0.569cm" svg:x="15.093cm" svg:y="9.606cm">
          <draw:text-box>
            <text:p><text:span text:style-name="T1">0.8</text:span></text:p>
          </draw:text-box>
        </draw:frame>
        <draw:frame draw:style-name="gr26" draw:text-style-name="P2" draw:layer="layout" svg:width="0.896cm" svg:height="0.569cm" svg:x="15.815cm" svg:y="9.975cm">
          <draw:text-box>
            <text:p><text:span text:style-name="T1">0.9</text:span></text:p>
          </draw:text-box>
        </draw:frame>
        <draw:line draw:style-name="gr6" draw:text-style-name="P1" draw:layer="layout" svg:x1="4.747cm" svg:y1="9.46cm" svg:x2="4.747cm" svg:y2="9.311cm">
          <text:p/>
        </draw:line>
        <draw:line draw:style-name="gr6" draw:text-style-name="P1" draw:layer="layout" svg:x1="5.45cm" svg:y1="9.46cm" svg:x2="5.45cm" svg:y2="9.311cm">
          <text:p/>
        </draw:line>
        <draw:line draw:style-name="gr6" draw:text-style-name="P1" draw:layer="layout" svg:x1="6.154cm" svg:y1="9.46cm" svg:x2="6.154cm" svg:y2="9.311cm">
          <text:p/>
        </draw:line>
        <draw:line draw:style-name="gr6" draw:text-style-name="P1" draw:layer="layout" svg:x1="6.857cm" svg:y1="9.46cm" svg:x2="6.857cm" svg:y2="9.311cm">
          <text:p/>
        </draw:line>
        <draw:line draw:style-name="gr6" draw:text-style-name="P1" draw:layer="layout" svg:x1="7.561cm" svg:y1="9.46cm" svg:x2="7.561cm" svg:y2="9.311cm">
          <text:p/>
        </draw:line>
        <draw:line draw:style-name="gr6" draw:text-style-name="P1" draw:layer="layout" svg:x1="8.264cm" svg:y1="9.46cm" svg:x2="8.264cm" svg:y2="9.311cm">
          <text:p/>
        </draw:line>
        <draw:line draw:style-name="gr6" draw:text-style-name="P1" draw:layer="layout" svg:x1="8.968cm" svg:y1="9.46cm" svg:x2="8.968cm" svg:y2="9.311cm">
          <text:p/>
        </draw:line>
        <draw:line draw:style-name="gr6" draw:text-style-name="P1" draw:layer="layout" svg:x1="9.672cm" svg:y1="9.46cm" svg:x2="9.672cm" svg:y2="9.311cm">
          <text:p/>
        </draw:line>
        <draw:line draw:style-name="gr6" draw:text-style-name="P1" draw:layer="layout" svg:x1="10.375cm" svg:y1="9.46cm" svg:x2="10.375cm" svg:y2="9.311cm">
          <text:p/>
        </draw:line>
        <draw:line draw:style-name="gr6" draw:text-style-name="P1" draw:layer="layout" svg:x1="11.079cm" svg:y1="9.46cm" svg:x2="11.079cm" svg:y2="9.311cm">
          <text:p/>
        </draw:line>
        <draw:line draw:style-name="gr6" draw:text-style-name="P1" draw:layer="layout" svg:x1="11.782cm" svg:y1="9.46cm" svg:x2="11.782cm" svg:y2="9.311cm">
          <text:p/>
        </draw:line>
        <draw:line draw:style-name="gr6" draw:text-style-name="P1" draw:layer="layout" svg:x1="12.487cm" svg:y1="9.46cm" svg:x2="12.487cm" svg:y2="9.311cm">
          <text:p/>
        </draw:line>
        <draw:line draw:style-name="gr6" draw:text-style-name="P1" draw:layer="layout" svg:x1="13.19cm" svg:y1="9.46cm" svg:x2="13.19cm" svg:y2="9.311cm">
          <text:p/>
        </draw:line>
        <draw:line draw:style-name="gr6" draw:text-style-name="P1" draw:layer="layout" svg:x1="13.894cm" svg:y1="9.46cm" svg:x2="13.894cm" svg:y2="9.311cm">
          <text:p/>
        </draw:line>
        <draw:line draw:style-name="gr6" draw:text-style-name="P1" draw:layer="layout" svg:x1="14.597cm" svg:y1="9.46cm" svg:x2="14.597cm" svg:y2="9.311cm">
          <text:p/>
        </draw:line>
        <draw:line draw:style-name="gr6" draw:text-style-name="P1" draw:layer="layout" svg:x1="15.301cm" svg:y1="9.46cm" svg:x2="15.301cm" svg:y2="9.311cm">
          <text:p/>
        </draw:line>
        <draw:polyline draw:style-name="gr6" draw:text-style-name="P1" draw:layer="layout" svg:width="0.148cm" svg:height="11.258cm" draw:transform="rotate (1.5707963267946) translate (4.7465969357695cm 9.45992787168234cm)" svg:viewBox="0 0 149 11259" draw:points="0,20752 149,20752 149,9493">
          <text:p/>
        </draw:polyline>
        <draw:line draw:style-name="gr6" draw:text-style-name="P1" draw:layer="layout" svg:x1="4.747cm" svg:y1="8.771cm" svg:x2="16.006cm" svg:y2="8.771cm">
          <text:p/>
        </draw:line>
        <draw:frame draw:style-name="gr26" draw:text-style-name="P2" draw:layer="layout" svg:width="0.752cm" svg:height="0.569cm" svg:x="4.229cm" svg:y="9.157cm">
          <draw:text-box>
            <text:p><text:span text:style-name="T1">-2</text:span></text:p>
          </draw:text-box>
        </draw:frame>
        <draw:frame draw:style-name="gr26" draw:text-style-name="P2" draw:layer="layout" svg:width="0.659cm" svg:height="0.569cm" svg:x="4.339cm" svg:y="8.63cm">
          <draw:text-box>
            <text:p><text:span text:style-name="T1">0</text:span></text:p>
          </draw:text-box>
        </draw:frame>
        <draw:frame draw:style-name="gr26" draw:text-style-name="P2" draw:layer="layout" svg:width="0.659cm" svg:height="0.569cm" svg:x="4.339cm" svg:y="8.075cm">
          <draw:text-box>
            <text:p><text:span text:style-name="T1">2</text:span></text:p>
          </draw:text-box>
        </draw:frame>
        <draw:frame draw:style-name="gr26" draw:text-style-name="P2" draw:layer="layout" svg:width="0.659cm" svg:height="0.569cm" svg:x="4.339cm" svg:y="7.548cm">
          <draw:text-box>
            <text:p><text:span text:style-name="T1">4</text:span></text:p>
          </draw:text-box>
        </draw:frame>
        <draw:frame draw:style-name="gr26" draw:text-style-name="P2" draw:layer="layout" svg:width="0.659cm" svg:height="0.569cm" svg:x="4.339cm" svg:y="6.993cm">
          <draw:text-box>
            <text:p><text:span text:style-name="T1">6</text:span></text:p>
          </draw:text-box>
        </draw:frame>
        <draw:frame draw:style-name="gr26" draw:text-style-name="P2" draw:layer="layout" svg:width="0.659cm" svg:height="0.569cm" svg:x="4.339cm" svg:y="6.466cm">
          <draw:text-box>
            <text:p><text:span text:style-name="T1">8</text:span></text:p>
          </draw:text-box>
        </draw:frame>
        <draw:frame draw:style-name="gr26" draw:text-style-name="P2" draw:layer="layout" svg:width="0.815cm" svg:height="0.569cm" svg:x="4.173cm" svg:y="5.938cm">
          <draw:text-box>
            <text:p><text:span text:style-name="T1">10</text:span></text:p>
          </draw:text-box>
        </draw:frame>
        <draw:frame draw:style-name="gr26" draw:text-style-name="P2" draw:layer="layout" svg:width="0.815cm" svg:height="0.569cm" svg:x="4.173cm" svg:y="5.384cm">
          <draw:text-box>
            <text:p><text:span text:style-name="T1">12</text:span></text:p>
          </draw:text-box>
        </draw:frame>
        <draw:frame draw:style-name="gr26" draw:text-style-name="P2" draw:layer="layout" svg:width="0.815cm" svg:height="0.569cm" svg:x="4.173cm" svg:y="4.855cm">
          <draw:text-box>
            <text:p><text:span text:style-name="T1">14</text:span></text:p>
          </draw:text-box>
        </draw:frame>
        <draw:frame draw:style-name="gr26" draw:text-style-name="P2" draw:layer="layout" svg:width="0.815cm" svg:height="0.569cm" svg:x="4.173cm" svg:y="4.302cm">
          <draw:text-box>
            <text:p><text:span text:style-name="T1">16</text:span></text:p>
          </draw:text-box>
        </draw:frame>
        <draw:line draw:style-name="gr6" draw:text-style-name="P1" draw:layer="layout" svg:x1="4.597cm" svg:y1="9.311cm" svg:x2="4.747cm" svg:y2="9.311cm">
          <text:p/>
        </draw:line>
        <draw:line draw:style-name="gr6" draw:text-style-name="P1" draw:layer="layout" svg:x1="4.597cm" svg:y1="8.771cm" svg:x2="4.747cm" svg:y2="8.771cm">
          <text:p/>
        </draw:line>
        <draw:line draw:style-name="gr6" draw:text-style-name="P1" draw:layer="layout" svg:x1="4.597cm" svg:y1="8.232cm" svg:x2="4.747cm" svg:y2="8.232cm">
          <text:p/>
        </draw:line>
        <draw:line draw:style-name="gr6" draw:text-style-name="P1" draw:layer="layout" svg:x1="4.597cm" svg:y1="7.692cm" svg:x2="4.747cm" svg:y2="7.692cm">
          <text:p/>
        </draw:line>
        <draw:line draw:style-name="gr6" draw:text-style-name="P1" draw:layer="layout" svg:x1="4.597cm" svg:y1="7.153cm" svg:x2="4.747cm" svg:y2="7.153cm">
          <text:p/>
        </draw:line>
        <draw:line draw:style-name="gr6" draw:text-style-name="P1" draw:layer="layout" svg:x1="4.597cm" svg:y1="6.614cm" svg:x2="4.747cm" svg:y2="6.614cm">
          <text:p/>
        </draw:line>
        <draw:line draw:style-name="gr6" draw:text-style-name="P1" draw:layer="layout" svg:x1="4.597cm" svg:y1="6.075cm" svg:x2="4.747cm" svg:y2="6.075cm">
          <text:p/>
        </draw:line>
        <draw:line draw:style-name="gr6" draw:text-style-name="P1" draw:layer="layout" svg:x1="4.597cm" svg:y1="5.535cm" svg:x2="4.747cm" svg:y2="5.535cm">
          <text:p/>
        </draw:line>
        <draw:line draw:style-name="gr6" draw:text-style-name="P1" draw:layer="layout" svg:x1="4.597cm" svg:y1="4.996cm" svg:x2="4.747cm" svg:y2="4.996cm">
          <text:p/>
        </draw:line>
        <draw:polyline draw:style-name="gr6" draw:text-style-name="P1" draw:layer="layout" svg:width="0.149cm" svg:height="4.852cm" svg:x="4.597cm" svg:y="4.457cm" svg:viewBox="0 0 150 4853" draw:points="0,0 150,0 150,4853">
          <text:p/>
        </draw:polyline>
        <draw:polygon draw:style-name="gr11" draw:text-style-name="P1" draw:layer="layout" svg:width="0.738cm" svg:height="0.386cm" svg:x="4.729cm" svg:y="7.534cm" svg:viewBox="0 0 739 387" draw:points="36,0 739,308 721,347 703,387 0,80 18,40">
          <text:p/>
        </draw:polygon>
        <draw:polygon draw:style-name="gr11" draw:text-style-name="P1" draw:layer="layout" svg:width="0.017cm" svg:height="0.043cm" svg:x="5.432cm" svg:y="7.881cm" svg:viewBox="0 0 18 44" draw:points="18,0 16,44 8,43 1,41 0,40">
          <text:p/>
        </draw:polygon>
        <draw:polygon draw:style-name="gr11" draw:text-style-name="P1" draw:layer="layout" svg:width="0.706cm" svg:height="0.118cm" svg:x="5.448cm" svg:y="7.838cm" svg:viewBox="0 0 707 119" draw:points="4,0 707,32 705,76 703,119 0,88 2,44">
          <text:p/>
        </draw:polygon>
        <draw:polygon draw:style-name="gr11" draw:text-style-name="P1" draw:layer="layout" svg:width="0.035cm" svg:height="0.043cm" svg:x="6.152cm" svg:y="7.913cm" svg:viewBox="0 0 36 44" draw:points="2,0 36,28 31,33 25,38 18,41 10,43 3,44 0,44">
          <text:p/>
        </draw:polygon>
        <draw:polygon draw:style-name="gr11" draw:text-style-name="P1" draw:layer="layout" svg:width="0.77cm" svg:height="0.923cm" svg:x="6.12cm" svg:y="7.017cm" svg:viewBox="0 0 771 924" draw:points="0,868 703,0 737,28 771,56 68,924 34,896">
          <text:p/>
        </draw:polygon>
        <draw:polygon draw:style-name="gr11" draw:text-style-name="P1" draw:layer="layout" svg:width="0.056cm" svg:height="0.043cm" svg:x="6.823cm" svg:y="7.002cm" svg:viewBox="0 0 57 44" draw:points="34,44 0,16 5,11 11,6 18,3 26,1 33,0 41,1 48,2 55,6 57,7">
          <text:p/>
        </draw:polygon>
        <draw:polygon draw:style-name="gr11" draw:text-style-name="P1" draw:layer="layout" svg:width="0.748cm" svg:height="0.513cm" svg:x="6.834cm" svg:y="7.008cm" svg:viewBox="0 0 749 514" draw:points="46,0 749,440 726,477 703,514 0,74 23,37">
          <text:p/>
        </draw:polygon>
        <draw:polygon draw:style-name="gr11" draw:text-style-name="P1" draw:layer="layout" svg:width="0.036cm" svg:height="0.043cm" svg:x="7.538cm" svg:y="7.485cm" svg:viewBox="0 0 37 44" draw:points="23,0 37,42 30,43 22,44 14,43 7,41 0,38 0,37">
          <text:p/>
        </draw:polygon>
        <draw:polygon draw:style-name="gr11" draw:text-style-name="P1" draw:layer="layout" svg:width="0.73cm" svg:height="0.32cm" svg:x="7.547cm" svg:y="7.206cm" svg:viewBox="0 0 731 321" draw:points="0,238 703,0 717,42 731,84 28,321 14,280">
          <text:p/>
        </draw:polygon>
        <draw:polygon draw:style-name="gr11" draw:text-style-name="P1" draw:layer="layout" svg:width="0.021cm" svg:height="0.043cm" svg:x="8.25cm" svg:y="7.204cm" svg:viewBox="0 0 22 44" draw:points="14,44 0,2 7,1 15,0 22,1">
          <text:p/>
        </draw:polygon>
        <draw:polygon draw:style-name="gr11" draw:text-style-name="P1" draw:layer="layout" svg:width="0.719cm" svg:height="0.214cm" svg:x="8.256cm" svg:y="7.205cm" svg:viewBox="0 0 720 215" draw:points="16,0 720,129 712,172 704,215 0,86 8,43">
          <text:p/>
        </draw:polygon>
        <draw:polygon draw:style-name="gr11" draw:text-style-name="P1" draw:layer="layout" svg:width="0.034cm" svg:height="0.043cm" svg:x="8.96cm" svg:y="7.377cm" svg:viewBox="0 0 35 44" draw:points="8,0 35,35 29,39 21,42 14,44 6,44 0,43">
          <text:p/>
        </draw:polygon>
        <draw:polygon draw:style-name="gr11" draw:text-style-name="P1" draw:layer="layout" svg:width="0.756cm" svg:height="0.613cm" svg:x="8.942cm" svg:y="6.797cm" svg:viewBox="0 0 757 614" draw:points="0,544 703,0 730,35 757,70 54,614 27,579">
          <text:p/>
        </draw:polygon>
        <draw:polygon draw:style-name="gr11" draw:text-style-name="P1" draw:layer="layout" svg:width="0.026cm" svg:height="0.043cm" svg:x="9.645cm" svg:y="6.789cm" svg:viewBox="0 0 27 44" draw:points="27,44 0,9 6,5 14,2 21,0 24,0">
          <text:p/>
        </draw:polygon>
        <draw:polygon draw:style-name="gr11" draw:text-style-name="P1" draw:layer="layout" svg:width="0.708cm" svg:height="0.129cm" svg:x="9.669cm" svg:y="6.746cm" svg:viewBox="0 0 709 130" draw:points="0,43 703,0 706,44 709,88 6,130 3,87">
          <text:p/>
        </draw:polygon>
        <draw:polygon draw:style-name="gr11" draw:text-style-name="P1" draw:layer="layout" svg:width="0.039cm" svg:height="0.043cm" svg:x="10.375cm" svg:y="6.789cm" svg:viewBox="0 0 40 44" draw:points="0,0 40,19 36,26 31,31 25,36 18,40 11,43 3,44 3,44">
          <text:p/>
        </draw:polygon>
        <draw:polygon draw:style-name="gr11" draw:text-style-name="P1" draw:layer="layout" svg:width="0.782cm" svg:height="1.512cm" svg:x="10.335cm" svg:y="5.296cm" svg:viewBox="0 0 783 1513" draw:points="0,1475 703,0 743,19 783,38 80,1513 40,1494">
          <text:p/>
        </draw:polygon>
        <draw:polygon draw:style-name="gr11" draw:text-style-name="P1" draw:layer="layout" svg:width="0.059cm" svg:height="0.043cm" svg:x="11.039cm" svg:y="5.271cm" svg:viewBox="0 0 60 44" draw:points="40,44 0,25 4,18 9,13 15,8 22,4 29,1 37,0 44,0 52,2 59,4 60,5">
          <text:p/>
        </draw:polygon>
        <draw:polygon draw:style-name="gr11" draw:text-style-name="P1" draw:layer="layout" svg:width="0.742cm" svg:height="0.424cm" svg:x="11.059cm" svg:y="5.276cm" svg:viewBox="0 0 743 425" draw:points="40,0 743,347 723,386 703,425 0,78 20,39">
          <text:p/>
        </draw:polygon>
        <draw:polygon draw:style-name="gr11" draw:text-style-name="P1" draw:layer="layout" svg:width="0.033cm" svg:height="0.038cm" svg:x="11.782cm" svg:y="5.623cm" svg:viewBox="0 0 34 39" draw:points="0,39 20,0 26,4 32,9 34,11">
          <text:p/>
        </draw:polygon>
        <draw:polygon draw:style-name="gr11" draw:text-style-name="P1" draw:layer="layout" svg:width="0.771cm" svg:height="0.926cm" svg:x="11.748cm" svg:y="5.634cm" svg:viewBox="0 0 772 927" draw:points="68,0 772,871 738,899 704,927 0,56 34,28">
          <text:p/>
        </draw:polygon>
        <draw:polygon draw:style-name="gr11" draw:text-style-name="P1" draw:layer="layout" svg:width="0.071cm" svg:height="0.043cm" svg:x="12.453cm" svg:y="6.533cm" svg:viewBox="0 0 72 44" draw:points="34,0 72,23 67,29 62,34 55,39 48,42 41,43 33,44 25,43 18,41 11,38 5,33 0,28">
          <text:p/>
        </draw:polygon>
        <draw:polygon draw:style-name="gr11" draw:text-style-name="P1" draw:layer="layout" svg:width="0.778cm" svg:height="1.201cm" svg:x="12.449cm" svg:y="5.353cm" svg:viewBox="0 0 779 1202" draw:points="0,1157 703,0 741,23 779,46 76,1202 38,1179">
          <text:p/>
        </draw:polygon>
        <draw:polygon draw:style-name="gr11" draw:text-style-name="P1" draw:layer="layout" svg:width="0.067cm" svg:height="0.043cm" svg:x="13.152cm" svg:y="5.332cm" svg:viewBox="0 0 68 44" draw:points="38,44 0,21 5,15 10,10 17,5 24,2 31,1 39,0 47,1 54,3 61,6 67,11 68,12">
          <text:p/>
        </draw:polygon>
        <draw:polygon draw:style-name="gr11" draw:text-style-name="P1" draw:layer="layout" svg:width="0.762cm" svg:height="0.727cm" svg:x="13.16cm" svg:y="5.344cm" svg:viewBox="0 0 763 728" draw:points="60,0 763,664 733,696 703,728 0,64 30,32">
          <text:p/>
        </draw:polygon>
        <draw:polygon draw:style-name="gr11" draw:text-style-name="P1" draw:layer="layout" svg:width="0.029cm" svg:height="0.043cm" svg:x="13.864cm" svg:y="6.04cm" svg:viewBox="0 0 30 44" draw:points="30,0 24,44 16,42 9,39 3,35 0,32">
          <text:p/>
        </draw:polygon>
        <draw:polygon draw:style-name="gr11" draw:text-style-name="P1" draw:layer="layout" svg:width="0.714cm" svg:height="0.186cm" svg:x="13.888cm" svg:y="5.996cm" svg:viewBox="0 0 715 187" draw:points="12,0 715,100 709,143 703,187 0,88 6,44">
          <text:p/>
        </draw:polygon>
        <draw:polygon draw:style-name="gr11" draw:text-style-name="P1" draw:layer="layout" svg:width="0.024cm" svg:height="0.043cm" svg:x="14.591cm" svg:y="6.14cm" svg:viewBox="0 0 25 44" draw:points="6,0 25,39 18,42 11,44 3,44 0,44">
          <text:p/>
        </draw:polygon>
        <draw:polygon draw:style-name="gr11" draw:text-style-name="P1" draw:layer="layout" svg:width="0.74cm" svg:height="0.422cm" svg:x="14.578cm" svg:y="5.755cm" svg:viewBox="0 0 741 423" draw:points="0,345 703,0 722,39 741,78 38,423 19,384">
          <text:p/>
        </draw:polygon>
        <draw:polygon draw:style-name="gr11" draw:text-style-name="P1" draw:layer="layout" svg:width="0.046cm" svg:height="0.043cm" svg:x="15.282cm" svg:y="5.75cm" svg:viewBox="0 0 47 44" draw:points="19,44 0,5 7,2 14,0 22,0 29,1 37,4 43,7 47,10">
          <text:p/>
        </draw:polygon>
        <draw:polygon draw:style-name="gr11" draw:text-style-name="P1" draw:layer="layout" svg:width="0.759cm" svg:height="0.644cm" svg:x="15.273cm" svg:y="5.76cm" svg:viewBox="0 0 760 645" draw:points="56,0 760,577 732,611 704,645 0,68 28,34">
          <text:p/>
        </draw:polygon>
        <draw:polygon draw:style-name="gr11" draw:text-style-name="P1" draw:layer="layout" svg:width="0.248cm" svg:height="0.248cm" svg:x="4.622cm" svg:y="7.449cm" svg:viewBox="0 0 249 249" draw:points="0,0 0,249 249,249 249,0">
          <text:p/>
        </draw:polygon>
        <draw:polyline draw:style-name="gr12" draw:text-style-name="P1" draw:layer="layout" svg:width="0.248cm" svg:height="0.248cm" svg:x="4.622cm" svg:y="7.449cm" svg:viewBox="0 0 249 249" draw:points="0,0 0,249 249,249 249,0 0,0">
          <text:p/>
        </draw:polyline>
        <draw:polygon draw:style-name="gr13" draw:text-style-name="P1" draw:layer="layout" svg:width="0.248cm" svg:height="0.248cm" svg:x="5.325cm" svg:y="7.757cm" svg:viewBox="0 0 249 249" draw:points="0,0 0,249 249,249 249,0">
          <text:p/>
        </draw:polygon>
        <draw:polyline draw:style-name="gr12" draw:text-style-name="P1" draw:layer="layout" svg:width="0.248cm" svg:height="0.248cm" svg:x="5.325cm" svg:y="7.757cm" svg:viewBox="0 0 249 249" draw:points="0,0 0,249 249,249 249,0 0,0">
          <text:p/>
        </draw:polyline>
        <draw:polygon draw:style-name="gr13" draw:text-style-name="P1" draw:layer="layout" svg:width="0.248cm" svg:height="0.248cm" svg:x="6.029cm" svg:y="7.789cm" svg:viewBox="0 0 249 249" draw:points="0,0 0,249 249,249 249,0">
          <text:p/>
        </draw:polygon>
        <draw:polyline draw:style-name="gr12" draw:text-style-name="P1" draw:layer="layout" svg:width="0.248cm" svg:height="0.248cm" svg:x="6.029cm" svg:y="7.789cm" svg:viewBox="0 0 249 249" draw:points="0,0 0,249 249,249 249,0 0,0">
          <text:p/>
        </draw:polyline>
        <draw:polygon draw:style-name="gr13" draw:text-style-name="P1" draw:layer="layout" svg:width="0.248cm" svg:height="0.248cm" svg:x="6.732cm" svg:y="6.921cm" svg:viewBox="0 0 249 249" draw:points="0,0 0,249 249,249 249,0">
          <text:p/>
        </draw:polygon>
        <draw:polyline draw:style-name="gr12" draw:text-style-name="P1" draw:layer="layout" svg:width="0.248cm" svg:height="0.248cm" svg:x="6.732cm" svg:y="6.921cm" svg:viewBox="0 0 249 249" draw:points="0,0 0,249 249,249 249,0 0,0">
          <text:p/>
        </draw:polyline>
        <draw:polygon draw:style-name="gr13" draw:text-style-name="P1" draw:layer="layout" svg:width="0.248cm" svg:height="0.248cm" svg:x="7.436cm" svg:y="7.361cm" svg:viewBox="0 0 249 249" draw:points="0,0 0,249 249,249 249,0">
          <text:p/>
        </draw:polygon>
        <draw:polyline draw:style-name="gr12" draw:text-style-name="P1" draw:layer="layout" svg:width="0.248cm" svg:height="0.248cm" svg:x="7.436cm" svg:y="7.361cm" svg:viewBox="0 0 249 249" draw:points="0,0 0,249 249,249 249,0 0,0">
          <text:p/>
        </draw:polyline>
        <draw:polygon draw:style-name="gr13" draw:text-style-name="P1" draw:layer="layout" svg:width="0.248cm" svg:height="0.248cm" svg:x="8.139cm" svg:y="7.123cm" svg:viewBox="0 0 249 249" draw:points="0,0 0,249 249,249 249,0">
          <text:p/>
        </draw:polygon>
        <draw:polyline draw:style-name="gr12" draw:text-style-name="P1" draw:layer="layout" svg:width="0.248cm" svg:height="0.248cm" svg:x="8.139cm" svg:y="7.123cm" svg:viewBox="0 0 249 249" draw:points="0,0 0,249 249,249 249,0 0,0">
          <text:p/>
        </draw:polyline>
        <draw:polygon draw:style-name="gr13" draw:text-style-name="P1" draw:layer="layout" svg:width="0.248cm" svg:height="0.248cm" svg:x="8.844cm" svg:y="7.252cm" svg:viewBox="0 0 249 249" draw:points="0,0 0,249 249,249 249,0">
          <text:p/>
        </draw:polygon>
        <draw:polyline draw:style-name="gr12" draw:text-style-name="P1" draw:layer="layout" svg:width="0.248cm" svg:height="0.248cm" svg:x="8.844cm" svg:y="7.252cm" svg:viewBox="0 0 249 249" draw:points="0,0 0,249 249,249 249,0 0,0">
          <text:p/>
        </draw:polyline>
        <draw:polygon draw:style-name="gr13" draw:text-style-name="P1" draw:layer="layout" svg:width="0.248cm" svg:height="0.248cm" svg:x="9.547cm" svg:y="6.708cm" svg:viewBox="0 0 249 249" draw:points="0,0 0,249 249,249 249,0">
          <text:p/>
        </draw:polygon>
        <draw:polyline draw:style-name="gr12" draw:text-style-name="P1" draw:layer="layout" svg:width="0.248cm" svg:height="0.248cm" svg:x="9.547cm" svg:y="6.708cm" svg:viewBox="0 0 249 249" draw:points="0,0 0,249 249,249 249,0 0,0">
          <text:p/>
        </draw:polyline>
        <draw:polygon draw:style-name="gr13" draw:text-style-name="P1" draw:layer="layout" svg:width="0.248cm" svg:height="0.248cm" svg:x="10.251cm" svg:y="6.665cm" svg:viewBox="0 0 249 249" draw:points="0,0 0,249 249,249 249,0">
          <text:p/>
        </draw:polygon>
        <draw:polyline draw:style-name="gr12" draw:text-style-name="P1" draw:layer="layout" svg:width="0.248cm" svg:height="0.248cm" svg:x="10.251cm" svg:y="6.665cm" svg:viewBox="0 0 249 249" draw:points="0,0 0,249 249,249 249,0 0,0">
          <text:p/>
        </draw:polyline>
        <draw:polygon draw:style-name="gr13" draw:text-style-name="P1" draw:layer="layout" svg:width="0.248cm" svg:height="0.248cm" svg:x="10.954cm" svg:y="5.19cm" svg:viewBox="0 0 249 249" draw:points="0,0 0,249 249,249 249,0">
          <text:p/>
        </draw:polygon>
        <draw:polyline draw:style-name="gr12" draw:text-style-name="P1" draw:layer="layout" svg:width="0.248cm" svg:height="0.248cm" svg:x="10.954cm" svg:y="5.19cm" svg:viewBox="0 0 249 249" draw:points="0,0 0,249 249,249 249,0 0,0">
          <text:p/>
        </draw:polyline>
        <draw:polygon draw:style-name="gr13" draw:text-style-name="P1" draw:layer="layout" svg:width="0.248cm" svg:height="0.248cm" svg:x="11.658cm" svg:y="5.537cm" svg:viewBox="0 0 249 249" draw:points="0,0 0,249 249,249 249,0">
          <text:p/>
        </draw:polygon>
        <draw:polyline draw:style-name="gr12" draw:text-style-name="P1" draw:layer="layout" svg:width="0.248cm" svg:height="0.248cm" svg:x="11.658cm" svg:y="5.537cm" svg:viewBox="0 0 249 249" draw:points="0,0 0,249 249,249 249,0 0,0">
          <text:p/>
        </draw:polyline>
        <draw:polygon draw:style-name="gr13" draw:text-style-name="P1" draw:layer="layout" svg:width="0.248cm" svg:height="0.248cm" svg:x="12.362cm" svg:y="6.408cm" svg:viewBox="0 0 249 249" draw:points="0,0 0,249 249,249 249,0">
          <text:p/>
        </draw:polygon>
        <draw:polyline draw:style-name="gr12" draw:text-style-name="P1" draw:layer="layout" svg:width="0.248cm" svg:height="0.248cm" svg:x="12.362cm" svg:y="6.408cm" svg:viewBox="0 0 249 249" draw:points="0,0 0,249 249,249 249,0 0,0">
          <text:p/>
        </draw:polyline>
        <draw:polygon draw:style-name="gr13" draw:text-style-name="P1" draw:layer="layout" svg:width="0.248cm" svg:height="0.248cm" svg:x="13.066cm" svg:y="5.252cm" svg:viewBox="0 0 249 249" draw:points="0,0 0,249 249,249 249,0">
          <text:p/>
        </draw:polygon>
        <draw:polyline draw:style-name="gr12" draw:text-style-name="P1" draw:layer="layout" svg:width="0.248cm" svg:height="0.248cm" svg:x="13.066cm" svg:y="5.252cm" svg:viewBox="0 0 249 249" draw:points="0,0 0,249 249,249 249,0 0,0">
          <text:p/>
        </draw:polyline>
        <draw:polygon draw:style-name="gr13" draw:text-style-name="P1" draw:layer="layout" svg:width="0.248cm" svg:height="0.248cm" svg:x="13.769cm" svg:y="5.916cm" svg:viewBox="0 0 249 249" draw:points="0,0 0,249 249,249 249,0">
          <text:p/>
        </draw:polygon>
        <draw:polyline draw:style-name="gr12" draw:text-style-name="P1" draw:layer="layout" svg:width="0.248cm" svg:height="0.248cm" svg:x="13.769cm" svg:y="5.916cm" svg:viewBox="0 0 249 249" draw:points="0,0 0,249 249,249 249,0 0,0">
          <text:p/>
        </draw:polyline>
        <draw:polygon draw:style-name="gr13" draw:text-style-name="P1" draw:layer="layout" svg:width="0.248cm" svg:height="0.248cm" svg:x="14.473cm" svg:y="6.015cm" svg:viewBox="0 0 249 249" draw:points="0,0 0,249 249,249 249,0">
          <text:p/>
        </draw:polygon>
        <draw:polyline draw:style-name="gr12" draw:text-style-name="P1" draw:layer="layout" svg:width="0.248cm" svg:height="0.248cm" svg:x="14.473cm" svg:y="6.015cm" svg:viewBox="0 0 249 249" draw:points="0,0 0,249 249,249 249,0 0,0">
          <text:p/>
        </draw:polyline>
        <draw:polygon draw:style-name="gr13" draw:text-style-name="P1" draw:layer="layout" svg:width="0.248cm" svg:height="0.248cm" svg:x="15.176cm" svg:y="5.67cm" svg:viewBox="0 0 249 249" draw:points="0,0 0,249 249,249 249,0">
          <text:p/>
        </draw:polygon>
        <draw:polyline draw:style-name="gr12" draw:text-style-name="P1" draw:layer="layout" svg:width="0.248cm" svg:height="0.248cm" svg:x="15.176cm" svg:y="5.67cm" svg:viewBox="0 0 249 249" draw:points="0,0 0,249 249,249 249,0 0,0">
          <text:p/>
        </draw:polyline>
        <draw:polygon draw:style-name="gr13" draw:text-style-name="P1" draw:layer="layout" svg:width="0.248cm" svg:height="0.248cm" svg:x="15.88cm" svg:y="6.247cm" svg:viewBox="0 0 249 249" draw:points="0,0 0,249 249,249 249,0">
          <text:p/>
        </draw:polygon>
        <draw:polyline draw:style-name="gr12" draw:text-style-name="P1" draw:layer="layout" svg:width="0.248cm" svg:height="0.248cm" svg:x="15.88cm" svg:y="6.247cm" svg:viewBox="0 0 249 249" draw:points="0,0 0,249 249,249 249,0 0,0">
          <text:p/>
        </draw:polyline>
        <draw:polygon draw:style-name="gr14" draw:text-style-name="P1" draw:layer="layout" svg:width="0.718cm" svg:height="0.214cm" svg:x="4.739cm" svg:y="8.545cm" svg:viewBox="0 0 719 215" draw:points="16,0 719,129 711,172 703,215 0,86 8,43">
          <text:p/>
        </draw:polygon>
        <draw:polygon draw:style-name="gr14" draw:text-style-name="P1" draw:layer="layout" svg:width="0.026cm" svg:height="0.043cm" svg:x="5.442cm" svg:y="8.717cm" svg:viewBox="0 0 27 44" draw:points="8,0 27,40 20,42 13,44 5,44 0,43">
          <text:p/>
        </draw:polygon>
        <draw:polygon draw:style-name="gr14" draw:text-style-name="P1" draw:layer="layout" svg:width="0.74cm" svg:height="0.421cm" svg:x="5.431cm" svg:y="8.335cm" svg:viewBox="0 0 741 422" draw:points="0,342 703,0 722,40 741,80 38,422 19,382">
          <text:p/>
        </draw:polygon>
        <draw:polygon draw:style-name="gr14" draw:text-style-name="P1" draw:layer="layout" svg:width="0.034cm" svg:height="0.043cm" svg:x="6.135cm" svg:y="8.331cm" svg:viewBox="0 0 35 44" draw:points="19,44 0,4 7,2 14,0 22,0 30,1 35,3">
          <text:p/>
        </draw:polygon>
        <draw:polygon draw:style-name="gr14" draw:text-style-name="P1" draw:layer="layout" svg:width="0.734cm" svg:height="0.363cm" svg:x="6.138cm" svg:y="8.334cm" svg:viewBox="0 0 735 364" draw:points="32,0 735,283 719,323 703,364 0,82 16,41">
          <text:p/>
        </draw:polygon>
        <draw:polygon draw:style-name="gr14" draw:text-style-name="P1" draw:layer="layout" svg:width="0.015cm" svg:height="0.042cm" svg:x="6.841cm" svg:y="8.658cm" svg:viewBox="0 0 16 43" draw:points="16,0 7,43 0,41 0,41">
          <text:p/>
        </draw:polygon>
        <draw:polygon draw:style-name="gr14" draw:text-style-name="P1" draw:layer="layout" svg:width="0.72cm" svg:height="0.228cm" svg:x="6.848cm" svg:y="8.615cm" svg:viewBox="0 0 721 229" draw:points="18,0 721,143 712,186 703,229 0,86 9,43">
          <text:p/>
        </draw:polygon>
        <draw:polygon draw:style-name="gr14" draw:text-style-name="P1" draw:layer="layout" svg:width="0.034cm" svg:height="0.043cm" svg:x="7.552cm" svg:y="8.801cm" svg:viewBox="0 0 35 44" draw:points="9,0 35,36 28,40 21,42 13,44 6,44 0,43">
          <text:p/>
        </draw:polygon>
        <draw:polygon draw:style-name="gr14" draw:text-style-name="P1" draw:layer="layout" svg:width="0.754cm" svg:height="0.57cm" svg:x="7.535cm" svg:y="8.266cm" svg:viewBox="0 0 755 571" draw:points="0,500 703,0 729,36 755,72 52,571 26,535">
          <text:p/>
        </draw:polygon>
        <draw:polygon draw:style-name="gr14" draw:text-style-name="P1" draw:layer="layout" svg:width="0.025cm" svg:height="0.042cm" svg:x="8.238cm" svg:y="8.259cm" svg:viewBox="0 0 26 43" draw:points="26,43 0,7 7,3 14,1 18,0">
          <text:p/>
        </draw:polygon>
        <draw:polygon draw:style-name="gr14" draw:text-style-name="P1" draw:layer="layout" svg:width="0.719cm" svg:height="0.216cm" svg:x="8.256cm" svg:y="8.127cm" svg:viewBox="0 0 720 217" draw:points="0,131 704,0 712,43 720,86 16,217 8,174">
          <text:p/>
        </draw:polygon>
        <draw:polygon draw:style-name="gr14" draw:text-style-name="P1" draw:layer="layout" svg:width="0.011cm" svg:height="0.043cm" svg:x="8.96cm" svg:y="8.126cm" svg:viewBox="0 0 12 44" draw:points="8,44 0,1 8,0 12,0">
          <text:p/>
        </draw:polygon>
        <draw:polygon draw:style-name="gr14" draw:text-style-name="P1" draw:layer="layout" svg:width="0.71cm" svg:height="0.156cm" svg:x="8.964cm" svg:y="8.126cm" svg:viewBox="0 0 711 157" draw:points="8,0 711,70 707,113 703,157 0,88 4,44">
          <text:p/>
        </draw:polygon>
        <draw:polygon draw:style-name="gr14" draw:text-style-name="P1" draw:layer="layout" svg:width="0.003cm" svg:height="0.043cm" svg:x="9.668cm" svg:y="8.24cm" svg:viewBox="0 0 4 44" draw:points="4,0 4,44 0,44">
          <text:p/>
        </draw:polygon>
        <draw:polygon draw:style-name="gr14" draw:text-style-name="P1" draw:layer="layout" svg:width="0.702cm" svg:height="0.087cm" svg:x="9.672cm" svg:y="8.196cm" svg:viewBox="0 0 703 88" draw:points="0,0 703,0 703,44 703,88 0,88 0,44">
          <text:p/>
        </draw:polygon>
        <draw:polygon draw:style-name="gr14" draw:text-style-name="P1" draw:layer="layout" svg:width="0.031cm" svg:height="0.043cm" svg:x="10.375cm" svg:y="8.24cm" svg:viewBox="0 0 32 44" draw:points="0,0 32,30 26,35 19,39 12,42 5,44 0,44">
          <text:p/>
        </draw:polygon>
        <draw:polygon draw:style-name="gr14" draw:text-style-name="P1" draw:layer="layout" svg:width="0.766cm" svg:height="0.792cm" svg:x="10.343cm" svg:y="7.476cm" svg:viewBox="0 0 767 793" draw:points="0,734 703,0 735,30 767,60 64,793 32,763">
          <text:p/>
        </draw:polygon>
        <draw:polygon draw:style-name="gr14" draw:text-style-name="P1" draw:layer="layout" svg:width="0.031cm" svg:height="0.042cm" svg:x="11.047cm" svg:y="7.463cm" svg:viewBox="0 0 32 43" draw:points="32,43 0,13 6,8 13,4 20,1 25,0">
          <text:p/>
        </draw:polygon>
        <draw:polygon draw:style-name="gr14" draw:text-style-name="P1" draw:layer="layout" svg:width="0.716cm" svg:height="0.2cm" svg:x="11.072cm" svg:y="7.348cm" svg:viewBox="0 0 717 201" draw:points="0,115 703,0 710,43 717,86 14,201 7,158">
          <text:p/>
        </draw:polygon>
        <draw:polygon draw:style-name="gr14" draw:text-style-name="P1" draw:layer="layout" svg:width="0.019cm" svg:height="0.042cm" svg:x="11.782cm" svg:y="7.391cm" svg:viewBox="0 0 20 43" draw:points="0,0 20,39 12,42 7,43">
          <text:p/>
        </draw:polygon>
        <draw:polygon draw:style-name="gr14" draw:text-style-name="P1" draw:layer="layout" svg:width="0.743cm" svg:height="0.425cm" svg:x="11.762cm" svg:y="7.003cm" svg:viewBox="0 0 744 426" draw:points="0,348 704,0 724,39 744,78 40,426 20,387">
          <text:p/>
        </draw:polygon>
        <draw:polygon draw:style-name="gr14" draw:text-style-name="P1" draw:layer="layout" svg:width="0.019cm" svg:height="0.041cm" svg:x="12.467cm" svg:y="7.001cm" svg:viewBox="0 0 20 42" draw:points="20,42 0,3 6,0">
          <text:p/>
        </draw:polygon>
        <draw:polygon draw:style-name="gr14" draw:text-style-name="P1" draw:layer="layout" svg:width="0.73cm" svg:height="0.327cm" svg:x="12.473cm" svg:y="6.756cm" svg:viewBox="0 0 731 328" draw:points="0,245 703,0 717,42 731,84 28,328 14,287">
          <text:p/>
        </draw:polygon>
        <draw:polygon draw:style-name="gr14" draw:text-style-name="P1" draw:layer="layout" svg:width="0.013cm" svg:height="0.042cm" svg:x="13.176cm" svg:y="6.755cm" svg:viewBox="0 0 14 43" draw:points="14,43 0,1 7,0 7,0">
          <text:p/>
        </draw:polygon>
        <draw:polygon draw:style-name="gr14" draw:text-style-name="P1" draw:layer="layout" svg:width="0.716cm" svg:height="0.195cm" svg:x="13.183cm" svg:y="6.644cm" svg:viewBox="0 0 717 196" draw:points="0,110 703,0 710,43 717,86 14,196 7,153">
          <text:p/>
        </draw:polygon>
        <draw:polygon draw:style-name="gr14" draw:text-style-name="P1" draw:layer="layout" svg:width="0.012cm" svg:height="0.042cm" svg:x="13.894cm" svg:y="6.687cm" svg:viewBox="0 0 13 43" draw:points="0,0 13,42 7,43">
          <text:p/>
        </draw:polygon>
        <draw:polygon draw:style-name="gr14" draw:text-style-name="P1" draw:layer="layout" svg:width="0.728cm" svg:height="0.296cm" svg:x="13.881cm" svg:y="6.432cm" svg:viewBox="0 0 729 297" draw:points="0,213 703,0 716,42 729,84 26,297 13,255">
          <text:p/>
        </draw:polygon>
        <draw:polygon draw:style-name="gr14" draw:text-style-name="P1" draw:layer="layout" svg:width="0.034cm" svg:height="0.043cm" svg:x="14.584cm" svg:y="6.43cm" svg:viewBox="0 0 35 44" draw:points="13,44 0,2 8,0 15,0 23,1 30,4 35,6">
          <text:p/>
        </draw:polygon>
        <draw:polygon draw:style-name="gr14" draw:text-style-name="P1" draw:layer="layout" svg:width="0.746cm" svg:height="0.49cm" svg:x="14.575cm" svg:y="6.436cm" svg:viewBox="0 0 747 491" draw:points="44,0 747,415 725,453 703,491 0,76 22,38">
          <text:p/>
        </draw:polygon>
        <draw:polygon draw:style-name="gr14" draw:text-style-name="P1" draw:layer="layout" svg:width="0.031cm" svg:height="0.043cm" svg:x="15.279cm" svg:y="6.889cm" svg:viewBox="0 0 32 44" draw:points="22,0 32,43 25,44 17,44 9,42 2,39 0,38">
          <text:p/>
        </draw:polygon>
        <draw:polygon draw:style-name="gr14" draw:text-style-name="P1" draw:layer="layout" svg:width="0.723cm" svg:height="0.252cm" svg:x="15.291cm" svg:y="6.679cm" svg:viewBox="0 0 724 253" draw:points="0,167 704,0 714,43 724,86 20,253 10,210">
          <text:p/>
        </draw:polygon>
        <draw:polygon draw:style-name="gr14" draw:text-style-name="P1" draw:layer="layout" svg:width="0.248cm" svg:height="0.248cm" svg:x="4.622cm" svg:y="8.464cm" svg:viewBox="0 0 249 249" draw:points="0,124 125,249 249,124 125,0">
          <text:p/>
        </draw:polygon>
        <draw:polyline draw:style-name="gr12" draw:text-style-name="P1" draw:layer="layout" svg:width="0.248cm" svg:height="0.248cm" svg:x="4.622cm" svg:y="8.464cm" svg:viewBox="0 0 249 249" draw:points="0,124 125,249 249,124 125,0 0,124">
          <text:p/>
        </draw:polyline>
        <draw:polygon draw:style-name="gr14" draw:text-style-name="P1" draw:layer="layout" svg:width="0.248cm" svg:height="0.248cm" svg:x="5.325cm" svg:y="8.593cm" svg:viewBox="0 0 249 249" draw:points="0,124 125,249 249,124 125,0">
          <text:p/>
        </draw:polygon>
        <draw:polyline draw:style-name="gr12" draw:text-style-name="P1" draw:layer="layout" svg:width="0.248cm" svg:height="0.248cm" svg:x="5.325cm" svg:y="8.593cm" svg:viewBox="0 0 249 249" draw:points="0,124 125,249 249,124 125,0 0,124">
          <text:p/>
        </draw:polyline>
        <draw:polygon draw:style-name="gr14" draw:text-style-name="P1" draw:layer="layout" svg:width="0.248cm" svg:height="0.248cm" svg:x="6.029cm" svg:y="8.251cm" svg:viewBox="0 0 249 249" draw:points="0,124 125,249 249,124 125,0">
          <text:p/>
        </draw:polygon>
        <draw:polyline draw:style-name="gr12" draw:text-style-name="P1" draw:layer="layout" svg:width="0.248cm" svg:height="0.248cm" svg:x="6.029cm" svg:y="8.251cm" svg:viewBox="0 0 249 249" draw:points="0,124 125,249 249,124 125,0 0,124">
          <text:p/>
        </draw:polyline>
        <draw:polygon draw:style-name="gr14" draw:text-style-name="P1" draw:layer="layout" svg:width="0.248cm" svg:height="0.248cm" svg:x="6.732cm" svg:y="8.533cm" svg:viewBox="0 0 249 249" draw:points="0,124 125,249 249,124 125,0">
          <text:p/>
        </draw:polygon>
        <draw:polyline draw:style-name="gr12" draw:text-style-name="P1" draw:layer="layout" svg:width="0.248cm" svg:height="0.248cm" svg:x="6.732cm" svg:y="8.533cm" svg:viewBox="0 0 249 249" draw:points="0,124 125,249 249,124 125,0 0,124">
          <text:p/>
        </draw:polyline>
        <draw:polygon draw:style-name="gr14" draw:text-style-name="P1" draw:layer="layout" svg:width="0.248cm" svg:height="0.248cm" svg:x="7.436cm" svg:y="8.677cm" svg:viewBox="0 0 249 249" draw:points="0,124 125,249 249,124 125,0">
          <text:p/>
        </draw:polygon>
        <draw:polyline draw:style-name="gr12" draw:text-style-name="P1" draw:layer="layout" svg:width="0.248cm" svg:height="0.248cm" svg:x="7.436cm" svg:y="8.677cm" svg:viewBox="0 0 249 249" draw:points="0,124 125,249 249,124 125,0 0,124">
          <text:p/>
        </draw:polyline>
        <draw:polygon draw:style-name="gr14" draw:text-style-name="P1" draw:layer="layout" svg:width="0.248cm" svg:height="0.248cm" svg:x="8.139cm" svg:y="8.177cm" svg:viewBox="0 0 249 249" draw:points="0,124 125,249 249,124 125,0">
          <text:p/>
        </draw:polygon>
        <draw:polyline draw:style-name="gr12" draw:text-style-name="P1" draw:layer="layout" svg:width="0.248cm" svg:height="0.248cm" svg:x="8.139cm" svg:y="8.177cm" svg:viewBox="0 0 249 249" draw:points="0,124 125,249 249,124 125,0 0,124">
          <text:p/>
        </draw:polyline>
        <draw:polygon draw:style-name="gr14" draw:text-style-name="P1" draw:layer="layout" svg:width="0.248cm" svg:height="0.248cm" svg:x="8.844cm" svg:y="8.046cm" svg:viewBox="0 0 249 249" draw:points="0,124 125,249 249,124 125,0">
          <text:p/>
        </draw:polygon>
        <draw:polyline draw:style-name="gr12" draw:text-style-name="P1" draw:layer="layout" svg:width="0.248cm" svg:height="0.248cm" svg:x="8.844cm" svg:y="8.046cm" svg:viewBox="0 0 249 249" draw:points="0,124 125,249 249,124 125,0 0,124">
          <text:p/>
        </draw:polyline>
        <draw:polygon draw:style-name="gr14" draw:text-style-name="P1" draw:layer="layout" svg:width="0.248cm" svg:height="0.248cm" svg:x="9.547cm" svg:y="8.115cm" svg:viewBox="0 0 249 249" draw:points="0,124 125,249 249,124 125,0">
          <text:p/>
        </draw:polygon>
        <draw:polyline draw:style-name="gr12" draw:text-style-name="P1" draw:layer="layout" svg:width="0.248cm" svg:height="0.248cm" svg:x="9.547cm" svg:y="8.115cm" svg:viewBox="0 0 249 249" draw:points="0,124 125,249 249,124 125,0 0,124">
          <text:p/>
        </draw:polyline>
        <draw:polygon draw:style-name="gr14" draw:text-style-name="P1" draw:layer="layout" svg:width="0.248cm" svg:height="0.248cm" svg:x="10.251cm" svg:y="8.115cm" svg:viewBox="0 0 249 249" draw:points="0,124 125,249 249,124 125,0">
          <text:p/>
        </draw:polygon>
        <draw:polyline draw:style-name="gr12" draw:text-style-name="P1" draw:layer="layout" svg:width="0.248cm" svg:height="0.248cm" svg:x="10.251cm" svg:y="8.115cm" svg:viewBox="0 0 249 249" draw:points="0,124 125,249 249,124 125,0 0,124">
          <text:p/>
        </draw:polyline>
        <draw:polygon draw:style-name="gr14" draw:text-style-name="P1" draw:layer="layout" svg:width="0.248cm" svg:height="0.248cm" svg:x="10.954cm" svg:y="7.382cm" svg:viewBox="0 0 249 249" draw:points="0,124 125,249 249,124 125,0">
          <text:p/>
        </draw:polygon>
        <draw:polyline draw:style-name="gr12" draw:text-style-name="P1" draw:layer="layout" svg:width="0.248cm" svg:height="0.248cm" svg:x="10.954cm" svg:y="7.382cm" svg:viewBox="0 0 249 249" draw:points="0,124 125,249 249,124 125,0 0,124">
          <text:p/>
        </draw:polyline>
        <draw:polygon draw:style-name="gr14" draw:text-style-name="P1" draw:layer="layout" svg:width="0.248cm" svg:height="0.248cm" svg:x="11.658cm" svg:y="7.266cm" svg:viewBox="0 0 249 249" draw:points="0,124 125,249 249,124 125,0">
          <text:p/>
        </draw:polygon>
        <draw:polyline draw:style-name="gr12" draw:text-style-name="P1" draw:layer="layout" svg:width="0.248cm" svg:height="0.248cm" svg:x="11.658cm" svg:y="7.266cm" svg:viewBox="0 0 249 249" draw:points="0,124 125,249 249,124 125,0 0,124">
          <text:p/>
        </draw:polyline>
        <draw:polygon draw:style-name="gr14" draw:text-style-name="P1" draw:layer="layout" svg:width="0.248cm" svg:height="0.248cm" svg:x="12.362cm" svg:y="6.918cm" svg:viewBox="0 0 249 249" draw:points="0,124 125,249 249,124 125,0">
          <text:p/>
        </draw:polygon>
        <draw:polyline draw:style-name="gr12" draw:text-style-name="P1" draw:layer="layout" svg:width="0.248cm" svg:height="0.248cm" svg:x="12.362cm" svg:y="6.918cm" svg:viewBox="0 0 249 249" draw:points="0,124 125,249 249,124 125,0 0,124">
          <text:p/>
        </draw:polyline>
        <draw:polygon draw:style-name="gr14" draw:text-style-name="P1" draw:layer="layout" svg:width="0.248cm" svg:height="0.248cm" svg:x="13.066cm" svg:y="6.673cm" svg:viewBox="0 0 249 249" draw:points="0,124 125,249 249,124 125,0">
          <text:p/>
        </draw:polygon>
        <draw:polyline draw:style-name="gr12" draw:text-style-name="P1" draw:layer="layout" svg:width="0.248cm" svg:height="0.248cm" svg:x="13.066cm" svg:y="6.673cm" svg:viewBox="0 0 249 249" draw:points="0,124 125,249 249,124 125,0 0,124">
          <text:p/>
        </draw:polyline>
        <draw:polygon draw:style-name="gr14" draw:text-style-name="P1" draw:layer="layout" svg:width="0.248cm" svg:height="0.248cm" svg:x="13.769cm" svg:y="6.563cm" svg:viewBox="0 0 249 249" draw:points="0,124 125,249 249,124 125,0">
          <text:p/>
        </draw:polygon>
        <draw:polyline draw:style-name="gr12" draw:text-style-name="P1" draw:layer="layout" svg:width="0.248cm" svg:height="0.248cm" svg:x="13.769cm" svg:y="6.563cm" svg:viewBox="0 0 249 249" draw:points="0,124 125,249 249,124 125,0 0,124">
          <text:p/>
        </draw:polyline>
        <draw:polygon draw:style-name="gr14" draw:text-style-name="P1" draw:layer="layout" svg:width="0.248cm" svg:height="0.248cm" svg:x="14.473cm" svg:y="6.35cm" svg:viewBox="0 0 249 249" draw:points="0,124 125,249 249,124 125,0">
          <text:p/>
        </draw:polygon>
        <draw:polyline draw:style-name="gr12" draw:text-style-name="P1" draw:layer="layout" svg:width="0.248cm" svg:height="0.248cm" svg:x="14.473cm" svg:y="6.35cm" svg:viewBox="0 0 249 249" draw:points="0,124 125,249 249,124 125,0 0,124">
          <text:p/>
        </draw:polyline>
        <draw:polygon draw:style-name="gr14" draw:text-style-name="P1" draw:layer="layout" svg:width="0.248cm" svg:height="0.248cm" svg:x="15.176cm" svg:y="6.765cm" svg:viewBox="0 0 249 249" draw:points="0,124 125,249 249,124 125,0">
          <text:p/>
        </draw:polygon>
        <draw:polyline draw:style-name="gr12" draw:text-style-name="P1" draw:layer="layout" svg:width="0.248cm" svg:height="0.248cm" svg:x="15.176cm" svg:y="6.765cm" svg:viewBox="0 0 249 249" draw:points="0,124 125,249 249,124 125,0 0,124">
          <text:p/>
        </draw:polyline>
        <draw:polygon draw:style-name="gr14" draw:text-style-name="P1" draw:layer="layout" svg:width="0.248cm" svg:height="0.248cm" svg:x="15.88cm" svg:y="6.597cm" svg:viewBox="0 0 249 249" draw:points="0,124 125,249 249,124 125,0">
          <text:p/>
        </draw:polygon>
        <draw:polyline draw:style-name="gr12" draw:text-style-name="P1" draw:layer="layout" svg:width="0.248cm" svg:height="0.248cm" svg:x="15.88cm" svg:y="6.597cm" svg:viewBox="0 0 249 249" draw:points="0,124 125,249 249,124 125,0 0,124">
          <text:p/>
        </draw:polyline>
        <draw:polygon draw:style-name="gr15" draw:text-style-name="P1" draw:layer="layout" svg:width="0.766cm" svg:height="0.792cm" svg:x="4.715cm" svg:y="7.7cm" svg:viewBox="0 0 767 793" draw:points="64,0 767,734 735,763 703,793 0,60 32,30">
          <text:p/>
        </draw:polygon>
        <draw:polygon draw:style-name="gr15" draw:text-style-name="P1" draw:layer="layout" svg:width="0.053cm" svg:height="0.043cm" svg:x="5.418cm" svg:y="8.464cm" svg:viewBox="0 0 54 44" draw:points="32,0 54,38 47,41 40,43 32,44 25,43 17,42 10,38 4,34 0,30">
          <text:p/>
        </draw:polygon>
        <draw:polygon draw:style-name="gr15" draw:text-style-name="P1" draw:layer="layout" svg:width="0.746cm" svg:height="0.49cm" svg:x="5.428cm" svg:y="8.011cm" svg:viewBox="0 0 747 491" draw:points="0,415 703,0 725,38 747,76 44,491 22,453">
          <text:p/>
        </draw:polygon>
        <draw:polygon draw:style-name="gr15" draw:text-style-name="P1" draw:layer="layout" svg:width="0.021cm" svg:height="0.039cm" svg:x="6.132cm" svg:y="8.009cm" svg:viewBox="0 0 22 40" draw:points="22,40 0,2 4,0">
          <text:p/>
        </draw:polygon>
        <draw:polygon draw:style-name="gr15" draw:text-style-name="P1" draw:layer="layout" svg:width="0.738cm" svg:height="0.386cm" svg:x="6.136cm" svg:y="7.701cm" svg:viewBox="0 0 739 387" draw:points="0,308 703,0 721,40 739,80 36,387 18,347">
          <text:p/>
        </draw:polygon>
        <draw:polygon draw:style-name="gr15" draw:text-style-name="P1" draw:layer="layout" svg:width="0.043cm" svg:height="0.043cm" svg:x="6.839cm" svg:y="7.697cm" svg:viewBox="0 0 44 44" draw:points="18,44 0,4 8,1 15,0 23,0 30,2 38,5 44,9 44,9">
          <text:p/>
        </draw:polygon>
        <draw:polygon draw:style-name="gr15" draw:text-style-name="P1" draw:layer="layout" svg:width="0.754cm" svg:height="0.597cm" svg:x="6.831cm" svg:y="7.706cm" svg:viewBox="0 0 755 598" draw:points="52,0 755,529 729,563 703,598 0,70 26,35">
          <text:p/>
        </draw:polygon>
        <draw:polygon draw:style-name="gr15" draw:text-style-name="P1" draw:layer="layout" svg:width="0.05cm" svg:height="0.043cm" svg:x="7.535cm" svg:y="8.27cm" svg:viewBox="0 0 51 44" draw:points="26,0 51,36 45,40 38,42 30,44 22,44 15,43 8,40 1,36 0,35">
          <text:p/>
        </draw:polygon>
        <draw:polygon draw:style-name="gr15" draw:text-style-name="P1" draw:layer="layout" svg:width="0.752cm" svg:height="0.567cm" svg:x="7.536cm" svg:y="7.737cm" svg:viewBox="0 0 753 568" draw:points="0,497 703,0 728,36 753,72 50,568 25,532">
          <text:p/>
        </draw:polygon>
        <draw:polygon draw:style-name="gr15" draw:text-style-name="P1" draw:layer="layout" svg:width="0.024cm" svg:height="0.036cm" svg:x="8.239cm" svg:y="7.736cm" svg:viewBox="0 0 25 37" draw:points="25,37 0,1 1,0">
          <text:p/>
        </draw:polygon>
        <draw:polygon draw:style-name="gr15" draw:text-style-name="P1" draw:layer="layout" svg:width="0.751cm" svg:height="0.541cm" svg:x="8.24cm" svg:y="7.267cm" svg:viewBox="0 0 752 542" draw:points="0,469 704,0 728,37 752,74 48,542 24,506">
          <text:p/>
        </draw:polygon>
        <draw:polygon draw:style-name="gr15" draw:text-style-name="P1" draw:layer="layout" svg:width="0.023cm" svg:height="0.039cm" svg:x="8.945cm" svg:y="7.264cm" svg:viewBox="0 0 24 40" draw:points="24,40 0,3 5,0">
          <text:p/>
        </draw:polygon>
        <draw:polygon draw:style-name="gr15" draw:text-style-name="P1" draw:layer="layout" svg:width="0.74cm" svg:height="0.413cm" svg:x="8.949cm" svg:y="6.93cm" svg:viewBox="0 0 741 414" draw:points="0,334 703,0 722,40 741,80 38,414 19,374">
          <text:p/>
        </draw:polygon>
        <draw:polygon draw:style-name="gr15" draw:text-style-name="P1" draw:layer="layout" svg:width="0.018cm" svg:height="0.041cm" svg:x="9.653cm" svg:y="6.928cm" svg:viewBox="0 0 19 42" draw:points="19,42 0,2 6,0">
          <text:p/>
        </draw:polygon>
        <draw:polygon draw:style-name="gr15" draw:text-style-name="P1" draw:layer="layout" svg:width="0.728cm" svg:height="0.296cm" svg:x="9.659cm" svg:y="6.715cm" svg:viewBox="0 0 729 297" draw:points="0,213 703,0 716,42 729,84 26,297 13,255">
          <text:p/>
        </draw:polygon>
        <draw:polygon draw:style-name="gr15" draw:text-style-name="P1" draw:layer="layout" svg:width="0.037cm" svg:height="0.041cm" svg:x="10.375cm" svg:y="6.757cm" svg:viewBox="0 0 38 42" draw:points="0,0 38,23 33,29 27,34 21,39 14,42 13,42">
          <text:p/>
        </draw:polygon>
        <draw:polygon draw:style-name="gr15" draw:text-style-name="P1" draw:layer="layout" svg:width="0.778cm" svg:height="1.193cm" svg:x="10.337cm" svg:y="5.585cm" svg:viewBox="0 0 779 1194" draw:points="0,1149 703,0 741,23 779,46 76,1194 38,1171">
          <text:p/>
        </draw:polygon>
        <draw:polygon draw:style-name="gr15" draw:text-style-name="P1" draw:layer="layout" svg:width="0.071cm" svg:height="0.043cm" svg:x="11.041cm" svg:y="5.564cm" svg:viewBox="0 0 72 44" draw:points="38,44 0,21 5,15 11,10 17,5 24,2 31,0 39,0 47,1 54,3 61,6 67,11 72,16">
          <text:p/>
        </draw:polygon>
        <draw:polygon draw:style-name="gr15" draw:text-style-name="P1" draw:layer="layout" svg:width="0.77cm" svg:height="0.888cm" svg:x="11.045cm" svg:y="5.58cm" svg:viewBox="0 0 771 889" draw:points="68,0 771,833 737,861 703,889 0,56 34,28">
          <text:p/>
        </draw:polygon>
        <draw:polygon draw:style-name="gr15" draw:text-style-name="P1" draw:layer="layout" svg:width="0.072cm" svg:height="0.043cm" svg:x="11.748cm" svg:y="6.441cm" svg:viewBox="0 0 73 44" draw:points="34,0 73,21 68,28 63,33 57,38 50,41 43,43 35,44 27,43 20,42 13,39 6,34 1,29 0,28">
          <text:p/>
        </draw:polygon>
        <draw:polygon draw:style-name="gr15" draw:text-style-name="P1" draw:layer="layout" svg:width="0.781cm" svg:height="1.321cm" svg:x="11.743cm" svg:y="5.14cm" svg:viewBox="0 0 782 1322" draw:points="0,1280 704,0 743,21 782,42 78,1322 39,1301">
          <text:p/>
        </draw:polygon>
        <draw:polygon draw:style-name="gr15" draw:text-style-name="P1" draw:layer="layout" svg:width="0.056cm" svg:height="0.043cm" svg:x="12.448cm" svg:y="5.117cm" svg:viewBox="0 0 57 44" draw:points="39,44 0,23 5,16 10,11 16,6 23,3 30,1 38,0 46,1 53,2 57,4">
          <text:p/>
        </draw:polygon>
        <draw:polygon draw:style-name="gr15" draw:text-style-name="P1" draw:layer="layout" svg:width="0.738cm" svg:height="0.383cm" svg:x="12.469cm" svg:y="5.121cm" svg:viewBox="0 0 739 384" draw:points="36,0 739,305 721,344 703,384 0,80 18,40">
          <text:p/>
        </draw:polygon>
        <draw:polygon draw:style-name="gr15" draw:text-style-name="P1" draw:layer="layout" svg:width="0.021cm" svg:height="0.039cm" svg:x="13.19cm" svg:y="5.426cm" svg:viewBox="0 0 22 40" draw:points="0,40 18,0 22,2">
          <text:p/>
        </draw:polygon>
        <draw:polygon draw:style-name="gr15" draw:text-style-name="P1" draw:layer="layout" svg:width="0.746cm" svg:height="0.468cm" svg:x="13.168cm" svg:y="5.428cm" svg:viewBox="0 0 747 469" draw:points="44,0 747,393 725,431 703,469 0,76 22,38">
          <text:p/>
        </draw:polygon>
        <draw:polygon draw:style-name="gr15" draw:text-style-name="P1" draw:layer="layout" svg:width="0.036cm" svg:height="0.037cm" svg:x="13.894cm" svg:y="5.821cm" svg:viewBox="0 0 37 38" draw:points="0,38 22,0 28,4 33,9 37,14">
          <text:p/>
        </draw:polygon>
        <draw:polygon draw:style-name="gr15" draw:text-style-name="P1" draw:layer="layout" svg:width="0.776cm" svg:height="1.118cm" svg:x="13.857cm" svg:y="5.835cm" svg:viewBox="0 0 777 1119" draw:points="74,0 777,1071 740,1095 703,1119 0,48 37,24">
          <text:p/>
        </draw:polygon>
        <draw:polygon draw:style-name="gr15" draw:text-style-name="P1" draw:layer="layout" svg:width="0.065cm" svg:height="0.043cm" svg:x="14.56cm" svg:y="6.93cm" svg:viewBox="0 0 66 44" draw:points="37,0 66,33 60,38 53,41 45,43 38,44 30,43 23,42 16,38 9,34 4,29 0,24">
          <text:p/>
        </draw:polygon>
        <draw:polygon draw:style-name="gr15" draw:text-style-name="P1" draw:layer="layout" svg:width="0.76cm" svg:height="0.672cm" svg:x="14.568cm" svg:y="6.29cm" svg:viewBox="0 0 761 673" draw:points="0,607 703,0 732,33 761,66 58,673 29,640">
          <text:p/>
        </draw:polygon>
        <draw:polygon draw:style-name="gr15" draw:text-style-name="P1" draw:layer="layout" svg:width="0.058cm" svg:height="0.043cm" svg:x="15.272cm" svg:y="6.279cm" svg:viewBox="0 0 59 44" draw:points="29,44 0,11 6,6 13,3 21,1 28,0 36,1 43,2 50,6 57,10 59,12">
          <text:p/>
        </draw:polygon>
        <draw:polygon draw:style-name="gr15" draw:text-style-name="P1" draw:layer="layout" svg:width="0.763cm" svg:height="0.737cm" svg:x="15.271cm" svg:y="6.291cm" svg:viewBox="0 0 764 738" draw:points="60,0 764,674 734,706 704,738 0,64 30,32">
          <text:p/>
        </draw:polygon>
        <draw:polygon draw:style-name="gr15" draw:text-style-name="P1" draw:layer="layout" svg:width="0.248cm" svg:height="0.248cm" svg:x="4.622cm" svg:y="7.606cm" svg:viewBox="0 0 249 249" draw:points="0,0 125,249 249,0">
          <text:p/>
        </draw:polygon>
        <draw:polyline draw:style-name="gr12" draw:text-style-name="P1" draw:layer="layout" svg:width="0.248cm" svg:height="0.248cm" svg:x="4.622cm" svg:y="7.606cm" svg:viewBox="0 0 249 249" draw:points="0,0 125,249 249,0 0,0">
          <text:p/>
        </draw:polyline>
        <draw:polygon draw:style-name="gr15" draw:text-style-name="P1" draw:layer="layout" svg:width="0.248cm" svg:height="0.248cm" svg:x="5.325cm" svg:y="8.339cm" svg:viewBox="0 0 249 249" draw:points="0,0 125,249 249,0">
          <text:p/>
        </draw:polygon>
        <draw:polyline draw:style-name="gr12" draw:text-style-name="P1" draw:layer="layout" svg:width="0.248cm" svg:height="0.248cm" svg:x="5.325cm" svg:y="8.339cm" svg:viewBox="0 0 249 249" draw:points="0,0 125,249 249,0 0,0">
          <text:p/>
        </draw:polyline>
        <draw:polygon draw:style-name="gr15" draw:text-style-name="P1" draw:layer="layout" svg:width="0.248cm" svg:height="0.248cm" svg:x="6.029cm" svg:y="7.924cm" svg:viewBox="0 0 249 249" draw:points="0,0 125,249 249,0">
          <text:p/>
        </draw:polygon>
        <draw:polyline draw:style-name="gr12" draw:text-style-name="P1" draw:layer="layout" svg:width="0.248cm" svg:height="0.248cm" svg:x="6.029cm" svg:y="7.924cm" svg:viewBox="0 0 249 249" draw:points="0,0 125,249 249,0 0,0">
          <text:p/>
        </draw:polyline>
        <draw:polygon draw:style-name="gr15" draw:text-style-name="P1" draw:layer="layout" svg:width="0.248cm" svg:height="0.248cm" svg:x="6.732cm" svg:y="7.617cm" svg:viewBox="0 0 249 249" draw:points="0,0 125,249 249,0">
          <text:p/>
        </draw:polygon>
        <draw:polyline draw:style-name="gr12" draw:text-style-name="P1" draw:layer="layout" svg:width="0.248cm" svg:height="0.248cm" svg:x="6.732cm" svg:y="7.617cm" svg:viewBox="0 0 249 249" draw:points="0,0 125,249 249,0 0,0">
          <text:p/>
        </draw:polyline>
        <draw:polygon draw:style-name="gr15" draw:text-style-name="P1" draw:layer="layout" svg:width="0.248cm" svg:height="0.248cm" svg:x="7.436cm" svg:y="8.145cm" svg:viewBox="0 0 249 249" draw:points="0,0 125,249 249,0">
          <text:p/>
        </draw:polygon>
        <draw:polyline draw:style-name="gr12" draw:text-style-name="P1" draw:layer="layout" svg:width="0.248cm" svg:height="0.248cm" svg:x="7.436cm" svg:y="8.145cm" svg:viewBox="0 0 249 249" draw:points="0,0 125,249 249,0 0,0">
          <text:p/>
        </draw:polyline>
        <draw:polygon draw:style-name="gr15" draw:text-style-name="P1" draw:layer="layout" svg:width="0.248cm" svg:height="0.248cm" svg:x="8.139cm" svg:y="7.648cm" svg:viewBox="0 0 249 249" draw:points="0,0 125,249 249,0">
          <text:p/>
        </draw:polygon>
        <draw:polyline draw:style-name="gr12" draw:text-style-name="P1" draw:layer="layout" svg:width="0.248cm" svg:height="0.248cm" svg:x="8.139cm" svg:y="7.648cm" svg:viewBox="0 0 249 249" draw:points="0,0 125,249 249,0 0,0">
          <text:p/>
        </draw:polyline>
        <draw:polygon draw:style-name="gr15" draw:text-style-name="P1" draw:layer="layout" svg:width="0.248cm" svg:height="0.248cm" svg:x="8.844cm" svg:y="7.18cm" svg:viewBox="0 0 249 249" draw:points="0,0 125,249 249,0">
          <text:p/>
        </draw:polygon>
        <draw:polyline draw:style-name="gr12" draw:text-style-name="P1" draw:layer="layout" svg:width="0.248cm" svg:height="0.248cm" svg:x="8.844cm" svg:y="7.18cm" svg:viewBox="0 0 249 249" draw:points="0,0 125,249 249,0 0,0">
          <text:p/>
        </draw:polyline>
        <draw:polygon draw:style-name="gr15" draw:text-style-name="P1" draw:layer="layout" svg:width="0.248cm" svg:height="0.248cm" svg:x="9.547cm" svg:y="6.845cm" svg:viewBox="0 0 249 249" draw:points="0,0 125,249 249,0">
          <text:p/>
        </draw:polygon>
        <draw:polyline draw:style-name="gr12" draw:text-style-name="P1" draw:layer="layout" svg:width="0.248cm" svg:height="0.248cm" svg:x="9.547cm" svg:y="6.845cm" svg:viewBox="0 0 249 249" draw:points="0,0 125,249 249,0 0,0">
          <text:p/>
        </draw:polyline>
        <draw:polygon draw:style-name="gr15" draw:text-style-name="P1" draw:layer="layout" svg:width="0.248cm" svg:height="0.248cm" svg:x="10.251cm" svg:y="6.632cm" svg:viewBox="0 0 249 249" draw:points="0,0 125,249 249,0">
          <text:p/>
        </draw:polygon>
        <draw:polyline draw:style-name="gr12" draw:text-style-name="P1" draw:layer="layout" svg:width="0.248cm" svg:height="0.248cm" svg:x="10.251cm" svg:y="6.632cm" svg:viewBox="0 0 249 249" draw:points="0,0 125,249 249,0 0,0">
          <text:p/>
        </draw:polyline>
        <draw:polygon draw:style-name="gr15" draw:text-style-name="P1" draw:layer="layout" svg:width="0.248cm" svg:height="0.248cm" svg:x="10.954cm" svg:y="5.484cm" svg:viewBox="0 0 249 249" draw:points="0,0 125,249 249,0">
          <text:p/>
        </draw:polygon>
        <draw:polyline draw:style-name="gr12" draw:text-style-name="P1" draw:layer="layout" svg:width="0.248cm" svg:height="0.248cm" svg:x="10.954cm" svg:y="5.484cm" svg:viewBox="0 0 249 249" draw:points="0,0 125,249 249,0 0,0">
          <text:p/>
        </draw:polyline>
        <draw:polygon draw:style-name="gr15" draw:text-style-name="P1" draw:layer="layout" svg:width="0.248cm" svg:height="0.248cm" svg:x="11.658cm" svg:y="6.317cm" svg:viewBox="0 0 249 249" draw:points="0,0 125,249 249,0">
          <text:p/>
        </draw:polygon>
        <draw:polyline draw:style-name="gr12" draw:text-style-name="P1" draw:layer="layout" svg:width="0.248cm" svg:height="0.248cm" svg:x="11.658cm" svg:y="6.317cm" svg:viewBox="0 0 249 249" draw:points="0,0 125,249 249,0 0,0">
          <text:p/>
        </draw:polyline>
        <draw:polygon draw:style-name="gr15" draw:text-style-name="P1" draw:layer="layout" svg:width="0.248cm" svg:height="0.248cm" svg:x="12.362cm" svg:y="5.037cm" svg:viewBox="0 0 249 249" draw:points="0,0 125,249 249,0">
          <text:p/>
        </draw:polygon>
        <draw:polyline draw:style-name="gr12" draw:text-style-name="P1" draw:layer="layout" svg:width="0.248cm" svg:height="0.248cm" svg:x="12.362cm" svg:y="5.037cm" svg:viewBox="0 0 249 249" draw:points="0,0 125,249 249,0 0,0">
          <text:p/>
        </draw:polyline>
        <draw:polygon draw:style-name="gr15" draw:text-style-name="P1" draw:layer="layout" svg:width="0.248cm" svg:height="0.248cm" svg:x="13.066cm" svg:y="5.341cm" svg:viewBox="0 0 249 249" draw:points="0,0 125,249 249,0">
          <text:p/>
        </draw:polygon>
        <draw:polyline draw:style-name="gr12" draw:text-style-name="P1" draw:layer="layout" svg:width="0.248cm" svg:height="0.248cm" svg:x="13.066cm" svg:y="5.341cm" svg:viewBox="0 0 249 249" draw:points="0,0 125,249 249,0 0,0">
          <text:p/>
        </draw:polyline>
        <draw:polygon draw:style-name="gr15" draw:text-style-name="P1" draw:layer="layout" svg:width="0.248cm" svg:height="0.248cm" svg:x="13.769cm" svg:y="5.734cm" svg:viewBox="0 0 249 249" draw:points="0,0 125,249 249,0">
          <text:p/>
        </draw:polygon>
        <draw:polyline draw:style-name="gr12" draw:text-style-name="P1" draw:layer="layout" svg:width="0.248cm" svg:height="0.248cm" svg:x="13.769cm" svg:y="5.734cm" svg:viewBox="0 0 249 249" draw:points="0,0 125,249 249,0 0,0">
          <text:p/>
        </draw:polyline>
        <draw:polygon draw:style-name="gr15" draw:text-style-name="P1" draw:layer="layout" svg:width="0.248cm" svg:height="0.248cm" svg:x="14.473cm" svg:y="6.805cm" svg:viewBox="0 0 249 249" draw:points="0,0 125,249 249,0">
          <text:p/>
        </draw:polygon>
        <draw:polyline draw:style-name="gr12" draw:text-style-name="P1" draw:layer="layout" svg:width="0.248cm" svg:height="0.248cm" svg:x="14.473cm" svg:y="6.805cm" svg:viewBox="0 0 249 249" draw:points="0,0 125,249 249,0 0,0">
          <text:p/>
        </draw:polyline>
        <draw:polygon draw:style-name="gr15" draw:text-style-name="P1" draw:layer="layout" svg:width="0.248cm" svg:height="0.248cm" svg:x="15.176cm" svg:y="6.198cm" svg:viewBox="0 0 249 249" draw:points="0,0 125,249 249,0">
          <text:p/>
        </draw:polygon>
        <draw:polyline draw:style-name="gr12" draw:text-style-name="P1" draw:layer="layout" svg:width="0.248cm" svg:height="0.248cm" svg:x="15.176cm" svg:y="6.198cm" svg:viewBox="0 0 249 249" draw:points="0,0 125,249 249,0 0,0">
          <text:p/>
        </draw:polyline>
        <draw:polygon draw:style-name="gr15" draw:text-style-name="P1" draw:layer="layout" svg:width="0.248cm" svg:height="0.248cm" svg:x="15.88cm" svg:y="6.872cm" svg:viewBox="0 0 249 249" draw:points="0,0 125,249 249,0">
          <text:p/>
        </draw:polygon>
        <draw:polyline draw:style-name="gr12" draw:text-style-name="P1" draw:layer="layout" svg:width="0.248cm" svg:height="0.248cm" svg:x="15.88cm" svg:y="6.872cm" svg:viewBox="0 0 249 249" draw:points="0,0 125,249 249,0 0,0">
          <text:p/>
        </draw:polyline>
        <draw:polygon draw:style-name="gr13" draw:text-style-name="P1" draw:layer="layout" svg:width="0.315cm" svg:height="0.087cm" svg:x="16.616cm" svg:y="7.081cm" svg:viewBox="0 0 316 88" draw:points="0,0 316,0 316,88 0,88">
          <text:p/>
        </draw:polygon>
        <draw:polygon draw:style-name="gr13" draw:text-style-name="P1" draw:layer="layout" svg:width="0.158cm" svg:height="0.157cm" svg:x="16.695cm" svg:y="7.045cm" svg:viewBox="0 0 159 158" draw:points="0,0 0,158 159,158 159,0">
          <text:p/>
        </draw:polygon>
        <draw:polyline draw:style-name="gr12" draw:text-style-name="P1" draw:layer="layout" svg:width="0.158cm" svg:height="0.157cm" svg:x="16.695cm" svg:y="7.045cm" svg:viewBox="0 0 159 158" draw:points="0,0 0,158 159,158 159,0 0,0">
          <text:p/>
        </draw:polyline>
        <draw:polygon draw:style-name="gr14" draw:text-style-name="P1" draw:layer="layout" svg:width="0.315cm" svg:height="0.087cm" svg:x="16.616cm" svg:y="7.506cm" svg:viewBox="0 0 316 88" draw:points="0,0 316,0 316,88 0,88">
          <text:p/>
        </draw:polygon>
        <draw:polygon draw:style-name="gr14" draw:text-style-name="P1" draw:layer="layout" svg:width="0.158cm" svg:height="0.157cm" svg:x="16.695cm" svg:y="7.47cm" svg:viewBox="0 0 159 158" draw:points="0,80 80,158 159,80 80,0">
          <text:p/>
        </draw:polygon>
        <draw:polyline draw:style-name="gr12" draw:text-style-name="P1" draw:layer="layout" svg:width="0.158cm" svg:height="0.157cm" svg:x="16.695cm" svg:y="7.47cm" svg:viewBox="0 0 159 158" draw:points="0,80 80,158 159,80 80,0 0,80">
          <text:p/>
        </draw:polyline>
        <draw:polygon draw:style-name="gr15" draw:text-style-name="P1" draw:layer="layout" svg:width="0.315cm" svg:height="0.087cm" svg:x="16.616cm" svg:y="7.931cm" svg:viewBox="0 0 316 88" draw:points="0,0 316,0 316,88 0,88">
          <text:p/>
        </draw:polygon>
        <draw:polygon draw:style-name="gr15" draw:text-style-name="P1" draw:layer="layout" svg:width="0.158cm" svg:height="0.157cm" svg:x="16.695cm" svg:y="7.895cm" svg:viewBox="0 0 159 158" draw:points="0,0 80,158 159,0">
          <text:p/>
        </draw:polygon>
        <draw:polyline draw:style-name="gr12" draw:text-style-name="P1" draw:layer="layout" svg:width="0.158cm" svg:height="0.157cm" svg:x="16.695cm" svg:y="7.895cm" svg:viewBox="0 0 159 158" draw:points="0,0 80,158 159,0 0,0">
          <text:p/>
        </draw:polyline>
        <draw:frame draw:style-name="gr41" draw:text-style-name="P2" draw:layer="layout" svg:width="1.268cm" svg:height="0.569cm" svg:x="16.978cm" svg:y="7.02cm">
          <draw:text-box>
            <text:p><text:span text:style-name="T1">SXCS</text:span></text:p>
          </draw:text-box>
        </draw:frame>
        <draw:frame draw:style-name="gr42" draw:text-style-name="P2" draw:layer="layout" svg:width="1.078cm" svg:height="0.569cm" svg:x="16.978cm" svg:y="7.442cm">
          <draw:text-box>
            <text:p><text:span text:style-name="T1">XCS</text:span></text:p>
          </draw:text-box>
        </draw:frame>
        <draw:frame draw:style-name="gr47" draw:text-style-name="P2" draw:layer="layout" svg:width="1.471cm" svg:height="0.569cm" svg:x="16.978cm" svg:y="7.864cm">
          <draw:text-box>
            <text:p><text:span text:style-name="T1">DSXCS</text:span></text:p>
          </draw:text-box>
        </draw:frame>
        <draw:frame draw:style-name="gr48" draw:text-style-name="P3" draw:layer="layout" svg:width="1.692cm" svg:height="0.603cm" svg:x="9.578cm" svg:y="10.47cm">
          <draw:text-box>
            <text:p><text:span text:style-name="T2">Lernrate</text:span></text:p>
          </draw:text-box>
        </draw:frame>
        <draw:frame draw:style-name="gr37" draw:text-style-name="P3" draw:layer="layout" svg:width="3.906cm" svg:height="0.603cm" draw:transform="rotate (1.5707963267946) translate (3.798cm 8.703cm)">
          <draw:text-box>
            <text:p><text:span text:style-name="T2">Qualitätsdifferenz (in %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3" draw:text-style-name="P1" draw:layer="layout" svg:width="15.266cm" svg:height="6.978cm" svg:x="6.641cm" svg:y="4.127cm">
          <draw:image xlink:href="Pictures/200008B000003BC300001B63F2E90B63.svm" xlink:type="simple" xlink:show="embed" xlink:actuate="onLoad">
            <text:p/>
          </draw:image>
        </draw:frame>
        <draw:polygon draw:style-name="gr5" draw:text-style-name="P1" draw:layer="layout" svg:width="15.207cm" svg:height="6.977cm" svg:x="6.35cm" svg:y="12.382cm" svg:viewBox="0 0 15208 6978" draw:points="0,0 15208,0 15208,6978 0,6978">
          <text:p/>
        </draw:polygon>
        <draw:polyline draw:style-name="gr6" draw:text-style-name="P1" draw:layer="layout" svg:width="9.634cm" svg:height="5.221cm" svg:x="8.026cm" svg:y="12.706cm" svg:viewBox="0 0 9635 5222" draw:points="4818,5222 0,5222 0,0 9635,0 9635,5222 4818,5222">
          <text:p/>
        </draw:polyline>
        <draw:line draw:style-name="gr6" draw:text-style-name="P1" draw:layer="layout" svg:x1="17.661cm" svg:y1="17.928cm" svg:x2="8.026cm" svg:y2="17.928cm">
          <text:p/>
        </draw:line>
        <draw:line draw:style-name="gr6" draw:text-style-name="P1" draw:layer="layout" svg:x1="17.661cm" svg:y1="17.275cm" svg:x2="8.026cm" svg:y2="17.275cm">
          <text:p/>
        </draw:line>
        <draw:line draw:style-name="gr6" draw:text-style-name="P1" draw:layer="layout" svg:x1="17.661cm" svg:y1="16.622cm" svg:x2="8.026cm" svg:y2="16.622cm">
          <text:p/>
        </draw:line>
        <draw:line draw:style-name="gr6" draw:text-style-name="P1" draw:layer="layout" svg:x1="17.661cm" svg:y1="15.969cm" svg:x2="8.026cm" svg:y2="15.969cm">
          <text:p/>
        </draw:line>
        <draw:line draw:style-name="gr6" draw:text-style-name="P1" draw:layer="layout" svg:x1="17.661cm" svg:y1="15.316cm" svg:x2="8.026cm" svg:y2="15.316cm">
          <text:p/>
        </draw:line>
        <draw:line draw:style-name="gr6" draw:text-style-name="P1" draw:layer="layout" svg:x1="17.661cm" svg:y1="14.663cm" svg:x2="8.026cm" svg:y2="14.663cm">
          <text:p/>
        </draw:line>
        <draw:line draw:style-name="gr6" draw:text-style-name="P1" draw:layer="layout" svg:x1="17.661cm" svg:y1="14.01cm" svg:x2="8.026cm" svg:y2="14.01cm">
          <text:p/>
        </draw:line>
        <draw:line draw:style-name="gr6" draw:text-style-name="P1" draw:layer="layout" svg:x1="17.661cm" svg:y1="13.357cm" svg:x2="8.026cm" svg:y2="13.357cm">
          <text:p/>
        </draw:line>
        <draw:line draw:style-name="gr6" draw:text-style-name="P1" draw:layer="layout" svg:x1="17.661cm" svg:y1="12.704cm" svg:x2="8.026cm" svg:y2="12.704cm">
          <text:p/>
        </draw:line>
        <draw:frame draw:style-name="gr26" draw:text-style-name="P2" draw:layer="layout" svg:width="0.659cm" svg:height="0.569cm" svg:x="7.958cm" svg:y="18.223cm">
          <draw:text-box>
            <text:p><text:span text:style-name="T1">1</text:span></text:p>
          </draw:text-box>
        </draw:frame>
        <draw:frame draw:style-name="gr26" draw:text-style-name="P2" draw:layer="layout" svg:width="0.659cm" svg:height="0.569cm" svg:x="9.565cm" svg:y="18.223cm">
          <draw:text-box>
            <text:p><text:span text:style-name="T1">2</text:span></text:p>
          </draw:text-box>
        </draw:frame>
        <draw:frame draw:style-name="gr26" draw:text-style-name="P2" draw:layer="layout" svg:width="0.659cm" svg:height="0.569cm" svg:x="11.146cm" svg:y="18.223cm">
          <draw:text-box>
            <text:p><text:span text:style-name="T1">4</text:span></text:p>
          </draw:text-box>
        </draw:frame>
        <draw:frame draw:style-name="gr26" draw:text-style-name="P2" draw:layer="layout" svg:width="0.659cm" svg:height="0.569cm" svg:x="12.753cm" svg:y="18.223cm">
          <draw:text-box>
            <text:p><text:span text:style-name="T1">8</text:span></text:p>
          </draw:text-box>
        </draw:frame>
        <draw:frame draw:style-name="gr26" draw:text-style-name="P2" draw:layer="layout" svg:width="0.815cm" svg:height="0.569cm" svg:x="14.305cm" svg:y="18.223cm">
          <draw:text-box>
            <text:p><text:span text:style-name="T1">16</text:span></text:p>
          </draw:text-box>
        </draw:frame>
        <draw:frame draw:style-name="gr26" draw:text-style-name="P2" draw:layer="layout" svg:width="0.815cm" svg:height="0.569cm" svg:x="15.885cm" svg:y="18.223cm">
          <draw:text-box>
            <text:p><text:span text:style-name="T1">32</text:span></text:p>
          </draw:text-box>
        </draw:frame>
        <draw:frame draw:style-name="gr26" draw:text-style-name="P2" draw:layer="layout" svg:width="0.815cm" svg:height="0.569cm" svg:x="17.493cm" svg:y="18.223cm">
          <draw:text-box>
            <text:p><text:span text:style-name="T1">64</text:span></text:p>
          </draw:text-box>
        </draw:frame>
        <draw:line draw:style-name="gr6" draw:text-style-name="P1" draw:layer="layout" svg:x1="8.026cm" svg:y1="18.077cm" svg:x2="8.026cm" svg:y2="17.928cm">
          <text:p/>
        </draw:line>
        <draw:line draw:style-name="gr6" draw:text-style-name="P1" draw:layer="layout" svg:x1="9.632cm" svg:y1="18.077cm" svg:x2="9.632cm" svg:y2="17.928cm">
          <text:p/>
        </draw:line>
        <draw:line draw:style-name="gr6" draw:text-style-name="P1" draw:layer="layout" svg:x1="11.237cm" svg:y1="18.077cm" svg:x2="11.237cm" svg:y2="17.928cm">
          <text:p/>
        </draw:line>
        <draw:line draw:style-name="gr6" draw:text-style-name="P1" draw:layer="layout" svg:x1="12.844cm" svg:y1="18.077cm" svg:x2="12.844cm" svg:y2="17.928cm">
          <text:p/>
        </draw:line>
        <draw:line draw:style-name="gr6" draw:text-style-name="P1" draw:layer="layout" svg:x1="14.449cm" svg:y1="18.077cm" svg:x2="14.449cm" svg:y2="17.928cm">
          <text:p/>
        </draw:line>
        <draw:line draw:style-name="gr6" draw:text-style-name="P1" draw:layer="layout" svg:x1="16.055cm" svg:y1="18.077cm" svg:x2="16.055cm" svg:y2="17.928cm">
          <text:p/>
        </draw:line>
        <draw:polyline draw:style-name="gr6" draw:text-style-name="P1" draw:layer="layout" svg:width="0.148cm" svg:height="9.634cm" draw:transform="rotate (1.5707963267946) translate (8.02637006482059cm 18.0771895499277cm)" svg:viewBox="0 0 149 9635" draw:points="0,25688 149,25688 149,16053">
          <text:p/>
        </draw:polyline>
        <draw:line draw:style-name="gr6" draw:text-style-name="P1" draw:layer="layout" svg:x1="8.026cm" svg:y1="16.622cm" svg:x2="17.661cm" svg:y2="16.622cm">
          <text:p/>
        </draw:line>
        <draw:frame draw:style-name="gr26" draw:text-style-name="P2" draw:layer="layout" svg:width="0.908cm" svg:height="0.569cm" svg:x="7.348cm" svg:y="17.775cm">
          <draw:text-box>
            <text:p><text:span text:style-name="T1">-10</text:span></text:p>
          </draw:text-box>
        </draw:frame>
        <draw:frame draw:style-name="gr26" draw:text-style-name="P2" draw:layer="layout" svg:width="0.752cm" svg:height="0.569cm" svg:x="7.514cm" svg:y="17.116cm">
          <draw:text-box>
            <text:p><text:span text:style-name="T1">-5</text:span></text:p>
          </draw:text-box>
        </draw:frame>
        <draw:frame draw:style-name="gr26" draw:text-style-name="P2" draw:layer="layout" svg:width="0.659cm" svg:height="0.569cm" svg:x="7.625cm" svg:y="16.482cm">
          <draw:text-box>
            <text:p><text:span text:style-name="T1">0</text:span></text:p>
          </draw:text-box>
        </draw:frame>
        <draw:frame draw:style-name="gr26" draw:text-style-name="P2" draw:layer="layout" svg:width="0.659cm" svg:height="0.569cm" svg:x="7.625cm" svg:y="15.822cm">
          <draw:text-box>
            <text:p><text:span text:style-name="T1">5</text:span></text:p>
          </draw:text-box>
        </draw:frame>
        <draw:frame draw:style-name="gr26" draw:text-style-name="P2" draw:layer="layout" svg:width="0.815cm" svg:height="0.569cm" svg:x="7.459cm" svg:y="15.163cm">
          <draw:text-box>
            <text:p><text:span text:style-name="T1">10</text:span></text:p>
          </draw:text-box>
        </draw:frame>
        <draw:frame draw:style-name="gr26" draw:text-style-name="P2" draw:layer="layout" svg:width="0.815cm" svg:height="0.569cm" svg:x="7.459cm" svg:y="14.529cm">
          <draw:text-box>
            <text:p><text:span text:style-name="T1">15</text:span></text:p>
          </draw:text-box>
        </draw:frame>
        <draw:frame draw:style-name="gr26" draw:text-style-name="P2" draw:layer="layout" svg:width="0.815cm" svg:height="0.569cm" svg:x="7.459cm" svg:y="13.869cm">
          <draw:text-box>
            <text:p><text:span text:style-name="T1">20</text:span></text:p>
          </draw:text-box>
        </draw:frame>
        <draw:frame draw:style-name="gr26" draw:text-style-name="P2" draw:layer="layout" svg:width="0.815cm" svg:height="0.569cm" svg:x="7.459cm" svg:y="13.209cm">
          <draw:text-box>
            <text:p><text:span text:style-name="T1">25</text:span></text:p>
          </draw:text-box>
        </draw:frame>
        <draw:frame draw:style-name="gr26" draw:text-style-name="P2" draw:layer="layout" svg:width="0.815cm" svg:height="0.569cm" svg:x="7.459cm" svg:y="12.55cm">
          <draw:text-box>
            <text:p><text:span text:style-name="T1">30</text:span></text:p>
          </draw:text-box>
        </draw:frame>
        <draw:line draw:style-name="gr6" draw:text-style-name="P1" draw:layer="layout" svg:x1="7.877cm" svg:y1="17.928cm" svg:x2="8.027cm" svg:y2="17.928cm">
          <text:p/>
        </draw:line>
        <draw:line draw:style-name="gr6" draw:text-style-name="P1" draw:layer="layout" svg:x1="7.877cm" svg:y1="17.275cm" svg:x2="8.027cm" svg:y2="17.275cm">
          <text:p/>
        </draw:line>
        <draw:line draw:style-name="gr6" draw:text-style-name="P1" draw:layer="layout" svg:x1="7.877cm" svg:y1="16.622cm" svg:x2="8.027cm" svg:y2="16.622cm">
          <text:p/>
        </draw:line>
        <draw:line draw:style-name="gr6" draw:text-style-name="P1" draw:layer="layout" svg:x1="7.877cm" svg:y1="15.969cm" svg:x2="8.027cm" svg:y2="15.969cm">
          <text:p/>
        </draw:line>
        <draw:line draw:style-name="gr6" draw:text-style-name="P1" draw:layer="layout" svg:x1="7.877cm" svg:y1="15.316cm" svg:x2="8.027cm" svg:y2="15.316cm">
          <text:p/>
        </draw:line>
        <draw:line draw:style-name="gr6" draw:text-style-name="P1" draw:layer="layout" svg:x1="7.877cm" svg:y1="14.663cm" svg:x2="8.027cm" svg:y2="14.663cm">
          <text:p/>
        </draw:line>
        <draw:line draw:style-name="gr6" draw:text-style-name="P1" draw:layer="layout" svg:x1="7.877cm" svg:y1="14.01cm" svg:x2="8.027cm" svg:y2="14.01cm">
          <text:p/>
        </draw:line>
        <draw:line draw:style-name="gr6" draw:text-style-name="P1" draw:layer="layout" svg:x1="7.877cm" svg:y1="13.357cm" svg:x2="8.027cm" svg:y2="13.357cm">
          <text:p/>
        </draw:line>
        <draw:line draw:style-name="gr6" draw:text-style-name="P1" draw:layer="layout" svg:x1="7.877cm" svg:y1="12.705cm" svg:x2="8.027cm" svg:y2="12.705cm">
          <text:p/>
        </draw:line>
        <draw:line draw:style-name="gr6" draw:text-style-name="P1" draw:layer="layout" svg:x1="8.026cm" svg:y1="17.927cm" svg:x2="8.026cm" svg:y2="12.704cm">
          <text:p/>
        </draw:line>
        <draw:polygon draw:style-name="gr11" draw:text-style-name="P1" draw:layer="layout" svg:width="1.611cm" svg:height="0.202cm" svg:x="8.023cm" svg:y="13.542cm" svg:viewBox="0 0 1612 203" draw:points="6,0 1612,115 1609,159 1606,203 0,88 3,44">
          <text:p/>
        </draw:polygon>
        <draw:polygon draw:style-name="gr11" draw:text-style-name="P1" draw:layer="layout" svg:width="0.011cm" svg:height="0.043cm" svg:x="9.629cm" svg:y="13.701cm" svg:viewBox="0 0 12 44" draw:points="3,0 12,43 4,44 0,44">
          <text:p/>
        </draw:polygon>
        <draw:polygon draw:style-name="gr11" draw:text-style-name="P1" draw:layer="layout" svg:width="1.622cm" svg:height="0.417cm" svg:x="9.623cm" svg:y="13.326cm" svg:viewBox="0 0 1623 418" draw:points="0,332 1606,0 1615,43 1623,86 18,418 9,375">
          <text:p/>
        </draw:polygon>
        <draw:polygon draw:style-name="gr11" draw:text-style-name="P1" draw:layer="layout" svg:width="0.009cm" svg:height="0.043cm" svg:x="11.228cm" svg:y="13.325cm" svg:viewBox="0 0 10 44" draw:points="9,44 0,1 8,0 10,0">
          <text:p/>
        </draw:polygon>
        <draw:polygon draw:style-name="gr11" draw:text-style-name="P1" draw:layer="layout" svg:width="1.608cm" svg:height="0.121cm" svg:x="11.236cm" svg:y="13.325cm" svg:viewBox="0 0 1609 122" draw:points="2,0 1609,35 1608,79 1607,122 0,88 1,44">
          <text:p/>
        </draw:polygon>
        <draw:polygon draw:style-name="gr11" draw:text-style-name="P1" draw:layer="layout" svg:width="0.031cm" svg:height="0.043cm" svg:x="12.844cm" svg:y="13.359cm" svg:viewBox="0 0 32 44" draw:points="0,44 1,0 9,1 16,3 23,6 29,11 32,13">
          <text:p/>
        </draw:polygon>
        <draw:polygon draw:style-name="gr11" draw:text-style-name="P1" draw:layer="layout" svg:width="1.668cm" svg:height="1.706cm" svg:x="12.812cm" svg:y="13.372cm" svg:viewBox="0 0 1669 1707" draw:points="64,0 1669,1645 1637,1676 1606,1707 0,62 32,31">
          <text:p/>
        </draw:polygon>
        <draw:polygon draw:style-name="gr11" draw:text-style-name="P1" draw:layer="layout" svg:width="0.031cm" svg:height="0.034cm" svg:x="14.418cm" svg:y="15.048cm" svg:viewBox="0 0 32 35" draw:points="32,0 5,35 0,31">
          <text:p/>
        </draw:polygon>
        <draw:polygon draw:style-name="gr11" draw:text-style-name="P1" draw:layer="layout" svg:width="1.658cm" svg:height="1.334cm" svg:x="14.423cm" svg:y="15.014cm" svg:viewBox="0 0 1659 1335" draw:points="54,0 1659,1265 1632,1300 1606,1335 0,70 27,35">
          <text:p/>
        </draw:polygon>
        <draw:polygon draw:style-name="gr11" draw:text-style-name="P1" draw:layer="layout" svg:width="0.026cm" svg:height="0.042cm" svg:x="16.028cm" svg:y="16.313cm" svg:viewBox="0 0 27 43" draw:points="27,0 19,43 12,41 5,38 0,35">
          <text:p/>
        </draw:polygon>
        <draw:polygon draw:style-name="gr11" draw:text-style-name="P1" draw:layer="layout" svg:width="1.621cm" svg:height="0.378cm" svg:x="16.047cm" svg:y="16.271cm" svg:viewBox="0 0 1622 379" draw:points="16,0 1622,294 1615,336 1607,379 0,86 8,43">
          <text:p/>
        </draw:polygon>
        <draw:polygon draw:style-name="gr11" draw:text-style-name="P1" draw:layer="layout" svg:width="0.248cm" svg:height="0.248cm" svg:x="7.902cm" svg:y="13.461cm" svg:viewBox="0 0 249 249" draw:points="0,0 0,249 249,249 249,0">
          <text:p/>
        </draw:polygon>
        <draw:polyline draw:style-name="gr12" draw:text-style-name="P1" draw:layer="layout" svg:width="0.248cm" svg:height="0.248cm" svg:x="7.902cm" svg:y="13.461cm" svg:viewBox="0 0 249 249" draw:points="0,0 0,249 249,249 249,0 0,0">
          <text:p/>
        </draw:polyline>
        <draw:polygon draw:style-name="gr13" draw:text-style-name="P1" draw:layer="layout" svg:width="0.248cm" svg:height="0.248cm" svg:x="9.507cm" svg:y="13.576cm" svg:viewBox="0 0 249 249" draw:points="0,0 0,249 249,249 249,0">
          <text:p/>
        </draw:polygon>
        <draw:polyline draw:style-name="gr12" draw:text-style-name="P1" draw:layer="layout" svg:width="0.248cm" svg:height="0.248cm" svg:x="9.507cm" svg:y="13.576cm" svg:viewBox="0 0 249 249" draw:points="0,0 0,249 249,249 249,0 0,0">
          <text:p/>
        </draw:polyline>
        <draw:polygon draw:style-name="gr13" draw:text-style-name="P1" draw:layer="layout" svg:width="0.248cm" svg:height="0.248cm" svg:x="11.113cm" svg:y="13.244cm" svg:viewBox="0 0 249 249" draw:points="0,0 0,249 249,249 249,0">
          <text:p/>
        </draw:polygon>
        <draw:polyline draw:style-name="gr12" draw:text-style-name="P1" draw:layer="layout" svg:width="0.248cm" svg:height="0.248cm" svg:x="11.113cm" svg:y="13.244cm" svg:viewBox="0 0 249 249" draw:points="0,0 0,249 249,249 249,0 0,0">
          <text:p/>
        </draw:polyline>
        <draw:polygon draw:style-name="gr13" draw:text-style-name="P1" draw:layer="layout" svg:width="0.248cm" svg:height="0.248cm" svg:x="12.719cm" svg:y="13.279cm" svg:viewBox="0 0 249 249" draw:points="0,0 0,249 249,249 249,0">
          <text:p/>
        </draw:polygon>
        <draw:polyline draw:style-name="gr12" draw:text-style-name="P1" draw:layer="layout" svg:width="0.248cm" svg:height="0.248cm" svg:x="12.719cm" svg:y="13.279cm" svg:viewBox="0 0 249 249" draw:points="0,0 0,249 249,249 249,0 0,0">
          <text:p/>
        </draw:polyline>
        <draw:polygon draw:style-name="gr13" draw:text-style-name="P1" draw:layer="layout" svg:width="0.248cm" svg:height="0.248cm" svg:x="14.325cm" svg:y="14.924cm" svg:viewBox="0 0 249 249" draw:points="0,0 0,249 249,249 249,0">
          <text:p/>
        </draw:polygon>
        <draw:polyline draw:style-name="gr12" draw:text-style-name="P1" draw:layer="layout" svg:width="0.248cm" svg:height="0.248cm" svg:x="14.325cm" svg:y="14.924cm" svg:viewBox="0 0 249 249" draw:points="0,0 0,249 249,249 249,0 0,0">
          <text:p/>
        </draw:polyline>
        <draw:polygon draw:style-name="gr13" draw:text-style-name="P1" draw:layer="layout" svg:width="0.248cm" svg:height="0.248cm" svg:x="15.93cm" svg:y="16.189cm" svg:viewBox="0 0 249 249" draw:points="0,0 0,249 249,249 249,0">
          <text:p/>
        </draw:polygon>
        <draw:polyline draw:style-name="gr12" draw:text-style-name="P1" draw:layer="layout" svg:width="0.248cm" svg:height="0.248cm" svg:x="15.93cm" svg:y="16.189cm" svg:viewBox="0 0 249 249" draw:points="0,0 0,249 249,249 249,0 0,0">
          <text:p/>
        </draw:polyline>
        <draw:polygon draw:style-name="gr13" draw:text-style-name="P1" draw:layer="layout" svg:width="0.248cm" svg:height="0.248cm" svg:x="17.537cm" svg:y="16.483cm" svg:viewBox="0 0 249 249" draw:points="0,0 0,249 249,249 249,0">
          <text:p/>
        </draw:polygon>
        <draw:polyline draw:style-name="gr12" draw:text-style-name="P1" draw:layer="layout" svg:width="0.248cm" svg:height="0.248cm" svg:x="17.537cm" svg:y="16.483cm" svg:viewBox="0 0 249 249" draw:points="0,0 0,249 249,249 249,0 0,0">
          <text:p/>
        </draw:polyline>
        <draw:polygon draw:style-name="gr14" draw:text-style-name="P1" draw:layer="layout" svg:width="1.656cm" svg:height="1.27cm" svg:x="8cm" svg:y="13.519cm" svg:viewBox="0 0 1657 1271" draw:points="0,1201 1606,0 1631,35 1657,70 52,1271 26,1236">
          <text:p/>
        </draw:polygon>
        <draw:polygon draw:style-name="gr14" draw:text-style-name="P1" draw:layer="layout" svg:width="0.025cm" svg:height="0.043cm" svg:x="9.606cm" svg:y="13.51cm" svg:viewBox="0 0 26 44" draw:points="26,44 0,9 6,5 13,2 21,0 26,0">
          <text:p/>
        </draw:polygon>
        <draw:polygon draw:style-name="gr14" draw:text-style-name="P1" draw:layer="layout" svg:width="1.605cm" svg:height="0.103cm" svg:x="9.632cm" svg:y="13.494cm" svg:viewBox="0 0 1606 104" draw:points="0,16 1606,0 1606,44 1606,88 0,104 0,60">
          <text:p/>
        </draw:polygon>
        <draw:polygon draw:style-name="gr14" draw:text-style-name="P1" draw:layer="layout" svg:width="0.001cm" svg:height="0.043cm" svg:x="11.237cm" svg:y="13.538cm" svg:viewBox="0 0 2 44" draw:points="0,0 2,44 0,44">
          <text:p/>
        </draw:polygon>
        <draw:polygon draw:style-name="gr14" draw:text-style-name="P1" draw:layer="layout" svg:width="1.61cm" svg:height="0.146cm" svg:x="11.235cm" svg:y="13.434cm" svg:viewBox="0 0 1611 147" draw:points="0,60 1607,0 1609,44 1611,88 4,147 2,104">
          <text:p/>
        </draw:polygon>
        <draw:polygon draw:style-name="gr14" draw:text-style-name="P1" draw:layer="layout" svg:width="0.028cm" svg:height="0.043cm" svg:x="12.842cm" svg:y="13.434cm" svg:viewBox="0 0 29 44" draw:points="2,44 0,0 8,0 15,2 23,5 29,9 29,10">
          <text:p/>
        </draw:polygon>
        <draw:polygon draw:style-name="gr14" draw:text-style-name="P1" draw:layer="layout" svg:width="1.658cm" svg:height="1.337cm" svg:x="12.817cm" svg:y="13.444cm" svg:viewBox="0 0 1659 1338" draw:points="54,0 1659,1270 1632,1304 1606,1338 0,68 27,34">
          <text:p/>
        </draw:polygon>
        <draw:polygon draw:style-name="gr14" draw:text-style-name="P1" draw:layer="layout" svg:width="0.027cm" svg:height="0.033cm" svg:x="14.449cm" svg:y="14.714cm" svg:viewBox="0 0 28 34" draw:points="0,34 27,0 28,0">
          <text:p/>
        </draw:polygon>
        <draw:polygon draw:style-name="gr14" draw:text-style-name="P1" draw:layer="layout" svg:width="1.66cm" svg:height="1.404cm" svg:x="14.422cm" svg:y="14.714cm" svg:viewBox="0 0 1661 1405" draw:points="56,0 1661,1338 1633,1372 1606,1405 0,68 28,34">
          <text:p/>
        </draw:polygon>
        <draw:polygon draw:style-name="gr14" draw:text-style-name="P1" draw:layer="layout" svg:width="0.027cm" svg:height="0.042cm" svg:x="16.027cm" svg:y="16.086cm" svg:viewBox="0 0 28 43" draw:points="28,0 17,43 10,40 3,36 0,34">
          <text:p/>
        </draw:polygon>
        <draw:polygon draw:style-name="gr14" draw:text-style-name="P1" draw:layer="layout" svg:width="1.627cm" svg:height="0.489cm" svg:x="16.044cm" svg:y="16.043cm" svg:viewBox="0 0 1628 490" draw:points="22,0 1628,404 1617,447 1607,490 0,86 11,43">
          <text:p/>
        </draw:polygon>
        <draw:polygon draw:style-name="gr14" draw:text-style-name="P1" draw:layer="layout" svg:width="0.248cm" svg:height="0.248cm" svg:x="7.902cm" svg:y="14.63cm" svg:viewBox="0 0 249 249" draw:points="0,124 125,249 249,124 125,0">
          <text:p/>
        </draw:polygon>
        <draw:polyline draw:style-name="gr12" draw:text-style-name="P1" draw:layer="layout" svg:width="0.248cm" svg:height="0.248cm" svg:x="7.902cm" svg:y="14.63cm" svg:viewBox="0 0 249 249" draw:points="0,124 125,249 249,124 125,0 0,124">
          <text:p/>
        </draw:polyline>
        <draw:polygon draw:style-name="gr14" draw:text-style-name="P1" draw:layer="layout" svg:width="0.248cm" svg:height="0.248cm" svg:x="9.507cm" svg:y="13.429cm" svg:viewBox="0 0 249 249" draw:points="0,124 125,249 249,124 125,0">
          <text:p/>
        </draw:polygon>
        <draw:polyline draw:style-name="gr12" draw:text-style-name="P1" draw:layer="layout" svg:width="0.248cm" svg:height="0.248cm" svg:x="9.507cm" svg:y="13.429cm" svg:viewBox="0 0 249 249" draw:points="0,124 125,249 249,124 125,0 0,124">
          <text:p/>
        </draw:polyline>
        <draw:polygon draw:style-name="gr14" draw:text-style-name="P1" draw:layer="layout" svg:width="0.248cm" svg:height="0.248cm" svg:x="11.113cm" svg:y="13.413cm" svg:viewBox="0 0 249 249" draw:points="0,124 125,249 249,124 125,0">
          <text:p/>
        </draw:polygon>
        <draw:polyline draw:style-name="gr12" draw:text-style-name="P1" draw:layer="layout" svg:width="0.248cm" svg:height="0.248cm" svg:x="11.113cm" svg:y="13.413cm" svg:viewBox="0 0 249 249" draw:points="0,124 125,249 249,124 125,0 0,124">
          <text:p/>
        </draw:polyline>
        <draw:polygon draw:style-name="gr14" draw:text-style-name="P1" draw:layer="layout" svg:width="0.248cm" svg:height="0.248cm" svg:x="12.719cm" svg:y="13.353cm" svg:viewBox="0 0 249 249" draw:points="0,124 125,249 249,124 125,0">
          <text:p/>
        </draw:polygon>
        <draw:polyline draw:style-name="gr12" draw:text-style-name="P1" draw:layer="layout" svg:width="0.248cm" svg:height="0.248cm" svg:x="12.719cm" svg:y="13.353cm" svg:viewBox="0 0 249 249" draw:points="0,124 125,249 249,124 125,0 0,124">
          <text:p/>
        </draw:polyline>
        <draw:polygon draw:style-name="gr14" draw:text-style-name="P1" draw:layer="layout" svg:width="0.248cm" svg:height="0.248cm" svg:x="14.325cm" svg:y="14.623cm" svg:viewBox="0 0 249 249" draw:points="0,124 125,249 249,124 125,0">
          <text:p/>
        </draw:polygon>
        <draw:polyline draw:style-name="gr12" draw:text-style-name="P1" draw:layer="layout" svg:width="0.248cm" svg:height="0.248cm" svg:x="14.325cm" svg:y="14.623cm" svg:viewBox="0 0 249 249" draw:points="0,124 125,249 249,124 125,0 0,124">
          <text:p/>
        </draw:polyline>
        <draw:polygon draw:style-name="gr14" draw:text-style-name="P1" draw:layer="layout" svg:width="0.248cm" svg:height="0.248cm" svg:x="15.93cm" svg:y="15.961cm" svg:viewBox="0 0 249 249" draw:points="0,124 125,249 249,124 125,0">
          <text:p/>
        </draw:polygon>
        <draw:polyline draw:style-name="gr12" draw:text-style-name="P1" draw:layer="layout" svg:width="0.248cm" svg:height="0.248cm" svg:x="15.93cm" svg:y="15.961cm" svg:viewBox="0 0 249 249" draw:points="0,124 125,249 249,124 125,0 0,124">
          <text:p/>
        </draw:polyline>
        <draw:polygon draw:style-name="gr14" draw:text-style-name="P1" draw:layer="layout" svg:width="0.248cm" svg:height="0.248cm" svg:x="17.537cm" svg:y="16.365cm" svg:viewBox="0 0 249 249" draw:points="0,124 125,249 249,124 125,0">
          <text:p/>
        </draw:polygon>
        <draw:polyline draw:style-name="gr12" draw:text-style-name="P1" draw:layer="layout" svg:width="0.248cm" svg:height="0.248cm" svg:x="17.537cm" svg:y="16.365cm" svg:viewBox="0 0 249 249" draw:points="0,124 125,249 249,124 125,0 0,124">
          <text:p/>
        </draw:polyline>
        <draw:polygon draw:style-name="gr15" draw:text-style-name="P1" draw:layer="layout" svg:width="1.632cm" svg:height="0.636cm" svg:x="8.012cm" svg:y="17.021cm" svg:viewBox="0 0 1633 637" draw:points="0,553 1606,0 1619,42 1633,84 28,637 14,595">
          <text:p/>
        </draw:polygon>
        <draw:polygon draw:style-name="gr15" draw:text-style-name="P1" draw:layer="layout" svg:width="0.024cm" svg:height="0.041cm" svg:x="9.632cm" svg:y="17.063cm" svg:viewBox="0 0 25 42" draw:points="0,0 25,37 18,40 14,42">
          <text:p/>
        </draw:polygon>
        <draw:polygon draw:style-name="gr15" draw:text-style-name="P1" draw:layer="layout" svg:width="1.654cm" svg:height="1.147cm" svg:x="9.607cm" svg:y="15.952cm" svg:viewBox="0 0 1655 1148" draw:points="0,1074 1606,0 1630,37 1655,74 50,1148 25,1111">
          <text:p/>
        </draw:polygon>
        <draw:polygon draw:style-name="gr15" draw:text-style-name="P1" draw:layer="layout" svg:width="0.027cm" svg:height="0.036cm" svg:x="11.237cm" svg:y="15.989cm" svg:viewBox="0 0 28 37" draw:points="0,0 28,34 25,37">
          <text:p/>
        </draw:polygon>
        <draw:polygon draw:style-name="gr15" draw:text-style-name="P1" draw:layer="layout" svg:width="1.661cm" svg:height="1.426cm" svg:x="11.209cm" svg:y="14.596cm" svg:viewBox="0 0 1662 1427" draw:points="0,1360 1607,0 1634,34 1662,68 56,1427 28,1393">
          <text:p/>
        </draw:polygon>
        <draw:polygon draw:style-name="gr15" draw:text-style-name="P1" draw:layer="layout" svg:width="0.034cm" svg:height="0.043cm" svg:x="12.816cm" svg:y="14.586cm" svg:viewBox="0 0 35 44" draw:points="28,44 0,10 6,6 13,3 20,1 28,0 35,1">
          <text:p/>
        </draw:polygon>
        <draw:polygon draw:style-name="gr15" draw:text-style-name="P1" draw:layer="layout" svg:width="1.618cm" svg:height="0.345cm" svg:x="12.837cm" svg:y="14.587cm" svg:viewBox="0 0 1619 346" draw:points="14,0 1619,261 1613,304 1606,346 0,86 7,43">
          <text:p/>
        </draw:polygon>
        <draw:polygon draw:style-name="gr15" draw:text-style-name="P1" draw:layer="layout" svg:width="0.025cm" svg:height="0.042cm" svg:x="14.449cm" svg:y="14.847cm" svg:viewBox="0 0 26 43" draw:points="0,43 7,0 15,1 21,5 26,7">
          <text:p/>
        </draw:polygon>
        <draw:polygon draw:style-name="gr15" draw:text-style-name="P1" draw:layer="layout" svg:width="1.656cm" svg:height="1.217cm" svg:x="14.424cm" svg:y="14.854cm" svg:viewBox="0 0 1657 1218" draw:points="52,0 1657,1147 1631,1182 1606,1218 0,72 26,36">
          <text:p/>
        </draw:polygon>
        <draw:polygon draw:style-name="gr15" draw:text-style-name="P1" draw:layer="layout" svg:width="0.025cm" svg:height="0.041cm" svg:x="16.029cm" svg:y="16.037cm" svg:viewBox="0 0 26 42" draw:points="26,0 13,42 6,39 0,36">
          <text:p/>
        </draw:polygon>
        <draw:polygon draw:style-name="gr15" draw:text-style-name="P1" draw:layer="layout" svg:width="1.631cm" svg:height="0.561cm" svg:x="16.042cm" svg:y="15.995cm" svg:viewBox="0 0 1632 562" draw:points="26,0 1632,479 1619,521 1607,562 0,84 13,42">
          <text:p/>
        </draw:polygon>
        <draw:polygon draw:style-name="gr15" draw:text-style-name="P1" draw:layer="layout" svg:width="0.248cm" svg:height="0.248cm" svg:x="7.902cm" svg:y="17.492cm" svg:viewBox="0 0 249 249" draw:points="0,0 125,249 249,0">
          <text:p/>
        </draw:polygon>
        <draw:polyline draw:style-name="gr12" draw:text-style-name="P1" draw:layer="layout" svg:width="0.248cm" svg:height="0.248cm" svg:x="7.902cm" svg:y="17.492cm" svg:viewBox="0 0 249 249" draw:points="0,0 125,249 249,0 0,0">
          <text:p/>
        </draw:polyline>
        <draw:polygon draw:style-name="gr15" draw:text-style-name="P1" draw:layer="layout" svg:width="0.248cm" svg:height="0.248cm" svg:x="9.507cm" svg:y="16.939cm" svg:viewBox="0 0 249 249" draw:points="0,0 125,249 249,0">
          <text:p/>
        </draw:polygon>
        <draw:polyline draw:style-name="gr12" draw:text-style-name="P1" draw:layer="layout" svg:width="0.248cm" svg:height="0.248cm" svg:x="9.507cm" svg:y="16.939cm" svg:viewBox="0 0 249 249" draw:points="0,0 125,249 249,0 0,0">
          <text:p/>
        </draw:polyline>
        <draw:polygon draw:style-name="gr15" draw:text-style-name="P1" draw:layer="layout" svg:width="0.248cm" svg:height="0.248cm" svg:x="11.113cm" svg:y="15.865cm" svg:viewBox="0 0 249 249" draw:points="0,0 125,249 249,0">
          <text:p/>
        </draw:polygon>
        <draw:polyline draw:style-name="gr12" draw:text-style-name="P1" draw:layer="layout" svg:width="0.248cm" svg:height="0.248cm" svg:x="11.113cm" svg:y="15.865cm" svg:viewBox="0 0 249 249" draw:points="0,0 125,249 249,0 0,0">
          <text:p/>
        </draw:polyline>
        <draw:polygon draw:style-name="gr15" draw:text-style-name="P1" draw:layer="layout" svg:width="0.248cm" svg:height="0.248cm" svg:x="12.719cm" svg:y="14.505cm" svg:viewBox="0 0 249 249" draw:points="0,0 125,249 249,0">
          <text:p/>
        </draw:polygon>
        <draw:polyline draw:style-name="gr12" draw:text-style-name="P1" draw:layer="layout" svg:width="0.248cm" svg:height="0.248cm" svg:x="12.719cm" svg:y="14.505cm" svg:viewBox="0 0 249 249" draw:points="0,0 125,249 249,0 0,0">
          <text:p/>
        </draw:polyline>
        <draw:polygon draw:style-name="gr15" draw:text-style-name="P1" draw:layer="layout" svg:width="0.248cm" svg:height="0.248cm" svg:x="14.325cm" svg:y="14.766cm" svg:viewBox="0 0 249 249" draw:points="0,0 125,249 249,0">
          <text:p/>
        </draw:polygon>
        <draw:polyline draw:style-name="gr12" draw:text-style-name="P1" draw:layer="layout" svg:width="0.248cm" svg:height="0.248cm" svg:x="14.325cm" svg:y="14.766cm" svg:viewBox="0 0 249 249" draw:points="0,0 125,249 249,0 0,0">
          <text:p/>
        </draw:polyline>
        <draw:polygon draw:style-name="gr15" draw:text-style-name="P1" draw:layer="layout" svg:width="0.248cm" svg:height="0.248cm" svg:x="15.93cm" svg:y="15.912cm" svg:viewBox="0 0 249 249" draw:points="0,0 125,249 249,0">
          <text:p/>
        </draw:polygon>
        <draw:polyline draw:style-name="gr12" draw:text-style-name="P1" draw:layer="layout" svg:width="0.248cm" svg:height="0.248cm" svg:x="15.93cm" svg:y="15.912cm" svg:viewBox="0 0 249 249" draw:points="0,0 125,249 249,0 0,0">
          <text:p/>
        </draw:polyline>
        <draw:polygon draw:style-name="gr15" draw:text-style-name="P1" draw:layer="layout" svg:width="0.248cm" svg:height="0.248cm" svg:x="17.537cm" svg:y="16.391cm" svg:viewBox="0 0 249 249" draw:points="0,0 125,249 249,0">
          <text:p/>
        </draw:polygon>
        <draw:polyline draw:style-name="gr12" draw:text-style-name="P1" draw:layer="layout" svg:width="0.248cm" svg:height="0.248cm" svg:x="17.537cm" svg:y="16.391cm" svg:viewBox="0 0 249 249" draw:points="0,0 125,249 249,0 0,0">
          <text:p/>
        </draw:polyline>
        <draw:polygon draw:style-name="gr13" draw:text-style-name="P1" draw:layer="layout" svg:width="0.315cm" svg:height="0.087cm" svg:x="18.233cm" svg:y="15.329cm" svg:viewBox="0 0 316 88" draw:points="0,0 316,0 316,88 0,88">
          <text:p/>
        </draw:polygon>
        <draw:polygon draw:style-name="gr13" draw:text-style-name="P1" draw:layer="layout" svg:width="0.158cm" svg:height="0.157cm" svg:x="18.312cm" svg:y="15.293cm" svg:viewBox="0 0 159 158" draw:points="0,0 0,158 159,158 159,0">
          <text:p/>
        </draw:polygon>
        <draw:polyline draw:style-name="gr12" draw:text-style-name="P1" draw:layer="layout" svg:width="0.158cm" svg:height="0.157cm" svg:x="18.312cm" svg:y="15.293cm" svg:viewBox="0 0 159 158" draw:points="0,0 0,158 159,158 159,0 0,0">
          <text:p/>
        </draw:polyline>
        <draw:polygon draw:style-name="gr14" draw:text-style-name="P1" draw:layer="layout" svg:width="0.315cm" svg:height="0.087cm" svg:x="18.233cm" svg:y="15.754cm" svg:viewBox="0 0 316 88" draw:points="0,0 316,0 316,88 0,88">
          <text:p/>
        </draw:polygon>
        <draw:polygon draw:style-name="gr14" draw:text-style-name="P1" draw:layer="layout" svg:width="0.158cm" svg:height="0.157cm" svg:x="18.312cm" svg:y="15.718cm" svg:viewBox="0 0 159 158" draw:points="0,80 80,158 159,80 80,0">
          <text:p/>
        </draw:polygon>
        <draw:polyline draw:style-name="gr12" draw:text-style-name="P1" draw:layer="layout" svg:width="0.158cm" svg:height="0.157cm" svg:x="18.312cm" svg:y="15.718cm" svg:viewBox="0 0 159 158" draw:points="0,80 80,158 159,80 80,0 0,80">
          <text:p/>
        </draw:polyline>
        <draw:polygon draw:style-name="gr15" draw:text-style-name="P1" draw:layer="layout" svg:width="0.315cm" svg:height="0.087cm" svg:x="18.233cm" svg:y="16.179cm" svg:viewBox="0 0 316 88" draw:points="0,0 316,0 316,88 0,88">
          <text:p/>
        </draw:polygon>
        <draw:polygon draw:style-name="gr15" draw:text-style-name="P1" draw:layer="layout" svg:width="0.158cm" svg:height="0.157cm" svg:x="18.312cm" svg:y="16.143cm" svg:viewBox="0 0 159 158" draw:points="0,0 80,158 159,0">
          <text:p/>
        </draw:polygon>
        <draw:polyline draw:style-name="gr12" draw:text-style-name="P1" draw:layer="layout" svg:width="0.158cm" svg:height="0.157cm" svg:x="18.312cm" svg:y="16.143cm" svg:viewBox="0 0 159 158" draw:points="0,0 80,158 159,0 0,0">
          <text:p/>
        </draw:polyline>
        <draw:frame draw:style-name="gr40" draw:text-style-name="P2" draw:layer="layout" svg:width="3.059cm" svg:height="0.569cm" svg:x="18.601cm" svg:y="15.268cm">
          <draw:text-box>
            <text:p><text:span text:style-name="T1">Intelligente Heuristik</text:span></text:p>
          </draw:text-box>
        </draw:frame>
        <draw:frame draw:style-name="gr41" draw:text-style-name="P2" draw:layer="layout" svg:width="1.268cm" svg:height="0.569cm" svg:x="18.601cm" svg:y="15.69cm">
          <draw:text-box>
            <text:p><text:span text:style-name="T1">SXCS</text:span></text:p>
          </draw:text-box>
        </draw:frame>
        <draw:frame draw:style-name="gr42" draw:text-style-name="P2" draw:layer="layout" svg:width="1.078cm" svg:height="0.569cm" svg:x="18.601cm" svg:y="16.112cm">
          <draw:text-box>
            <text:p><text:span text:style-name="T1">XCS</text:span></text:p>
          </draw:text-box>
        </draw:frame>
        <draw:frame draw:style-name="gr49" draw:text-style-name="P3" draw:layer="layout" svg:width="3.059cm" svg:height="0.603cm" svg:x="11.256cm" svg:y="18.718cm">
          <draw:text-box>
            <text:p><text:span text:style-name="T2">Probleminstanzen</text:span></text:p>
          </draw:text-box>
        </draw:frame>
        <draw:frame draw:style-name="gr37" draw:text-style-name="P3" draw:layer="layout" svg:width="3.906cm" svg:height="0.603cm" draw:transform="rotate (1.5707963267946) translate (6.973cm 16.951cm)">
          <draw:text-box>
            <text:p><text:span text:style-name="T2">Qualitätsdifferenz (in %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3" draw:text-style-name="P1" draw:layer="layout" svg:width="15.208cm" svg:height="6.978cm" svg:x="4.477cm" svg:y="3.175cm">
          <draw:image xlink:href="Pictures/2000057200003B8900001B631A16ABA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3" draw:text-style-name="P1" draw:layer="layout" svg:width="15.208cm" svg:height="6.978cm" svg:x="4.127cm" svg:y="5.397cm">
          <draw:image xlink:href="Pictures/2000078C00003B8900001B6335B64A6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3" draw:text-style-name="P1" draw:layer="layout" svg:width="15.237cm" svg:height="6.953cm" svg:x="5.083cm" svg:y="5.08cm">
          <draw:image xlink:href="Pictures/2000078A00003BA600001B4A674CD3E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3" draw:text-style-name="P1" draw:layer="layout" svg:width="15.208cm" svg:height="6.978cm" svg:x="4.127cm" svg:y="0.959cm">
          <draw:image xlink:href="Pictures/2000078A00003B8900001B63D62F5701.svm" xlink:type="simple" xlink:show="embed" xlink:actuate="onLoad">
            <text:p/>
          </draw:image>
        </draw:frame>
        <draw:polygon draw:style-name="gr5" draw:text-style-name="P1" draw:layer="layout" svg:width="15.207cm" svg:height="6.977cm" svg:x="6.67cm" svg:y="10.484cm" svg:viewBox="0 0 15208 6978" draw:points="0,0 15208,0 15208,6978 0,6978">
          <text:p/>
        </draw:polygon>
        <draw:polyline draw:style-name="gr6" draw:text-style-name="P1" draw:layer="layout" svg:width="9.436cm" svg:height="4.852cm" svg:x="8.242cm" svg:y="10.808cm" svg:viewBox="0 0 9437 4853" draw:points="4718,4853 0,4853 0,0 9437,0 9437,4853 4718,4853">
          <text:p/>
        </draw:polyline>
        <draw:line draw:style-name="gr6" draw:text-style-name="P1" draw:layer="layout" svg:x1="17.679cm" svg:y1="15.661cm" svg:x2="8.242cm" svg:y2="15.661cm">
          <text:p/>
        </draw:line>
        <draw:line draw:style-name="gr6" draw:text-style-name="P1" draw:layer="layout" svg:x1="17.679cm" svg:y1="14.967cm" svg:x2="8.242cm" svg:y2="14.967cm">
          <text:p/>
        </draw:line>
        <draw:line draw:style-name="gr6" draw:text-style-name="P1" draw:layer="layout" svg:x1="17.679cm" svg:y1="14.273cm" svg:x2="8.242cm" svg:y2="14.273cm">
          <text:p/>
        </draw:line>
        <draw:line draw:style-name="gr6" draw:text-style-name="P1" draw:layer="layout" svg:x1="17.679cm" svg:y1="13.58cm" svg:x2="8.242cm" svg:y2="13.58cm">
          <text:p/>
        </draw:line>
        <draw:line draw:style-name="gr6" draw:text-style-name="P1" draw:layer="layout" svg:x1="17.679cm" svg:y1="12.887cm" svg:x2="8.242cm" svg:y2="12.887cm">
          <text:p/>
        </draw:line>
        <draw:line draw:style-name="gr6" draw:text-style-name="P1" draw:layer="layout" svg:x1="17.679cm" svg:y1="12.194cm" svg:x2="8.242cm" svg:y2="12.194cm">
          <text:p/>
        </draw:line>
        <draw:line draw:style-name="gr6" draw:text-style-name="P1" draw:layer="layout" svg:x1="17.679cm" svg:y1="11.5cm" svg:x2="8.242cm" svg:y2="11.5cm">
          <text:p/>
        </draw:line>
        <draw:line draw:style-name="gr6" draw:text-style-name="P1" draw:layer="layout" svg:x1="17.679cm" svg:y1="10.807cm" svg:x2="8.242cm" svg:y2="10.807cm">
          <text:p/>
        </draw:line>
        <draw:frame draw:style-name="gr44" draw:text-style-name="P2" draw:layer="layout" svg:width="1.518cm" svg:height="0.564cm" svg:x="7.724cm" svg:y="16.325cm">
          <draw:text-box>
            <text:p text:style-name="P2">0.00001</text:p>
          </draw:text-box>
        </draw:frame>
        <draw:frame draw:style-name="gr44" draw:text-style-name="P2" draw:layer="layout" svg:width="1.518cm" svg:height="0.564cm" svg:x="8.305cm" svg:y="15.956cm">
          <draw:text-box>
            <text:p text:style-name="P2">0.00005</text:p>
          </draw:text-box>
        </draw:frame>
        <draw:frame draw:style-name="gr45" draw:text-style-name="P2" draw:layer="layout" svg:width="1.361cm" svg:height="0.564cm" svg:x="8.998cm" svg:y="16.325cm">
          <draw:text-box>
            <text:p text:style-name="P2">0.0001</text:p>
          </draw:text-box>
        </draw:frame>
        <draw:frame draw:style-name="gr45" draw:text-style-name="P2" draw:layer="layout" svg:width="1.361cm" svg:height="0.564cm" svg:x="9.581cm" svg:y="15.956cm">
          <draw:text-box>
            <text:p text:style-name="P2">0.0005</text:p>
          </draw:text-box>
        </draw:frame>
        <draw:frame draw:style-name="gr46" draw:text-style-name="P2" draw:layer="layout" svg:width="1.205cm" svg:height="0.564cm" svg:x="10.245cm" svg:y="16.325cm">
          <draw:text-box>
            <text:p text:style-name="P2">0.001</text:p>
          </draw:text-box>
        </draw:frame>
        <draw:frame draw:style-name="gr46" draw:text-style-name="P2" draw:layer="layout" svg:width="1.205cm" svg:height="0.564cm" svg:x="10.828cm" svg:y="15.956cm">
          <draw:text-box>
            <text:p text:style-name="P2">0.005</text:p>
          </draw:text-box>
        </draw:frame>
        <draw:frame draw:style-name="gr34" draw:text-style-name="P2" draw:layer="layout" svg:width="1.048cm" svg:height="0.564cm" svg:x="11.493cm" svg:y="16.325cm">
          <draw:text-box>
            <text:p text:style-name="P2">0.01</text:p>
          </draw:text-box>
        </draw:frame>
        <draw:frame draw:style-name="gr34" draw:text-style-name="P2" draw:layer="layout" svg:width="1.048cm" svg:height="0.564cm" svg:x="12.102cm" svg:y="15.956cm">
          <draw:text-box>
            <text:p text:style-name="P2">0.05</text:p>
          </draw:text-box>
        </draw:frame>
        <draw:frame draw:style-name="gr26" draw:text-style-name="P2" draw:layer="layout" svg:width="0.891cm" svg:height="0.564cm" svg:x="12.768cm" svg:y="16.325cm">
          <draw:text-box>
            <text:p text:style-name="P2">0.1</text:p>
          </draw:text-box>
        </draw:frame>
        <draw:frame draw:style-name="gr26" draw:text-style-name="P2" draw:layer="layout" svg:width="0.891cm" svg:height="0.564cm" svg:x="13.35cm" svg:y="15.956cm">
          <draw:text-box>
            <text:p text:style-name="P2">0.2</text:p>
          </draw:text-box>
        </draw:frame>
        <draw:frame draw:style-name="gr26" draw:text-style-name="P2" draw:layer="layout" svg:width="0.891cm" svg:height="0.564cm" svg:x="13.932cm" svg:y="16.325cm">
          <draw:text-box>
            <text:p text:style-name="P2">0.3</text:p>
          </draw:text-box>
        </draw:frame>
        <draw:frame draw:style-name="gr26" draw:text-style-name="P2" draw:layer="layout" svg:width="0.891cm" svg:height="0.564cm" svg:x="14.542cm" svg:y="15.956cm">
          <draw:text-box>
            <text:p text:style-name="P2">0.4</text:p>
          </draw:text-box>
        </draw:frame>
        <draw:frame draw:style-name="gr26" draw:text-style-name="P2" draw:layer="layout" svg:width="0.891cm" svg:height="0.564cm" svg:x="15.124cm" svg:y="16.325cm">
          <draw:text-box>
            <text:p text:style-name="P2">0.5</text:p>
          </draw:text-box>
        </draw:frame>
        <draw:frame draw:style-name="gr26" draw:text-style-name="P2" draw:layer="layout" svg:width="0.891cm" svg:height="0.564cm" svg:x="15.706cm" svg:y="15.956cm">
          <draw:text-box>
            <text:p text:style-name="P2">0.6</text:p>
          </draw:text-box>
        </draw:frame>
        <draw:frame draw:style-name="gr26" draw:text-style-name="P2" draw:layer="layout" svg:width="0.891cm" svg:height="0.564cm" svg:x="16.288cm" svg:y="16.325cm">
          <draw:text-box>
            <text:p text:style-name="P2">0.7</text:p>
          </draw:text-box>
        </draw:frame>
        <draw:frame draw:style-name="gr26" draw:text-style-name="P2" draw:layer="layout" svg:width="0.891cm" svg:height="0.564cm" svg:x="16.898cm" svg:y="15.956cm">
          <draw:text-box>
            <text:p text:style-name="P2">0.8</text:p>
          </draw:text-box>
        </draw:frame>
        <draw:frame draw:style-name="gr26" draw:text-style-name="P2" draw:layer="layout" svg:width="0.891cm" svg:height="0.564cm" svg:x="17.48cm" svg:y="16.325cm">
          <draw:text-box>
            <text:p text:style-name="P2">0.9</text:p>
          </draw:text-box>
        </draw:frame>
        <draw:line draw:style-name="gr6" draw:text-style-name="P1" draw:layer="layout" svg:x1="8.242cm" svg:y1="15.81cm" svg:x2="8.242cm" svg:y2="15.661cm">
          <text:p/>
        </draw:line>
        <draw:line draw:style-name="gr6" draw:text-style-name="P1" draw:layer="layout" svg:x1="8.831cm" svg:y1="15.81cm" svg:x2="8.831cm" svg:y2="15.661cm">
          <text:p/>
        </draw:line>
        <draw:line draw:style-name="gr6" draw:text-style-name="P1" draw:layer="layout" svg:x1="9.421cm" svg:y1="15.81cm" svg:x2="9.421cm" svg:y2="15.661cm">
          <text:p/>
        </draw:line>
        <draw:line draw:style-name="gr6" draw:text-style-name="P1" draw:layer="layout" svg:x1="10.011cm" svg:y1="15.81cm" svg:x2="10.011cm" svg:y2="15.661cm">
          <text:p/>
        </draw:line>
        <draw:line draw:style-name="gr6" draw:text-style-name="P1" draw:layer="layout" svg:x1="10.6cm" svg:y1="15.81cm" svg:x2="10.6cm" svg:y2="15.661cm">
          <text:p/>
        </draw:line>
        <draw:line draw:style-name="gr6" draw:text-style-name="P1" draw:layer="layout" svg:x1="11.19cm" svg:y1="15.81cm" svg:x2="11.19cm" svg:y2="15.661cm">
          <text:p/>
        </draw:line>
        <draw:line draw:style-name="gr6" draw:text-style-name="P1" draw:layer="layout" svg:x1="11.78cm" svg:y1="15.81cm" svg:x2="11.78cm" svg:y2="15.661cm">
          <text:p/>
        </draw:line>
        <draw:line draw:style-name="gr6" draw:text-style-name="P1" draw:layer="layout" svg:x1="12.37cm" svg:y1="15.81cm" svg:x2="12.37cm" svg:y2="15.661cm">
          <text:p/>
        </draw:line>
        <draw:line draw:style-name="gr6" draw:text-style-name="P1" draw:layer="layout" svg:x1="12.959cm" svg:y1="15.81cm" svg:x2="12.959cm" svg:y2="15.661cm">
          <text:p/>
        </draw:line>
        <draw:line draw:style-name="gr6" draw:text-style-name="P1" draw:layer="layout" svg:x1="13.549cm" svg:y1="15.81cm" svg:x2="13.549cm" svg:y2="15.661cm">
          <text:p/>
        </draw:line>
        <draw:line draw:style-name="gr6" draw:text-style-name="P1" draw:layer="layout" svg:x1="14.139cm" svg:y1="15.81cm" svg:x2="14.139cm" svg:y2="15.661cm">
          <text:p/>
        </draw:line>
        <draw:line draw:style-name="gr6" draw:text-style-name="P1" draw:layer="layout" svg:x1="14.729cm" svg:y1="15.81cm" svg:x2="14.729cm" svg:y2="15.661cm">
          <text:p/>
        </draw:line>
        <draw:line draw:style-name="gr6" draw:text-style-name="P1" draw:layer="layout" svg:x1="15.318cm" svg:y1="15.81cm" svg:x2="15.318cm" svg:y2="15.661cm">
          <text:p/>
        </draw:line>
        <draw:line draw:style-name="gr6" draw:text-style-name="P1" draw:layer="layout" svg:x1="15.908cm" svg:y1="15.81cm" svg:x2="15.908cm" svg:y2="15.661cm">
          <text:p/>
        </draw:line>
        <draw:line draw:style-name="gr6" draw:text-style-name="P1" draw:layer="layout" svg:x1="16.498cm" svg:y1="15.81cm" svg:x2="16.498cm" svg:y2="15.661cm">
          <text:p/>
        </draw:line>
        <draw:line draw:style-name="gr6" draw:text-style-name="P1" draw:layer="layout" svg:x1="17.087cm" svg:y1="15.81cm" svg:x2="17.087cm" svg:y2="15.661cm">
          <text:p/>
        </draw:line>
        <draw:polyline draw:style-name="gr6" draw:text-style-name="P1" draw:layer="layout" svg:width="0.148cm" svg:height="9.436cm" draw:transform="rotate (1.5707963267946) translate (8.24159693576914cm 15.809927871654cm)" svg:viewBox="0 0 149 9437" draw:points="0,25920 149,25920 149,16483">
          <text:p/>
        </draw:polyline>
        <draw:line draw:style-name="gr6" draw:text-style-name="P1" draw:layer="layout" svg:x1="8.242cm" svg:y1="14.967cm" svg:x2="17.679cm" svg:y2="14.967cm">
          <text:p/>
        </draw:line>
        <draw:frame draw:style-name="gr26" draw:text-style-name="P2" draw:layer="layout" svg:width="0.752cm" svg:height="0.564cm" svg:x="7.724cm" svg:y="15.507cm">
          <draw:text-box>
            <text:p text:style-name="P2">-2</text:p>
          </draw:text-box>
        </draw:frame>
        <draw:frame draw:style-name="gr26" draw:text-style-name="P2" draw:layer="layout" svg:width="0.659cm" svg:height="0.564cm" svg:x="7.834cm" svg:y="14.821cm">
          <draw:text-box>
            <text:p text:style-name="P2">0</text:p>
          </draw:text-box>
        </draw:frame>
        <draw:frame draw:style-name="gr26" draw:text-style-name="P2" draw:layer="layout" svg:width="0.659cm" svg:height="0.564cm" svg:x="7.834cm" svg:y="14.136cm">
          <draw:text-box>
            <text:p text:style-name="P2">2</text:p>
          </draw:text-box>
        </draw:frame>
        <draw:frame draw:style-name="gr26" draw:text-style-name="P2" draw:layer="layout" svg:width="0.659cm" svg:height="0.564cm" svg:x="7.834cm" svg:y="13.423cm">
          <draw:text-box>
            <text:p text:style-name="P2">4</text:p>
          </draw:text-box>
        </draw:frame>
        <draw:frame draw:style-name="gr26" draw:text-style-name="P2" draw:layer="layout" svg:width="0.659cm" svg:height="0.564cm" svg:x="7.834cm" svg:y="12.736cm">
          <draw:text-box>
            <text:p text:style-name="P2">6</text:p>
          </draw:text-box>
        </draw:frame>
        <draw:frame draw:style-name="gr26" draw:text-style-name="P2" draw:layer="layout" svg:width="0.659cm" svg:height="0.564cm" svg:x="7.834cm" svg:y="12.05cm">
          <draw:text-box>
            <text:p text:style-name="P2">8</text:p>
          </draw:text-box>
        </draw:frame>
        <draw:frame draw:style-name="gr26" draw:text-style-name="P2" draw:layer="layout" svg:width="0.815cm" svg:height="0.564cm" svg:x="7.668cm" svg:y="11.364cm">
          <draw:text-box>
            <text:p text:style-name="P2">10</text:p>
          </draw:text-box>
        </draw:frame>
        <draw:frame draw:style-name="gr26" draw:text-style-name="P2" draw:layer="layout" svg:width="0.815cm" svg:height="0.564cm" svg:x="7.668cm" svg:y="10.652cm">
          <draw:text-box>
            <text:p text:style-name="P2">12</text:p>
          </draw:text-box>
        </draw:frame>
        <draw:line draw:style-name="gr6" draw:text-style-name="P1" draw:layer="layout" svg:x1="8.092cm" svg:y1="15.661cm" svg:x2="8.242cm" svg:y2="15.661cm">
          <text:p/>
        </draw:line>
        <draw:line draw:style-name="gr6" draw:text-style-name="P1" draw:layer="layout" svg:x1="8.092cm" svg:y1="14.967cm" svg:x2="8.242cm" svg:y2="14.967cm">
          <text:p/>
        </draw:line>
        <draw:line draw:style-name="gr6" draw:text-style-name="P1" draw:layer="layout" svg:x1="8.092cm" svg:y1="14.273cm" svg:x2="8.242cm" svg:y2="14.273cm">
          <text:p/>
        </draw:line>
        <draw:line draw:style-name="gr6" draw:text-style-name="P1" draw:layer="layout" svg:x1="8.092cm" svg:y1="13.58cm" svg:x2="8.242cm" svg:y2="13.58cm">
          <text:p/>
        </draw:line>
        <draw:line draw:style-name="gr6" draw:text-style-name="P1" draw:layer="layout" svg:x1="8.092cm" svg:y1="12.887cm" svg:x2="8.242cm" svg:y2="12.887cm">
          <text:p/>
        </draw:line>
        <draw:line draw:style-name="gr6" draw:text-style-name="P1" draw:layer="layout" svg:x1="8.092cm" svg:y1="12.194cm" svg:x2="8.242cm" svg:y2="12.194cm">
          <text:p/>
        </draw:line>
        <draw:line draw:style-name="gr6" draw:text-style-name="P1" draw:layer="layout" svg:x1="8.092cm" svg:y1="11.5cm" svg:x2="8.242cm" svg:y2="11.5cm">
          <text:p/>
        </draw:line>
        <draw:polyline draw:style-name="gr6" draw:text-style-name="P1" draw:layer="layout" svg:width="0.149cm" svg:height="4.852cm" svg:x="8.092cm" svg:y="10.807cm" svg:viewBox="0 0 150 4853" draw:points="0,0 150,0 150,4853">
          <text:p/>
        </draw:polyline>
        <draw:polygon draw:style-name="gr11" draw:text-style-name="P1" draw:layer="layout" svg:width="0.631cm" svg:height="0.403cm" svg:x="8.221cm" svg:y="12.981cm" svg:viewBox="0 0 632 404" draw:points="42,0 632,328 611,366 590,404 0,76 21,38">
          <text:p/>
        </draw:polygon>
        <draw:polygon draw:style-name="gr11" draw:text-style-name="P1" draw:layer="layout" svg:width="0.029cm" svg:height="0.043cm" svg:x="8.81cm" svg:y="13.348cm" svg:viewBox="0 0 30 44" draw:points="21,0 30,43 23,44 15,44 8,42 0,39 0,38">
          <text:p/>
        </draw:polygon>
        <draw:polygon draw:style-name="gr11" draw:text-style-name="P1" draw:layer="layout" svg:width="0.607cm" svg:height="0.212cm" svg:x="8.822cm" svg:y="13.177cm" svg:viewBox="0 0 608 213" draw:points="0,127 590,0 599,43 608,86 18,213 9,170">
          <text:p/>
        </draw:polygon>
        <draw:polygon draw:style-name="gr11" draw:text-style-name="P1" draw:layer="layout" svg:width="0.013cm" svg:height="0.042cm" svg:x="9.421cm" svg:y="13.22cm" svg:viewBox="0 0 14 43" draw:points="0,0 14,42 9,43">
          <text:p/>
        </draw:polygon>
        <draw:polygon draw:style-name="gr11" draw:text-style-name="P1" draw:layer="layout" svg:width="0.617cm" svg:height="0.281cm" svg:x="9.407cm" svg:y="12.98cm" svg:viewBox="0 0 618 282" draw:points="0,198 590,0 604,42 618,84 28,282 14,240">
          <text:p/>
        </draw:polygon>
        <draw:polygon draw:style-name="gr11" draw:text-style-name="P1" draw:layer="layout" svg:width="0.013cm" svg:height="0.043cm" svg:x="9.997cm" svg:y="12.978cm" svg:viewBox="0 0 14 44" draw:points="14,44 0,2 7,0 13,0">
          <text:p/>
        </draw:polygon>
        <draw:polygon draw:style-name="gr11" draw:text-style-name="P1" draw:layer="layout" svg:width="0.591cm" svg:height="0.104cm" svg:x="10.01cm" svg:y="12.961cm" svg:viewBox="0 0 592 105" draw:points="0,17 590,0 591,44 592,88 2,105 1,61">
          <text:p/>
        </draw:polygon>
        <draw:polygon draw:style-name="gr11" draw:text-style-name="P1" draw:layer="layout" svg:width="0.027cm" svg:height="0.043cm" svg:x="10.6cm" svg:y="13.005cm" svg:viewBox="0 0 28 44" draw:points="0,0 28,34 22,38 15,41 8,43 1,44">
          <text:p/>
        </draw:polygon>
        <draw:polygon draw:style-name="gr11" draw:text-style-name="P1" draw:layer="layout" svg:width="0.645cm" svg:height="0.559cm" svg:x="10.573cm" svg:y="12.479cm" svg:viewBox="0 0 646 560" draw:points="0,493 590,0 618,34 646,68 56,560 28,527">
          <text:p/>
        </draw:polygon>
        <draw:polygon draw:style-name="gr11" draw:text-style-name="P1" draw:layer="layout" svg:width="0.028cm" svg:height="0.033cm" svg:x="11.19cm" svg:y="12.512cm" svg:viewBox="0 0 29 34" draw:points="0,0 29,33 28,34">
          <text:p/>
        </draw:polygon>
        <draw:polygon draw:style-name="gr11" draw:text-style-name="P1" draw:layer="layout" svg:width="0.647cm" svg:height="0.57cm" svg:x="11.161cm" svg:y="11.974cm" svg:viewBox="0 0 648 571" draw:points="0,506 590,0 619,33 648,66 58,571 29,538">
          <text:p/>
        </draw:polygon>
        <draw:polygon draw:style-name="gr11" draw:text-style-name="P1" draw:layer="layout" svg:width="0.028cm" svg:height="0.042cm" svg:x="11.751cm" svg:y="11.964cm" svg:viewBox="0 0 29 43" draw:points="29,43 0,10 7,5 13,2 21,0 21,0">
          <text:p/>
        </draw:polygon>
        <draw:polygon draw:style-name="gr11" draw:text-style-name="P1" draw:layer="layout" svg:width="0.605cm" svg:height="0.192cm" svg:x="11.772cm" svg:y="11.857cm" svg:viewBox="0 0 606 193" draw:points="0,107 590,0 598,43 606,86 16,193 8,150">
          <text:p/>
        </draw:polygon>
        <draw:polygon draw:style-name="gr11" draw:text-style-name="P1" draw:layer="layout" svg:width="0.03cm" svg:height="0.043cm" svg:x="12.362cm" svg:y="11.856cm" svg:viewBox="0 0 31 44" draw:points="8,44 0,1 8,0 15,1 23,3 30,6 31,6">
          <text:p/>
        </draw:polygon>
        <draw:polygon draw:style-name="gr11" draw:text-style-name="P1" draw:layer="layout" svg:width="0.635cm" svg:height="0.428cm" svg:x="12.347cm" svg:y="11.862cm" svg:viewBox="0 0 636 429" draw:points="46,0 636,353 613,391 590,429 0,76 23,38">
          <text:p/>
        </draw:polygon>
        <draw:polygon draw:style-name="gr11" draw:text-style-name="P1" draw:layer="layout" svg:width="0.027cm" svg:height="0.043cm" svg:x="12.936cm" svg:y="12.253cm" svg:viewBox="0 0 28 44" draw:points="23,0 28,44 20,44 12,43 5,40 0,38">
          <text:p/>
        </draw:polygon>
        <draw:polygon draw:style-name="gr11" draw:text-style-name="P1" draw:layer="layout" svg:width="0.599cm" svg:height="0.149cm" svg:x="12.954cm" svg:y="12.146cm" svg:viewBox="0 0 600 150" draw:points="0,63 590,0 595,44 600,88 10,150 5,106">
          <text:p/>
        </draw:polygon>
        <draw:polygon draw:style-name="gr11" draw:text-style-name="P1" draw:layer="layout" svg:width="0.017cm" svg:height="0.043cm" svg:x="13.544cm" svg:y="12.146cm" svg:viewBox="0 0 18 44" draw:points="5,44 0,0 8,0 16,1 18,2">
          <text:p/>
        </draw:polygon>
        <draw:polygon draw:style-name="gr11" draw:text-style-name="P1" draw:layer="layout" svg:width="0.615cm" svg:height="0.26cm" svg:x="13.536cm" svg:y="12.148cm" svg:viewBox="0 0 616 261" draw:points="26,0 616,177 603,219 590,261 0,84 13,42">
          <text:p/>
        </draw:polygon>
        <draw:polygon draw:style-name="gr11" draw:text-style-name="P1" draw:layer="layout" svg:width="0.012cm" svg:height="0.042cm" svg:x="14.126cm" svg:y="12.367cm" svg:viewBox="0 0 13 43" draw:points="13,0 5,43 0,42">
          <text:p/>
        </draw:polygon>
        <draw:polygon draw:style-name="gr11" draw:text-style-name="P1" draw:layer="layout" svg:width="0.605cm" svg:height="0.199cm" svg:x="14.131cm" svg:y="12.324cm" svg:viewBox="0 0 606 200" draw:points="16,0 606,114 598,157 590,200 0,86 8,43">
          <text:p/>
        </draw:polygon>
        <draw:polygon draw:style-name="gr11" draw:text-style-name="P1" draw:layer="layout" svg:width="0.015cm" svg:height="0.042cm" svg:x="14.729cm" svg:y="12.439cm" svg:viewBox="0 0 16 43" draw:points="0,43 8,0 16,2">
          <text:p/>
        </draw:polygon>
        <draw:polygon draw:style-name="gr11" draw:text-style-name="P1" draw:layer="layout" svg:width="0.621cm" svg:height="0.303cm" svg:x="14.713cm" svg:y="12.441cm" svg:viewBox="0 0 622 304" draw:points="32,0 622,222 606,263 590,304 0,82 16,41">
          <text:p/>
        </draw:polygon>
        <draw:polygon draw:style-name="gr11" draw:text-style-name="P1" draw:layer="layout" svg:width="0.019cm" svg:height="0.04cm" svg:x="15.318cm" svg:y="12.663cm" svg:viewBox="0 0 20 41" draw:points="0,41 16,0 20,2">
          <text:p/>
        </draw:polygon>
        <draw:polygon draw:style-name="gr11" draw:text-style-name="P1" draw:layer="layout" svg:width="0.629cm" svg:height="0.374cm" svg:x="15.298cm" svg:y="12.665cm" svg:viewBox="0 0 630 375" draw:points="40,0 630,298 610,336 590,375 0,78 20,39">
          <text:p/>
        </draw:polygon>
        <draw:polygon draw:style-name="gr11" draw:text-style-name="P1" draw:layer="layout" svg:width="0.019cm" svg:height="0.043cm" svg:x="15.888cm" svg:y="13.001cm" svg:viewBox="0 0 20 44" draw:points="20,0 20,44 12,43 5,41 0,39">
          <text:p/>
        </draw:polygon>
        <draw:polygon draw:style-name="gr11" draw:text-style-name="P1" draw:layer="layout" svg:width="0.589cm" svg:height="0.087cm" svg:x="15.908cm" svg:y="12.957cm" svg:viewBox="0 0 590 88" draw:points="0,0 590,0 590,44 590,88 0,88 0,44">
          <text:p/>
        </draw:polygon>
        <draw:polygon draw:style-name="gr11" draw:text-style-name="P1" draw:layer="layout" svg:width="0.004cm" svg:height="0.043cm" svg:x="16.498cm" svg:y="12.957cm" svg:viewBox="0 0 5 44" draw:points="0,44 0,0 5,0">
          <text:p/>
        </draw:polygon>
        <draw:polygon draw:style-name="gr11" draw:text-style-name="P1" draw:layer="layout" svg:width="0.599cm" svg:height="0.149cm" svg:x="16.493cm" svg:y="12.957cm" svg:viewBox="0 0 600 150" draw:points="10,0 600,63 595,106 590,150 0,88 5,44">
          <text:p/>
        </draw:polygon>
        <draw:polygon draw:style-name="gr11" draw:text-style-name="P1" draw:layer="layout" svg:width="0.019cm" svg:height="0.043cm" svg:x="17.087cm" svg:y="13.02cm" svg:viewBox="0 0 20 44" draw:points="0,44 5,0 12,2 19,4 20,5">
          <text:p/>
        </draw:polygon>
        <draw:polygon draw:style-name="gr11" draw:text-style-name="P1" draw:layer="layout" svg:width="0.63cm" svg:height="0.374cm" svg:x="17.067cm" svg:y="13.025cm" svg:viewBox="0 0 631 375" draw:points="40,0 631,298 611,336 591,375 0,78 20,39">
          <text:p/>
        </draw:polygon>
        <draw:polygon draw:style-name="gr11" draw:text-style-name="P1" draw:layer="layout" svg:width="0.248cm" svg:height="0.248cm" svg:x="8.117cm" svg:y="12.895cm" svg:viewBox="0 0 249 249" draw:points="0,0 0,249 249,249 249,0">
          <text:p/>
        </draw:polygon>
        <draw:polyline draw:style-name="gr12" draw:text-style-name="P1" draw:layer="layout" svg:width="0.248cm" svg:height="0.248cm" svg:x="8.117cm" svg:y="12.895cm" svg:viewBox="0 0 249 249" draw:points="0,0 0,249 249,249 249,0 0,0">
          <text:p/>
        </draw:polyline>
        <draw:polygon draw:style-name="gr13" draw:text-style-name="P1" draw:layer="layout" svg:width="0.248cm" svg:height="0.248cm" svg:x="8.707cm" svg:y="13.223cm" svg:viewBox="0 0 249 249" draw:points="0,0 0,249 249,249 249,0">
          <text:p/>
        </draw:polygon>
        <draw:polyline draw:style-name="gr12" draw:text-style-name="P1" draw:layer="layout" svg:width="0.248cm" svg:height="0.248cm" svg:x="8.707cm" svg:y="13.223cm" svg:viewBox="0 0 249 249" draw:points="0,0 0,249 249,249 249,0 0,0">
          <text:p/>
        </draw:polyline>
        <draw:polygon draw:style-name="gr13" draw:text-style-name="P1" draw:layer="layout" svg:width="0.248cm" svg:height="0.248cm" svg:x="9.296cm" svg:y="13.096cm" svg:viewBox="0 0 249 249" draw:points="0,0 0,249 249,249 249,0">
          <text:p/>
        </draw:polygon>
        <draw:polyline draw:style-name="gr12" draw:text-style-name="P1" draw:layer="layout" svg:width="0.248cm" svg:height="0.248cm" svg:x="9.296cm" svg:y="13.096cm" svg:viewBox="0 0 249 249" draw:points="0,0 0,249 249,249 249,0 0,0">
          <text:p/>
        </draw:polyline>
        <draw:polygon draw:style-name="gr13" draw:text-style-name="P1" draw:layer="layout" svg:width="0.248cm" svg:height="0.248cm" svg:x="9.886cm" svg:y="12.898cm" svg:viewBox="0 0 249 249" draw:points="0,0 0,249 249,249 249,0">
          <text:p/>
        </draw:polygon>
        <draw:polyline draw:style-name="gr12" draw:text-style-name="P1" draw:layer="layout" svg:width="0.248cm" svg:height="0.248cm" svg:x="9.886cm" svg:y="12.898cm" svg:viewBox="0 0 249 249" draw:points="0,0 0,249 249,249 249,0 0,0">
          <text:p/>
        </draw:polyline>
        <draw:polygon draw:style-name="gr13" draw:text-style-name="P1" draw:layer="layout" svg:width="0.248cm" svg:height="0.248cm" svg:x="10.476cm" svg:y="12.881cm" svg:viewBox="0 0 249 249" draw:points="0,0 0,249 249,249 249,0">
          <text:p/>
        </draw:polygon>
        <draw:polyline draw:style-name="gr12" draw:text-style-name="P1" draw:layer="layout" svg:width="0.248cm" svg:height="0.248cm" svg:x="10.476cm" svg:y="12.881cm" svg:viewBox="0 0 249 249" draw:points="0,0 0,249 249,249 249,0 0,0">
          <text:p/>
        </draw:polyline>
        <draw:polygon draw:style-name="gr13" draw:text-style-name="P1" draw:layer="layout" svg:width="0.248cm" svg:height="0.248cm" svg:x="11.065cm" svg:y="12.388cm" svg:viewBox="0 0 249 249" draw:points="0,0 0,249 249,249 249,0">
          <text:p/>
        </draw:polygon>
        <draw:polyline draw:style-name="gr12" draw:text-style-name="P1" draw:layer="layout" svg:width="0.248cm" svg:height="0.248cm" svg:x="11.065cm" svg:y="12.388cm" svg:viewBox="0 0 249 249" draw:points="0,0 0,249 249,249 249,0 0,0">
          <text:p/>
        </draw:polyline>
        <draw:polygon draw:style-name="gr13" draw:text-style-name="P1" draw:layer="layout" svg:width="0.248cm" svg:height="0.248cm" svg:x="11.655cm" svg:y="11.882cm" svg:viewBox="0 0 249 249" draw:points="0,0 0,249 249,249 249,0">
          <text:p/>
        </draw:polygon>
        <draw:polyline draw:style-name="gr12" draw:text-style-name="P1" draw:layer="layout" svg:width="0.248cm" svg:height="0.248cm" svg:x="11.655cm" svg:y="11.882cm" svg:viewBox="0 0 249 249" draw:points="0,0 0,249 249,249 249,0 0,0">
          <text:p/>
        </draw:polyline>
        <draw:polygon draw:style-name="gr13" draw:text-style-name="P1" draw:layer="layout" svg:width="0.248cm" svg:height="0.248cm" svg:x="12.245cm" svg:y="11.775cm" svg:viewBox="0 0 249 249" draw:points="0,0 0,249 249,249 249,0">
          <text:p/>
        </draw:polygon>
        <draw:polyline draw:style-name="gr12" draw:text-style-name="P1" draw:layer="layout" svg:width="0.248cm" svg:height="0.248cm" svg:x="12.245cm" svg:y="11.775cm" svg:viewBox="0 0 249 249" draw:points="0,0 0,249 249,249 249,0 0,0">
          <text:p/>
        </draw:polyline>
        <draw:polygon draw:style-name="gr13" draw:text-style-name="P1" draw:layer="layout" svg:width="0.248cm" svg:height="0.248cm" svg:x="12.835cm" svg:y="12.128cm" svg:viewBox="0 0 249 249" draw:points="0,0 0,249 249,249 249,0">
          <text:p/>
        </draw:polygon>
        <draw:polyline draw:style-name="gr12" draw:text-style-name="P1" draw:layer="layout" svg:width="0.248cm" svg:height="0.248cm" svg:x="12.835cm" svg:y="12.128cm" svg:viewBox="0 0 249 249" draw:points="0,0 0,249 249,249 249,0 0,0">
          <text:p/>
        </draw:polyline>
        <draw:polygon draw:style-name="gr13" draw:text-style-name="P1" draw:layer="layout" svg:width="0.248cm" svg:height="0.248cm" svg:x="13.424cm" svg:y="12.066cm" svg:viewBox="0 0 249 249" draw:points="0,0 0,249 249,249 249,0">
          <text:p/>
        </draw:polygon>
        <draw:polyline draw:style-name="gr12" draw:text-style-name="P1" draw:layer="layout" svg:width="0.248cm" svg:height="0.248cm" svg:x="13.424cm" svg:y="12.066cm" svg:viewBox="0 0 249 249" draw:points="0,0 0,249 249,249 249,0 0,0">
          <text:p/>
        </draw:polyline>
        <draw:polygon draw:style-name="gr13" draw:text-style-name="P1" draw:layer="layout" svg:width="0.248cm" svg:height="0.248cm" svg:x="14.014cm" svg:y="12.243cm" svg:viewBox="0 0 249 249" draw:points="0,0 0,249 249,249 249,0">
          <text:p/>
        </draw:polygon>
        <draw:polyline draw:style-name="gr12" draw:text-style-name="P1" draw:layer="layout" svg:width="0.248cm" svg:height="0.248cm" svg:x="14.014cm" svg:y="12.243cm" svg:viewBox="0 0 249 249" draw:points="0,0 0,249 249,249 249,0 0,0">
          <text:p/>
        </draw:polyline>
        <draw:polygon draw:style-name="gr13" draw:text-style-name="P1" draw:layer="layout" svg:width="0.248cm" svg:height="0.248cm" svg:x="14.604cm" svg:y="12.357cm" svg:viewBox="0 0 249 249" draw:points="0,0 0,249 249,249 249,0">
          <text:p/>
        </draw:polygon>
        <draw:polyline draw:style-name="gr12" draw:text-style-name="P1" draw:layer="layout" svg:width="0.248cm" svg:height="0.248cm" svg:x="14.604cm" svg:y="12.357cm" svg:viewBox="0 0 249 249" draw:points="0,0 0,249 249,249 249,0 0,0">
          <text:p/>
        </draw:polyline>
        <draw:polygon draw:style-name="gr13" draw:text-style-name="P1" draw:layer="layout" svg:width="0.248cm" svg:height="0.248cm" svg:x="15.194cm" svg:y="12.579cm" svg:viewBox="0 0 249 249" draw:points="0,0 0,249 249,249 249,0">
          <text:p/>
        </draw:polygon>
        <draw:polyline draw:style-name="gr12" draw:text-style-name="P1" draw:layer="layout" svg:width="0.248cm" svg:height="0.248cm" svg:x="15.194cm" svg:y="12.579cm" svg:viewBox="0 0 249 249" draw:points="0,0 0,249 249,249 249,0 0,0">
          <text:p/>
        </draw:polyline>
        <draw:polygon draw:style-name="gr13" draw:text-style-name="P1" draw:layer="layout" svg:width="0.248cm" svg:height="0.248cm" svg:x="15.783cm" svg:y="12.877cm" svg:viewBox="0 0 249 249" draw:points="0,0 0,249 249,249 249,0">
          <text:p/>
        </draw:polygon>
        <draw:polyline draw:style-name="gr12" draw:text-style-name="P1" draw:layer="layout" svg:width="0.248cm" svg:height="0.248cm" svg:x="15.783cm" svg:y="12.877cm" svg:viewBox="0 0 249 249" draw:points="0,0 0,249 249,249 249,0 0,0">
          <text:p/>
        </draw:polyline>
        <draw:polygon draw:style-name="gr13" draw:text-style-name="P1" draw:layer="layout" svg:width="0.248cm" svg:height="0.248cm" svg:x="16.373cm" svg:y="12.877cm" svg:viewBox="0 0 249 249" draw:points="0,0 0,249 249,249 249,0">
          <text:p/>
        </draw:polygon>
        <draw:polyline draw:style-name="gr12" draw:text-style-name="P1" draw:layer="layout" svg:width="0.248cm" svg:height="0.248cm" svg:x="16.373cm" svg:y="12.877cm" svg:viewBox="0 0 249 249" draw:points="0,0 0,249 249,249 249,0 0,0">
          <text:p/>
        </draw:polyline>
        <draw:polygon draw:style-name="gr13" draw:text-style-name="P1" draw:layer="layout" svg:width="0.248cm" svg:height="0.248cm" svg:x="16.963cm" svg:y="12.939cm" svg:viewBox="0 0 249 249" draw:points="0,0 0,249 249,249 249,0">
          <text:p/>
        </draw:polygon>
        <draw:polyline draw:style-name="gr12" draw:text-style-name="P1" draw:layer="layout" svg:width="0.248cm" svg:height="0.248cm" svg:x="16.963cm" svg:y="12.939cm" svg:viewBox="0 0 249 249" draw:points="0,0 0,249 249,249 249,0 0,0">
          <text:p/>
        </draw:polyline>
        <draw:polygon draw:style-name="gr13" draw:text-style-name="P1" draw:layer="layout" svg:width="0.248cm" svg:height="0.248cm" svg:x="17.553cm" svg:y="13.237cm" svg:viewBox="0 0 249 249" draw:points="0,0 0,249 249,249 249,0">
          <text:p/>
        </draw:polygon>
        <draw:polyline draw:style-name="gr12" draw:text-style-name="P1" draw:layer="layout" svg:width="0.248cm" svg:height="0.248cm" svg:x="17.553cm" svg:y="13.237cm" svg:viewBox="0 0 249 249" draw:points="0,0 0,249 249,249 249,0 0,0">
          <text:p/>
        </draw:polyline>
        <draw:polygon draw:style-name="gr14" draw:text-style-name="P1" draw:layer="layout" svg:width="0.621cm" svg:height="0.317cm" svg:x="8.226cm" svg:y="13.037cm" svg:viewBox="0 0 622 318" draw:points="32,0 622,236 606,277 590,318 0,82 16,41">
          <text:p/>
        </draw:polygon>
        <draw:polygon draw:style-name="gr14" draw:text-style-name="P1" draw:layer="layout" svg:width="0.015cm" svg:height="0.042cm" svg:x="8.815cm" svg:y="13.314cm" svg:viewBox="0 0 16 43" draw:points="16,0 8,43 1,41 0,41">
          <text:p/>
        </draw:polygon>
        <draw:polygon draw:style-name="gr14" draw:text-style-name="P1" draw:layer="layout" svg:width="0.605cm" svg:height="0.188cm" svg:x="8.823cm" svg:y="13.271cm" svg:viewBox="0 0 606 189" draw:points="16,0 606,104 598,146 590,189 0,86 8,43">
          <text:p/>
        </draw:polygon>
        <draw:polygon draw:style-name="gr14" draw:text-style-name="P1" draw:layer="layout" svg:width="0.033cm" svg:height="0.043cm" svg:x="9.413cm" svg:y="13.417cm" svg:viewBox="0 0 34 44" draw:points="8,0 34,35 28,39 20,42 13,44 5,44 0,43">
          <text:p/>
        </draw:polygon>
        <draw:polygon draw:style-name="gr14" draw:text-style-name="P1" draw:layer="layout" svg:width="0.641cm" svg:height="0.502cm" svg:x="9.395cm" svg:y="12.949cm" svg:viewBox="0 0 642 503" draw:points="0,433 590,0 616,35 642,70 52,503 26,468">
          <text:p/>
        </draw:polygon>
        <draw:polygon draw:style-name="gr14" draw:text-style-name="P1" draw:layer="layout" svg:width="0.029cm" svg:height="0.043cm" svg:x="9.985cm" svg:y="12.94cm" svg:viewBox="0 0 30 44" draw:points="26,44 0,9 6,5 14,2 21,0 29,0 30,0">
          <text:p/>
        </draw:polygon>
        <draw:polygon draw:style-name="gr14" draw:text-style-name="P1" draw:layer="layout" svg:width="0.597cm" svg:height="0.138cm" svg:x="10.007cm" svg:y="12.94cm" svg:viewBox="0 0 598 139" draw:points="8,0 598,52 594,96 590,139 0,88 4,44">
          <text:p/>
        </draw:polygon>
        <draw:polygon draw:style-name="gr14" draw:text-style-name="P1" draw:layer="layout" svg:width="0.037cm" svg:height="0.043cm" svg:x="10.596cm" svg:y="13.036cm" svg:viewBox="0 0 38 44" draw:points="4,0 38,28 32,34 26,38 19,41 12,43 4,44 0,44">
          <text:p/>
        </draw:polygon>
        <draw:polygon draw:style-name="gr14" draw:text-style-name="P1" draw:layer="layout" svg:width="0.657cm" svg:height="0.755cm" svg:x="10.567cm" svg:y="12.307cm" svg:viewBox="0 0 658 756" draw:points="0,701 590,0 624,28 658,56 68,756 34,729">
          <text:p/>
        </draw:polygon>
        <draw:polygon draw:style-name="gr14" draw:text-style-name="P1" draw:layer="layout" svg:width="0.033cm" svg:height="0.041cm" svg:x="11.156cm" svg:y="12.293cm" svg:viewBox="0 0 34 42" draw:points="34,42 0,14 6,8 12,4 19,1 22,0">
          <text:p/>
        </draw:polygon>
        <draw:polygon draw:style-name="gr14" draw:text-style-name="P1" draw:layer="layout" svg:width="0.613cm" svg:height="0.252cm" svg:x="11.178cm" svg:y="12.124cm" svg:viewBox="0 0 614 253" draw:points="0,169 590,0 602,42 614,84 24,253 12,211">
          <text:p/>
        </draw:polygon>
        <draw:polygon draw:style-name="gr14" draw:text-style-name="P1" draw:layer="layout" svg:width="0.028cm" svg:height="0.041cm" svg:x="11.78cm" svg:y="12.166cm" svg:viewBox="0 0 29 42" draw:points="0,0 29,33 23,37 17,41 12,42">
          <text:p/>
        </draw:polygon>
        <draw:polygon draw:style-name="gr14" draw:text-style-name="P1" draw:layer="layout" svg:width="0.647cm" svg:height="0.595cm" svg:x="11.751cm" svg:y="11.603cm" svg:viewBox="0 0 648 596" draw:points="0,531 590,0 619,33 648,66 58,596 29,563">
          <text:p/>
        </draw:polygon>
        <draw:polygon draw:style-name="gr14" draw:text-style-name="P1" draw:layer="layout" svg:width="0.059cm" svg:height="0.043cm" svg:x="12.341cm" svg:y="11.592cm" svg:viewBox="0 0 60 44" draw:points="29,44 0,11 6,7 12,3 20,1 27,0 35,0 43,2 50,5 56,9 60,13">
          <text:p/>
        </draw:polygon>
        <draw:polygon draw:style-name="gr14" draw:text-style-name="P1" draw:layer="layout" svg:width="0.651cm" svg:height="0.653cm" svg:x="12.339cm" svg:y="11.605cm" svg:viewBox="0 0 652 654" draw:points="62,0 652,592 621,623 590,654 0,62 31,31">
          <text:p/>
        </draw:polygon>
        <draw:polygon draw:style-name="gr14" draw:text-style-name="P1" draw:layer="layout" svg:width="0.041cm" svg:height="0.043cm" svg:x="12.928cm" svg:y="12.228cm" svg:viewBox="0 0 42 44" draw:points="31,0 42,43 34,44 27,44 19,42 12,40 5,36 0,31">
          <text:p/>
        </draw:polygon>
        <draw:polygon draw:style-name="gr14" draw:text-style-name="P1" draw:layer="layout" svg:width="0.611cm" svg:height="0.237cm" svg:x="12.948cm" svg:y="12.033cm" svg:viewBox="0 0 612 238" draw:points="0,152 590,0 601,43 612,86 22,238 11,195">
          <text:p/>
        </draw:polygon>
        <draw:polygon draw:style-name="gr14" draw:text-style-name="P1" draw:layer="layout" svg:width="0.024cm" svg:height="0.043cm" svg:x="13.538cm" svg:y="12.032cm" svg:viewBox="0 0 25 44" draw:points="11,44 0,1 8,0 15,0 23,2 25,2">
          <text:p/>
        </draw:polygon>
        <draw:polygon draw:style-name="gr14" draw:text-style-name="P1" draw:layer="layout" svg:width="0.617cm" svg:height="0.288cm" svg:x="13.535cm" svg:y="12.034cm" svg:viewBox="0 0 618 289" draw:points="28,0 618,205 604,247 590,289 0,84 14,42">
          <text:p/>
        </draw:polygon>
        <draw:polygon draw:style-name="gr14" draw:text-style-name="P1" draw:layer="layout" svg:width="0.014cm" svg:height="0.041cm" svg:x="14.139cm" svg:y="12.239cm" svg:viewBox="0 0 15 42" draw:points="0,42 14,0 15,1">
          <text:p/>
        </draw:polygon>
        <draw:polygon draw:style-name="gr14" draw:text-style-name="P1" draw:layer="layout" svg:width="0.619cm" svg:height="0.299cm" svg:x="14.124cm" svg:y="12.24cm" svg:viewBox="0 0 620 300" draw:points="30,0 620,218 605,259 590,300 0,82 15,41">
          <text:p/>
        </draw:polygon>
        <draw:polygon draw:style-name="gr14" draw:text-style-name="P1" draw:layer="layout" svg:width="0.019cm" svg:height="0.04cm" svg:x="14.729cm" svg:y="12.458cm" svg:viewBox="0 0 20 41" draw:points="0,41 15,0 20,2">
          <text:p/>
        </draw:polygon>
        <draw:polygon draw:style-name="gr14" draw:text-style-name="P1" draw:layer="layout" svg:width="0.629cm" svg:height="0.375cm" svg:x="14.709cm" svg:y="12.46cm" svg:viewBox="0 0 630 376" draw:points="40,0 630,299 610,337 590,376 0,78 20,39">
          <text:p/>
        </draw:polygon>
        <draw:polygon draw:style-name="gr14" draw:text-style-name="P1" draw:layer="layout" svg:width="0.024cm" svg:height="0.038cm" svg:x="15.318cm" svg:y="12.758cm" svg:viewBox="0 0 25 39" draw:points="0,39 20,0 25,3">
          <text:p/>
        </draw:polygon>
        <draw:polygon draw:style-name="gr14" draw:text-style-name="P1" draw:layer="layout" svg:width="0.639cm" svg:height="0.483cm" svg:x="15.293cm" svg:y="12.761cm" svg:viewBox="0 0 640 484" draw:points="50,0 640,412 615,448 590,484 0,72 25,36">
          <text:p/>
        </draw:polygon>
        <draw:polygon draw:style-name="gr14" draw:text-style-name="P1" draw:layer="layout" svg:width="0.03cm" svg:height="0.035cm" svg:x="15.908cm" svg:y="13.173cm" svg:viewBox="0 0 31 36" draw:points="0,36 25,0 31,4">
          <text:p/>
        </draw:polygon>
        <draw:polygon draw:style-name="gr14" draw:text-style-name="P1" draw:layer="layout" svg:width="0.651cm" svg:height="0.631cm" svg:x="15.877cm" svg:y="13.177cm" svg:viewBox="0 0 652 632" draw:points="62,0 652,568 621,600 590,632 0,64 31,32">
          <text:p/>
        </draw:polygon>
        <draw:polygon draw:style-name="gr14" draw:text-style-name="P1" draw:layer="layout" svg:width="0.03cm" svg:height="0.037cm" svg:x="16.467cm" svg:y="13.777cm" svg:viewBox="0 0 31 38" draw:points="31,0 8,38 2,33 0,32">
          <text:p/>
        </draw:polygon>
        <draw:polygon draw:style-name="gr14" draw:text-style-name="P1" draw:layer="layout" svg:width="0.635cm" svg:height="0.432cm" svg:x="16.475cm" svg:y="13.74cm" svg:viewBox="0 0 636 433" draw:points="46,0 636,357 613,395 590,433 0,76 23,38">
          <text:p/>
        </draw:polygon>
        <draw:polygon draw:style-name="gr14" draw:text-style-name="P1" draw:layer="layout" svg:width="0.024cm" svg:height="0.037cm" svg:x="17.087cm" svg:y="14.097cm" svg:viewBox="0 0 25 38" draw:points="0,38 23,0 25,1">
          <text:p/>
        </draw:polygon>
        <draw:polygon draw:style-name="gr14" draw:text-style-name="P1" draw:layer="layout" svg:width="0.64cm" svg:height="0.468cm" svg:x="17.062cm" svg:y="14.098cm" svg:viewBox="0 0 641 469" draw:points="50,0 641,395 616,432 591,469 0,74 25,37">
          <text:p/>
        </draw:polygon>
        <draw:polygon draw:style-name="gr14" draw:text-style-name="P1" draw:layer="layout" svg:width="0.248cm" svg:height="0.248cm" svg:x="8.117cm" svg:y="12.953cm" svg:viewBox="0 0 249 249" draw:points="0,124 125,249 249,124 125,0">
          <text:p/>
        </draw:polygon>
        <draw:polyline draw:style-name="gr12" draw:text-style-name="P1" draw:layer="layout" svg:width="0.248cm" svg:height="0.248cm" svg:x="8.117cm" svg:y="12.953cm" svg:viewBox="0 0 249 249" draw:points="0,124 125,249 249,124 125,0 0,124">
          <text:p/>
        </draw:polyline>
        <draw:polygon draw:style-name="gr14" draw:text-style-name="P1" draw:layer="layout" svg:width="0.248cm" svg:height="0.248cm" svg:x="8.707cm" svg:y="13.189cm" svg:viewBox="0 0 249 249" draw:points="0,124 125,249 249,124 125,0">
          <text:p/>
        </draw:polygon>
        <draw:polyline draw:style-name="gr12" draw:text-style-name="P1" draw:layer="layout" svg:width="0.248cm" svg:height="0.248cm" svg:x="8.707cm" svg:y="13.189cm" svg:viewBox="0 0 249 249" draw:points="0,124 125,249 249,124 125,0 0,124">
          <text:p/>
        </draw:polyline>
        <draw:polygon draw:style-name="gr14" draw:text-style-name="P1" draw:layer="layout" svg:width="0.248cm" svg:height="0.248cm" svg:x="9.296cm" svg:y="13.293cm" svg:viewBox="0 0 249 249" draw:points="0,124 125,249 249,124 125,0">
          <text:p/>
        </draw:polygon>
        <draw:polyline draw:style-name="gr12" draw:text-style-name="P1" draw:layer="layout" svg:width="0.248cm" svg:height="0.248cm" svg:x="9.296cm" svg:y="13.293cm" svg:viewBox="0 0 249 249" draw:points="0,124 125,249 249,124 125,0 0,124">
          <text:p/>
        </draw:polyline>
        <draw:polygon draw:style-name="gr14" draw:text-style-name="P1" draw:layer="layout" svg:width="0.248cm" svg:height="0.248cm" svg:x="9.886cm" svg:y="12.86cm" svg:viewBox="0 0 249 249" draw:points="0,124 125,249 249,124 125,0">
          <text:p/>
        </draw:polygon>
        <draw:polyline draw:style-name="gr12" draw:text-style-name="P1" draw:layer="layout" svg:width="0.248cm" svg:height="0.248cm" svg:x="9.886cm" svg:y="12.86cm" svg:viewBox="0 0 249 249" draw:points="0,124 125,249 249,124 125,0 0,124">
          <text:p/>
        </draw:polyline>
        <draw:polygon draw:style-name="gr14" draw:text-style-name="P1" draw:layer="layout" svg:width="0.248cm" svg:height="0.248cm" svg:x="10.476cm" svg:y="12.912cm" svg:viewBox="0 0 249 249" draw:points="0,124 125,249 249,124 125,0">
          <text:p/>
        </draw:polygon>
        <draw:polyline draw:style-name="gr12" draw:text-style-name="P1" draw:layer="layout" svg:width="0.248cm" svg:height="0.248cm" svg:x="10.476cm" svg:y="12.912cm" svg:viewBox="0 0 249 249" draw:points="0,124 125,249 249,124 125,0 0,124">
          <text:p/>
        </draw:polyline>
        <draw:polygon draw:style-name="gr14" draw:text-style-name="P1" draw:layer="layout" svg:width="0.248cm" svg:height="0.248cm" svg:x="11.065cm" svg:y="12.211cm" svg:viewBox="0 0 249 249" draw:points="0,124 125,249 249,124 125,0">
          <text:p/>
        </draw:polygon>
        <draw:polyline draw:style-name="gr12" draw:text-style-name="P1" draw:layer="layout" svg:width="0.248cm" svg:height="0.248cm" svg:x="11.065cm" svg:y="12.211cm" svg:viewBox="0 0 249 249" draw:points="0,124 125,249 249,124 125,0 0,124">
          <text:p/>
        </draw:polyline>
        <draw:polygon draw:style-name="gr14" draw:text-style-name="P1" draw:layer="layout" svg:width="0.248cm" svg:height="0.248cm" svg:x="11.655cm" svg:y="12.042cm" svg:viewBox="0 0 249 249" draw:points="0,124 125,249 249,124 125,0">
          <text:p/>
        </draw:polygon>
        <draw:polyline draw:style-name="gr12" draw:text-style-name="P1" draw:layer="layout" svg:width="0.248cm" svg:height="0.248cm" svg:x="11.655cm" svg:y="12.042cm" svg:viewBox="0 0 249 249" draw:points="0,124 125,249 249,124 125,0 0,124">
          <text:p/>
        </draw:polyline>
        <draw:polygon draw:style-name="gr14" draw:text-style-name="P1" draw:layer="layout" svg:width="0.248cm" svg:height="0.248cm" svg:x="12.245cm" svg:y="11.511cm" svg:viewBox="0 0 249 249" draw:points="0,124 125,249 249,124 125,0">
          <text:p/>
        </draw:polygon>
        <draw:polyline draw:style-name="gr12" draw:text-style-name="P1" draw:layer="layout" svg:width="0.248cm" svg:height="0.248cm" svg:x="12.245cm" svg:y="11.511cm" svg:viewBox="0 0 249 249" draw:points="0,124 125,249 249,124 125,0 0,124">
          <text:p/>
        </draw:polyline>
        <draw:polygon draw:style-name="gr14" draw:text-style-name="P1" draw:layer="layout" svg:width="0.248cm" svg:height="0.248cm" svg:x="12.835cm" svg:y="12.103cm" svg:viewBox="0 0 249 249" draw:points="0,124 125,249 249,124 125,0">
          <text:p/>
        </draw:polygon>
        <draw:polyline draw:style-name="gr12" draw:text-style-name="P1" draw:layer="layout" svg:width="0.248cm" svg:height="0.248cm" svg:x="12.835cm" svg:y="12.103cm" svg:viewBox="0 0 249 249" draw:points="0,124 125,249 249,124 125,0 0,124">
          <text:p/>
        </draw:polyline>
        <draw:polygon draw:style-name="gr14" draw:text-style-name="P1" draw:layer="layout" svg:width="0.248cm" svg:height="0.248cm" svg:x="13.424cm" svg:y="11.951cm" svg:viewBox="0 0 249 249" draw:points="0,124 125,249 249,124 125,0">
          <text:p/>
        </draw:polygon>
        <draw:polyline draw:style-name="gr12" draw:text-style-name="P1" draw:layer="layout" svg:width="0.248cm" svg:height="0.248cm" svg:x="13.424cm" svg:y="11.951cm" svg:viewBox="0 0 249 249" draw:points="0,124 125,249 249,124 125,0 0,124">
          <text:p/>
        </draw:polyline>
        <draw:polygon draw:style-name="gr14" draw:text-style-name="P1" draw:layer="layout" svg:width="0.248cm" svg:height="0.248cm" svg:x="14.014cm" svg:y="12.156cm" svg:viewBox="0 0 249 249" draw:points="0,124 125,249 249,124 125,0">
          <text:p/>
        </draw:polygon>
        <draw:polyline draw:style-name="gr12" draw:text-style-name="P1" draw:layer="layout" svg:width="0.248cm" svg:height="0.248cm" svg:x="14.014cm" svg:y="12.156cm" svg:viewBox="0 0 249 249" draw:points="0,124 125,249 249,124 125,0 0,124">
          <text:p/>
        </draw:polyline>
        <draw:polygon draw:style-name="gr14" draw:text-style-name="P1" draw:layer="layout" svg:width="0.248cm" svg:height="0.248cm" svg:x="14.604cm" svg:y="12.374cm" svg:viewBox="0 0 249 249" draw:points="0,124 125,249 249,124 125,0">
          <text:p/>
        </draw:polygon>
        <draw:polyline draw:style-name="gr12" draw:text-style-name="P1" draw:layer="layout" svg:width="0.248cm" svg:height="0.248cm" svg:x="14.604cm" svg:y="12.374cm" svg:viewBox="0 0 249 249" draw:points="0,124 125,249 249,124 125,0 0,124">
          <text:p/>
        </draw:polyline>
        <draw:polygon draw:style-name="gr14" draw:text-style-name="P1" draw:layer="layout" svg:width="0.248cm" svg:height="0.248cm" svg:x="15.194cm" svg:y="12.673cm" svg:viewBox="0 0 249 249" draw:points="0,124 125,249 249,124 125,0">
          <text:p/>
        </draw:polygon>
        <draw:polyline draw:style-name="gr12" draw:text-style-name="P1" draw:layer="layout" svg:width="0.248cm" svg:height="0.248cm" svg:x="15.194cm" svg:y="12.673cm" svg:viewBox="0 0 249 249" draw:points="0,124 125,249 249,124 125,0 0,124">
          <text:p/>
        </draw:polyline>
        <draw:polygon draw:style-name="gr14" draw:text-style-name="P1" draw:layer="layout" svg:width="0.248cm" svg:height="0.248cm" svg:x="15.783cm" svg:y="13.085cm" svg:viewBox="0 0 249 249" draw:points="0,124 125,249 249,124 125,0">
          <text:p/>
        </draw:polygon>
        <draw:polyline draw:style-name="gr12" draw:text-style-name="P1" draw:layer="layout" svg:width="0.248cm" svg:height="0.248cm" svg:x="15.783cm" svg:y="13.085cm" svg:viewBox="0 0 249 249" draw:points="0,124 125,249 249,124 125,0 0,124">
          <text:p/>
        </draw:polyline>
        <draw:polygon draw:style-name="gr14" draw:text-style-name="P1" draw:layer="layout" svg:width="0.248cm" svg:height="0.248cm" svg:x="16.373cm" svg:y="13.653cm" svg:viewBox="0 0 249 249" draw:points="0,124 125,249 249,124 125,0">
          <text:p/>
        </draw:polygon>
        <draw:polyline draw:style-name="gr12" draw:text-style-name="P1" draw:layer="layout" svg:width="0.248cm" svg:height="0.248cm" svg:x="16.373cm" svg:y="13.653cm" svg:viewBox="0 0 249 249" draw:points="0,124 125,249 249,124 125,0 0,124">
          <text:p/>
        </draw:polyline>
        <draw:polygon draw:style-name="gr14" draw:text-style-name="P1" draw:layer="layout" svg:width="0.248cm" svg:height="0.248cm" svg:x="16.963cm" svg:y="14.01cm" svg:viewBox="0 0 249 249" draw:points="0,124 125,249 249,124 125,0">
          <text:p/>
        </draw:polygon>
        <draw:polyline draw:style-name="gr12" draw:text-style-name="P1" draw:layer="layout" svg:width="0.248cm" svg:height="0.248cm" svg:x="16.963cm" svg:y="14.01cm" svg:viewBox="0 0 249 249" draw:points="0,124 125,249 249,124 125,0 0,124">
          <text:p/>
        </draw:polyline>
        <draw:polygon draw:style-name="gr14" draw:text-style-name="P1" draw:layer="layout" svg:width="0.248cm" svg:height="0.248cm" svg:x="17.553cm" svg:y="14.406cm" svg:viewBox="0 0 249 249" draw:points="0,124 125,249 249,124 125,0">
          <text:p/>
        </draw:polygon>
        <draw:polyline draw:style-name="gr12" draw:text-style-name="P1" draw:layer="layout" svg:width="0.248cm" svg:height="0.248cm" svg:x="17.553cm" svg:y="14.406cm" svg:viewBox="0 0 249 249" draw:points="0,124 125,249 249,124 125,0 0,124">
          <text:p/>
        </draw:polyline>
        <draw:polygon draw:style-name="gr15" draw:text-style-name="P1" draw:layer="layout" svg:width="0.591cm" svg:height="0.105cm" svg:x="8.241cm" svg:y="14.014cm" svg:viewBox="0 0 592 106" draw:points="0,18 590,0 591,44 592,88 2,106 1,62">
          <text:p/>
        </draw:polygon>
        <draw:polygon draw:style-name="gr15" draw:text-style-name="P1" draw:layer="layout" svg:width="0.006cm" svg:height="0.043cm" svg:x="8.83cm" svg:y="14.014cm" svg:viewBox="0 0 7 44" draw:points="1,44 0,0 7,0">
          <text:p/>
        </draw:polygon>
        <draw:polygon draw:style-name="gr15" draw:text-style-name="P1" draw:layer="layout" svg:width="0.601cm" svg:height="0.163cm" svg:x="8.825cm" svg:y="14.014cm" svg:viewBox="0 0 602 164" draw:points="12,0 602,77 596,120 590,164 0,88 6,44">
          <text:p/>
        </draw:polygon>
        <draw:polygon draw:style-name="gr15" draw:text-style-name="P1" draw:layer="layout" svg:width="0.005cm" svg:height="0.043cm" svg:x="9.415cm" svg:y="14.135cm" svg:viewBox="0 0 6 44" draw:points="6,0 2,44 0,44">
          <text:p/>
        </draw:polygon>
        <draw:polygon draw:style-name="gr15" draw:text-style-name="P1" draw:layer="layout" svg:width="0.597cm" svg:height="0.138cm" svg:x="9.417cm" svg:y="14.091cm" svg:viewBox="0 0 598 139" draw:points="8,0 598,52 594,96 590,139 0,88 4,44">
          <text:p/>
        </draw:polygon>
        <draw:polygon draw:style-name="gr15" draw:text-style-name="P1" draw:layer="layout" svg:width="0.008cm" svg:height="0.043cm" svg:x="10.007cm" svg:y="14.187cm" svg:viewBox="0 0 9 44" draw:points="4,0 9,44 2,44 0,44">
          <text:p/>
        </draw:polygon>
        <draw:polygon draw:style-name="gr15" draw:text-style-name="P1" draw:layer="layout" svg:width="0.599cm" svg:height="0.159cm" svg:x="10.006cm" svg:y="14.07cm" svg:viewBox="0 0 600 160" draw:points="0,73 590,0 595,44 600,88 10,160 5,116">
          <text:p/>
        </draw:polygon>
        <draw:polygon draw:style-name="gr15" draw:text-style-name="P1" draw:layer="layout" svg:width="0.004cm" svg:height="0.043cm" svg:x="10.595cm" svg:y="14.07cm" svg:viewBox="0 0 5 44" draw:points="5,44 0,0 4,0">
          <text:p/>
        </draw:polygon>
        <draw:polygon draw:style-name="gr15" draw:text-style-name="P1" draw:layer="layout" svg:width="0.591cm" svg:height="0.101cm" svg:x="10.599cm" svg:y="14.056cm" svg:viewBox="0 0 592 102" draw:points="0,14 590,0 591,44 592,88 2,102 1,58">
          <text:p/>
        </draw:polygon>
        <draw:polygon draw:style-name="gr15" draw:text-style-name="P1" draw:layer="layout" svg:width="0.014cm" svg:height="0.043cm" svg:x="11.189cm" svg:y="14.056cm" svg:viewBox="0 0 15 44" draw:points="1,44 0,0 8,0 15,2 15,2">
          <text:p/>
        </draw:polygon>
        <draw:polygon draw:style-name="gr15" draw:text-style-name="P1" draw:layer="layout" svg:width="0.617cm" svg:height="0.284cm" svg:x="11.176cm" svg:y="14.058cm" svg:viewBox="0 0 618 285" draw:points="28,0 618,201 604,243 590,285 0,84 14,42">
          <text:p/>
        </draw:polygon>
        <draw:polygon draw:style-name="gr15" draw:text-style-name="P1" draw:layer="layout" svg:width="0.022cm" svg:height="0.043cm" svg:x="11.766cm" svg:y="14.301cm" svg:viewBox="0 0 23 44" draw:points="14,0 23,43 15,44 7,43 0,42 0,42">
          <text:p/>
        </draw:polygon>
        <draw:polygon draw:style-name="gr15" draw:text-style-name="P1" draw:layer="layout" svg:width="0.607cm" svg:height="0.202cm" svg:x="11.771cm" svg:y="14.141cm" svg:viewBox="0 0 608 203" draw:points="0,117 590,0 599,43 608,86 18,203 9,160">
          <text:p/>
        </draw:polygon>
        <draw:polygon draw:style-name="gr15" draw:text-style-name="P1" draw:layer="layout" svg:width="0.01cm" svg:height="0.042cm" svg:x="12.37cm" svg:y="14.184cm" svg:viewBox="0 0 11 43" draw:points="0,0 11,42 9,43">
          <text:p/>
        </draw:polygon>
        <draw:polygon draw:style-name="gr15" draw:text-style-name="P1" draw:layer="layout" svg:width="0.611cm" svg:height="0.242cm" svg:x="12.359cm" svg:y="13.983cm" svg:viewBox="0 0 612 243" draw:points="0,159 590,0 601,42 612,84 22,243 11,201">
          <text:p/>
        </draw:polygon>
        <draw:polygon draw:style-name="gr15" draw:text-style-name="P1" draw:layer="layout" svg:width="0.022cm" svg:height="0.043cm" svg:x="12.948cm" svg:y="13.981cm" svg:viewBox="0 0 23 44" draw:points="11,44 0,2 7,0 15,0 22,1 23,2">
          <text:p/>
        </draw:polygon>
        <draw:polygon draw:style-name="gr15" draw:text-style-name="P1" draw:layer="layout" svg:width="0.613cm" svg:height="0.256cm" svg:x="12.947cm" svg:y="13.983cm" svg:viewBox="0 0 614 257" draw:points="24,0 614,173 602,215 590,257 0,84 12,42">
          <text:p/>
        </draw:polygon>
        <draw:polygon draw:style-name="gr15" draw:text-style-name="P1" draw:layer="layout" svg:width="0.011cm" svg:height="0.043cm" svg:x="13.537cm" svg:y="14.198cm" svg:viewBox="0 0 12 44" draw:points="12,0 12,44 4,43 0,42">
          <text:p/>
        </draw:polygon>
        <draw:polygon draw:style-name="gr15" draw:text-style-name="P1" draw:layer="layout" svg:width="0.589cm" svg:height="0.087cm" svg:x="13.549cm" svg:y="14.154cm" svg:viewBox="0 0 590 88" draw:points="0,0 590,0 590,44 590,88 0,88 0,44">
          <text:p/>
        </draw:polygon>
        <draw:polygon draw:style-name="gr15" draw:text-style-name="P1" draw:layer="layout" svg:width="0cm" svg:height="0.043cm" svg:x="14.139cm" svg:y="14.154cm" svg:viewBox="0 0 1 44" draw:points="0,44 0,0 1,0">
          <text:p/>
        </draw:polygon>
        <draw:polygon draw:style-name="gr15" draw:text-style-name="P1" draw:layer="layout" svg:width="0.591cm" svg:height="0.097cm" svg:x="14.138cm" svg:y="14.154cm" svg:viewBox="0 0 592 98" draw:points="2,0 592,10 591,54 590,98 0,88 1,44">
          <text:p/>
        </draw:polygon>
        <draw:polygon draw:style-name="gr15" draw:text-style-name="P1" draw:layer="layout" svg:width="0.018cm" svg:height="0.043cm" svg:x="14.728cm" svg:y="14.207cm" svg:viewBox="0 0 19 44" draw:points="1,0 19,40 12,43 5,44 0,44">
          <text:p/>
        </draw:polygon>
        <draw:polygon draw:style-name="gr15" draw:text-style-name="P1" draw:layer="layout" svg:width="0.625cm" svg:height="0.348cm" svg:x="14.711cm" svg:y="13.898cm" svg:viewBox="0 0 626 349" draw:points="0,270 590,0 608,40 626,80 36,349 18,310">
          <text:p/>
        </draw:polygon>
        <draw:polygon draw:style-name="gr15" draw:text-style-name="P1" draw:layer="layout" svg:width="0.017cm" svg:height="0.042cm" svg:x="15.3cm" svg:y="13.895cm" svg:viewBox="0 0 18 43" draw:points="18,43 0,3 7,0 8,0">
          <text:p/>
        </draw:polygon>
        <draw:polygon draw:style-name="gr15" draw:text-style-name="P1" draw:layer="layout" svg:width="0.609cm" svg:height="0.224cm" svg:x="15.308cm" svg:y="13.756cm" svg:viewBox="0 0 610 225" draw:points="0,139 590,0 600,43 610,86 20,225 10,182">
          <text:p/>
        </draw:polygon>
        <draw:polygon draw:style-name="gr15" draw:text-style-name="P1" draw:layer="layout" svg:width="0.012cm" svg:height="0.042cm" svg:x="15.908cm" svg:y="13.798cm" svg:viewBox="0 0 13 43" draw:points="0,0 13,42 10,43">
          <text:p/>
        </draw:polygon>
        <draw:polygon draw:style-name="gr15" draw:text-style-name="P1" draw:layer="layout" svg:width="0.615cm" svg:height="0.259cm" svg:x="15.895cm" svg:y="13.58cm" svg:viewBox="0 0 616 260" draw:points="0,176 590,0 603,42 616,84 26,260 13,218">
          <text:p/>
        </draw:polygon>
        <draw:polygon draw:style-name="gr15" draw:text-style-name="P1" draw:layer="layout" svg:width="0.013cm" svg:height="0.043cm" svg:x="16.485cm" svg:y="13.578cm" svg:viewBox="0 0 14 44" draw:points="13,44 0,2 8,0 14,0">
          <text:p/>
        </draw:polygon>
        <draw:polygon draw:style-name="gr15" draw:text-style-name="P1" draw:layer="layout" svg:width="0.591cm" svg:height="0.104cm" svg:x="16.497cm" svg:y="13.578cm" svg:viewBox="0 0 592 105" draw:points="2,0 592,17 591,61 590,105 0,88 1,44">
          <text:p/>
        </draw:polygon>
        <draw:polygon draw:style-name="gr15" draw:text-style-name="P1" draw:layer="layout" svg:width="0.006cm" svg:height="0.043cm" svg:x="17.086cm" svg:y="13.639cm" svg:viewBox="0 0 7 44" draw:points="1,0 7,44 0,44">
          <text:p/>
        </draw:polygon>
        <draw:polygon draw:style-name="gr15" draw:text-style-name="P1" draw:layer="layout" svg:width="0.602cm" svg:height="0.17cm" svg:x="17.081cm" svg:y="13.512cm" svg:viewBox="0 0 603 171" draw:points="0,84 591,0 597,44 603,88 12,171 6,127">
          <text:p/>
        </draw:polygon>
        <draw:polygon draw:style-name="gr15" draw:text-style-name="P1" draw:layer="layout" svg:width="0.248cm" svg:height="0.248cm" svg:x="8.117cm" svg:y="13.952cm" svg:viewBox="0 0 249 249" draw:points="0,0 125,249 249,0">
          <text:p/>
        </draw:polygon>
        <draw:polyline draw:style-name="gr12" draw:text-style-name="P1" draw:layer="layout" svg:width="0.248cm" svg:height="0.248cm" svg:x="8.117cm" svg:y="13.952cm" svg:viewBox="0 0 249 249" draw:points="0,0 125,249 249,0 0,0">
          <text:p/>
        </draw:polyline>
        <draw:polygon draw:style-name="gr15" draw:text-style-name="P1" draw:layer="layout" svg:width="0.248cm" svg:height="0.248cm" svg:x="8.707cm" svg:y="13.934cm" svg:viewBox="0 0 249 249" draw:points="0,0 125,249 249,0">
          <text:p/>
        </draw:polygon>
        <draw:polyline draw:style-name="gr12" draw:text-style-name="P1" draw:layer="layout" svg:width="0.248cm" svg:height="0.248cm" svg:x="8.707cm" svg:y="13.934cm" svg:viewBox="0 0 249 249" draw:points="0,0 125,249 249,0 0,0">
          <text:p/>
        </draw:polyline>
        <draw:polygon draw:style-name="gr15" draw:text-style-name="P1" draw:layer="layout" svg:width="0.248cm" svg:height="0.248cm" svg:x="9.296cm" svg:y="14.01cm" svg:viewBox="0 0 249 249" draw:points="0,0 125,249 249,0">
          <text:p/>
        </draw:polygon>
        <draw:polyline draw:style-name="gr12" draw:text-style-name="P1" draw:layer="layout" svg:width="0.248cm" svg:height="0.248cm" svg:x="9.296cm" svg:y="14.01cm" svg:viewBox="0 0 249 249" draw:points="0,0 125,249 249,0 0,0">
          <text:p/>
        </draw:polyline>
        <draw:polygon draw:style-name="gr15" draw:text-style-name="P1" draw:layer="layout" svg:width="0.248cm" svg:height="0.248cm" svg:x="9.886cm" svg:y="14.062cm" svg:viewBox="0 0 249 249" draw:points="0,0 125,249 249,0">
          <text:p/>
        </draw:polygon>
        <draw:polyline draw:style-name="gr12" draw:text-style-name="P1" draw:layer="layout" svg:width="0.248cm" svg:height="0.248cm" svg:x="9.886cm" svg:y="14.062cm" svg:viewBox="0 0 249 249" draw:points="0,0 125,249 249,0 0,0">
          <text:p/>
        </draw:polyline>
        <draw:polygon draw:style-name="gr15" draw:text-style-name="P1" draw:layer="layout" svg:width="0.248cm" svg:height="0.248cm" svg:x="10.476cm" svg:y="13.989cm" svg:viewBox="0 0 249 249" draw:points="0,0 125,249 249,0">
          <text:p/>
        </draw:polygon>
        <draw:polyline draw:style-name="gr12" draw:text-style-name="P1" draw:layer="layout" svg:width="0.248cm" svg:height="0.248cm" svg:x="10.476cm" svg:y="13.989cm" svg:viewBox="0 0 249 249" draw:points="0,0 125,249 249,0 0,0">
          <text:p/>
        </draw:polyline>
        <draw:polygon draw:style-name="gr15" draw:text-style-name="P1" draw:layer="layout" svg:width="0.248cm" svg:height="0.248cm" svg:x="11.065cm" svg:y="13.976cm" svg:viewBox="0 0 249 249" draw:points="0,0 125,249 249,0">
          <text:p/>
        </draw:polygon>
        <draw:polyline draw:style-name="gr12" draw:text-style-name="P1" draw:layer="layout" svg:width="0.248cm" svg:height="0.248cm" svg:x="11.065cm" svg:y="13.976cm" svg:viewBox="0 0 249 249" draw:points="0,0 125,249 249,0 0,0">
          <text:p/>
        </draw:polyline>
        <draw:polygon draw:style-name="gr15" draw:text-style-name="P1" draw:layer="layout" svg:width="0.248cm" svg:height="0.248cm" svg:x="11.655cm" svg:y="14.177cm" svg:viewBox="0 0 249 249" draw:points="0,0 125,249 249,0">
          <text:p/>
        </draw:polygon>
        <draw:polyline draw:style-name="gr12" draw:text-style-name="P1" draw:layer="layout" svg:width="0.248cm" svg:height="0.248cm" svg:x="11.655cm" svg:y="14.177cm" svg:viewBox="0 0 249 249" draw:points="0,0 125,249 249,0 0,0">
          <text:p/>
        </draw:polyline>
        <draw:polygon draw:style-name="gr15" draw:text-style-name="P1" draw:layer="layout" svg:width="0.248cm" svg:height="0.248cm" svg:x="12.245cm" svg:y="14.059cm" svg:viewBox="0 0 249 249" draw:points="0,0 125,249 249,0">
          <text:p/>
        </draw:polygon>
        <draw:polyline draw:style-name="gr12" draw:text-style-name="P1" draw:layer="layout" svg:width="0.248cm" svg:height="0.248cm" svg:x="12.245cm" svg:y="14.059cm" svg:viewBox="0 0 249 249" draw:points="0,0 125,249 249,0 0,0">
          <text:p/>
        </draw:polyline>
        <draw:polygon draw:style-name="gr15" draw:text-style-name="P1" draw:layer="layout" svg:width="0.248cm" svg:height="0.248cm" svg:x="12.835cm" svg:y="13.9cm" svg:viewBox="0 0 249 249" draw:points="0,0 125,249 249,0">
          <text:p/>
        </draw:polygon>
        <draw:polyline draw:style-name="gr12" draw:text-style-name="P1" draw:layer="layout" svg:width="0.248cm" svg:height="0.248cm" svg:x="12.835cm" svg:y="13.9cm" svg:viewBox="0 0 249 249" draw:points="0,0 125,249 249,0 0,0">
          <text:p/>
        </draw:polyline>
        <draw:polygon draw:style-name="gr15" draw:text-style-name="P1" draw:layer="layout" svg:width="0.248cm" svg:height="0.248cm" svg:x="13.424cm" svg:y="14.073cm" svg:viewBox="0 0 249 249" draw:points="0,0 125,249 249,0">
          <text:p/>
        </draw:polygon>
        <draw:polyline draw:style-name="gr12" draw:text-style-name="P1" draw:layer="layout" svg:width="0.248cm" svg:height="0.248cm" svg:x="13.424cm" svg:y="14.073cm" svg:viewBox="0 0 249 249" draw:points="0,0 125,249 249,0 0,0">
          <text:p/>
        </draw:polyline>
        <draw:polygon draw:style-name="gr15" draw:text-style-name="P1" draw:layer="layout" svg:width="0.248cm" svg:height="0.248cm" svg:x="14.014cm" svg:y="14.073cm" svg:viewBox="0 0 249 249" draw:points="0,0 125,249 249,0">
          <text:p/>
        </draw:polygon>
        <draw:polyline draw:style-name="gr12" draw:text-style-name="P1" draw:layer="layout" svg:width="0.248cm" svg:height="0.248cm" svg:x="14.014cm" svg:y="14.073cm" svg:viewBox="0 0 249 249" draw:points="0,0 125,249 249,0 0,0">
          <text:p/>
        </draw:polyline>
        <draw:polygon draw:style-name="gr15" draw:text-style-name="P1" draw:layer="layout" svg:width="0.248cm" svg:height="0.248cm" svg:x="14.604cm" svg:y="14.083cm" svg:viewBox="0 0 249 249" draw:points="0,0 125,249 249,0">
          <text:p/>
        </draw:polygon>
        <draw:polyline draw:style-name="gr12" draw:text-style-name="P1" draw:layer="layout" svg:width="0.248cm" svg:height="0.248cm" svg:x="14.604cm" svg:y="14.083cm" svg:viewBox="0 0 249 249" draw:points="0,0 125,249 249,0 0,0">
          <text:p/>
        </draw:polyline>
        <draw:polygon draw:style-name="gr15" draw:text-style-name="P1" draw:layer="layout" svg:width="0.248cm" svg:height="0.248cm" svg:x="15.194cm" svg:y="13.813cm" svg:viewBox="0 0 249 249" draw:points="0,0 125,249 249,0">
          <text:p/>
        </draw:polygon>
        <draw:polyline draw:style-name="gr12" draw:text-style-name="P1" draw:layer="layout" svg:width="0.248cm" svg:height="0.248cm" svg:x="15.194cm" svg:y="13.813cm" svg:viewBox="0 0 249 249" draw:points="0,0 125,249 249,0 0,0">
          <text:p/>
        </draw:polyline>
        <draw:polygon draw:style-name="gr15" draw:text-style-name="P1" draw:layer="layout" svg:width="0.248cm" svg:height="0.248cm" svg:x="15.783cm" svg:y="13.674cm" svg:viewBox="0 0 249 249" draw:points="0,0 125,249 249,0">
          <text:p/>
        </draw:polygon>
        <draw:polyline draw:style-name="gr12" draw:text-style-name="P1" draw:layer="layout" svg:width="0.248cm" svg:height="0.248cm" svg:x="15.783cm" svg:y="13.674cm" svg:viewBox="0 0 249 249" draw:points="0,0 125,249 249,0 0,0">
          <text:p/>
        </draw:polyline>
        <draw:polygon draw:style-name="gr15" draw:text-style-name="P1" draw:layer="layout" svg:width="0.248cm" svg:height="0.248cm" svg:x="16.373cm" svg:y="13.498cm" svg:viewBox="0 0 249 249" draw:points="0,0 125,249 249,0">
          <text:p/>
        </draw:polygon>
        <draw:polyline draw:style-name="gr12" draw:text-style-name="P1" draw:layer="layout" svg:width="0.248cm" svg:height="0.248cm" svg:x="16.373cm" svg:y="13.498cm" svg:viewBox="0 0 249 249" draw:points="0,0 125,249 249,0 0,0">
          <text:p/>
        </draw:polyline>
        <draw:polygon draw:style-name="gr15" draw:text-style-name="P1" draw:layer="layout" svg:width="0.248cm" svg:height="0.248cm" svg:x="16.963cm" svg:y="13.515cm" svg:viewBox="0 0 249 249" draw:points="0,0 125,249 249,0">
          <text:p/>
        </draw:polygon>
        <draw:polyline draw:style-name="gr12" draw:text-style-name="P1" draw:layer="layout" svg:width="0.248cm" svg:height="0.248cm" svg:x="16.963cm" svg:y="13.515cm" svg:viewBox="0 0 249 249" draw:points="0,0 125,249 249,0 0,0">
          <text:p/>
        </draw:polyline>
        <draw:polygon draw:style-name="gr15" draw:text-style-name="P1" draw:layer="layout" svg:width="0.248cm" svg:height="0.248cm" svg:x="17.553cm" svg:y="13.431cm" svg:viewBox="0 0 249 249" draw:points="0,0 125,249 249,0">
          <text:p/>
        </draw:polygon>
        <draw:polyline draw:style-name="gr12" draw:text-style-name="P1" draw:layer="layout" svg:width="0.248cm" svg:height="0.248cm" svg:x="17.553cm" svg:y="13.431cm" svg:viewBox="0 0 249 249" draw:points="0,0 125,249 249,0 0,0">
          <text:p/>
        </draw:polyline>
        <draw:polygon draw:style-name="gr16" draw:text-style-name="P1" draw:layer="layout" svg:width="0.623cm" svg:height="0.326cm" svg:x="8.225cm" svg:y="14.77cm" svg:viewBox="0 0 624 327" draw:points="0,246 590,0 607,41 624,82 34,327 17,287">
          <text:p/>
        </draw:polygon>
        <draw:polygon draw:style-name="gr16" draw:text-style-name="P1" draw:layer="layout" svg:width="0.02cm" svg:height="0.043cm" svg:x="8.814cm" svg:y="14.767cm" svg:viewBox="0 0 21 44" draw:points="17,44 0,3 7,1 15,0 21,0">
          <text:p/>
        </draw:polygon>
        <draw:polygon draw:style-name="gr16" draw:text-style-name="P1" draw:layer="layout" svg:width="0.597cm" svg:height="0.145cm" svg:x="8.827cm" svg:y="14.767cm" svg:viewBox="0 0 598 146" draw:points="8,0 598,59 594,103 590,146 0,88 4,44">
          <text:p/>
        </draw:polygon>
        <draw:polygon draw:style-name="gr16" draw:text-style-name="P1" draw:layer="layout" svg:width="0.003cm" svg:height="0.043cm" svg:x="9.417cm" svg:y="14.869cm" svg:viewBox="0 0 4 44" draw:points="4,0 1,44 0,44">
          <text:p/>
        </draw:polygon>
        <draw:polygon draw:style-name="gr16" draw:text-style-name="P1" draw:layer="layout" svg:width="0.595cm" svg:height="0.121cm" svg:x="9.418cm" svg:y="14.826cm" svg:viewBox="0 0 596 122" draw:points="6,0 596,35 593,79 590,122 0,88 3,44">
          <text:p/>
        </draw:polygon>
        <draw:polygon draw:style-name="gr16" draw:text-style-name="P1" draw:layer="layout" svg:width="0.007cm" svg:height="0.043cm" svg:x="10.008cm" svg:y="14.904cm" svg:viewBox="0 0 8 44" draw:points="3,0 8,44 0,44">
          <text:p/>
        </draw:polygon>
        <draw:polygon draw:style-name="gr16" draw:text-style-name="P1" draw:layer="layout" svg:width="0.599cm" svg:height="0.152cm" svg:x="10.006cm" svg:y="14.795cm" svg:viewBox="0 0 600 153" draw:points="0,66 590,0 595,44 600,88 10,153 5,109">
          <text:p/>
        </draw:polygon>
        <draw:polygon draw:style-name="gr16" draw:text-style-name="P1" draw:layer="layout" svg:width="0.014cm" svg:height="0.043cm" svg:x="10.6cm" svg:y="14.839cm" svg:viewBox="0 0 15 44" draw:points="0,0 15,41 8,43 5,44">
          <text:p/>
        </draw:polygon>
        <draw:polygon draw:style-name="gr16" draw:text-style-name="P1" draw:layer="layout" svg:width="0.619cm" svg:height="0.296cm" svg:x="10.586cm" svg:y="14.583cm" svg:viewBox="0 0 620 297" draw:points="0,215 590,0 605,41 620,82 30,297 15,256">
          <text:p/>
        </draw:polygon>
        <draw:polygon draw:style-name="gr16" draw:text-style-name="P1" draw:layer="layout" svg:width="0.041cm" svg:height="0.043cm" svg:x="11.175cm" svg:y="14.58cm" svg:viewBox="0 0 42 44" draw:points="15,44 0,3 7,1 15,0 23,1 30,3 37,6 42,9">
          <text:p/>
        </draw:polygon>
        <draw:polygon draw:style-name="gr16" draw:text-style-name="P1" draw:layer="layout" svg:width="0.643cm" svg:height="0.52cm" svg:x="11.163cm" svg:y="14.589cm" svg:viewBox="0 0 644 521" draw:points="54,0 644,451 617,486 590,521 0,70 27,35">
          <text:p/>
        </draw:polygon>
        <draw:polygon draw:style-name="gr16" draw:text-style-name="P1" draw:layer="layout" svg:width="0.05cm" svg:height="0.043cm" svg:x="11.753cm" svg:y="15.074cm" svg:viewBox="0 0 51 44" draw:points="27,0 51,37 44,40 37,43 30,44 22,44 14,42 7,39 1,35 0,35">
          <text:p/>
        </draw:polygon>
        <draw:polygon draw:style-name="gr16" draw:text-style-name="P1" draw:layer="layout" svg:width="0.637cm" svg:height="0.461cm" svg:x="11.756cm" svg:y="14.649cm" svg:viewBox="0 0 638 462" draw:points="0,388 590,0 614,37 638,74 48,462 24,425">
          <text:p/>
        </draw:polygon>
        <draw:polygon draw:style-name="gr16" draw:text-style-name="P1" draw:layer="layout" svg:width="0.025cm" svg:height="0.043cm" svg:x="12.346cm" svg:y="14.642cm" svg:viewBox="0 0 26 44" draw:points="24,44 0,7 7,4 14,1 21,0 26,0">
          <text:p/>
        </draw:polygon>
        <draw:polygon draw:style-name="gr16" draw:text-style-name="P1" draw:layer="layout" svg:width="0.593cm" svg:height="0.117cm" svg:x="12.368cm" svg:y="14.642cm" svg:viewBox="0 0 594 118" draw:points="4,0 594,31 592,75 590,118 0,88 2,44">
          <text:p/>
        </draw:polygon>
        <draw:polygon draw:style-name="gr16" draw:text-style-name="P1" draw:layer="layout" svg:width="0.008cm" svg:height="0.043cm" svg:x="12.957cm" svg:y="14.717cm" svg:viewBox="0 0 9 44" draw:points="2,0 9,43 1,44 0,44">
          <text:p/>
        </draw:polygon>
        <draw:polygon draw:style-name="gr16" draw:text-style-name="P1" draw:layer="layout" svg:width="0.603cm" svg:height="0.181cm" svg:x="12.952cm" svg:y="14.578cm" svg:viewBox="0 0 604 182" draw:points="0,97 590,0 597,43 604,86 14,182 7,139">
          <text:p/>
        </draw:polygon>
        <draw:polygon draw:style-name="gr16" draw:text-style-name="P1" draw:layer="layout" svg:width="0.014cm" svg:height="0.043cm" svg:x="13.542cm" svg:y="14.577cm" svg:viewBox="0 0 15 44" draw:points="7,44 0,1 8,0 15,1">
          <text:p/>
        </draw:polygon>
        <draw:polygon draw:style-name="gr16" draw:text-style-name="P1" draw:layer="layout" svg:width="0.605cm" svg:height="0.188cm" svg:x="13.541cm" svg:y="14.578cm" svg:viewBox="0 0 606 189" draw:points="16,0 606,104 598,146 590,189 0,86 8,43">
          <text:p/>
        </draw:polygon>
        <draw:polygon draw:style-name="gr16" draw:text-style-name="P1" draw:layer="layout" svg:width="0.007cm" svg:height="0.043cm" svg:x="14.131cm" svg:y="14.724cm" svg:viewBox="0 0 8 44" draw:points="8,0 6,44 0,43">
          <text:p/>
        </draw:polygon>
        <draw:polygon draw:style-name="gr16" draw:text-style-name="P1" draw:layer="layout" svg:width="0.593cm" svg:height="0.111cm" svg:x="14.137cm" svg:y="14.68cm" svg:viewBox="0 0 594 112" draw:points="4,0 594,25 592,69 590,112 0,88 2,44">
          <text:p/>
        </draw:polygon>
        <draw:polygon draw:style-name="gr16" draw:text-style-name="P1" draw:layer="layout" svg:width="0.005cm" svg:height="0.043cm" svg:x="14.729cm" svg:y="14.705cm" svg:viewBox="0 0 6 44" draw:points="0,44 2,0 6,0">
          <text:p/>
        </draw:polygon>
        <draw:polygon draw:style-name="gr16" draw:text-style-name="P1" draw:layer="layout" svg:width="0.601cm" svg:height="0.169cm" svg:x="14.723cm" svg:y="14.705cm" svg:viewBox="0 0 602 170" draw:points="12,0 602,83 596,126 590,170 0,88 6,44">
          <text:p/>
        </draw:polygon>
        <draw:polygon draw:style-name="gr16" draw:text-style-name="P1" draw:layer="layout" svg:width="0.005cm" svg:height="0.043cm" svg:x="15.312cm" svg:y="14.832cm" svg:viewBox="0 0 6 44" draw:points="6,0 2,44 0,44">
          <text:p/>
        </draw:polygon>
        <draw:polygon draw:style-name="gr16" draw:text-style-name="P1" draw:layer="layout" svg:width="0.597cm" svg:height="0.145cm" svg:x="15.314cm" svg:y="14.788cm" svg:viewBox="0 0 598 146" draw:points="8,0 598,59 594,103 590,146 0,88 4,44">
          <text:p/>
        </draw:polygon>
        <draw:polygon draw:style-name="gr16" draw:text-style-name="P1" draw:layer="layout" svg:width="0.009cm" svg:height="0.043cm" svg:x="15.904cm" svg:y="14.89cm" svg:viewBox="0 0 10 44" draw:points="4,0 10,44 2,44 0,44">
          <text:p/>
        </draw:polygon>
        <draw:polygon draw:style-name="gr16" draw:text-style-name="P1" draw:layer="layout" svg:width="0.601cm" svg:height="0.166cm" svg:x="15.902cm" svg:y="14.767cm" svg:viewBox="0 0 602 167" draw:points="0,80 590,0 596,44 602,88 12,167 6,123">
          <text:p/>
        </draw:polygon>
        <draw:polygon draw:style-name="gr16" draw:text-style-name="P1" draw:layer="layout" svg:width="0.017cm" svg:height="0.043cm" svg:x="16.492cm" svg:y="14.767cm" svg:viewBox="0 0 18 44" draw:points="6,44 0,0 8,0 15,1 18,2">
          <text:p/>
        </draw:polygon>
        <draw:polygon draw:style-name="gr16" draw:text-style-name="P1" draw:layer="layout" svg:width="0.613cm" svg:height="0.246cm" svg:x="16.486cm" svg:y="14.769cm" svg:viewBox="0 0 614 247" draw:points="24,0 614,163 602,205 590,247 0,84 12,42">
          <text:p/>
        </draw:polygon>
        <draw:polygon draw:style-name="gr16" draw:text-style-name="P1" draw:layer="layout" svg:width="0.012cm" svg:height="0.041cm" svg:x="17.087cm" svg:y="14.932cm" svg:viewBox="0 0 13 42" draw:points="0,42 12,0 13,0">
          <text:p/>
        </draw:polygon>
        <draw:polygon draw:style-name="gr16" draw:text-style-name="P1" draw:layer="layout" svg:width="0.616cm" svg:height="0.27cm" svg:x="17.074cm" svg:y="14.932cm" svg:viewBox="0 0 617 271" draw:points="26,0 617,187 604,229 591,271 0,84 13,42">
          <text:p/>
        </draw:polygon>
        <draw:polygon draw:style-name="gr16" draw:text-style-name="P1" draw:layer="layout" svg:width="0.248cm" svg:height="0.248cm" svg:x="8.117cm" svg:y="14.932cm" svg:viewBox="0 0 249 249" draw:points="0,249 249,249 125,0">
          <text:p/>
        </draw:polygon>
        <draw:polyline draw:style-name="gr12" draw:text-style-name="P1" draw:layer="layout" svg:width="0.248cm" svg:height="0.248cm" svg:x="8.117cm" svg:y="14.932cm" svg:viewBox="0 0 249 249" draw:points="0,249 249,249 125,0 0,249">
          <text:p/>
        </draw:polyline>
        <draw:polygon draw:style-name="gr16" draw:text-style-name="P1" draw:layer="layout" svg:width="0.248cm" svg:height="0.248cm" svg:x="8.707cm" svg:y="14.686cm" svg:viewBox="0 0 249 249" draw:points="0,249 249,249 125,0">
          <text:p/>
        </draw:polygon>
        <draw:polyline draw:style-name="gr12" draw:text-style-name="P1" draw:layer="layout" svg:width="0.248cm" svg:height="0.248cm" svg:x="8.707cm" svg:y="14.686cm" svg:viewBox="0 0 249 249" draw:points="0,249 249,249 125,0 0,249">
          <text:p/>
        </draw:polyline>
        <draw:polygon draw:style-name="gr16" draw:text-style-name="P1" draw:layer="layout" svg:width="0.248cm" svg:height="0.248cm" svg:x="9.296cm" svg:y="14.745cm" svg:viewBox="0 0 249 249" draw:points="0,249 249,249 125,0">
          <text:p/>
        </draw:polygon>
        <draw:polyline draw:style-name="gr12" draw:text-style-name="P1" draw:layer="layout" svg:width="0.248cm" svg:height="0.248cm" svg:x="9.296cm" svg:y="14.745cm" svg:viewBox="0 0 249 249" draw:points="0,249 249,249 125,0 0,249">
          <text:p/>
        </draw:polyline>
        <draw:polygon draw:style-name="gr16" draw:text-style-name="P1" draw:layer="layout" svg:width="0.248cm" svg:height="0.248cm" svg:x="9.886cm" svg:y="14.78cm" svg:viewBox="0 0 249 249" draw:points="0,249 249,249 125,0">
          <text:p/>
        </draw:polygon>
        <draw:polyline draw:style-name="gr12" draw:text-style-name="P1" draw:layer="layout" svg:width="0.248cm" svg:height="0.248cm" svg:x="9.886cm" svg:y="14.78cm" svg:viewBox="0 0 249 249" draw:points="0,249 249,249 125,0 0,249">
          <text:p/>
        </draw:polyline>
        <draw:polygon draw:style-name="gr16" draw:text-style-name="P1" draw:layer="layout" svg:width="0.248cm" svg:height="0.248cm" svg:x="10.476cm" svg:y="14.714cm" svg:viewBox="0 0 249 249" draw:points="0,249 249,249 125,0">
          <text:p/>
        </draw:polygon>
        <draw:polyline draw:style-name="gr12" draw:text-style-name="P1" draw:layer="layout" svg:width="0.248cm" svg:height="0.248cm" svg:x="10.476cm" svg:y="14.714cm" svg:viewBox="0 0 249 249" draw:points="0,249 249,249 125,0 0,249">
          <text:p/>
        </draw:polyline>
        <draw:polygon draw:style-name="gr16" draw:text-style-name="P1" draw:layer="layout" svg:width="0.248cm" svg:height="0.248cm" svg:x="11.065cm" svg:y="14.499cm" svg:viewBox="0 0 249 249" draw:points="0,249 249,249 125,0">
          <text:p/>
        </draw:polygon>
        <draw:polyline draw:style-name="gr12" draw:text-style-name="P1" draw:layer="layout" svg:width="0.248cm" svg:height="0.248cm" svg:x="11.065cm" svg:y="14.499cm" svg:viewBox="0 0 249 249" draw:points="0,249 249,249 125,0 0,249">
          <text:p/>
        </draw:polyline>
        <draw:polygon draw:style-name="gr16" draw:text-style-name="P1" draw:layer="layout" svg:width="0.248cm" svg:height="0.248cm" svg:x="11.655cm" svg:y="14.95cm" svg:viewBox="0 0 249 249" draw:points="0,249 249,249 125,0">
          <text:p/>
        </draw:polygon>
        <draw:polyline draw:style-name="gr12" draw:text-style-name="P1" draw:layer="layout" svg:width="0.248cm" svg:height="0.248cm" svg:x="11.655cm" svg:y="14.95cm" svg:viewBox="0 0 249 249" draw:points="0,249 249,249 125,0 0,249">
          <text:p/>
        </draw:polyline>
        <draw:polygon draw:style-name="gr16" draw:text-style-name="P1" draw:layer="layout" svg:width="0.248cm" svg:height="0.248cm" svg:x="12.245cm" svg:y="14.562cm" svg:viewBox="0 0 249 249" draw:points="0,249 249,249 125,0">
          <text:p/>
        </draw:polygon>
        <draw:polyline draw:style-name="gr12" draw:text-style-name="P1" draw:layer="layout" svg:width="0.248cm" svg:height="0.248cm" svg:x="12.245cm" svg:y="14.562cm" svg:viewBox="0 0 249 249" draw:points="0,249 249,249 125,0 0,249">
          <text:p/>
        </draw:polyline>
        <draw:polygon draw:style-name="gr16" draw:text-style-name="P1" draw:layer="layout" svg:width="0.248cm" svg:height="0.248cm" svg:x="12.835cm" svg:y="14.593cm" svg:viewBox="0 0 249 249" draw:points="0,249 249,249 125,0">
          <text:p/>
        </draw:polygon>
        <draw:polyline draw:style-name="gr12" draw:text-style-name="P1" draw:layer="layout" svg:width="0.248cm" svg:height="0.248cm" svg:x="12.835cm" svg:y="14.593cm" svg:viewBox="0 0 249 249" draw:points="0,249 249,249 125,0 0,249">
          <text:p/>
        </draw:polyline>
        <draw:polygon draw:style-name="gr16" draw:text-style-name="P1" draw:layer="layout" svg:width="0.248cm" svg:height="0.248cm" svg:x="13.424cm" svg:y="14.496cm" svg:viewBox="0 0 249 249" draw:points="0,249 249,249 125,0">
          <text:p/>
        </draw:polygon>
        <draw:polyline draw:style-name="gr12" draw:text-style-name="P1" draw:layer="layout" svg:width="0.248cm" svg:height="0.248cm" svg:x="13.424cm" svg:y="14.496cm" svg:viewBox="0 0 249 249" draw:points="0,249 249,249 125,0 0,249">
          <text:p/>
        </draw:polyline>
        <draw:polygon draw:style-name="gr16" draw:text-style-name="P1" draw:layer="layout" svg:width="0.248cm" svg:height="0.248cm" svg:x="14.014cm" svg:y="14.6cm" svg:viewBox="0 0 249 249" draw:points="0,249 249,249 125,0">
          <text:p/>
        </draw:polygon>
        <draw:polyline draw:style-name="gr12" draw:text-style-name="P1" draw:layer="layout" svg:width="0.248cm" svg:height="0.248cm" svg:x="14.014cm" svg:y="14.6cm" svg:viewBox="0 0 249 249" draw:points="0,249 249,249 125,0 0,249">
          <text:p/>
        </draw:polyline>
        <draw:polygon draw:style-name="gr16" draw:text-style-name="P1" draw:layer="layout" svg:width="0.248cm" svg:height="0.248cm" svg:x="14.604cm" svg:y="14.625cm" svg:viewBox="0 0 249 249" draw:points="0,249 249,249 125,0">
          <text:p/>
        </draw:polygon>
        <draw:polyline draw:style-name="gr12" draw:text-style-name="P1" draw:layer="layout" svg:width="0.248cm" svg:height="0.248cm" svg:x="14.604cm" svg:y="14.625cm" svg:viewBox="0 0 249 249" draw:points="0,249 249,249 125,0 0,249">
          <text:p/>
        </draw:polyline>
        <draw:polygon draw:style-name="gr16" draw:text-style-name="P1" draw:layer="layout" svg:width="0.248cm" svg:height="0.248cm" svg:x="15.194cm" svg:y="14.707cm" svg:viewBox="0 0 249 249" draw:points="0,249 249,249 125,0">
          <text:p/>
        </draw:polygon>
        <draw:polyline draw:style-name="gr12" draw:text-style-name="P1" draw:layer="layout" svg:width="0.248cm" svg:height="0.248cm" svg:x="15.194cm" svg:y="14.707cm" svg:viewBox="0 0 249 249" draw:points="0,249 249,249 125,0 0,249">
          <text:p/>
        </draw:polyline>
        <draw:polygon draw:style-name="gr16" draw:text-style-name="P1" draw:layer="layout" svg:width="0.248cm" svg:height="0.248cm" svg:x="15.783cm" svg:y="14.766cm" svg:viewBox="0 0 249 249" draw:points="0,249 249,249 125,0">
          <text:p/>
        </draw:polygon>
        <draw:polyline draw:style-name="gr12" draw:text-style-name="P1" draw:layer="layout" svg:width="0.248cm" svg:height="0.248cm" svg:x="15.783cm" svg:y="14.766cm" svg:viewBox="0 0 249 249" draw:points="0,249 249,249 125,0 0,249">
          <text:p/>
        </draw:polyline>
        <draw:polygon draw:style-name="gr16" draw:text-style-name="P1" draw:layer="layout" svg:width="0.248cm" svg:height="0.248cm" svg:x="16.373cm" svg:y="14.686cm" svg:viewBox="0 0 249 249" draw:points="0,249 249,249 125,0">
          <text:p/>
        </draw:polygon>
        <draw:polyline draw:style-name="gr12" draw:text-style-name="P1" draw:layer="layout" svg:width="0.248cm" svg:height="0.248cm" svg:x="16.373cm" svg:y="14.686cm" svg:viewBox="0 0 249 249" draw:points="0,249 249,249 125,0 0,249">
          <text:p/>
        </draw:polyline>
        <draw:polygon draw:style-name="gr16" draw:text-style-name="P1" draw:layer="layout" svg:width="0.248cm" svg:height="0.248cm" svg:x="16.963cm" svg:y="14.849cm" svg:viewBox="0 0 249 249" draw:points="0,249 249,249 125,0">
          <text:p/>
        </draw:polygon>
        <draw:polyline draw:style-name="gr12" draw:text-style-name="P1" draw:layer="layout" svg:width="0.248cm" svg:height="0.248cm" svg:x="16.963cm" svg:y="14.849cm" svg:viewBox="0 0 249 249" draw:points="0,249 249,249 125,0 0,249">
          <text:p/>
        </draw:polyline>
        <draw:polygon draw:style-name="gr16" draw:text-style-name="P1" draw:layer="layout" svg:width="0.248cm" svg:height="0.248cm" svg:x="17.553cm" svg:y="15.037cm" svg:viewBox="0 0 249 249" draw:points="0,249 249,249 125,0">
          <text:p/>
        </draw:polygon>
        <draw:polyline draw:style-name="gr12" draw:text-style-name="P1" draw:layer="layout" svg:width="0.248cm" svg:height="0.248cm" svg:x="17.553cm" svg:y="15.037cm" svg:viewBox="0 0 249 249" draw:points="0,249 249,249 125,0 0,249">
          <text:p/>
        </draw:polyline>
        <draw:polygon draw:style-name="gr13" draw:text-style-name="P1" draw:layer="layout" svg:width="0.315cm" svg:height="0.087cm" svg:x="18.289cm" svg:y="12.851cm" svg:viewBox="0 0 316 88" draw:points="0,0 316,0 316,88 0,88">
          <text:p/>
        </draw:polygon>
        <draw:polygon draw:style-name="gr13" draw:text-style-name="P1" draw:layer="layout" svg:width="0.158cm" svg:height="0.157cm" svg:x="18.368cm" svg:y="12.815cm" svg:viewBox="0 0 159 158" draw:points="0,0 0,158 159,158 159,0">
          <text:p/>
        </draw:polygon>
        <draw:polyline draw:style-name="gr12" draw:text-style-name="P1" draw:layer="layout" svg:width="0.158cm" svg:height="0.157cm" svg:x="18.368cm" svg:y="12.815cm" svg:viewBox="0 0 159 158" draw:points="0,0 0,158 159,158 159,0 0,0">
          <text:p/>
        </draw:polyline>
        <draw:polygon draw:style-name="gr14" draw:text-style-name="P1" draw:layer="layout" svg:width="0.315cm" svg:height="0.087cm" svg:x="18.289cm" svg:y="13.276cm" svg:viewBox="0 0 316 88" draw:points="0,0 316,0 316,88 0,88">
          <text:p/>
        </draw:polygon>
        <draw:polygon draw:style-name="gr14" draw:text-style-name="P1" draw:layer="layout" svg:width="0.158cm" svg:height="0.157cm" svg:x="18.368cm" svg:y="13.24cm" svg:viewBox="0 0 159 158" draw:points="0,80 80,158 159,80 80,0">
          <text:p/>
        </draw:polygon>
        <draw:polyline draw:style-name="gr12" draw:text-style-name="P1" draw:layer="layout" svg:width="0.158cm" svg:height="0.157cm" svg:x="18.368cm" svg:y="13.24cm" svg:viewBox="0 0 159 158" draw:points="0,80 80,158 159,80 80,0 0,80">
          <text:p/>
        </draw:polyline>
        <draw:polygon draw:style-name="gr15" draw:text-style-name="P1" draw:layer="layout" svg:width="0.315cm" svg:height="0.087cm" svg:x="18.289cm" svg:y="14.069cm" svg:viewBox="0 0 316 88" draw:points="0,0 316,0 316,88 0,88">
          <text:p/>
        </draw:polygon>
        <draw:polygon draw:style-name="gr15" draw:text-style-name="P1" draw:layer="layout" svg:width="0.158cm" svg:height="0.157cm" svg:x="18.368cm" svg:y="14.033cm" svg:viewBox="0 0 159 158" draw:points="0,0 80,158 159,0">
          <text:p/>
        </draw:polygon>
        <draw:polyline draw:style-name="gr12" draw:text-style-name="P1" draw:layer="layout" svg:width="0.158cm" svg:height="0.157cm" svg:x="18.368cm" svg:y="14.033cm" svg:viewBox="0 0 159 158" draw:points="0,0 80,158 159,0 0,0">
          <text:p/>
        </draw:polyline>
        <draw:polygon draw:style-name="gr16" draw:text-style-name="P1" draw:layer="layout" svg:width="0.315cm" svg:height="0.087cm" svg:x="18.289cm" svg:y="14.494cm" svg:viewBox="0 0 316 88" draw:points="0,0 316,0 316,88 0,88">
          <text:p/>
        </draw:polygon>
        <draw:polygon draw:style-name="gr16" draw:text-style-name="P1" draw:layer="layout" svg:width="0.158cm" svg:height="0.157cm" svg:x="18.368cm" svg:y="14.458cm" svg:viewBox="0 0 159 158" draw:points="0,158 159,158 80,0">
          <text:p/>
        </draw:polygon>
        <draw:polyline draw:style-name="gr12" draw:text-style-name="P1" draw:layer="layout" svg:width="0.158cm" svg:height="0.157cm" svg:x="18.368cm" svg:y="14.458cm" svg:viewBox="0 0 159 158" draw:points="0,158 159,158 80,0 0,158">
          <text:p/>
        </draw:polyline>
        <draw:frame draw:style-name="gr50" draw:text-style-name="P2" draw:layer="layout" svg:width="2.614cm" svg:height="0.564cm" svg:x="18.672cm" svg:y="12.789cm">
          <draw:text-box>
            <text:p text:style-name="P2">SXCS, Intelligent</text:p>
          </draw:text-box>
        </draw:frame>
        <draw:frame draw:style-name="gr51" draw:text-style-name="P2" draw:layer="layout" svg:width="3.148cm" svg:height="0.564cm" svg:x="18.672cm" svg:y="13.212cm">
          <draw:text-box>
            <text:p text:style-name="P2">SXCS, Einfache Rich</text:p>
          </draw:text-box>
        </draw:frame>
        <draw:frame draw:style-name="gr26" draw:text-style-name="P2" draw:layer="layout" svg:width="0.595cm" svg:height="0.564cm" svg:x="21.312cm" svg:y="13.212cm">
          <draw:text-box>
            <text:p text:style-name="P2">-</text:p>
          </draw:text-box>
        </draw:frame>
        <draw:frame draw:style-name="gr52" draw:text-style-name="P2" draw:layer="layout" svg:width="2.377cm" svg:height="0.564cm" svg:x="18.672cm" svg:y="13.58cm">
          <draw:text-box>
            <text:p text:style-name="P2">tungsänderung</text:p>
          </draw:text-box>
        </draw:frame>
        <draw:frame draw:style-name="gr53" draw:text-style-name="P2" draw:layer="layout" svg:width="2.428cm" svg:height="0.564cm" svg:x="18.672cm" svg:y="14.003cm">
          <draw:text-box>
            <text:p text:style-name="P2">XCS, Intelligent</text:p>
          </draw:text-box>
        </draw:frame>
        <draw:frame draw:style-name="gr54" draw:text-style-name="P2" draw:layer="layout" svg:width="2.962cm" svg:height="0.564cm" svg:x="18.672cm" svg:y="14.425cm">
          <draw:text-box>
            <text:p text:style-name="P2">XCS, Einfache Rich</text:p>
          </draw:text-box>
        </draw:frame>
        <draw:frame draw:style-name="gr26" draw:text-style-name="P2" draw:layer="layout" svg:width="0.595cm" svg:height="0.564cm" svg:x="21.128cm" svg:y="14.425cm">
          <draw:text-box>
            <text:p text:style-name="P2">-</text:p>
          </draw:text-box>
        </draw:frame>
        <draw:frame draw:style-name="gr52" draw:text-style-name="P2" draw:layer="layout" svg:width="2.377cm" svg:height="0.564cm" svg:x="18.672cm" svg:y="14.794cm">
          <draw:text-box>
            <text:p text:style-name="P2">tungsänderung</text:p>
          </draw:text-box>
        </draw:frame>
        <draw:frame draw:style-name="gr48" draw:text-style-name="P3" draw:layer="layout" svg:width="1.692cm" svg:height="0.603cm" svg:x="12.158cm" svg:y="16.82cm">
          <draw:text-box>
            <text:p text:style-name="P3">Lernrate</text:p>
          </draw:text-box>
        </draw:frame>
        <draw:frame draw:style-name="gr37" draw:text-style-name="P3" draw:layer="layout" svg:width="3.906cm" svg:height="0.603cm" draw:transform="rotate (1.5707963267946) translate (7.293cm 15.053cm)">
          <draw:text-box>
            <text:p text:style-name="P3">Qualitätsdifferenz (in %)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emens Lode</meta:initial-creator>
    <meta:creation-date>2009-03-26T12:48:59.21</meta:creation-date>
    <meta:editing-duration>PT47H39M32S</meta:editing-duration>
    <meta:editing-cycles>7</meta:editing-cycles>
    <dc:date>2009-03-31T08:20:54.87</dc:date>
    <dc:creator>Clemens Lode</dc:creator>
    <meta:generator>OpenOffice.org/3.0$Win32 OpenOffice.org_project/300m9$Build-9358</meta:generator>
    <meta:document-statistic meta:object-count="19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chart:data-source-has-labels="both" svg:x="0.407cm" svg:y="0.14cm" svg:width="11.698cm" svg:height="6.652cm">
          <chart:axis chart:dimension="x" chart:name="primary-x" chart:style-name="ch4">
            <chart:title svg:x="5.233cm" svg:y="6.335cm" chart:style-name="ch5">
              <text:p>Schritt (in hundert)</text:p>
            </chart:title>
            <chart:categories table:cell-range-address="local-table.$A$2:.$A$11"/>
          </chart:axis>
          <chart:axis chart:dimension="y" chart:name="primary-y" chart:style-name="ch4">
            <chart:title svg:x="0.306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op. 64</text:p>
              </table:table-cell>
              <table:table-cell office:value-type="string">
                <text:p>Max pop. 128</text:p>
              </table:table-cell>
              <table:table-cell office:value-type="string">
                <text:p>Max pop. 256</text:p>
              </table:table-cell>
              <table:table-cell office:value-type="string">
                <text:p>Max pop. 512</text:p>
              </table:table-cell>
              <table:table-cell office:value-type="string">
                <text:p>Max pop. 1024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3.411275">
                <text:p>3.411275</text:p>
              </table:table-cell>
              <table:table-cell office:value-type="float" office:value="2.6588">
                <text:p>2.6588</text:p>
              </table:table-cell>
              <table:table-cell office:value-type="float" office:value="1.7336">
                <text:p>1.7336</text:p>
              </table:table-cell>
              <table:table-cell office:value-type="float" office:value="0.963075">
                <text:p>0.963075</text:p>
              </table:table-cell>
              <table:table-cell office:value-type="float" office:value="0.700225">
                <text:p>0.700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274">
                <text:p>3.3274</text:p>
              </table:table-cell>
              <table:table-cell office:value-type="float" office:value="2.237775">
                <text:p>2.237775</text:p>
              </table:table-cell>
              <table:table-cell office:value-type="float" office:value="1.140625">
                <text:p>1.140625</text:p>
              </table:table-cell>
              <table:table-cell office:value-type="float" office:value="0.469">
                <text:p>0.469</text:p>
              </table:table-cell>
              <table:table-cell office:value-type="float" office:value="0.191675">
                <text:p>0.191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947">
                <text:p>3.2947</text:p>
              </table:table-cell>
              <table:table-cell office:value-type="float" office:value="1.98605">
                <text:p>1.98605</text:p>
              </table:table-cell>
              <table:table-cell office:value-type="float" office:value="0.812075">
                <text:p>0.812075</text:p>
              </table:table-cell>
              <table:table-cell office:value-type="float" office:value="0.2825">
                <text:p>0.2825</text:p>
              </table:table-cell>
              <table:table-cell office:value-type="float" office:value="0.10335">
                <text:p>0.10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7255">
                <text:p>3.27255</text:p>
              </table:table-cell>
              <table:table-cell office:value-type="float" office:value="1.797475">
                <text:p>1.797475</text:p>
              </table:table-cell>
              <table:table-cell office:value-type="float" office:value="0.6232">
                <text:p>0.6232</text:p>
              </table:table-cell>
              <table:table-cell office:value-type="float" office:value="0.18245">
                <text:p>0.18245</text:p>
              </table:table-cell>
              <table:table-cell office:value-type="float" office:value="0.069125">
                <text:p>0.069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20725">
                <text:p>3.220725</text:p>
              </table:table-cell>
              <table:table-cell office:value-type="float" office:value="1.621975">
                <text:p>1.621975</text:p>
              </table:table-cell>
              <table:table-cell office:value-type="float" office:value="0.429675">
                <text:p>0.429675</text:p>
              </table:table-cell>
              <table:table-cell office:value-type="float" office:value="0.123025">
                <text:p>0.123025</text:p>
              </table:table-cell>
              <table:table-cell office:value-type="float" office:value="0.0421">
                <text:p>0.0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58425">
                <text:p>3.358425</text:p>
              </table:table-cell>
              <table:table-cell office:value-type="float" office:value="1.5578">
                <text:p>1.5578</text:p>
              </table:table-cell>
              <table:table-cell office:value-type="float" office:value="0.367725">
                <text:p>0.367725</text:p>
              </table:table-cell>
              <table:table-cell office:value-type="float" office:value="0.093525">
                <text:p>0.09352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27575">
                <text:p>3.327575</text:p>
              </table:table-cell>
              <table:table-cell office:value-type="float" office:value="1.50075">
                <text:p>1.50075</text:p>
              </table:table-cell>
              <table:table-cell office:value-type="float" office:value="0.31185">
                <text:p>0.31185</text:p>
              </table:table-cell>
              <table:table-cell office:value-type="float" office:value="0.0622">
                <text:p>0.0622</text:p>
              </table:table-cell>
              <table:table-cell office:value-type="float" office:value="0.01845">
                <text:p>0.01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273">
                <text:p>3.3273</text:p>
              </table:table-cell>
              <table:table-cell office:value-type="float" office:value="1.472725">
                <text:p>1.472725</text:p>
              </table:table-cell>
              <table:table-cell office:value-type="float" office:value="0.25105">
                <text:p>0.25105</text:p>
              </table:table-cell>
              <table:table-cell office:value-type="float" office:value="0.054475">
                <text:p>0.054475</text:p>
              </table:table-cell>
              <table:table-cell office:value-type="float" office:value="0.011075">
                <text:p>0.011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14575">
                <text:p>3.314575</text:p>
              </table:table-cell>
              <table:table-cell office:value-type="float" office:value="1.481125">
                <text:p>1.481125</text:p>
              </table:table-cell>
              <table:table-cell office:value-type="float" office:value="0.21455">
                <text:p>0.21455</text:p>
              </table:table-cell>
              <table:table-cell office:value-type="float" office:value="0.048">
                <text:p>0.048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8395">
                <text:p>3.28395</text:p>
              </table:table-cell>
              <table:table-cell office:value-type="float" office:value="1.46875">
                <text:p>1.46875</text:p>
              </table:table-cell>
              <table:table-cell office:value-type="float" office:value="0.1851">
                <text:p>0.1851</text:p>
              </table:table-cell>
              <table:table-cell office:value-type="float" office:value="0.03955">
                <text:p>0.03955</text:p>
              </table:table-cell>
              <table:table-cell office:value-type="float" office:value="0.006275">
                <text:p>0.006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bar" chart:style-name="ch1">
        <chart:legend chart:legend-position="end" svg:x="12.594cm" svg:y="2.984cm" chart:style-name="ch2"/>
        <chart:plot-area chart:style-name="ch3" chart:data-source-has-labels="both" svg:x="0.407cm" svg:y="0.14cm" svg:width="11.884cm" svg:height="6.652cm">
          <chart:axis chart:dimension="x" chart:name="primary-x" chart:style-name="ch4">
            <chart:title svg:x="5.536cm" svg:y="6.335cm" chart:style-name="ch5">
              <text:p>max population</text:p>
            </chart:title>
            <chart:categories table:cell-range-address="local-table.$A$2:.$A$18"/>
          </chart:axis>
          <chart:axis chart:dimension="y" chart:name="primary-y" chart:style-name="ch6">
            <chart:title svg:x="0.306cm" svg:y="5.098cm" chart:style-name="ch7">
              <text:p>Zeitdifferenz (in Sekunden)</text:p>
            </chart:title>
            <chart:grid chart:style-name="ch8" chart:class="major"/>
          </chart:axis>
          <chart:series chart:style-name="ch9" chart:values-cell-range-address="local-table.$B$2:.$B$18" chart:label-cell-address="local-table.$B$1" chart:class="chart:bar">
            <chart:data-point chart:repeated="17"/>
          </chart:series>
          <chart:series chart:style-name="ch10" chart:values-cell-range-address="local-table.$C$2:.$C$18" chart:label-cell-address="local-table.$C$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 Schritte</text:p>
              </table:table-cell>
              <table:table-cell office:value-type="string">
                <text:p>2000 Schritte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3.2463">
                <text:p>3.2463</text:p>
              </table:table-cell>
              <table:table-cell office:value-type="float" office:value="9.3722">
                <text:p>9.37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334">
                <text:p>3.3334</text:p>
              </table:table-cell>
              <table:table-cell office:value-type="float" office:value="10.7012">
                <text:p>10.7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425">
                <text:p>5.1425</text:p>
              </table:table-cell>
              <table:table-cell office:value-type="float" office:value="17.4302">
                <text:p>17.4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537">
                <text:p>8.7537</text:p>
              </table:table-cell>
              <table:table-cell office:value-type="float" office:value="30.8028">
                <text:p>30.80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0027">
                <text:p>13.0027</text:p>
              </table:table-cell>
              <table:table-cell office:value-type="float" office:value="45.3451">
                <text:p>45.3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.0054">
                <text:p>19.0054</text:p>
              </table:table-cell>
              <table:table-cell office:value-type="float" office:value="65.4588">
                <text:p>65.45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.9093">
                <text:p>33.9093</text:p>
              </table:table-cell>
              <table:table-cell office:value-type="float" office:value="103.452">
                <text:p>103.45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5.2807">
                <text:p>65.2807</text:p>
              </table:table-cell>
              <table:table-cell office:value-type="float" office:value="221.1942">
                <text:p>221.1942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594cm" svg:y="2.984cm" chart:style-name="ch2"/>
        <chart:plot-area chart:style-name="ch3" chart:data-source-has-labels="both" svg:x="0.407cm" svg:y="0.14cm" svg:width="11.884cm" svg:height="6.652cm">
          <chart:axis chart:dimension="x" chart:name="primary-x" chart:style-name="ch4">
            <chart:title svg:x="5.536cm" svg:y="6.335cm" chart:style-name="ch5">
              <text:p>max population</text:p>
            </chart:title>
            <chart:categories table:cell-range-address="local-table.$A$2:.$A$18"/>
          </chart:axis>
          <chart:axis chart:dimension="y" chart:name="primary-y" chart:style-name="ch4">
            <chart:title svg:x="0.306cm" svg:y="6.037cm" chart:style-name="ch6">
              <text:p>Verhältnis Zeitdifferenz / max population</text:p>
            </chart:title>
            <chart:grid chart:style-name="ch7" chart:class="major"/>
          </chart:axis>
          <chart:series chart:style-name="ch8" chart:values-cell-range-address="local-table.$B$2:.$B$18" chart:label-cell-address="local-table.$B$1" chart:class="chart:line">
            <chart:data-point chart:repeated="17"/>
          </chart:series>
          <chart:series chart:style-name="ch9" chart:values-cell-range-address="local-table.$C$2:.$C$18" chart:label-cell-address="local-table.$C$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 Schritte</text:p>
              </table:table-cell>
              <table:table-cell office:value-type="string">
                <text:p>2000 Schritte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0.4057875">
                <text:p>0.4057875</text:p>
              </table:table-cell>
              <table:table-cell office:value-type="float" office:value="1.171525">
                <text:p>1.171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83375">
                <text:p>0.2083375</text:p>
              </table:table-cell>
              <table:table-cell office:value-type="float" office:value="0.668825">
                <text:p>0.668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0703125">
                <text:p>0.160703125</text:p>
              </table:table-cell>
              <table:table-cell office:value-type="float" office:value="0.54469375">
                <text:p>0.5446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67765625">
                <text:p>0.1367765625</text:p>
              </table:table-cell>
              <table:table-cell office:value-type="float" office:value="0.48129375">
                <text:p>0.4812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158359375">
                <text:p>0.10158359375</text:p>
              </table:table-cell>
              <table:table-cell office:value-type="float" office:value="0.35425859375">
                <text:p>0.35425859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7423984375">
                <text:p>0.07423984375</text:p>
              </table:table-cell>
              <table:table-cell office:value-type="float" office:value="0.2556984375">
                <text:p>0.25569843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662291015625">
                <text:p>0.0662291015625</text:p>
              </table:table-cell>
              <table:table-cell office:value-type="float" office:value="0.2020546875">
                <text:p>0.20205468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6375068359375">
                <text:p>0.06375068359375</text:p>
              </table:table-cell>
              <table:table-cell office:value-type="float" office:value="0.2160099609375">
                <text:p>0.2160099609375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chart:data-source-has-labels="both" svg:x="0.407cm" svg:y="0.14cm" svg:width="11.698cm" svg:height="6.652cm">
          <chart:axis chart:dimension="x" chart:name="primary-x" chart:style-name="ch4">
            <chart:title svg:x="5.238cm" svg:y="6.34cm" chart:style-name="ch5">
              <text:p>Schritt (in hundert)</text:p>
            </chart:title>
            <chart:categories table:cell-range-address="local-table.$A$2:.$A$11"/>
          </chart:axis>
          <chart:axis chart:dimension="y" chart:name="primary-y" chart:style-name="ch4">
            <chart:title svg:x="0.311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op. 64</text:p>
              </table:table-cell>
              <table:table-cell office:value-type="string">
                <text:p>Max pop. 128</text:p>
              </table:table-cell>
              <table:table-cell office:value-type="string">
                <text:p>Max pop. 256</text:p>
              </table:table-cell>
              <table:table-cell office:value-type="string">
                <text:p>Max pop. 512</text:p>
              </table:table-cell>
              <table:table-cell office:value-type="string">
                <text:p>Max pop. 1024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.590025">
                <text:p>1.590025</text:p>
              </table:table-cell>
              <table:table-cell office:value-type="float" office:value="0.904525">
                <text:p>0.904525</text:p>
              </table:table-cell>
              <table:table-cell office:value-type="float" office:value="0.444525">
                <text:p>0.444525</text:p>
              </table:table-cell>
              <table:table-cell office:value-type="float" office:value="0.292075">
                <text:p>0.292075</text:p>
              </table:table-cell>
              <table:table-cell office:value-type="float" office:value="0.279375">
                <text:p>0.27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71">
                <text:p>1.4771</text:p>
              </table:table-cell>
              <table:table-cell office:value-type="float" office:value="0.630125">
                <text:p>0.630125</text:p>
              </table:table-cell>
              <table:table-cell office:value-type="float" office:value="0.22435">
                <text:p>0.22435</text:p>
              </table:table-cell>
              <table:table-cell office:value-type="float" office:value="0.074725">
                <text:p>0.074725</text:p>
              </table:table-cell>
              <table:table-cell office:value-type="float" office:value="0.021575">
                <text:p>0.021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8425">
                <text:p>1.398425</text:p>
              </table:table-cell>
              <table:table-cell office:value-type="float" office:value="0.57115">
                <text:p>0.57115</text:p>
              </table:table-cell>
              <table:table-cell office:value-type="float" office:value="0.175275">
                <text:p>0.175275</text:p>
              </table:table-cell>
              <table:table-cell office:value-type="float" office:value="0.053525">
                <text:p>0.053525</text:p>
              </table:table-cell>
              <table:table-cell office:value-type="float" office:value="0.01085">
                <text:p>0.01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775">
                <text:p>1.36775</text:p>
              </table:table-cell>
              <table:table-cell office:value-type="float" office:value="0.49035">
                <text:p>0.49035</text:p>
              </table:table-cell>
              <table:table-cell office:value-type="float" office:value="0.12555">
                <text:p>0.12555</text:p>
              </table:table-cell>
              <table:table-cell office:value-type="float" office:value="0.036825">
                <text:p>0.036825</text:p>
              </table:table-cell>
              <table:table-cell office:value-type="float" office:value="0.008825">
                <text:p>0.008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5675">
                <text:p>1.355675</text:p>
              </table:table-cell>
              <table:table-cell office:value-type="float" office:value="0.4104">
                <text:p>0.4104</text:p>
              </table:table-cell>
              <table:table-cell office:value-type="float" office:value="0.10145">
                <text:p>0.10145</text:p>
              </table:table-cell>
              <table:table-cell office:value-type="float" office:value="0.022175">
                <text:p>0.022175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8825">
                <text:p>1.298825</text:p>
              </table:table-cell>
              <table:table-cell office:value-type="float" office:value="0.341175">
                <text:p>0.341175</text:p>
              </table:table-cell>
              <table:table-cell office:value-type="float" office:value="0.0847">
                <text:p>0.0847</text:p>
              </table:table-cell>
              <table:table-cell office:value-type="float" office:value="0.019425">
                <text:p>0.01942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166">
                <text:p>1.3166</text:p>
              </table:table-cell>
              <table:table-cell office:value-type="float" office:value="0.3026">
                <text:p>0.3026</text:p>
              </table:table-cell>
              <table:table-cell office:value-type="float" office:value="0.0653">
                <text:p>0.0653</text:p>
              </table:table-cell>
              <table:table-cell office:value-type="float" office:value="0.012825">
                <text:p>0.012825</text:p>
              </table:table-cell>
              <table:table-cell office:value-type="float" office:value="0.002525">
                <text:p>0.002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70625">
                <text:p>1.270625</text:p>
              </table:table-cell>
              <table:table-cell office:value-type="float" office:value="0.280375">
                <text:p>0.280375</text:p>
              </table:table-cell>
              <table:table-cell office:value-type="float" office:value="0.0522">
                <text:p>0.0522</text:p>
              </table:table-cell>
              <table:table-cell office:value-type="float" office:value="0.009525">
                <text:p>0.009525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8245">
                <text:p>1.28245</text:p>
              </table:table-cell>
              <table:table-cell office:value-type="float" office:value="0.282675">
                <text:p>0.282675</text:p>
              </table:table-cell>
              <table:table-cell office:value-type="float" office:value="0.04615">
                <text:p>0.04615</text:p>
              </table:table-cell>
              <table:table-cell office:value-type="float" office:value="0.007125">
                <text:p>0.007125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658">
                <text:p>1.3658</text:p>
              </table:table-cell>
              <table:table-cell office:value-type="float" office:value="0.25915">
                <text:p>0.25915</text:p>
              </table:table-cell>
              <table:table-cell office:value-type="float" office:value="0.04045">
                <text:p>0.04045</text:p>
              </table:table-cell>
              <table:table-cell office:value-type="float" office:value="0.0062">
                <text:p>0.0062</text:p>
              </table:table-cell>
              <table:table-cell office:value-type="float" office:value="0.00115">
                <text:p>0.001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chart:data-source-has-labels="both" svg:x="0.407cm" svg:y="0.14cm" svg:width="11.698cm" svg:height="6.652cm">
          <chart:axis chart:dimension="x" chart:name="primary-x" chart:style-name="ch4">
            <chart:title svg:x="5.233cm" svg:y="6.335cm" chart:style-name="ch5">
              <text:p>Schritt (in hundert)</text:p>
            </chart:title>
            <chart:categories table:cell-range-address="local-table.$A$2:.$A$11"/>
          </chart:axis>
          <chart:axis chart:dimension="y" chart:name="primary-y" chart:style-name="ch4">
            <chart:title svg:x="0.306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op. 64</text:p>
              </table:table-cell>
              <table:table-cell office:value-type="string">
                <text:p>Max pop. 128</text:p>
              </table:table-cell>
              <table:table-cell office:value-type="string">
                <text:p>Max pop. 256</text:p>
              </table:table-cell>
              <table:table-cell office:value-type="string">
                <text:p>Max pop. 512</text:p>
              </table:table-cell>
              <table:table-cell office:value-type="string">
                <text:p>Max pop. 1024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3.26625">
                <text:p>3.26625</text:p>
              </table:table-cell>
              <table:table-cell office:value-type="float" office:value="2.780575">
                <text:p>2.780575</text:p>
              </table:table-cell>
              <table:table-cell office:value-type="float" office:value="2.063725">
                <text:p>2.063725</text:p>
              </table:table-cell>
              <table:table-cell office:value-type="float" office:value="1.278225">
                <text:p>1.278225</text:p>
              </table:table-cell>
              <table:table-cell office:value-type="float" office:value="0.859775">
                <text:p>0.859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6245">
                <text:p>3.06245</text:p>
              </table:table-cell>
              <table:table-cell office:value-type="float" office:value="2.218075">
                <text:p>2.218075</text:p>
              </table:table-cell>
              <table:table-cell office:value-type="float" office:value="1.549075">
                <text:p>1.549075</text:p>
              </table:table-cell>
              <table:table-cell office:value-type="float" office:value="0.89005">
                <text:p>0.89005</text:p>
              </table:table-cell>
              <table:table-cell office:value-type="float" office:value="0.4151">
                <text:p>0.4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27725">
                <text:p>3.027725</text:p>
              </table:table-cell>
              <table:table-cell office:value-type="float" office:value="2.012525">
                <text:p>2.012525</text:p>
              </table:table-cell>
              <table:table-cell office:value-type="float" office:value="1.1025">
                <text:p>1.1025</text:p>
              </table:table-cell>
              <table:table-cell office:value-type="float" office:value="0.58825">
                <text:p>0.58825</text:p>
              </table:table-cell>
              <table:table-cell office:value-type="float" office:value="0.269375">
                <text:p>0.26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76825">
                <text:p>3.076825</text:p>
              </table:table-cell>
              <table:table-cell office:value-type="float" office:value="1.77215">
                <text:p>1.77215</text:p>
              </table:table-cell>
              <table:table-cell office:value-type="float" office:value="0.806725">
                <text:p>0.806725</text:p>
              </table:table-cell>
              <table:table-cell office:value-type="float" office:value="0.363575">
                <text:p>0.363575</text:p>
              </table:table-cell>
              <table:table-cell office:value-type="float" office:value="0.14225">
                <text:p>0.14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286">
                <text:p>3.2286</text:p>
              </table:table-cell>
              <table:table-cell office:value-type="float" office:value="1.94165">
                <text:p>1.94165</text:p>
              </table:table-cell>
              <table:table-cell office:value-type="float" office:value="0.663675">
                <text:p>0.663675</text:p>
              </table:table-cell>
              <table:table-cell office:value-type="float" office:value="0.253625">
                <text:p>0.253625</text:p>
              </table:table-cell>
              <table:table-cell office:value-type="float" office:value="0.096725">
                <text:p>0.096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79775">
                <text:p>3.079775</text:p>
              </table:table-cell>
              <table:table-cell office:value-type="float" office:value="1.660325">
                <text:p>1.660325</text:p>
              </table:table-cell>
              <table:table-cell office:value-type="float" office:value="0.48955">
                <text:p>0.48955</text:p>
              </table:table-cell>
              <table:table-cell office:value-type="float" office:value="0.159725">
                <text:p>0.159725</text:p>
              </table:table-cell>
              <table:table-cell office:value-type="float" office:value="0.056825">
                <text:p>0.056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9555">
                <text:p>3.09555</text:p>
              </table:table-cell>
              <table:table-cell office:value-type="float" office:value="1.5924">
                <text:p>1.5924</text:p>
              </table:table-cell>
              <table:table-cell office:value-type="float" office:value="0.354225">
                <text:p>0.354225</text:p>
              </table:table-cell>
              <table:table-cell office:value-type="float" office:value="0.114975">
                <text:p>0.114975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054">
                <text:p>3.2054</text:p>
              </table:table-cell>
              <table:table-cell office:value-type="float" office:value="1.6944">
                <text:p>1.6944</text:p>
              </table:table-cell>
              <table:table-cell office:value-type="float" office:value="0.3412">
                <text:p>0.3412</text:p>
              </table:table-cell>
              <table:table-cell office:value-type="float" office:value="0.1167">
                <text:p>0.1167</text:p>
              </table:table-cell>
              <table:table-cell office:value-type="float" office:value="0.03505">
                <text:p>0.03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0275">
                <text:p>2.990275</text:p>
              </table:table-cell>
              <table:table-cell office:value-type="float" office:value="1.4355">
                <text:p>1.4355</text:p>
              </table:table-cell>
              <table:table-cell office:value-type="float" office:value="0.28085">
                <text:p>0.28085</text:p>
              </table:table-cell>
              <table:table-cell office:value-type="float" office:value="0.079675">
                <text:p>0.079675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426">
                <text:p>3.3426</text:p>
              </table:table-cell>
              <table:table-cell office:value-type="float" office:value="1.4981">
                <text:p>1.4981</text:p>
              </table:table-cell>
              <table:table-cell office:value-type="float" office:value="0.281225">
                <text:p>0.281225</text:p>
              </table:table-cell>
              <table:table-cell office:value-type="float" office:value="0.067725">
                <text:p>0.067725</text:p>
              </table:table-cell>
              <table:table-cell office:value-type="float" office:value="0.018425">
                <text:p>0.018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chart:data-source-has-labels="both" svg:x="0.407cm" svg:y="0.14cm" svg:width="11.698cm" svg:height="6.652cm">
          <chart:axis chart:dimension="x" chart:name="primary-x" chart:style-name="ch4">
            <chart:title svg:x="5.233cm" svg:y="6.335cm" chart:style-name="ch5">
              <text:p>Schritt (in hundert)</text:p>
            </chart:title>
            <chart:categories table:cell-range-address="local-table.$A$2:.$A$11"/>
          </chart:axis>
          <chart:axis chart:dimension="y" chart:name="primary-y" chart:style-name="ch4">
            <chart:title svg:x="0.306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op. 64</text:p>
              </table:table-cell>
              <table:table-cell office:value-type="string">
                <text:p>Max pop. 128</text:p>
              </table:table-cell>
              <table:table-cell office:value-type="string">
                <text:p>Max pop. 256</text:p>
              </table:table-cell>
              <table:table-cell office:value-type="string">
                <text:p>Max pop. 512</text:p>
              </table:table-cell>
              <table:table-cell office:value-type="string">
                <text:p>Max pop. 1024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.553675">
                <text:p>1.553675</text:p>
              </table:table-cell>
              <table:table-cell office:value-type="float" office:value="1.08425">
                <text:p>1.08425</text:p>
              </table:table-cell>
              <table:table-cell office:value-type="float" office:value="0.740725">
                <text:p>0.740725</text:p>
              </table:table-cell>
              <table:table-cell office:value-type="float" office:value="0.457925">
                <text:p>0.457925</text:p>
              </table:table-cell>
              <table:table-cell office:value-type="float" office:value="0.37185">
                <text:p>0.37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96225">
                <text:p>1.296225</text:p>
              </table:table-cell>
              <table:table-cell office:value-type="float" office:value="0.73785">
                <text:p>0.73785</text:p>
              </table:table-cell>
              <table:table-cell office:value-type="float" office:value="0.3684">
                <text:p>0.3684</text:p>
              </table:table-cell>
              <table:table-cell office:value-type="float" office:value="0.198325">
                <text:p>0.198325</text:p>
              </table:table-cell>
              <table:table-cell office:value-type="float" office:value="0.065125">
                <text:p>0.065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8825">
                <text:p>1.078825</text:p>
              </table:table-cell>
              <table:table-cell office:value-type="float" office:value="0.53495">
                <text:p>0.53495</text:p>
              </table:table-cell>
              <table:table-cell office:value-type="float" office:value="0.2011">
                <text:p>0.2011</text:p>
              </table:table-cell>
              <table:table-cell office:value-type="float" office:value="0.09655">
                <text:p>0.09655</text:p>
              </table:table-cell>
              <table:table-cell office:value-type="float" office:value="0.051625">
                <text:p>0.051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925">
                <text:p>0.87925</text:p>
              </table:table-cell>
              <table:table-cell office:value-type="float" office:value="0.32805">
                <text:p>0.32805</text:p>
              </table:table-cell>
              <table:table-cell office:value-type="float" office:value="0.1432">
                <text:p>0.1432</text:p>
              </table:table-cell>
              <table:table-cell office:value-type="float" office:value="0.062025">
                <text:p>0.062025</text:p>
              </table:table-cell>
              <table:table-cell office:value-type="float" office:value="0.02535">
                <text:p>0.02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1555">
                <text:p>0.81555</text:p>
              </table:table-cell>
              <table:table-cell office:value-type="float" office:value="0.243575">
                <text:p>0.243575</text:p>
              </table:table-cell>
              <table:table-cell office:value-type="float" office:value="0.091175">
                <text:p>0.091175</text:p>
              </table:table-cell>
              <table:table-cell office:value-type="float" office:value="0.0432">
                <text:p>0.0432</text:p>
              </table:table-cell>
              <table:table-cell office:value-type="float" office:value="0.01585">
                <text:p>0.01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9">
                <text:p>0.79</text:p>
              </table:table-cell>
              <table:table-cell office:value-type="float" office:value="0.21205">
                <text:p>0.21205</text:p>
              </table:table-cell>
              <table:table-cell office:value-type="float" office:value="0.05385">
                <text:p>0.05385</text:p>
              </table:table-cell>
              <table:table-cell office:value-type="float" office:value="0.024325">
                <text:p>0.024325</text:p>
              </table:table-cell>
              <table:table-cell office:value-type="float" office:value="0.013275">
                <text:p>0.013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865">
                <text:p>0.70865</text:p>
              </table:table-cell>
              <table:table-cell office:value-type="float" office:value="0.164625">
                <text:p>0.164625</text:p>
              </table:table-cell>
              <table:table-cell office:value-type="float" office:value="0.0545">
                <text:p>0.0545</text:p>
              </table:table-cell>
              <table:table-cell office:value-type="float" office:value="0.02495">
                <text:p>0.02495</text:p>
              </table:table-cell>
              <table:table-cell office:value-type="float" office:value="0.007425">
                <text:p>0.007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7425">
                <text:p>0.637425</text:p>
              </table:table-cell>
              <table:table-cell office:value-type="float" office:value="0.116575">
                <text:p>0.116575</text:p>
              </table:table-cell>
              <table:table-cell office:value-type="float" office:value="0.038775">
                <text:p>0.038775</text:p>
              </table:table-cell>
              <table:table-cell office:value-type="float" office:value="0.012725">
                <text:p>0.012725</text:p>
              </table:table-cell>
              <table:table-cell office:value-type="float" office:value="0.006925">
                <text:p>0.0069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0175">
                <text:p>0.660175</text:p>
              </table:table-cell>
              <table:table-cell office:value-type="float" office:value="0.117775">
                <text:p>0.117775</text:p>
              </table:table-cell>
              <table:table-cell office:value-type="float" office:value="0.033125">
                <text:p>0.033125</text:p>
              </table:table-cell>
              <table:table-cell office:value-type="float" office:value="0.009">
                <text:p>0.009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98">
                <text:p>0.5798</text:p>
              </table:table-cell>
              <table:table-cell office:value-type="float" office:value="0.0971">
                <text:p>0.0971</text:p>
              </table:table-cell>
              <table:table-cell office:value-type="float" office:value="0.022375">
                <text:p>0.022375</text:p>
              </table:table-cell>
              <table:table-cell office:value-type="float" office:value="0.0076">
                <text:p>0.0076</text:p>
              </table:table-cell>
              <table:table-cell office:value-type="float" office:value="0.0034">
                <text:p>0.00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